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tos Narrow" svg:font-family="'Aptos Narrow'"/>
    <style:font-face style:name="Arial" svg:font-family="Arial"/>
    <style:font-face style:name="Arial Rounded" svg:font-family="'Arial Rounded'"/>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49pt"/>
    </style:style>
    <style:style style:name="co2" style:family="table-column">
      <style:table-column-properties fo:break-before="auto" style:column-width="304.81pt"/>
    </style:style>
    <style:style style:name="co3" style:family="table-column">
      <style:table-column-properties fo:break-before="auto" style:column-width="209.2pt"/>
    </style:style>
    <style:style style:name="co4" style:family="table-column">
      <style:table-column-properties fo:break-before="auto" style:column-width="81.64pt"/>
    </style:style>
    <style:style style:name="co5" style:family="table-column">
      <style:table-column-properties fo:break-before="auto" style:column-width="87.7pt"/>
    </style:style>
    <style:style style:name="co6" style:family="table-column">
      <style:table-column-properties fo:break-before="auto" style:column-width="61.09pt"/>
    </style:style>
    <style:style style:name="co7" style:family="table-column">
      <style:table-column-properties fo:break-before="auto" style:column-width="67.1pt"/>
    </style:style>
    <style:style style:name="co8" style:family="table-column">
      <style:table-column-properties fo:break-before="auto" style:column-width="173.34pt"/>
    </style:style>
    <style:style style:name="co9" style:family="table-column">
      <style:table-column-properties fo:break-before="auto" style:column-width="100.26pt"/>
    </style:style>
    <style:style style:name="co10" style:family="table-column">
      <style:table-column-properties fo:break-before="auto" style:column-width="106.89pt"/>
    </style:style>
    <style:style style:name="co11" style:family="table-column">
      <style:table-column-properties fo:break-before="auto" style:column-width="180.65pt"/>
    </style:style>
    <style:style style:name="co12" style:family="table-column">
      <style:table-column-properties fo:break-before="auto" style:column-width="136.2pt"/>
    </style:style>
    <style:style style:name="co13" style:family="table-column">
      <style:table-column-properties fo:break-before="auto" style:column-width="199.9pt"/>
    </style:style>
    <style:style style:name="co14" style:family="table-column">
      <style:table-column-properties fo:break-before="auto" style:column-width="178.64pt"/>
    </style:style>
    <style:style style:name="co15" style:family="table-column">
      <style:table-column-properties fo:break-before="auto" style:column-width="169.34pt"/>
    </style:style>
    <style:style style:name="co16" style:family="table-column">
      <style:table-column-properties fo:break-before="auto" style:column-width="2.01pt"/>
    </style:style>
    <style:style style:name="co17" style:family="table-column">
      <style:table-column-properties fo:break-before="auto" style:column-width="35.86pt"/>
    </style:style>
    <style:style style:name="co18" style:family="table-column">
      <style:table-column-properties fo:break-before="auto" style:column-width="75.06pt"/>
    </style:style>
    <style:style style:name="co19" style:family="table-column">
      <style:table-column-properties fo:break-before="auto" style:column-width="65.76pt"/>
    </style:style>
    <style:style style:name="co20" style:family="table-column">
      <style:table-column-properties fo:break-before="auto" style:column-width="143.46pt"/>
    </style:style>
    <style:style style:name="co21" style:family="table-column">
      <style:table-column-properties fo:break-before="auto" style:column-width="39.2pt"/>
    </style:style>
    <style:style style:name="co22" style:family="table-column">
      <style:table-column-properties fo:break-before="auto" style:column-width="86.94pt"/>
    </style:style>
    <style:style style:name="co23" style:family="table-column">
      <style:table-column-properties fo:break-before="auto" style:column-width="176.66pt"/>
    </style:style>
    <style:style style:name="co24" style:family="table-column">
      <style:table-column-properties fo:break-before="auto" style:column-width="128.81pt"/>
    </style:style>
    <style:style style:name="co25" style:family="table-column">
      <style:table-column-properties fo:break-before="auto" style:column-width="134.79pt"/>
    </style:style>
    <style:style style:name="co26" style:family="table-column">
      <style:table-column-properties fo:break-before="auto" style:column-width="167.36pt"/>
    </style:style>
    <style:style style:name="co27" style:family="table-column">
      <style:table-column-properties fo:break-before="auto" style:column-width="232.44pt"/>
    </style:style>
    <style:style style:name="co28" style:family="table-column">
      <style:table-column-properties fo:break-before="auto" style:column-width="270.31pt"/>
    </style:style>
    <style:style style:name="co29" style:family="table-column">
      <style:table-column-properties fo:break-before="auto" style:column-width="191.25pt"/>
    </style:style>
    <style:style style:name="co30" style:family="table-column">
      <style:table-column-properties fo:break-before="auto" style:column-width="72.99pt"/>
    </style:style>
    <style:style style:name="co31" style:family="table-column">
      <style:table-column-properties fo:break-before="auto" style:column-width="59.81pt"/>
    </style:style>
    <style:style style:name="co32" style:family="table-column">
      <style:table-column-properties fo:break-before="auto" style:column-width="37.84pt"/>
    </style:style>
    <style:style style:name="co33" style:family="table-column">
      <style:table-column-properties fo:break-before="auto" style:column-width="59.05pt"/>
    </style:style>
    <style:style style:name="co34" style:family="table-column">
      <style:table-column-properties fo:break-before="auto" style:column-width="49.8pt"/>
    </style:style>
    <style:style style:name="co35" style:family="table-column">
      <style:table-column-properties fo:break-before="auto" style:column-width="377.2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false"/>
    </style:style>
    <style:style style:name="ro3" style:family="table-row">
      <style:table-row-properties style:row-height="15.76pt" fo:break-before="auto" style:use-optimal-row-height="true"/>
    </style:style>
    <style:style style:name="ro4" style:family="table-row">
      <style:table-row-properties style:row-height="15.76pt" fo:break-before="auto" style:use-optimal-row-height="false"/>
    </style:style>
    <style:style style:name="ta1" style:family="table" style:master-page-name="PageStyle_5f_Distribución_20_Ideal_20__28_ANIEI_29_">
      <style:table-properties table:display="true" style:writing-mode="lr-tb"/>
    </style:style>
    <style:style style:name="ta2" style:family="table" style:master-page-name="PageStyle_5f_UADY">
      <style:table-properties table:display="true" style:writing-mode="lr-tb" tableooo:tab-color="#0b5394"/>
    </style:style>
    <style:style style:name="ta3" style:family="table" style:master-page-name="PageStyle_5f__23__20_de_20_Materias_20__28_UADY_29_">
      <style:table-properties table:display="true" style:writing-mode="lr-tb"/>
    </style:style>
    <style:style style:name="ta4" style:family="table" style:master-page-name="PageStyle_5f_CréditosHoras_20__28_UADY_29_">
      <style:table-properties table:display="true" style:writing-mode="lr-tb"/>
    </style:style>
    <style:style style:name="ta5" style:family="table" style:master-page-name="PageStyle_5f_Data">
      <style:table-properties table:display="true" style:writing-mode="lr-tb"/>
    </style:style>
    <style:style style:name="ta6" style:family="table" style:master-page-name="PageStyle_5f_DataNormalized">
      <style:table-properties table:display="true" style:writing-mode="lr-tb"/>
    </style:style>
    <style:style style:name="ta7" style:family="table" style:master-page-name="PageStyle_5f_UNIDEH">
      <style:table-properties table:display="true" style:writing-mode="lr-tb" tableooo:tab-color="#000000"/>
    </style:style>
    <style:style style:name="ta8" style:family="table" style:master-page-name="PageStyle_5f__23__20_de_20_Materias_20__28_UNIDEH_29_">
      <style:table-properties table:display="true" style:writing-mode="lr-tb"/>
    </style:style>
    <style:style style:name="ta9" style:family="table" style:master-page-name="PageStyle_5f_Créditos_20__28_UNIDEH_29_">
      <style:table-properties table:display="true" style:writing-mode="lr-tb"/>
    </style:style>
    <style:style style:name="ta10" style:family="table" style:master-page-name="PageStyle_5f_Horas_20__28_UNIDEH_29_">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4"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 style:family="table-cell" style:parent-style-name="Default">
      <style:table-cell-properties fo:border-bottom="0.74pt solid #284e3f" style:diagonal-bl-tr="none" style:diagonal-tl-br="none" style:text-align-source="fix" style:repeat-content="false" fo:wrap-option="no-wrap" fo:border-left="0.74pt solid #284e3f" style:direction="ltr" fo:border-right="0.74pt solid #356854" style:rotation-angle="0" style:rotation-align="none" style:shrink-to-fit="false" fo:border-top="0.74pt solid #284e3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7" style:family="table-cell" style:parent-style-name="Default">
      <style:table-cell-properties fo:border-bottom="0.74pt solid #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8" style:family="table-cell" style:parent-style-name="Default">
      <style:table-cell-properties fo:border-bottom="none" fo:background-color="#f2f2f2"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9" style:family="table-cell" style:parent-style-name="Default">
      <style:table-cell-properties fo:border-bottom="0.74pt solid #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10" style:family="table-cell" style:parent-style-name="Default">
      <style:table-cell-properties fo:border-bottom="0.74pt solid #000000" fo:background-color="#f2f2f2"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11" style:family="table-cell" style:parent-style-name="Default">
      <style:table-cell-properties fo:border-bottom="0.74pt solid #284e3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9pt" fo:font-style="normal" fo:text-shadow="none" style:text-underline-style="none" fo:font-weight="normal" style:font-size-asian="9pt" style:font-style-asian="normal" style:font-weight-asian="normal" style:font-name-complex="Aptos Narrow" style:font-size-complex="9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13"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16"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356854" style:rotation-angle="0" style:rotation-align="none" style:shrink-to-fit="false" fo:border-top="0.74pt solid #284e3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17" style:family="table-cell" style:parent-style-name="Default">
      <style:table-cell-properties fo:border-bottom="0.74pt solid #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18" style:family="table-cell" style:parent-style-name="Default">
      <style:table-cell-properties fo:border-bottom="none" fo:background-color="#f2f2f2"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19" style:family="table-cell" style:parent-style-name="Default">
      <style:table-cell-properties fo:border-bottom="0.74pt solid #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0" style:family="table-cell" style:parent-style-name="Default">
      <style:table-cell-properties fo:border-bottom="0.74pt solid #000000" fo:background-color="#f2f2f2"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1" style:family="table-cell" style:parent-style-name="Default">
      <style:table-cell-properties fo:border-bottom="0.74pt solid #284e3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2"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d8d8d8"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23" style:family="table-cell" style:parent-style-name="Default">
      <style:table-cell-properties fo:border-bottom="none" fo:background-color="#3f3f3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d8d8d8"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5"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8" style:family="table-cell" style:parent-style-name="Default">
      <style:table-cell-properties fo:background-color="#d9ead3"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29"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356854" style:rotation-angle="0" style:rotation-align="none" style:shrink-to-fit="false" fo:border-top="0.74pt solid #284e3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name-complex="Aptos Narrow" style:font-size-complex="11pt" style:font-style-complex="normal" style:font-weight-complex="bold"/>
    </style:style>
    <style:style style:name="ce30"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32" style:family="table-cell" style:parent-style-name="Default">
      <style:table-cell-properties fo:border-bottom="0.74pt solid #284e3f"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34"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25">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0">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39"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284e3f" style:rotation-angle="0" style:rotation-align="none" style:shrink-to-fit="false" fo:border-top="0.74pt solid #284e3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name-complex="Aptos Narrow" style:font-size-complex="11pt" style:font-style-complex="normal" style:font-weight-complex="bold"/>
    </style:style>
    <style:style style:name="ce40"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1" style:family="table-cell" style:parent-style-name="Default">
      <style:table-cell-properties fo:border-bottom="0.74pt solid #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2" style:family="table-cell" style:parent-style-name="Default">
      <style:table-cell-properties fo:border-bottom="0.74pt solid #284e3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25">
      <style:table-cell-properties fo:background-color="#f4cccc"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5" style:family="table-cell" style:parent-style-name="Default" style:data-style-name="N10">
      <style:table-cell-properties fo:background-color="#d9ead3"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6" style:family="table-cell" style:parent-style-name="Default" style:data-style-name="N125">
      <style:table-cell-properties fo:background-color="#d9ead3"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7" style:family="table-cell" style:parent-style-name="Default" style:data-style-name="N126">
      <style:table-cell-properties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0pt" fo:font-style="italic" fo:text-shadow="none" style:text-underline-style="none" fo:font-weight="normal" style:font-size-asian="10pt" style:font-style-asian="italic" style:font-weight-asian="normal" style:font-name-complex="Aptos Narrow" style:font-size-complex="10pt" style:font-style-complex="italic" style:font-weight-complex="normal"/>
    </style:style>
    <style:style style:name="ce49"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0pt" fo:font-style="italic" fo:text-shadow="none" style:text-underline-style="none" fo:font-weight="normal" style:font-size-asian="10pt" style:font-style-asian="italic" style:font-weight-asian="normal" style:font-name-complex="Aptos Narrow" style:font-size-complex="10pt" style:font-style-complex="italic" style:font-weight-complex="normal"/>
    </style:style>
    <style:style style:name="ce50" style:family="table-cell" style:parent-style-name="Default">
      <style:table-cell-properties fo:border-bottom="0.74pt solid #442f65" style:diagonal-bl-tr="none" style:diagonal-tl-br="none" style:text-align-source="fix" style:repeat-content="false" fo:wrap-option="no-wrap" fo:border-left="0.74pt solid #442f65"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1" style:family="table-cell" style:parent-style-name="Default" style:data-style-name="N127">
      <style:table-cell-properties fo:border-bottom="0.74pt solid #ffffff" style:diagonal-bl-tr="none" style:diagonal-tl-br="none" style:text-align-source="value-type" style:repeat-content="false" fo:wrap-option="no-wrap" fo:border-left="0.74pt solid #442f65"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2" style:family="table-cell" style:parent-style-name="Default" style:data-style-name="N127">
      <style:table-cell-properties fo:border-bottom="0.74pt solid #f8f9fa" style:diagonal-bl-tr="none" style:diagonal-tl-br="none" style:text-align-source="value-type" style:repeat-content="false" fo:wrap-option="no-wrap" fo:border-left="0.74pt solid #442f65"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3" style:family="table-cell" style:parent-style-name="Default" style:data-style-name="N127">
      <style:table-cell-properties fo:border-bottom="0.74pt solid #442f65" style:diagonal-bl-tr="none" style:diagonal-tl-br="none" style:text-align-source="value-type" style:repeat-content="false" fo:wrap-option="no-wrap" fo:border-left="0.74pt solid #442f65"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4" style:family="table-cell" style:parent-style-name="Default" style:data-style-name="N100">
      <style:table-cell-properties fo:border-bottom="0.74pt solid #442f65" style:diagonal-bl-tr="none" style:diagonal-tl-br="none" style:text-align-source="fix" style:repeat-content="false" fo:wrap-option="no-wrap" fo:border-left="0.74pt solid #5b3f86"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5" style:family="table-cell" style:parent-style-name="Default" style:data-style-name="N100">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6" style:family="table-cell" style:parent-style-name="Default" style:data-style-name="N100">
      <style:table-cell-properties style:diagonal-bl-tr="none" style:diagonal-tl-br="none" style:text-align-source="value-type" style:repeat-content="false" fo:wrap-option="no-wrap" fo:border="0.74pt solid #f8f9fa"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7" style:family="table-cell" style:parent-style-name="Default" style:data-style-name="N100">
      <style:table-cell-properties fo:border-bottom="0.74pt solid #442f65"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8" style:family="table-cell" style:parent-style-name="Default" style:data-style-name="N100">
      <style:table-cell-properties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59" style:family="table-cell" style:parent-style-name="Default" style:data-style-name="N100">
      <style:table-cell-properties fo:border-bottom="0.74pt solid #442f65" style:diagonal-bl-tr="none" style:diagonal-tl-br="none" style:text-align-source="fix" style:repeat-content="false" fo:wrap-option="no-wrap" fo:border-left="0.74pt solid #5b3f86" style:direction="ltr" fo:border-right="0.74pt solid #442f65"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0" style:family="table-cell" style:parent-style-name="Default" style:data-style-name="N100">
      <style:table-cell-properties fo:border-bottom="0.74pt solid #ffffff" style:diagonal-bl-tr="none" style:diagonal-tl-br="none" style:text-align-source="value-type" style:repeat-content="false" fo:wrap-option="no-wrap" fo:border-left="0.74pt solid #ffffff" style:direction="ltr" fo:border-right="0.74pt solid #442f65"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1" style:family="table-cell" style:parent-style-name="Default" style:data-style-name="N100">
      <style:table-cell-properties fo:border-bottom="0.74pt solid #f8f9fa" style:diagonal-bl-tr="none" style:diagonal-tl-br="none" style:text-align-source="value-type" style:repeat-content="false" fo:wrap-option="no-wrap" fo:border-left="0.74pt solid #f8f9fa" style:direction="ltr" fo:border-right="0.74pt solid #442f65"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2" style:family="table-cell" style:parent-style-name="Default" style:data-style-name="N100">
      <style:table-cell-properties fo:border-bottom="0.74pt solid #442f65" style:diagonal-bl-tr="none" style:diagonal-tl-br="none" style:text-align-source="value-type" style:repeat-content="false" fo:wrap-option="no-wrap" fo:border-left="0.74pt solid #ffffff" style:direction="ltr" fo:border-right="0.74pt solid #442f65"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3" style:family="table-cell" style:parent-style-name="Default">
      <style:table-cell-properties fo:background-color="#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name-complex="Aptos Narrow" style:font-size-complex="11pt" style:font-style-complex="normal" style:font-weight-complex="bold"/>
    </style:style>
    <style:style style:name="ce67" style:family="table-cell" style:parent-style-name="Default">
      <style:table-cell-properties fo:border-bottom="2.49pt solid #000000"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0.74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value-type" style:repeat-content="false" fo:wrap-option="no-wrap" fo:border-left="none" style:direction="ltr" fo:border-right="2.49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74pt solid #000000" style:diagonal-bl-tr="none" style:diagonal-tl-br="none" fo:border-left="none" fo:border-right="2.49pt solid #000000"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1" style:family="table-cell" style:parent-style-name="Default">
      <style:table-cell-properties fo:border-bottom="2.49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5"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8"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79"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name-complex="Aptos Narrow" style:font-size-complex="11pt" style:font-style-complex="normal" style:font-weight-complex="bold"/>
    </style:style>
    <style:style style:name="ce80"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1"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2"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3" style:family="table-cell" style:parent-style-name="Default">
      <style:table-cell-properties fo:border-bottom="2.49pt solid #000000" fo:background-color="#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order-bottom="0.74pt solid #000000" style:diagonal-bl-tr="none" style:diagonal-tl-br="none" fo:border-left="2.49pt solid #000000" fo:border-right="2.49pt solid #000000" style:rotation-align="none" fo:border-top="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6" style:family="table-cell" style:parent-style-name="Default">
      <style:table-cell-properties fo:border-bottom="0.74pt solid #000000" style:diagonal-bl-tr="none" style:diagonal-tl-br="none" fo:border-left="2.49pt solid #000000" fo:border-right="2.49pt solid #000000" style:rotation-align="none" fo:border-top="0.74pt solid #000000"/>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7" style:family="table-cell" style:parent-style-name="Default" style:data-style-name="N3">
      <style:table-cell-properties fo:background-color="#d9ead3"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data-style-name="N3">
      <style:table-cell-properties fo:background-color="#d9ead3"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89" style:family="table-cell" style:parent-style-name="Default" style:data-style-name="N3">
      <style:table-cell-properties fo:background-color="#f4cccc"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0.74pt solid #284e3f" style:diagonal-bl-tr="none" style:diagonal-tl-br="none" style:text-align-source="value-type" style:repeat-content="false" fo:wrap-option="no-wrap" fo:border-left="0.74pt solid #f6f8f9" style:direction="ltr" fo:border-right="0.74pt solid #f6f8f9"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284e3f" style:rotation-angle="0" style:rotation-align="none" style:shrink-to-fit="false" fo:border-top="0.74pt solid #284e3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Rounded" fo:font-size="11pt" fo:font-style="normal" fo:text-shadow="none" style:text-underline-style="none" fo:font-weight="bold" style:font-size-asian="11pt" style:font-style-asian="normal" style:font-weight-asian="bold" style:font-name-complex="Arial Rounded" style:font-size-complex="11pt" style:font-style-complex="normal" style:font-weight-complex="bold"/>
    </style:style>
    <style:style style:name="ce94"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0.74pt solid #284e3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0.74pt solid #f6f8f9"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0.74pt solid #284e3f" style:diagonal-bl-tr="none" style:diagonal-tl-br="none" style:text-align-source="value-type" style:repeat-content="false" fo:wrap-option="no-wrap" fo:border-left="0.74pt solid #f6f8f9" style:direction="ltr" fo:border-right="0.74pt solid #284e3f" style:rotation-angle="0" style:rotation-align="none" style:shrink-to-fit="false" fo:border-top="0.74pt solid #f6f8f9"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0">
      <style:table-cell-properties fo:background-color="#d9ead3"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data-style-name="N10">
      <style:table-cell-properties fo:background-color="#f4cccc" style:diagonal-bl-tr="none" style:diagonal-tl-br="none"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ce99" style:family="table-cell" style:parent-style-name="Default" style:data-style-name="N1">
      <style:table-cell-properties style:rotation-align="non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istribución Ideal (ANIEI)" table:style-name="ta1">
        <office:forms form:automatic-focus="false" form:apply-design-mode="false"/>
        <table:table-column table:style-name="co1" table:number-columns-repeated="1024" table:default-cell-style-name="Default"/>
        <table:table-row table:style-name="ro1">
          <table:table-cell>
            <draw:frame table:end-cell-address="'Distribución Ideal (ANIEI)'.R39" table:end-x="6.46pt" table:end-y="7.82pt" draw:z-index="0" draw:name="Chart 1" draw:style-name="gr1" draw:text-style-name="P1" svg:width="677.96pt" svg:height="494.22pt" svg:x="0pt" svg:y="0pt">
              <draw:object draw:notify-on-update-of-ranges="UNIDEH.B1:UNIDEH.B10 UNIDEH.E1:UNIDEH.E10" xlink:href="./Object 1" xlink:type="simple" xlink:show="embed" xlink:actuate="onLoad">
                <loext:p/>
              </draw:object>
              <draw:image xlink:href="./ObjectReplacements/Object 1" xlink:type="simple" xlink:show="embed" xlink:actuate="onLoad"/>
            </draw:frame>
          </table:table-cell>
          <table:table-cell table:number-columns-repeated="1023"/>
        </table:table-row>
      </table:table>
      <table:table table:name="UADY"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5" table:default-cell-style-name="Default"/>
        <table:table-column table:style-name="co8" table:default-cell-style-name="Default"/>
        <table:table-column table:style-name="co7" table:number-columns-repeated="1013" table:default-cell-style-name="Default"/>
        <table:table-row table:style-name="ro2">
          <table:table-cell table:style-name="ce1" office:value-type="string" calcext:value-type="string" table:number-columns-spanned="1" table:number-rows-spanned="2">
            <text:p>Definición</text:p>
          </table:table-cell>
          <table:table-cell table:style-name="ce1" office:value-type="string" calcext:value-type="string" table:number-columns-spanned="1" table:number-rows-spanned="2">
            <text:p>Tipo</text:p>
          </table:table-cell>
          <table:table-cell table:style-name="ce22" office:value-type="string" calcext:value-type="string" table:number-columns-spanned="2" table:number-rows-spanned="1">
            <text:p>Proporción</text:p>
          </table:table-cell>
          <table:covered-table-cell table:style-name="ce26"/>
          <table:table-cell table:style-name="ce33" office:value-type="string" calcext:value-type="string" table:number-columns-spanned="2" table:number-rows-spanned="1">
            <text:p>Porcentaje</text:p>
          </table:table-cell>
          <table:covered-table-cell table:style-name="ce43"/>
          <table:table-cell table:style-name="ce1" office:value-type="string" calcext:value-type="string" table:number-columns-spanned="2" table:number-rows-spanned="1">
            <text:p>Créditos</text:p>
          </table:table-cell>
          <table:covered-table-cell table:style-name="ce26"/>
          <table:table-cell table:style-name="ce1" office:value-type="string" calcext:value-type="string" table:number-columns-spanned="2" table:number-rows-spanned="1">
            <text:p>Horas</text:p>
          </table:table-cell>
          <table:covered-table-cell table:style-name="ce26"/>
          <table:table-cell table:style-name="ce1" office:value-type="string" calcext:value-type="string" table:number-columns-spanned="1" table:number-rows-spanned="2">
            <text:p>Materias</text:p>
          </table:table-cell>
          <table:table-cell table:number-columns-repeated="1013"/>
        </table:table-row>
        <table:table-row table:style-name="ro3">
          <table:covered-table-cell table:number-columns-repeated="2" table:style-name="ce2"/>
          <table:table-cell table:style-name="ce23" office:value-type="string" calcext:value-type="string">
            <text:p>Esperada</text:p>
          </table:table-cell>
          <table:table-cell table:style-name="ce23" office:value-type="string" calcext:value-type="string">
            <text:p>Actual</text:p>
          </table:table-cell>
          <table:table-cell table:style-name="ce23" office:value-type="string" calcext:value-type="string">
            <text:p>Esperado</text:p>
          </table:table-cell>
          <table:table-cell table:style-name="ce23" office:value-type="string" calcext:value-type="string">
            <text:p>Actual</text:p>
          </table:table-cell>
          <table:table-cell table:style-name="ce23" office:value-type="string" calcext:value-type="string">
            <text:p>Esperadas</text:p>
          </table:table-cell>
          <table:table-cell table:style-name="ce23" office:value-type="string" calcext:value-type="string">
            <text:p>Actuales</text:p>
          </table:table-cell>
          <table:table-cell table:style-name="ce23" office:value-type="string" calcext:value-type="string">
            <text:p>Esperadas</text:p>
          </table:table-cell>
          <table:table-cell table:style-name="ce23" office:value-type="string" calcext:value-type="string">
            <text:p>Actuales</text:p>
          </table:table-cell>
          <table:covered-table-cell table:style-name="ce2"/>
          <table:table-cell table:number-columns-repeated="1013"/>
        </table:table-row>
        <table:table-row table:style-name="ro3">
          <table:table-cell table:style-name="ce3" office:value-type="string" calcext:value-type="string">
            <text:p>Comprende conocimientos, normas, experiencias y motivaciones que hacen posible la buena integración de las unidades de informática y su personal en las organizaciones y en la sociedad en general. Se incluyen tópicos de administración, economía, contabilidad, derecho, sociología y psicología.</text:p>
          </table:table-cell>
          <table:table-cell table:style-name="ce12" office:value-type="string" calcext:value-type="string">
            <text:p>1 Entorno Social</text:p>
          </table:table-cell>
          <table:table-cell table:style-name="ce24" table:formula="of:=ROUND(SUM([.$D$3:.$D$10])*[.$E3];1)" office:value-type="float" office:value="4.6" calcext:value-type="float">
            <text:p>4.6</text:p>
          </table:table-cell>
          <table:table-cell table:style-name="ce27" table:formula="of:=COUNTIF([$UADY.$C$13:.$C$49];[.$B3])" office:value-type="float" office:value="4" calcext:value-type="float">
            <text:p>4</text:p>
          </table:table-cell>
          <table:table-cell table:style-name="ce34" office:value-type="percentage" office:value="0.125" calcext:value-type="percentage">
            <text:p>12.5%</text:p>
          </table:table-cell>
          <table:table-cell table:style-name="ce44" table:formula="of:=[.$D3]/SUM([.$D$3:.$D$10])" office:value-type="percentage" office:value="0.108108108108108" calcext:value-type="percentage">
            <text:p>10.8%</text:p>
          </table:table-cell>
          <table:table-cell table:style-name="ce47" table:formula="of:=SUM([$UADY.$D$13:.$D$49])*[.$E3]" office:value-type="float" office:value="34.125" calcext:value-type="float">
            <text:p>34.1</text:p>
          </table:table-cell>
          <table:table-cell table:style-name="ce27" table:formula="of:=SUMIF([$UADY.$C$13:.$C$49];[.$B3];[$UADY.$D$13:.$D$49])" office:value-type="float" office:value="24" calcext:value-type="float">
            <text:p>24</text:p>
          </table:table-cell>
          <table:table-cell table:style-name="ce12" table:formula="of:=SUM([$UADY.$E$13:.$E$49])*[.$E3]" office:value-type="float" office:value="546" calcext:value-type="float">
            <text:p>546</text:p>
          </table:table-cell>
          <table:table-cell table:style-name="ce27" table:formula="of:=SUMIF([$UADY.$C$13:.$C$49];[.$B3];[$UADY.$E$13:.$E$49])" office:value-type="float" office:value="384" calcext:value-type="float">
            <text:p>384</text:p>
          </table:table-cell>
          <table:table-cell table:style-name="ce48" table:formula="of:=IFERROR(__xludf.dummyfunction(&quot;TEXTJOIN(&quot;&quot;, &quot;&quot;, TRUE, FILTER($B$13:$B$49, $C$13:$C$49=$B3))&#10;&quot;);&quot;Responsabilidad Social Universitaria, Cultura Maya, Administracion de Proyectos, Administracion de Proyectos 2&quot;)" office:value-type="string" office:string-value="Responsabilidad Social Universitaria, Cultura Maya, Administracion de Proyectos, Administracion de Proyectos 2" calcext:value-type="string">
            <text:p>Responsabilidad Social Universitaria, Cultura Maya, Administracion de Proyectos, Administracion de Proyectos 2</text:p>
          </table:table-cell>
          <table:table-cell table:number-columns-repeated="1013"/>
        </table:table-row>
        <table:table-row table:style-name="ro3">
          <table:table-cell table:style-name="ce4" office:value-type="string" calcext:value-type="string">
            <text:p>Las matemáticas brindan una excelente e imprescindible base de tipo formativo para el desarrollo de habilidades de abstracción y la expresión de formalismos, además de proporcionar conocimientos específicos fundamentales para la informática y la computación.</text:p>
          </table:table-cell>
          <table:table-cell table:style-name="ce13" office:value-type="string" calcext:value-type="string">
            <text:p>2 Matemáticas</text:p>
          </table:table-cell>
          <table:table-cell table:style-name="ce25" table:formula="of:=ROUND(SUM([.$D$3:.$D$10])*[.$E4];1)" office:value-type="float" office:value="4.6" calcext:value-type="float">
            <text:p>4.6</text:p>
          </table:table-cell>
          <table:table-cell table:style-name="ce28" table:formula="of:=COUNTIF([$UADY.$C$13:.$C$49];[.$B4])" office:value-type="float" office:value="10" calcext:value-type="float">
            <text:p>10</text:p>
          </table:table-cell>
          <table:table-cell table:style-name="ce35" office:value-type="percentage" office:value="0.125" calcext:value-type="percentage">
            <text:p>12.5%</text:p>
          </table:table-cell>
          <table:table-cell table:style-name="ce45" table:formula="of:=[.$D4]/SUM([.$D$3:.$D$10])" office:value-type="percentage" office:value="0.27027027027027" calcext:value-type="percentage">
            <text:p>27%</text:p>
          </table:table-cell>
          <table:table-cell table:style-name="ce47" table:formula="of:=SUM([$UADY.$D$13:.$D$49])*[.$E4]" office:value-type="float" office:value="34.125" calcext:value-type="float">
            <text:p>34.1</text:p>
          </table:table-cell>
          <table:table-cell table:style-name="ce28" table:formula="of:=SUMIF([$UADY.$C$13:.$C$49];[.$B4];[$UADY.$D$13:.$D$49])" office:value-type="float" office:value="80" calcext:value-type="float">
            <text:p>80</text:p>
          </table:table-cell>
          <table:table-cell table:style-name="ce12" table:formula="of:=SUM([$UADY.$E$13:.$E$49])*[.$E4]" office:value-type="float" office:value="546" calcext:value-type="float">
            <text:p>546</text:p>
          </table:table-cell>
          <table:table-cell table:style-name="ce28" table:formula="of:=SUMIF([$UADY.$C$13:.$C$49];[.$B4];[$UADY.$E$13:.$E$49])" office:value-type="float" office:value="1280" calcext:value-type="float">
            <text:p>1280</text:p>
          </table:table-cell>
          <table:table-cell table:style-name="ce49" table:formula="of:=IFERROR(__xludf.dummyfunction(&quot;TEXTJOIN(&quot;&quot;, &quot;&quot;, TRUE, FILTER($B$13:$B$49, $C$13:$C$49=$B4))&#10;&quot;);&quot;Algebra Intermedia, Geometría Analítica, Algebra Superior, Calculo Diferencial, Matematicas Discretas, Algebra Lineal, Calculo Integral, Teoria de la Computacion, Probabilidad, Inferencia Estadística&quot;)" office:value-type="string" office:string-value="Algebra Intermedia, Geometría Analítica, Algebra Superior, Calculo Diferencial, Matematicas Discretas, Algebra Lineal, Calculo Integral, Teoria de la Computacion, Probabilidad, Inferencia Estadística" calcext:value-type="string">
            <text:p>Algebra Intermedia, Geometría Analítica, Algebra Superior, Calculo Diferencial, Matematicas Discretas, Algebra Lineal, Calculo Integral, Teoria de la Computacion, Probabilidad, Inferencia Estadística</text:p>
          </table:table-cell>
          <table:table-cell table:number-columns-repeated="1013"/>
        </table:table-row>
        <table:table-row table:style-name="ro3">
          <table:table-cell table:style-name="ce3" office:value-type="string" calcext:value-type="string">
            <text:p>Estudio de la teoría, técnicas, tecnologías y métodos para comprender el funcionamiento de los sistemas digitales y las computadoras, así como de los principios físicos que los sustentan, con el objeto de formular algunas de sus especificaciones y saber integrar equipos diversos para fines particulares.</text:p>
          </table:table-cell>
          <table:table-cell table:style-name="ce14" office:value-type="string" calcext:value-type="string">
            <text:p>3 Arquitectura de Computadoras</text:p>
          </table:table-cell>
          <table:table-cell table:style-name="ce24" table:formula="of:=ROUND(SUM([.$D$3:.$D$10])*[.$E5];1)" office:value-type="float" office:value="2.8" calcext:value-type="float">
            <text:p>2.8</text:p>
          </table:table-cell>
          <table:table-cell table:style-name="ce27" table:formula="of:=COUNTIF([$UADY.$C$13:.$C$49];[.$B5])" office:value-type="float" office:value="1" calcext:value-type="float">
            <text:p>1</text:p>
          </table:table-cell>
          <table:table-cell table:style-name="ce34" office:value-type="percentage" office:value="0.075" calcext:value-type="percentage">
            <text:p>7.5%</text:p>
          </table:table-cell>
          <table:table-cell table:style-name="ce44" table:formula="of:=[.$D5]/SUM([.$D$3:.$D$10])" office:value-type="percentage" office:value="0.027027027027027" calcext:value-type="percentage">
            <text:p>2.7%</text:p>
          </table:table-cell>
          <table:table-cell table:style-name="ce47" table:formula="of:=SUM([$UADY.$D$13:.$D$49])*[.$E5]" office:value-type="float" office:value="20.475" calcext:value-type="float">
            <text:p>20.5</text:p>
          </table:table-cell>
          <table:table-cell table:style-name="ce27" table:formula="of:=SUMIF([$UADY.$C$13:.$C$49];[.$B5];[$UADY.$D$13:.$D$49])" office:value-type="float" office:value="8" calcext:value-type="float">
            <text:p>8</text:p>
          </table:table-cell>
          <table:table-cell table:style-name="ce12" table:formula="of:=SUM([$UADY.$E$13:.$E$49])*[.$E5]" office:value-type="float" office:value="327.6" calcext:value-type="float">
            <text:p>327.6</text:p>
          </table:table-cell>
          <table:table-cell table:style-name="ce27" table:formula="of:=SUMIF([$UADY.$C$13:.$C$49];[.$B5];[$UADY.$E$13:.$E$49])" office:value-type="float" office:value="128" calcext:value-type="float">
            <text:p>128</text:p>
          </table:table-cell>
          <table:table-cell table:style-name="ce48" table:formula="of:=IFERROR(__xludf.dummyfunction(&quot;TEXTJOIN(&quot;&quot;, &quot;&quot;, TRUE, FILTER($B$13:$B$49, $C$13:$C$49=$B5))&#10;&quot;);&quot;Arquitectura y Organizacion de Computadoras&quot;)" office:value-type="string" office:string-value="Arquitectura y Organizacion de Computadoras" calcext:value-type="string">
            <text:p>Arquitectura y Organizacion de Computadoras</text:p>
          </table:table-cell>
          <table:table-cell table:number-columns-repeated="1013"/>
        </table:table-row>
        <table:table-row table:style-name="ro3">
          <table:table-cell table:style-name="ce4" office:value-type="string" calcext:value-type="string">
            <text:p>Estudio de la fusión de los dominios tradicionalmente considerados como hardware y software, y formas de distribuir y compartir recursos computacionales, procesos e información.</text:p>
          </table:table-cell>
          <table:table-cell table:style-name="ce13" office:value-type="string" calcext:value-type="string">
            <text:p>4 Redes</text:p>
          </table:table-cell>
          <table:table-cell table:style-name="ce25" table:formula="of:=ROUND(SUM([.$D$3:.$D$10])*[.$E6];1)" office:value-type="float" office:value="2.8" calcext:value-type="float">
            <text:p>2.8</text:p>
          </table:table-cell>
          <table:table-cell table:style-name="ce27" table:formula="of:=COUNTIF([$UADY.$C$13:.$C$49];[.$B6])" office:value-type="float" office:value="1" calcext:value-type="float">
            <text:p>1</text:p>
          </table:table-cell>
          <table:table-cell table:style-name="ce35" office:value-type="percentage" office:value="0.075" calcext:value-type="percentage">
            <text:p>7.5%</text:p>
          </table:table-cell>
          <table:table-cell table:style-name="ce44" table:formula="of:=[.$D6]/SUM([.$D$3:.$D$10])" office:value-type="percentage" office:value="0.027027027027027" calcext:value-type="percentage">
            <text:p>2.7%</text:p>
          </table:table-cell>
          <table:table-cell table:style-name="ce47" table:formula="of:=SUM([$UADY.$D$13:.$D$49])*[.$E6]" office:value-type="float" office:value="20.475" calcext:value-type="float">
            <text:p>20.5</text:p>
          </table:table-cell>
          <table:table-cell table:style-name="ce27" table:formula="of:=SUMIF([$UADY.$C$13:.$C$49];[.$B6];[$UADY.$D$13:.$D$49])" office:value-type="float" office:value="7" calcext:value-type="float">
            <text:p>7</text:p>
          </table:table-cell>
          <table:table-cell table:style-name="ce12" table:formula="of:=SUM([$UADY.$E$13:.$E$49])*[.$E6]" office:value-type="float" office:value="327.6" calcext:value-type="float">
            <text:p>327.6</text:p>
          </table:table-cell>
          <table:table-cell table:style-name="ce27" table:formula="of:=SUMIF([$UADY.$C$13:.$C$49];[.$B6];[$UADY.$E$13:.$E$49])" office:value-type="float" office:value="112" calcext:value-type="float">
            <text:p>112</text:p>
          </table:table-cell>
          <table:table-cell table:style-name="ce49" table:formula="of:=IFERROR(__xludf.dummyfunction(&quot;TEXTJOIN(&quot;&quot;, &quot;&quot;, TRUE, FILTER($B$13:$B$49, $C$13:$C$49=$B6))&#10;&quot;);&quot;Redes y Seguridad de Computadoras&quot;)" office:value-type="string" office:string-value="Redes y Seguridad de Computadoras" calcext:value-type="string">
            <text:p>Redes y Seguridad de Computadoras</text:p>
          </table:table-cell>
          <table:table-cell table:number-columns-repeated="1013"/>
        </table:table-row>
        <table:table-row table:style-name="ro3">
          <table:table-cell table:style-name="ce3" office:value-type="string" calcext:value-type="string">
            <text:p>Estudio, definición y construcción de las piezas de software que hacen posible el funcionamiento de las computadoras en diferentes niveles operativos. Por su importancia formativa y metodológica, esta área de conocimiento resulta fundamental para los desarrollos de la industria de los programas para computadoras.</text:p>
          </table:table-cell>
          <table:table-cell table:style-name="ce12" office:value-type="string" calcext:value-type="string">
            <text:p>5 Software de Base</text:p>
          </table:table-cell>
          <table:table-cell table:style-name="ce24" table:formula="of:=ROUND(SUM([.$D$3:.$D$10])*[.$E7];1)" office:value-type="float" office:value="2.8" calcext:value-type="float">
            <text:p>2.8</text:p>
          </table:table-cell>
          <table:table-cell table:style-name="ce28" table:formula="of:=COUNTIF([$UADY.$C$13:.$C$49];[.$B7])" office:value-type="float" office:value="3" calcext:value-type="float">
            <text:p>3</text:p>
          </table:table-cell>
          <table:table-cell table:style-name="ce34" office:value-type="percentage" office:value="0.075" calcext:value-type="percentage">
            <text:p>7.5%</text:p>
          </table:table-cell>
          <table:table-cell table:style-name="ce46" table:formula="of:=[.$D7]/SUM([.$D$3:.$D$10])" office:value-type="percentage" office:value="0.0810810810810811" calcext:value-type="percentage">
            <text:p>8.1%</text:p>
          </table:table-cell>
          <table:table-cell table:style-name="ce47" table:formula="of:=SUM([$UADY.$D$13:.$D$49])*[.$E7]" office:value-type="float" office:value="20.475" calcext:value-type="float">
            <text:p>20.5</text:p>
          </table:table-cell>
          <table:table-cell table:style-name="ce28" table:formula="of:=SUMIF([$UADY.$C$13:.$C$49];[.$B7];[$UADY.$D$13:.$D$49])" office:value-type="float" office:value="24" calcext:value-type="float">
            <text:p>24</text:p>
          </table:table-cell>
          <table:table-cell table:style-name="ce12" table:formula="of:=SUM([$UADY.$E$13:.$E$49])*[.$E7]" office:value-type="float" office:value="327.6" calcext:value-type="float">
            <text:p>327.6</text:p>
          </table:table-cell>
          <table:table-cell table:style-name="ce28" table:formula="of:=SUMIF([$UADY.$C$13:.$C$49];[.$B7];[$UADY.$E$13:.$E$49])" office:value-type="float" office:value="384" calcext:value-type="float">
            <text:p>384</text:p>
          </table:table-cell>
          <table:table-cell table:style-name="ce48" table:formula="of:=IFERROR(__xludf.dummyfunction(&quot;TEXTJOIN(&quot;&quot;, &quot;&quot;, TRUE, FILTER($B$13:$B$49, $C$13:$C$49=$B7))&#10;&quot;);&quot;SIstemas Operativos, Arquitecturas de Software, Construccion de Software&quot;)" office:value-type="string" office:string-value="SIstemas Operativos, Arquitecturas de Software, Construccion de Software" calcext:value-type="string">
            <text:p>SIstemas Operativos, Arquitecturas de Software, Construccion de Software</text:p>
          </table:table-cell>
          <table:table-cell table:number-columns-repeated="1013"/>
        </table:table-row>
        <table:table-row table:style-name="ro3">
          <table:table-cell table:style-name="ce4" office:value-type="string" calcext:value-type="string">
            <text:p>Cuerpo de conocimientos teóricos y prácticos, y conjunto de metodologías para la buena construcción de programas y sistemas de software, considerando su análisis y diseño, confiabilidad, funcionalidad, costo, seguridad, facilidades de mantenimiento y otros aspectos relacionados.</text:p>
          </table:table-cell>
          <table:table-cell table:style-name="ce15" office:value-type="string" calcext:value-type="string">
            <text:p>6 Programación e Ingeniería de Software</text:p>
          </table:table-cell>
          <table:table-cell table:style-name="ce25" table:formula="of:=ROUND(SUM([.$D$3:.$D$10])*[.$E8];1)" office:value-type="float" office:value="8.3" calcext:value-type="float">
            <text:p>8.3</text:p>
          </table:table-cell>
          <table:table-cell table:style-name="ce28" table:formula="of:=COUNTIF([$UADY.$C$13:.$C$49];[.$B8])" office:value-type="float" office:value="15" calcext:value-type="float">
            <text:p>15</text:p>
          </table:table-cell>
          <table:table-cell table:style-name="ce35" office:value-type="percentage" office:value="0.225" calcext:value-type="percentage">
            <text:p>22.5%</text:p>
          </table:table-cell>
          <table:table-cell table:style-name="ce46" table:formula="of:=[.$D8]/SUM([.$D$3:.$D$10])" office:value-type="percentage" office:value="0.405405405405405" calcext:value-type="percentage">
            <text:p>40.5%</text:p>
          </table:table-cell>
          <table:table-cell table:style-name="ce47" table:formula="of:=SUM([$UADY.$D$13:.$D$49])*[.$E8]" office:value-type="float" office:value="61.425" calcext:value-type="float">
            <text:p>61.4</text:p>
          </table:table-cell>
          <table:table-cell table:style-name="ce28" table:formula="of:=SUMIF([$UADY.$C$13:.$C$49];[.$B8];[$UADY.$D$13:.$D$49])" office:value-type="float" office:value="107" calcext:value-type="float">
            <text:p>107</text:p>
          </table:table-cell>
          <table:table-cell table:style-name="ce12" table:formula="of:=SUM([$UADY.$E$13:.$E$49])*[.$E8]" office:value-type="float" office:value="982.8" calcext:value-type="float">
            <text:p>982.8</text:p>
          </table:table-cell>
          <table:table-cell table:style-name="ce28" table:formula="of:=SUMIF([$UADY.$C$13:.$C$49];[.$B8];[$UADY.$E$13:.$E$49])" office:value-type="float" office:value="1712" calcext:value-type="float">
            <text:p>1712</text:p>
          </table:table-cell>
          <table:table-cell table:style-name="ce49" table:formula="of:=IFERROR(__xludf.dummyfunction(&quot;TEXTJOIN(&quot;&quot;, &quot;&quot;, TRUE, FILTER($B$13:$B$49, $C$13:$C$49=$B8))&#10;&quot;);&quot;Algoritmia, Fundamentos de Ingeniería de Software, Programacion Estructurada, Programacion Orientada a Objetos, Diseño de Software, Teoría de Lenguajes de Programación, Desarrollo de Aplicaciones Web, Métricas de Software, Aseguramiento de la Calidad de S&quot;&amp;&quot;oftware, Requisitos de Software, Experimentación en Ingenieria de Software, Verificacion y Validacion de Software, Innovación Tecnológica, Mantenimiento de Software, Sistemas Distribuidos&quot;)" office:value-type="string" office:string-value="Algoritmia, Fundamentos de Ingeniería de Software, Programacion Estructurada, Programacion Orientada a Objetos, Diseño de Software, Teoría de Lenguajes de Programación, Desarrollo de Aplicaciones Web, Métricas de Software, Aseguramiento de la Calidad de Software, Requisitos de Software, Experimentación en Ingenieria de Software, Verificacion y Validacion de Software, Innovación Tecnológica, Mantenimiento de Software, Sistemas Distribuidos" calcext:value-type="string">
            <text:p>Algoritmia, Fundamentos de Ingeniería de Software, Programacion Estructurada, Programacion Orientada a Objetos, Diseño de Software, Teoría de Lenguajes de Programación, Desarrollo de Aplicaciones Web, Métricas de Software, Aseguramiento de la Calidad de Software, Requisitos de Software, Experimentación en Ingenieria de Software, Verificacion y Validacion de Software, Innovación Tecnológica, Mantenimiento de Software, Sistemas Distribuidos</text:p>
          </table:table-cell>
          <table:table-cell table:number-columns-repeated="1013"/>
        </table:table-row>
        <table:table-row table:style-name="ro3">
          <table:table-cell table:style-name="ce3" office:value-type="string" calcext:value-type="string">
            <text:p>Area de conocimientos en la cual se conjuga una multiplicidad de tópicos computacionales de teoría, técnica y metodología, requeridos para la construcción de una amplia gama de soluciones de información, imprescindibles para el adecuado funcionamiento de todo tipo de organizaciones.</text:p>
          </table:table-cell>
          <table:table-cell table:style-name="ce12" office:value-type="string" calcext:value-type="string">
            <text:p>7 Tratamiento de Información</text:p>
          </table:table-cell>
          <table:table-cell table:style-name="ce24" table:formula="of:=ROUND(SUM([.$D$3:.$D$10])*[.$E9];1)" office:value-type="float" office:value="7.4" calcext:value-type="float">
            <text:p>7.4</text:p>
          </table:table-cell>
          <table:table-cell table:style-name="ce27" table:formula="of:=COUNTIF([$UADY.$C$13:.$C$49];[.$B9])" office:value-type="float" office:value="2" calcext:value-type="float">
            <text:p>2</text:p>
          </table:table-cell>
          <table:table-cell table:style-name="ce36" office:value-type="percentage" office:value="0.2" calcext:value-type="percentage">
            <text:p>20%</text:p>
          </table:table-cell>
          <table:table-cell table:style-name="ce44" table:formula="of:=[.$D9]/SUM([.$D$3:.$D$10])" office:value-type="percentage" office:value="0.0540540540540541" calcext:value-type="percentage">
            <text:p>5.4%</text:p>
          </table:table-cell>
          <table:table-cell table:style-name="ce47" table:formula="of:=SUM([$UADY.$D$13:.$D$49])*[.$E9]" office:value-type="float" office:value="54.6" calcext:value-type="float">
            <text:p>54.6</text:p>
          </table:table-cell>
          <table:table-cell table:style-name="ce27" table:formula="of:=SUMIF([$UADY.$C$13:.$C$49];[.$B9];[$UADY.$D$13:.$D$49])" office:value-type="float" office:value="16" calcext:value-type="float">
            <text:p>16</text:p>
          </table:table-cell>
          <table:table-cell table:style-name="ce12" table:formula="of:=SUM([$UADY.$E$13:.$E$49])*[.$E9]" office:value-type="float" office:value="873.6" calcext:value-type="float">
            <text:p>873.6</text:p>
          </table:table-cell>
          <table:table-cell table:style-name="ce27" table:formula="of:=SUMIF([$UADY.$C$13:.$C$49];[.$B9];[$UADY.$E$13:.$E$49])" office:value-type="float" office:value="256" calcext:value-type="float">
            <text:p>256</text:p>
          </table:table-cell>
          <table:table-cell table:style-name="ce48" table:formula="of:=IFERROR(__xludf.dummyfunction(&quot;TEXTJOIN(&quot;&quot;, &quot;&quot;, TRUE, FILTER($B$13:$B$49, $C$13:$C$49=$B9))&#10;&quot;);&quot;Estructura de Datos, Diseño de Bases de Datos&quot;)" office:value-type="string" office:string-value="Estructura de Datos, Diseño de Bases de Datos" calcext:value-type="string">
            <text:p>Estructura de Datos, Diseño de Bases de Datos</text:p>
          </table:table-cell>
          <table:table-cell table:number-columns-repeated="1013"/>
        </table:table-row>
        <table:table-row table:style-name="ro3">
          <table:table-cell table:style-name="ce4" office:value-type="string" calcext:value-type="string">
            <text:p>Estudio de los dominios de aplicación conducentes a lograr formas superiores de expresión e interacción entre el hombre y la computadora, con el fin de buscar mejores y novedosas maneras de integración de la tecnología en la sociedad.</text:p>
          </table:table-cell>
          <table:table-cell table:style-name="ce15" office:value-type="string" calcext:value-type="string">
            <text:p>8 Interacción Hombre-Máquina</text:p>
          </table:table-cell>
          <table:table-cell table:style-name="ce25" table:formula="of:=ROUND(SUM([.$D$3:.$D$10])*[.$E10];1)" office:value-type="float" office:value="3.7" calcext:value-type="float">
            <text:p>3.7</text:p>
          </table:table-cell>
          <table:table-cell table:style-name="ce27" table:formula="of:=COUNTIF([$UADY.$C$13:.$C$49];[.$B10])" office:value-type="float" office:value="1" calcext:value-type="float">
            <text:p>1</text:p>
          </table:table-cell>
          <table:table-cell table:style-name="ce37" office:value-type="percentage" office:value="0.1" calcext:value-type="percentage">
            <text:p>10%</text:p>
          </table:table-cell>
          <table:table-cell table:style-name="ce44" table:formula="of:=[.$D10]/SUM([.$D$3:.$D$10])" office:value-type="percentage" office:value="0.027027027027027" calcext:value-type="percentage">
            <text:p>2.7%</text:p>
          </table:table-cell>
          <table:table-cell table:style-name="ce47" table:formula="of:=SUM([$UADY.$D$13:.$D$49])*[.$E10]" office:value-type="float" office:value="27.3" calcext:value-type="float">
            <text:p>27.3</text:p>
          </table:table-cell>
          <table:table-cell table:style-name="ce27" table:formula="of:=SUMIF([$UADY.$C$13:.$C$49];[.$B10];[$UADY.$D$13:.$D$49])" office:value-type="float" office:value="7" calcext:value-type="float">
            <text:p>7</text:p>
          </table:table-cell>
          <table:table-cell table:style-name="ce12" table:formula="of:=SUM([$UADY.$E$13:.$E$49])*[.$E10]" office:value-type="float" office:value="436.8" calcext:value-type="float">
            <text:p>436.8</text:p>
          </table:table-cell>
          <table:table-cell table:style-name="ce27" table:formula="of:=SUMIF([$UADY.$C$13:.$C$49];[.$B10];[$UADY.$E$13:.$E$49])" office:value-type="float" office:value="112" calcext:value-type="float">
            <text:p>112</text:p>
          </table:table-cell>
          <table:table-cell table:style-name="ce49" table:formula="of:=IFERROR(__xludf.dummyfunction(&quot;TEXTJOIN(&quot;&quot;, &quot;&quot;, TRUE, FILTER($B$13:$B$49, $C$13:$C$49=$B10))&#10;&quot;);&quot;Interacción Humano-Computadora&quot;)" office:value-type="string" office:string-value="Interacción Humano-Computadora" calcext:value-type="string">
            <text:p>Interacción Humano-Computadora</text:p>
          </table:table-cell>
          <table:table-cell table:number-columns-repeated="1013"/>
        </table:table-row>
        <table:table-row table:style-name="ro3">
          <table:table-cell table:style-name="ce5" table:number-columns-repeated="4"/>
          <table:table-cell table:style-name="ce38"/>
          <table:table-cell table:number-columns-repeated="1019"/>
        </table:table-row>
        <table:table-row table:style-name="ro3">
          <table:table-cell table:style-name="ce6" office:value-type="string" calcext:value-type="string">
            <text:p>Descripción</text:p>
          </table:table-cell>
          <table:table-cell table:style-name="ce16" office:value-type="string" calcext:value-type="string">
            <text:p>Materia</text:p>
          </table:table-cell>
          <table:table-cell table:style-name="ce16" office:value-type="string" calcext:value-type="string">
            <text:p>Área</text:p>
          </table:table-cell>
          <table:table-cell table:style-name="ce29" office:value-type="string" calcext:value-type="string">
            <text:p>Créditos</text:p>
          </table:table-cell>
          <table:table-cell table:style-name="ce39" office:value-type="string" calcext:value-type="string">
            <text:p>Horas</text:p>
          </table:table-cell>
          <table:table-cell table:number-columns-repeated="1019"/>
        </table:table-row>
        <table:table-row table:style-name="ro3">
          <table:table-cell table:style-name="ce7" office:value-type="string" calcext:value-type="string">
            <text:p>Contenidos básicos del álgebra necesarios para el perfil de ingreso de Ingeniería de Software.</text:p>
          </table:table-cell>
          <table:table-cell table:style-name="ce17" office:value-type="string" calcext:value-type="string">
            <text:p>Algebra Intermedia</text:p>
          </table:table-cell>
          <table:table-cell table:style-name="ce17" office:value-type="string" calcext:value-type="string">
            <text:p>2 Matemáticas</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Estudio de las propiedades y representaciones geométricas mediante el uso del álgebra y el análisis.</text:p>
          </table:table-cell>
          <table:table-cell table:style-name="ce18" office:value-type="string" calcext:value-type="string">
            <text:p>Geometría Analítica</text:p>
          </table:table-cell>
          <table:table-cell table:style-name="ce18" office:value-type="string" calcext:value-type="string">
            <text:p>2 Matemáticas</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Introducción a los algoritmos y técnicas para el diseño y análisis de soluciones computacionales.</text:p>
          </table:table-cell>
          <table:table-cell table:style-name="ce19" office:value-type="string" calcext:value-type="string">
            <text:p>Algoritmia</text:p>
          </table:table-cell>
          <table:table-cell table:style-name="ce19" office:value-type="string" calcext:value-type="string">
            <text:p>6 Programación e Ingeniería de Software</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8" office:value-type="string" calcext:value-type="string">
            <text:p>Principios básicos y conceptos de la ingeniería de software.</text:p>
          </table:table-cell>
          <table:table-cell table:style-name="ce18" office:value-type="string" calcext:value-type="string">
            <text:p>Fundamentos de Ingeniería de Software</text:p>
          </table:table-cell>
          <table:table-cell table:style-name="ce18" office:value-type="string" calcext:value-type="string">
            <text:p>6 Programación e Ingeniería de Software</text:p>
          </table:table-cell>
          <table:table-cell table:style-name="ce31" office:value-type="float" office:value="6" calcext:value-type="float">
            <text:p>6</text:p>
          </table:table-cell>
          <table:table-cell table:style-name="ce41" office:value-type="float" office:value="96" calcext:value-type="float">
            <text:p>96</text:p>
          </table:table-cell>
          <table:table-cell table:number-columns-repeated="1019"/>
        </table:table-row>
        <table:table-row table:style-name="ro3">
          <table:table-cell table:style-name="ce9" office:value-type="string" calcext:value-type="string">
            <text:p>Formación en valores, ética y compromiso social como parte integral de la formación profesional.</text:p>
          </table:table-cell>
          <table:table-cell table:style-name="ce19" office:value-type="string" calcext:value-type="string">
            <text:p>Responsabilidad Social Universitaria</text:p>
          </table:table-cell>
          <table:table-cell table:style-name="ce19" office:value-type="string" calcext:value-type="string">
            <text:p>1 Entorno Social</text:p>
          </table:table-cell>
          <table:table-cell table:style-name="ce30" office:value-type="float" office:value="6" calcext:value-type="float">
            <text:p>6</text:p>
          </table:table-cell>
          <table:table-cell table:style-name="ce40" office:value-type="float" office:value="96" calcext:value-type="float">
            <text:p>96</text:p>
          </table:table-cell>
          <table:table-cell table:number-columns-repeated="1019"/>
        </table:table-row>
        <table:table-row table:style-name="ro3">
          <table:table-cell table:style-name="ce8" office:value-type="string" calcext:value-type="string">
            <text:p>Temas avanzados de álgebra, incluyendo lógica y métodos de demostración.</text:p>
          </table:table-cell>
          <table:table-cell table:style-name="ce18" office:value-type="string" calcext:value-type="string">
            <text:p>Algebra Superior</text:p>
          </table:table-cell>
          <table:table-cell table:style-name="ce18" office:value-type="string" calcext:value-type="string">
            <text:p>2 Matemáticas</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Conceptos y técnicas de derivación y sus aplicaciones básicas.</text:p>
          </table:table-cell>
          <table:table-cell table:style-name="ce19" office:value-type="string" calcext:value-type="string">
            <text:p>Calculo Diferencial</text:p>
          </table:table-cell>
          <table:table-cell table:style-name="ce19" office:value-type="string" calcext:value-type="string">
            <text:p>2 Matemáticas</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10" office:value-type="string" calcext:value-type="string">
            <text:p>Paradigma de programación que enfatiza el uso de estructuras de control y modularidad.</text:p>
          </table:table-cell>
          <table:table-cell table:style-name="ce20" office:value-type="string" calcext:value-type="string">
            <text:p>Programacion Estructurada</text:p>
          </table:table-cell>
          <table:table-cell table:style-name="ce20" office:value-type="string" calcext:value-type="string">
            <text:p>6 Programación e Ingeniería de Software</text:p>
          </table:table-cell>
          <table:table-cell table:style-name="ce31" office:value-type="float" office:value="7" calcext:value-type="float">
            <text:p>7</text:p>
          </table:table-cell>
          <table:table-cell table:style-name="ce41" office:value-type="float" office:value="112" calcext:value-type="float">
            <text:p>112</text:p>
          </table:table-cell>
          <table:table-cell table:number-columns-repeated="1019"/>
        </table:table-row>
        <table:table-row table:style-name="ro3">
          <table:table-cell table:style-name="ce7" office:value-type="string" calcext:value-type="string">
            <text:p>Estudio de estructuras matemáticas fundamentales para la informática como conjuntos, grafos y lógica.</text:p>
          </table:table-cell>
          <table:table-cell table:style-name="ce17" office:value-type="string" calcext:value-type="string">
            <text:p>Matematicas Discretas</text:p>
          </table:table-cell>
          <table:table-cell table:style-name="ce17" office:value-type="string" calcext:value-type="string">
            <text:p>2 Matemáticas</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Conocimiento de la historia, cultura y tradiciones del pueblo maya.</text:p>
          </table:table-cell>
          <table:table-cell table:style-name="ce18" office:value-type="string" calcext:value-type="string">
            <text:p>Cultura Maya</text:p>
          </table:table-cell>
          <table:table-cell table:style-name="ce18" office:value-type="string" calcext:value-type="string">
            <text:p>1 Entorno Social</text:p>
          </table:table-cell>
          <table:table-cell table:style-name="ce31" office:value-type="float" office:value="6" calcext:value-type="float">
            <text:p>6</text:p>
          </table:table-cell>
          <table:table-cell table:style-name="ce41" office:value-type="float" office:value="96" calcext:value-type="float">
            <text:p>96</text:p>
          </table:table-cell>
          <table:table-cell table:number-columns-repeated="1019"/>
        </table:table-row>
        <table:table-row table:style-name="ro3">
          <table:table-cell table:style-name="ce9" office:value-type="string" calcext:value-type="string">
            <text:p>Estudio de espacios vectoriales, matrices y sistemas lineales.</text:p>
          </table:table-cell>
          <table:table-cell table:style-name="ce19" office:value-type="string" calcext:value-type="string">
            <text:p>Algebra Lineal</text:p>
          </table:table-cell>
          <table:table-cell table:style-name="ce19" office:value-type="string" calcext:value-type="string">
            <text:p>2 Matemáticas</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Integración de funciones y sus aplicaciones.</text:p>
          </table:table-cell>
          <table:table-cell table:style-name="ce18" office:value-type="string" calcext:value-type="string">
            <text:p>Calculo Integral</text:p>
          </table:table-cell>
          <table:table-cell table:style-name="ce18" office:value-type="string" calcext:value-type="string">
            <text:p>2 Matemáticas</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Paradigma de programación basado en objetos, clases y encapsulamiento.</text:p>
          </table:table-cell>
          <table:table-cell table:style-name="ce19" office:value-type="string" calcext:value-type="string">
            <text:p>Programacion Orientada a Objetos</text:p>
          </table:table-cell>
          <table:table-cell table:style-name="ce19" office:value-type="string" calcext:value-type="string">
            <text:p>6 Programación e Ingeniería de Software</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8" office:value-type="string" calcext:value-type="string">
            <text:p>Fundamentos teóricos sobre modelos computacionales y lenguajes formales.</text:p>
          </table:table-cell>
          <table:table-cell table:style-name="ce18" office:value-type="string" calcext:value-type="string">
            <text:p>Teoria de la Computacion</text:p>
          </table:table-cell>
          <table:table-cell table:style-name="ce18" office:value-type="string" calcext:value-type="string">
            <text:p>2 Matemáticas</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Estudio de la estructura y funcionamiento interno de los sistemas computacionales.</text:p>
          </table:table-cell>
          <table:table-cell table:style-name="ce19" office:value-type="string" calcext:value-type="string">
            <text:p>Arquitectura y Organizacion de Computadoras</text:p>
          </table:table-cell>
          <table:table-cell table:style-name="ce19" office:value-type="string" calcext:value-type="string">
            <text:p>3 Arquitectura de Computadoras</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10" office:value-type="string" calcext:value-type="string">
            <text:p>Conceptos básicos y teoremas relacionados con la modelación y análisis de eventos aleatorios.</text:p>
          </table:table-cell>
          <table:table-cell table:style-name="ce20" office:value-type="string" calcext:value-type="string">
            <text:p>Probabilidad</text:p>
          </table:table-cell>
          <table:table-cell table:style-name="ce20" office:value-type="string" calcext:value-type="string">
            <text:p>2 Matemáticas</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7" office:value-type="string" calcext:value-type="string">
            <text:p>Técnicas y metodologías para planificar y diseñar sistemas de software.</text:p>
          </table:table-cell>
          <table:table-cell table:style-name="ce17" office:value-type="string" calcext:value-type="string">
            <text:p>Diseño de Software</text:p>
          </table:table-cell>
          <table:table-cell table:style-name="ce17" office:value-type="string" calcext:value-type="string">
            <text:p>6 Programación e Ingeniería de Software</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Organización y manejo eficiente de datos en la memoria.</text:p>
          </table:table-cell>
          <table:table-cell table:style-name="ce18" office:value-type="string" calcext:value-type="string">
            <text:p>Estructura de Datos</text:p>
          </table:table-cell>
          <table:table-cell table:style-name="ce18" office:value-type="string" calcext:value-type="string">
            <text:p>7 Tratamiento de Información</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Principios y componentes de los sistemas que gestionan recursos computacionales.</text:p>
          </table:table-cell>
          <table:table-cell table:style-name="ce19" office:value-type="string" calcext:value-type="string">
            <text:p>SIstemas Operativos</text:p>
          </table:table-cell>
          <table:table-cell table:style-name="ce19" office:value-type="string" calcext:value-type="string">
            <text:p>5 Software de Base</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Estudio de la sintaxis y semántica de los lenguajes para computadoras.</text:p>
          </table:table-cell>
          <table:table-cell table:style-name="ce18" office:value-type="string" calcext:value-type="string">
            <text:p>Teoría de Lenguajes de Programación</text:p>
          </table:table-cell>
          <table:table-cell table:style-name="ce18" office:value-type="string" calcext:value-type="string">
            <text:p>6 Programación e Ingeniería de Software</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Técnicas para la toma de decisiones basadas en datos y análisis estadístico.</text:p>
          </table:table-cell>
          <table:table-cell table:style-name="ce19" office:value-type="string" calcext:value-type="string">
            <text:p>Inferencia Estadística</text:p>
          </table:table-cell>
          <table:table-cell table:style-name="ce19" office:value-type="string" calcext:value-type="string">
            <text:p>2 Matemáticas</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Diseño y organización de sistemas de software complejos.</text:p>
          </table:table-cell>
          <table:table-cell table:style-name="ce18" office:value-type="string" calcext:value-type="string">
            <text:p>Arquitecturas de Software</text:p>
          </table:table-cell>
          <table:table-cell table:style-name="ce18" office:value-type="string" calcext:value-type="string">
            <text:p>5 Software de Base</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9" office:value-type="string" calcext:value-type="string">
            <text:p>Métodos y prácticas para la implementación de software.</text:p>
          </table:table-cell>
          <table:table-cell table:style-name="ce19" office:value-type="string" calcext:value-type="string">
            <text:p>Construccion de Software</text:p>
          </table:table-cell>
          <table:table-cell table:style-name="ce19" office:value-type="string" calcext:value-type="string">
            <text:p>5 Software de Base</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10" office:value-type="string" calcext:value-type="string">
            <text:p>Modelado, diseño y gestión de bases de datos.</text:p>
          </table:table-cell>
          <table:table-cell table:style-name="ce20" office:value-type="string" calcext:value-type="string">
            <text:p>Diseño de Bases de Datos</text:p>
          </table:table-cell>
          <table:table-cell table:style-name="ce20" office:value-type="string" calcext:value-type="string">
            <text:p>7 Tratamiento de Información</text:p>
          </table:table-cell>
          <table:table-cell table:style-name="ce31" office:value-type="float" office:value="8" calcext:value-type="float">
            <text:p>8</text:p>
          </table:table-cell>
          <table:table-cell table:style-name="ce41" office:value-type="float" office:value="128" calcext:value-type="float">
            <text:p>128</text:p>
          </table:table-cell>
          <table:table-cell table:number-columns-repeated="1019"/>
        </table:table-row>
        <table:table-row table:style-name="ro3">
          <table:table-cell table:style-name="ce7" office:value-type="string" calcext:value-type="string">
            <text:p>Creación y mantenimiento de aplicaciones que funcionan en internet.</text:p>
          </table:table-cell>
          <table:table-cell table:style-name="ce17" office:value-type="string" calcext:value-type="string">
            <text:p>Desarrollo de Aplicaciones Web</text:p>
          </table:table-cell>
          <table:table-cell table:style-name="ce17" office:value-type="string" calcext:value-type="string">
            <text:p>6 Programación e Ingeniería de Software</text:p>
          </table:table-cell>
          <table:table-cell table:style-name="ce30" office:value-type="float" office:value="8" calcext:value-type="float">
            <text:p>8</text:p>
          </table:table-cell>
          <table:table-cell table:style-name="ce40" office:value-type="float" office:value="128" calcext:value-type="float">
            <text:p>128</text:p>
          </table:table-cell>
          <table:table-cell table:number-columns-repeated="1019"/>
        </table:table-row>
        <table:table-row table:style-name="ro3">
          <table:table-cell table:style-name="ce8" office:value-type="string" calcext:value-type="string">
            <text:p>Evaluación y medición de la calidad y productividad del software.</text:p>
          </table:table-cell>
          <table:table-cell table:style-name="ce18" office:value-type="string" calcext:value-type="string">
            <text:p>Métricas de Software</text:p>
          </table:table-cell>
          <table:table-cell table:style-name="ce18" office:value-type="string" calcext:value-type="string">
            <text:p>6 Programación e Ingeniería de Software</text:p>
          </table:table-cell>
          <table:table-cell table:style-name="ce31" office:value-type="float" office:value="7" calcext:value-type="float">
            <text:p>7</text:p>
          </table:table-cell>
          <table:table-cell table:style-name="ce41" office:value-type="float" office:value="112" calcext:value-type="float">
            <text:p>112</text:p>
          </table:table-cell>
          <table:table-cell table:number-columns-repeated="1019"/>
        </table:table-row>
        <table:table-row table:style-name="ro3">
          <table:table-cell table:style-name="ce9" office:value-type="string" calcext:value-type="string">
            <text:p>Técnicas para garantizar que el software cumple con los requisitos establecidos.</text:p>
          </table:table-cell>
          <table:table-cell table:style-name="ce19" office:value-type="string" calcext:value-type="string">
            <text:p>Aseguramiento de la Calidad de Software</text:p>
          </table:table-cell>
          <table:table-cell table:style-name="ce19" office:value-type="string" calcext:value-type="string">
            <text:p>6 Programación e Ingeniería de Software</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8" office:value-type="string" calcext:value-type="string">
            <text:p>Identificación, análisis y documentación de necesidades para el desarrollo de software.</text:p>
          </table:table-cell>
          <table:table-cell table:style-name="ce18" office:value-type="string" calcext:value-type="string">
            <text:p>Requisitos de Software</text:p>
          </table:table-cell>
          <table:table-cell table:style-name="ce18" office:value-type="string" calcext:value-type="string">
            <text:p>6 Programación e Ingeniería de Software</text:p>
          </table:table-cell>
          <table:table-cell table:style-name="ce31" office:value-type="float" office:value="7" calcext:value-type="float">
            <text:p>7</text:p>
          </table:table-cell>
          <table:table-cell table:style-name="ce41" office:value-type="float" office:value="112" calcext:value-type="float">
            <text:p>112</text:p>
          </table:table-cell>
          <table:table-cell table:number-columns-repeated="1019"/>
        </table:table-row>
        <table:table-row table:style-name="ro3">
          <table:table-cell table:style-name="ce9" office:value-type="string" calcext:value-type="string">
            <text:p>Estudio del diseño de interfaces y la experiencia del usuario.</text:p>
          </table:table-cell>
          <table:table-cell table:style-name="ce19" office:value-type="string" calcext:value-type="string">
            <text:p>Interacción Humano-Computadora</text:p>
          </table:table-cell>
          <table:table-cell table:style-name="ce19" office:value-type="string" calcext:value-type="string">
            <text:p>8 Interacción Hombre-Máquina</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8" office:value-type="string" calcext:value-type="string">
            <text:p>Métodos para probar y validar hipótesis en proyectos de software.</text:p>
          </table:table-cell>
          <table:table-cell table:style-name="ce18" office:value-type="string" calcext:value-type="string">
            <text:p>Experimentación en Ingenieria de Software</text:p>
          </table:table-cell>
          <table:table-cell table:style-name="ce18" office:value-type="string" calcext:value-type="string">
            <text:p>6 Programación e Ingeniería de Software</text:p>
          </table:table-cell>
          <table:table-cell table:style-name="ce31" office:value-type="float" office:value="7" calcext:value-type="float">
            <text:p>7</text:p>
          </table:table-cell>
          <table:table-cell table:style-name="ce41" office:value-type="float" office:value="112" calcext:value-type="float">
            <text:p>112</text:p>
          </table:table-cell>
          <table:table-cell table:number-columns-repeated="1019"/>
        </table:table-row>
        <table:table-row table:style-name="ro3">
          <table:table-cell table:style-name="ce9" office:value-type="string" calcext:value-type="string">
            <text:p>Procesos para asegurar la corrección y calidad del software.</text:p>
          </table:table-cell>
          <table:table-cell table:style-name="ce19" office:value-type="string" calcext:value-type="string">
            <text:p>Verificacion y Validacion de Software</text:p>
          </table:table-cell>
          <table:table-cell table:style-name="ce19" office:value-type="string" calcext:value-type="string">
            <text:p>6 Programación e Ingeniería de Software</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10" office:value-type="string" calcext:value-type="string">
            <text:p>Estudio de comunicaciones, protocolos y mecanismos de seguridad informática.</text:p>
          </table:table-cell>
          <table:table-cell table:style-name="ce20" office:value-type="string" calcext:value-type="string">
            <text:p>Redes y Seguridad de Computadoras</text:p>
          </table:table-cell>
          <table:table-cell table:style-name="ce20" office:value-type="string" calcext:value-type="string">
            <text:p>4 Redes</text:p>
          </table:table-cell>
          <table:table-cell table:style-name="ce31" office:value-type="float" office:value="7" calcext:value-type="float">
            <text:p>7</text:p>
          </table:table-cell>
          <table:table-cell table:style-name="ce41" office:value-type="float" office:value="112" calcext:value-type="float">
            <text:p>112</text:p>
          </table:table-cell>
          <table:table-cell table:number-columns-repeated="1019"/>
        </table:table-row>
        <table:table-row table:style-name="ro3">
          <table:table-cell table:style-name="ce7" office:value-type="string" calcext:value-type="string">
            <text:p>Fomento del desarrollo y aplicación de nuevas tecnologías.</text:p>
          </table:table-cell>
          <table:table-cell table:style-name="ce17" office:value-type="string" calcext:value-type="string">
            <text:p>Innovación Tecnológica</text:p>
          </table:table-cell>
          <table:table-cell table:style-name="ce17" office:value-type="string" calcext:value-type="string">
            <text:p>6 Programación e Ingeniería de Software</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8" office:value-type="string" calcext:value-type="string">
            <text:p>Técnicas para la planificación, ejecución y control de proyectos.</text:p>
          </table:table-cell>
          <table:table-cell table:style-name="ce18" office:value-type="string" calcext:value-type="string">
            <text:p>Administracion de Proyectos</text:p>
          </table:table-cell>
          <table:table-cell table:style-name="ce18" office:value-type="string" calcext:value-type="string">
            <text:p>1 Entorno Social</text:p>
          </table:table-cell>
          <table:table-cell table:style-name="ce31" office:value-type="float" office:value="6" calcext:value-type="float">
            <text:p>6</text:p>
          </table:table-cell>
          <table:table-cell table:style-name="ce41" office:value-type="float" office:value="96" calcext:value-type="float">
            <text:p>96</text:p>
          </table:table-cell>
          <table:table-cell table:number-columns-repeated="1019"/>
        </table:table-row>
        <table:table-row table:style-name="ro3">
          <table:table-cell table:style-name="ce9" office:value-type="string" calcext:value-type="string">
            <text:p>Proceso de modificación y mejora del software después de su entrega.</text:p>
          </table:table-cell>
          <table:table-cell table:style-name="ce19" office:value-type="string" calcext:value-type="string">
            <text:p>Mantenimiento de Software</text:p>
          </table:table-cell>
          <table:table-cell table:style-name="ce19" office:value-type="string" calcext:value-type="string">
            <text:p>6 Programación e Ingeniería de Software</text:p>
          </table:table-cell>
          <table:table-cell table:style-name="ce30" office:value-type="float" office:value="7" calcext:value-type="float">
            <text:p>7</text:p>
          </table:table-cell>
          <table:table-cell table:style-name="ce40" office:value-type="float" office:value="112" calcext:value-type="float">
            <text:p>112</text:p>
          </table:table-cell>
          <table:table-cell table:number-columns-repeated="1019"/>
        </table:table-row>
        <table:table-row table:style-name="ro3">
          <table:table-cell table:style-name="ce8" office:value-type="string" calcext:value-type="string">
            <text:p>Estudio de sistemas computacionales que operan sobre múltiples nodos.</text:p>
          </table:table-cell>
          <table:table-cell table:style-name="ce18" office:value-type="string" calcext:value-type="string">
            <text:p>Sistemas Distribuidos</text:p>
          </table:table-cell>
          <table:table-cell table:style-name="ce18" office:value-type="string" calcext:value-type="string">
            <text:p>6 Programación e Ingeniería de Software</text:p>
          </table:table-cell>
          <table:table-cell table:style-name="ce31" office:value-type="float" office:value="7" calcext:value-type="float">
            <text:p>7</text:p>
          </table:table-cell>
          <table:table-cell table:style-name="ce41" office:value-type="float" office:value="112" calcext:value-type="float">
            <text:p>112</text:p>
          </table:table-cell>
          <table:table-cell table:number-columns-repeated="1019"/>
        </table:table-row>
        <table:table-row table:style-name="ro3">
          <table:table-cell table:style-name="ce11" office:value-type="string" calcext:value-type="string">
            <text:p>Continuación de técnicas avanzadas en gestión de proyectos.</text:p>
          </table:table-cell>
          <table:table-cell table:style-name="ce21" office:value-type="string" calcext:value-type="string">
            <text:p>Administracion de Proyectos 2</text:p>
          </table:table-cell>
          <table:table-cell table:style-name="ce21" office:value-type="string" calcext:value-type="string">
            <text:p>1 Entorno Social</text:p>
          </table:table-cell>
          <table:table-cell table:style-name="ce32" office:value-type="float" office:value="6" calcext:value-type="float">
            <text:p>6</text:p>
          </table:table-cell>
          <table:table-cell table:style-name="ce42" office:value-type="float" office:value="96" calcext:value-type="float">
            <text:p>96</text:p>
          </table:table-cell>
          <table:table-cell table:number-columns-repeated="1019"/>
        </table:table-row>
        <table:table-row table:style-name="ro4" table:number-rows-repeated="1048526">
          <table:table-cell table:number-columns-repeated="1024"/>
        </table:table-row>
        <table:table-row table:style-name="ro4">
          <table:table-cell table:number-columns-repeated="1024"/>
        </table:table-row>
      </table:table>
      <table:table table:name="# de Materias (UADY)" table:style-name="ta3">
        <table:table-column table:style-name="co1" table:number-columns-repeated="1024" table:default-cell-style-name="Default"/>
        <table:table-row table:style-name="ro1">
          <table:table-cell>
            <draw:frame table:end-cell-address="'# de Materias (UADY)'.R39" table:end-x="6.46pt" table:end-y="7.82pt" draw:z-index="0" draw:name="Chart 2" draw:style-name="gr1" draw:text-style-name="P1" svg:width="677.96pt" svg:height="494.22pt" svg:x="0pt" svg:y="0pt">
              <draw:object draw:notify-on-update-of-ranges="UADY.B1:UADY.B10 UADY.F1:UADY.F10" xlink:href="./Object 2" xlink:type="simple" xlink:show="embed" xlink:actuate="onLoad">
                <loext:p/>
              </draw:object>
              <draw:image xlink:href="./ObjectReplacements/Object 2" xlink:type="simple" xlink:show="embed" xlink:actuate="onLoad"/>
            </draw:frame>
          </table:table-cell>
          <table:table-cell table:number-columns-repeated="1023"/>
        </table:table-row>
      </table:table>
      <table:table table:name="CréditosHoras (UADY)" table:style-name="ta4">
        <table:table-column table:style-name="co1" table:number-columns-repeated="1024" table:default-cell-style-name="Default"/>
        <table:table-row table:style-name="ro1">
          <table:table-cell>
            <draw:frame table:end-cell-address="'CréditosHoras (UADY)'.R39" table:end-x="6.46pt" table:end-y="7.82pt" draw:z-index="0" draw:name="Chart 3" draw:style-name="gr1" draw:text-style-name="P1" svg:width="677.96pt" svg:height="494.22pt" svg:x="0pt" svg:y="0pt">
              <draw:object draw:notify-on-update-of-ranges="UADY.B1:UADY.B10 UADY.H1:UADY.H10" xlink:href="./Object 3" xlink:type="simple" xlink:show="embed" xlink:actuate="onLoad">
                <loext:p/>
              </draw:object>
              <draw:image xlink:href="./ObjectReplacements/Object 3" xlink:type="simple" xlink:show="embed" xlink:actuate="onLoad"/>
            </draw:frame>
          </table:table-cell>
          <table:table-cell table:number-columns-repeated="1023"/>
        </table:table-row>
      </table:table>
      <table:table table:name="Data" table:style-name="ta5">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number-columns-repeated="8" table:default-cell-style-name="Default"/>
        <table:table-column table:style-name="co7" table:number-columns-repeated="1006" table:default-cell-style-name="Default"/>
        <table:table-row table:style-name="ro3">
          <table:table-cell table:style-name="ce50" office:value-type="string" calcext:value-type="string">
            <text:p>Timestamp</text:p>
          </table:table-cell>
          <table:table-cell table:style-name="ce54" office:value-type="string" calcext:value-type="string">
            <text:p>1 ENTORNO SOCIAL</text:p>
          </table:table-cell>
          <table:table-cell table:style-name="ce54" office:value-type="string" calcext:value-type="string">
            <text:p>2 MATEMÁTICAS</text:p>
          </table:table-cell>
          <table:table-cell table:style-name="ce54" office:value-type="string" calcext:value-type="string">
            <text:p>3 ARQUITECTURA DE COMPUTADORAS</text:p>
          </table:table-cell>
          <table:table-cell table:style-name="ce54" office:value-type="string" calcext:value-type="string">
            <text:p>4 REDES</text:p>
          </table:table-cell>
          <table:table-cell table:style-name="ce54" office:value-type="string" calcext:value-type="string">
            <text:p>5 SOFTWARE DE BASE</text:p>
          </table:table-cell>
          <table:table-cell table:style-name="ce54" office:value-type="string" calcext:value-type="string">
            <text:p>6 PROGRAMACIÓN E INGENIERÍA DE SOFTWARE</text:p>
          </table:table-cell>
          <table:table-cell table:style-name="ce54" office:value-type="string" calcext:value-type="string">
            <text:p>7 TRATAMIENTO DE LA INFORMACIÓN</text:p>
          </table:table-cell>
          <table:table-cell table:style-name="ce59" office:value-type="string" calcext:value-type="string">
            <text:p>8 INTERACCIÓN HOMBRE-MÁQUINA</text:p>
          </table:table-cell>
          <table:table-cell table:style-name="ce63"/>
          <table:table-cell table:style-name="ce64" office:value-type="string" calcext:value-type="string">
            <text:p>1 Entorno Social</text:p>
          </table:table-cell>
          <table:table-cell table:style-name="ce66" office:value-type="string" calcext:value-type="string">
            <text:p>2 Matemáticas</text:p>
          </table:table-cell>
          <table:table-cell table:style-name="ce66" office:value-type="string" calcext:value-type="string">
            <text:p>3 Arquitectura de Computadoras</text:p>
          </table:table-cell>
          <table:table-cell table:style-name="ce66" office:value-type="string" calcext:value-type="string">
            <text:p>4 Redes</text:p>
          </table:table-cell>
          <table:table-cell table:style-name="ce66" office:value-type="string" calcext:value-type="string">
            <text:p>5 Software de Base</text:p>
          </table:table-cell>
          <table:table-cell table:style-name="ce66" office:value-type="string" calcext:value-type="string">
            <text:p>6 Programación e Ingeniería de Software</text:p>
          </table:table-cell>
          <table:table-cell table:style-name="ce66" office:value-type="string" calcext:value-type="string">
            <text:p>7 Tratamiento de Información</text:p>
          </table:table-cell>
          <table:table-cell table:style-name="ce66" office:value-type="string" calcext:value-type="string">
            <text:p>8 Interacción Hombre-Máquina</text:p>
          </table:table-cell>
          <table:table-cell table:number-columns-repeated="1006"/>
        </table:table-row>
        <table:table-row table:style-name="ro3">
          <table:table-cell table:style-name="ce51" office:value-type="date" office:date-value="2025-09-10T14:54:25.478" calcext:value-type="date">
            <text:p>9/10/2025 14:54:25</text:p>
          </table:table-cell>
          <table:table-cell table:style-name="ce55" office:value-type="string" calcext:value-type="string">
            <text:p>2, 6, 7, 11, 12, 16, 21, 27, 28, 31, 32, 36, 41, 43, 46</text:p>
          </table:table-cell>
          <table:table-cell table:style-name="ce55" office:value-type="string" calcext:value-type="string">
            <text:p>1, 3, 4, 8, 13, 17, 26, 42</text:p>
          </table:table-cell>
          <table:table-cell table:style-name="ce55" office:value-type="string" calcext:value-type="string">
            <text:p>30</text:p>
          </table:table-cell>
          <table:table-cell table:style-name="ce55" office:value-type="string" calcext:value-type="string">
            <text:p>33</text:p>
          </table:table-cell>
          <table:table-cell table:style-name="ce55" office:value-type="string" calcext:value-type="string">
            <text:p>38, 44, 49</text:p>
          </table:table-cell>
          <table:table-cell table:style-name="ce55" office:value-type="string" calcext:value-type="string">
            <text:p>5, 9, 10, 14, 15, 18, 19, 20, 29, 34, 35, 37, 45, 47, 48</text:p>
          </table:table-cell>
          <table:table-cell table:style-name="ce55" office:value-type="string" calcext:value-type="string">
            <text:p>22, 25, 50</text:p>
          </table:table-cell>
          <table:table-cell table:style-name="ce60" office:value-type="string" calcext:value-type="string">
            <text:p>23, 24</text:p>
          </table:table-cell>
          <table:table-cell table:style-name="ce63"/>
          <table:table-cell table:style-name="ce65" table:formula="of:=IFERROR(__xludf.dummyfunction(&quot;CONCATENATE(&quot;&quot;,&quot;&quot;,REGEXREPLACE(B2, &quot;&quot;[^0-9,]&quot;&quot;, &quot;&quot;&quot;&quot;),&quot;&quot;,&quot;&quot;)&quot;);&quot;,2,6,7,11,12,16,21,27,28,31,32,36,41,43,46,&quot;)" office:value-type="string" office:string-value=",2,6,7,11,12,16,21,27,28,31,32,36,41,43,46," calcext:value-type="string">
            <text:p>,2,6,7,11,12,16,21,27,28,31,32,36,41,43,46,</text:p>
          </table:table-cell>
          <table:table-cell table:style-name="ce65" table:formula="of:=IFERROR(__xludf.dummyfunction(&quot;CONCATENATE(&quot;&quot;,&quot;&quot;,REGEXREPLACE(C2, &quot;&quot;[^0-9,]&quot;&quot;, &quot;&quot;&quot;&quot;),&quot;&quot;,&quot;&quot;)&quot;);&quot;,1,3,4,8,13,17,26,42,&quot;)" office:value-type="string" office:string-value=",1,3,4,8,13,17,26,42," calcext:value-type="string">
            <text:p>,1,3,4,8,13,17,26,42,</text:p>
          </table:table-cell>
          <table:table-cell table:style-name="ce65" table:formula="of:=IFERROR(__xludf.dummyfunction(&quot;CONCATENATE(&quot;&quot;,&quot;&quot;,REGEXREPLACE(D2, &quot;&quot;[^0-9,]&quot;&quot;, &quot;&quot;&quot;&quot;),&quot;&quot;,&quot;&quot;)&quot;);&quot;,30,&quot;)" office:value-type="string" office:string-value=",30," calcext:value-type="string">
            <text:p>,30,</text:p>
          </table:table-cell>
          <table:table-cell table:style-name="ce65" table:formula="of:=IFERROR(__xludf.dummyfunction(&quot;CONCATENATE(&quot;&quot;,&quot;&quot;,REGEXREPLACE(E2, &quot;&quot;[^0-9,]&quot;&quot;, &quot;&quot;&quot;&quot;),&quot;&quot;,&quot;&quot;)&quot;);&quot;,33,&quot;)" office:value-type="string" office:string-value=",33," calcext:value-type="string">
            <text:p>,33,</text:p>
          </table:table-cell>
          <table:table-cell table:style-name="ce65" table:formula="of:=IFERROR(__xludf.dummyfunction(&quot;CONCATENATE(&quot;&quot;,&quot;&quot;,REGEXREPLACE(F2, &quot;&quot;[^0-9,]&quot;&quot;, &quot;&quot;&quot;&quot;),&quot;&quot;,&quot;&quot;)&quot;);&quot;,38,44,49,&quot;)" office:value-type="string" office:string-value=",38,44,49," calcext:value-type="string">
            <text:p>,38,44,49,</text:p>
          </table:table-cell>
          <table:table-cell table:style-name="ce65" table:formula="of:=IFERROR(__xludf.dummyfunction(&quot;CONCATENATE(&quot;&quot;,&quot;&quot;,REGEXREPLACE(G2, &quot;&quot;[^0-9,]&quot;&quot;, &quot;&quot;&quot;&quot;),&quot;&quot;,&quot;&quot;)&quot;);&quot;,5,9,10,14,15,18,19,20,29,34,35,37,45,47,48,&quot;)" office:value-type="string" office:string-value=",5,9,10,14,15,18,19,20,29,34,35,37,45,47,48," calcext:value-type="string">
            <text:p>,5,9,10,14,15,18,19,20,29,34,35,37,45,47,48,</text:p>
          </table:table-cell>
          <table:table-cell table:style-name="ce65" table:formula="of:=IFERROR(__xludf.dummyfunction(&quot;CONCATENATE(&quot;&quot;,&quot;&quot;,REGEXREPLACE(H2, &quot;&quot;[^0-9,]&quot;&quot;, &quot;&quot;&quot;&quot;),&quot;&quot;,&quot;&quot;)&quot;);&quot;,22,25,50,&quot;)" office:value-type="string" office:string-value=",22,25,50," calcext:value-type="string">
            <text:p>,22,25,50,</text:p>
          </table:table-cell>
          <table:table-cell table:style-name="ce65" table:formula="of:=IFERROR(__xludf.dummyfunction(&quot;CONCATENATE(&quot;&quot;,&quot;&quot;,REGEXREPLACE(I2, &quot;&quot;[^0-9,]&quot;&quot;, &quot;&quot;&quot;&quot;),&quot;&quot;,&quot;&quot;)&quot;);&quot;,23,24,&quot;)" office:value-type="string" office:string-value=",23,24," calcext:value-type="string">
            <text:p>,23,24,</text:p>
          </table:table-cell>
          <table:table-cell table:number-columns-repeated="1006"/>
        </table:table-row>
        <table:table-row table:style-name="ro3">
          <table:table-cell table:style-name="ce52" office:value-type="date" office:date-value="2025-09-10T15:43:20.894" calcext:value-type="date">
            <text:p>9/10/2025 15:43:21</text:p>
          </table:table-cell>
          <table:table-cell table:style-name="ce56" office:value-type="string" calcext:value-type="string">
            <text:p>2, 6, 7, 11, 12, 16, 21, 27, 28, 31, 32, 36, 41</text:p>
          </table:table-cell>
          <table:table-cell table:style-name="ce56" office:value-type="string" calcext:value-type="string">
            <text:p>1, 3, 4, 8, 13, 17, 26, 42</text:p>
          </table:table-cell>
          <table:table-cell table:style-name="ce56" office:value-type="string" calcext:value-type="string">
            <text:p>30</text:p>
          </table:table-cell>
          <table:table-cell table:style-name="ce56" office:value-type="string" calcext:value-type="string">
            <text:p>33, 44, 49</text:p>
          </table:table-cell>
          <table:table-cell table:style-name="ce56" office:value-type="string" calcext:value-type="string">
            <text:p>38, 39</text:p>
          </table:table-cell>
          <table:table-cell table:style-name="ce56" office:value-type="string" calcext:value-type="string">
            <text:p>5, 9, 10, 14, 15, 18, 19, 20, 23, 24, 34, 35, 37, 40, 45, 46, 47, 48</text:p>
          </table:table-cell>
          <table:table-cell table:style-name="ce56" office:value-type="string" calcext:value-type="string">
            <text:p>22, 25, 50</text:p>
          </table:table-cell>
          <table:table-cell table:style-name="ce61" office:value-type="string" calcext:value-type="string">
            <text:p>29, 43</text:p>
          </table:table-cell>
          <table:table-cell table:style-name="ce63"/>
          <table:table-cell table:style-name="ce65" table:formula="of:=IFERROR(__xludf.dummyfunction(&quot;CONCATENATE(&quot;&quot;,&quot;&quot;,REGEXREPLACE(B3, &quot;&quot;[^0-9,]&quot;&quot;, &quot;&quot;&quot;&quot;),&quot;&quot;,&quot;&quot;)&quot;);&quot;,2,6,7,11,12,16,21,27,28,31,32,36,41,&quot;)" office:value-type="string" office:string-value=",2,6,7,11,12,16,21,27,28,31,32,36,41," calcext:value-type="string">
            <text:p>,2,6,7,11,12,16,21,27,28,31,32,36,41,</text:p>
          </table:table-cell>
          <table:table-cell table:style-name="ce65" table:formula="of:=IFERROR(__xludf.dummyfunction(&quot;CONCATENATE(&quot;&quot;,&quot;&quot;,REGEXREPLACE(C3, &quot;&quot;[^0-9,]&quot;&quot;, &quot;&quot;&quot;&quot;),&quot;&quot;,&quot;&quot;)&quot;);&quot;,1,3,4,8,13,17,26,42,&quot;)" office:value-type="string" office:string-value=",1,3,4,8,13,17,26,42," calcext:value-type="string">
            <text:p>,1,3,4,8,13,17,26,42,</text:p>
          </table:table-cell>
          <table:table-cell table:style-name="ce65" table:formula="of:=IFERROR(__xludf.dummyfunction(&quot;CONCATENATE(&quot;&quot;,&quot;&quot;,REGEXREPLACE(D3, &quot;&quot;[^0-9,]&quot;&quot;, &quot;&quot;&quot;&quot;),&quot;&quot;,&quot;&quot;)&quot;);&quot;,30,&quot;)" office:value-type="string" office:string-value=",30," calcext:value-type="string">
            <text:p>,30,</text:p>
          </table:table-cell>
          <table:table-cell table:style-name="ce65" table:formula="of:=IFERROR(__xludf.dummyfunction(&quot;CONCATENATE(&quot;&quot;,&quot;&quot;,REGEXREPLACE(E3, &quot;&quot;[^0-9,]&quot;&quot;, &quot;&quot;&quot;&quot;),&quot;&quot;,&quot;&quot;)&quot;);&quot;,33,44,49,&quot;)" office:value-type="string" office:string-value=",33,44,49," calcext:value-type="string">
            <text:p>,33,44,49,</text:p>
          </table:table-cell>
          <table:table-cell table:style-name="ce65" table:formula="of:=IFERROR(__xludf.dummyfunction(&quot;CONCATENATE(&quot;&quot;,&quot;&quot;,REGEXREPLACE(F3, &quot;&quot;[^0-9,]&quot;&quot;, &quot;&quot;&quot;&quot;),&quot;&quot;,&quot;&quot;)&quot;);&quot;,38,39,&quot;)" office:value-type="string" office:string-value=",38,39," calcext:value-type="string">
            <text:p>,38,39,</text:p>
          </table:table-cell>
          <table:table-cell table:style-name="ce65" table:formula="of:=IFERROR(__xludf.dummyfunction(&quot;CONCATENATE(&quot;&quot;,&quot;&quot;,REGEXREPLACE(G3, &quot;&quot;[^0-9,]&quot;&quot;, &quot;&quot;&quot;&quot;),&quot;&quot;,&quot;&quot;)&quot;);&quot;,5,9,10,14,15,18,19,20,23,24,34,35,37,40,45,46,47,48,&quot;)" office:value-type="string" office:string-value=",5,9,10,14,15,18,19,20,23,24,34,35,37,40,45,46,47,48," calcext:value-type="string">
            <text:p>,5,9,10,14,15,18,19,20,23,24,34,35,37,40,45,46,47,48,</text:p>
          </table:table-cell>
          <table:table-cell table:style-name="ce65" table:formula="of:=IFERROR(__xludf.dummyfunction(&quot;CONCATENATE(&quot;&quot;,&quot;&quot;,REGEXREPLACE(H3, &quot;&quot;[^0-9,]&quot;&quot;, &quot;&quot;&quot;&quot;),&quot;&quot;,&quot;&quot;)&quot;);&quot;,22,25,50,&quot;)" office:value-type="string" office:string-value=",22,25,50," calcext:value-type="string">
            <text:p>,22,25,50,</text:p>
          </table:table-cell>
          <table:table-cell table:style-name="ce65" table:formula="of:=IFERROR(__xludf.dummyfunction(&quot;CONCATENATE(&quot;&quot;,&quot;&quot;,REGEXREPLACE(I3, &quot;&quot;[^0-9,]&quot;&quot;, &quot;&quot;&quot;&quot;),&quot;&quot;,&quot;&quot;)&quot;);&quot;,29,43,&quot;)" office:value-type="string" office:string-value=",29,43," calcext:value-type="string">
            <text:p>,29,43,</text:p>
          </table:table-cell>
          <table:table-cell table:number-columns-repeated="1006"/>
        </table:table-row>
        <table:table-row table:style-name="ro3">
          <table:table-cell table:style-name="ce51" office:value-type="date" office:date-value="2025-09-10T16:01:32.647" calcext:value-type="date">
            <text:p>9/10/2025 16:01:33</text:p>
          </table:table-cell>
          <table:table-cell table:style-name="ce55" office:value-type="string" calcext:value-type="string">
            <text:p>2, 6, 7, 11, 28, 32, 46</text:p>
          </table:table-cell>
          <table:table-cell table:style-name="ce55" office:value-type="string" calcext:value-type="string">
            <text:p>1, 3, 4, 8, 13, 17, 26, 42</text:p>
          </table:table-cell>
          <table:table-cell table:style-name="ce55" office:value-type="string" calcext:value-type="string">
            <text:p>30, 38</text:p>
          </table:table-cell>
          <table:table-cell table:style-name="ce55" office:value-type="string" calcext:value-type="string">
            <text:p>33, 44</text:p>
          </table:table-cell>
          <table:table-cell table:style-name="ce55" office:value-type="string" calcext:value-type="string">
            <text:p>49, 50</text:p>
          </table:table-cell>
          <table:table-cell table:style-name="ce55" office:value-type="string" calcext:value-type="string">
            <text:p>5, 9, 14, 15, 18, 19, 20, 22, 23, 24, 35, 39, 41, 45, 47, 48</text:p>
          </table:table-cell>
          <table:table-cell table:style-name="ce55" office:value-type="string" calcext:value-type="string">
            <text:p>25, 43</text:p>
          </table:table-cell>
          <table:table-cell table:style-name="ce60" office:value-type="string" calcext:value-type="string">
            <text:p>12, 16, 21, 27, 29, 31, 34, 36, 37</text:p>
          </table:table-cell>
          <table:table-cell table:style-name="ce63"/>
          <table:table-cell table:style-name="ce65" table:formula="of:=IFERROR(__xludf.dummyfunction(&quot;CONCATENATE(&quot;&quot;,&quot;&quot;,REGEXREPLACE(B4, &quot;&quot;[^0-9,]&quot;&quot;, &quot;&quot;&quot;&quot;),&quot;&quot;,&quot;&quot;)&quot;);&quot;,2,6,7,11,28,32,46,&quot;)" office:value-type="string" office:string-value=",2,6,7,11,28,32,46," calcext:value-type="string">
            <text:p>,2,6,7,11,28,32,46,</text:p>
          </table:table-cell>
          <table:table-cell table:style-name="ce65" table:formula="of:=IFERROR(__xludf.dummyfunction(&quot;CONCATENATE(&quot;&quot;,&quot;&quot;,REGEXREPLACE(C4, &quot;&quot;[^0-9,]&quot;&quot;, &quot;&quot;&quot;&quot;),&quot;&quot;,&quot;&quot;)&quot;);&quot;,1,3,4,8,13,17,26,42,&quot;)" office:value-type="string" office:string-value=",1,3,4,8,13,17,26,42," calcext:value-type="string">
            <text:p>,1,3,4,8,13,17,26,42,</text:p>
          </table:table-cell>
          <table:table-cell table:style-name="ce65" table:formula="of:=IFERROR(__xludf.dummyfunction(&quot;CONCATENATE(&quot;&quot;,&quot;&quot;,REGEXREPLACE(D4, &quot;&quot;[^0-9,]&quot;&quot;, &quot;&quot;&quot;&quot;),&quot;&quot;,&quot;&quot;)&quot;);&quot;,30,38,&quot;)" office:value-type="string" office:string-value=",30,38," calcext:value-type="string">
            <text:p>,30,38,</text:p>
          </table:table-cell>
          <table:table-cell table:style-name="ce65" table:formula="of:=IFERROR(__xludf.dummyfunction(&quot;CONCATENATE(&quot;&quot;,&quot;&quot;,REGEXREPLACE(E4, &quot;&quot;[^0-9,]&quot;&quot;, &quot;&quot;&quot;&quot;),&quot;&quot;,&quot;&quot;)&quot;);&quot;,33,44,&quot;)" office:value-type="string" office:string-value=",33,44," calcext:value-type="string">
            <text:p>,33,44,</text:p>
          </table:table-cell>
          <table:table-cell table:style-name="ce65" table:formula="of:=IFERROR(__xludf.dummyfunction(&quot;CONCATENATE(&quot;&quot;,&quot;&quot;,REGEXREPLACE(F4, &quot;&quot;[^0-9,]&quot;&quot;, &quot;&quot;&quot;&quot;),&quot;&quot;,&quot;&quot;)&quot;);&quot;,49,50,&quot;)" office:value-type="string" office:string-value=",49,50," calcext:value-type="string">
            <text:p>,49,50,</text:p>
          </table:table-cell>
          <table:table-cell table:style-name="ce65" table:formula="of:=IFERROR(__xludf.dummyfunction(&quot;CONCATENATE(&quot;&quot;,&quot;&quot;,REGEXREPLACE(G4, &quot;&quot;[^0-9,]&quot;&quot;, &quot;&quot;&quot;&quot;),&quot;&quot;,&quot;&quot;)&quot;);&quot;,5,9,14,15,18,19,20,22,23,24,35,39,41,45,47,48,&quot;)" office:value-type="string" office:string-value=",5,9,14,15,18,19,20,22,23,24,35,39,41,45,47,48," calcext:value-type="string">
            <text:p>,5,9,14,15,18,19,20,22,23,24,35,39,41,45,47,48,</text:p>
          </table:table-cell>
          <table:table-cell table:style-name="ce65" table:formula="of:=IFERROR(__xludf.dummyfunction(&quot;CONCATENATE(&quot;&quot;,&quot;&quot;,REGEXREPLACE(H4, &quot;&quot;[^0-9,]&quot;&quot;, &quot;&quot;&quot;&quot;),&quot;&quot;,&quot;&quot;)&quot;);&quot;,25,43,&quot;)" office:value-type="string" office:string-value=",25,43," calcext:value-type="string">
            <text:p>,25,43,</text:p>
          </table:table-cell>
          <table:table-cell table:style-name="ce65" table:formula="of:=IFERROR(__xludf.dummyfunction(&quot;CONCATENATE(&quot;&quot;,&quot;&quot;,REGEXREPLACE(I4, &quot;&quot;[^0-9,]&quot;&quot;, &quot;&quot;&quot;&quot;),&quot;&quot;,&quot;&quot;)&quot;);&quot;,12,16,21,27,29,31,34,36,37,&quot;)" office:value-type="string" office:string-value=",12,16,21,27,29,31,34,36,37," calcext:value-type="string">
            <text:p>,12,16,21,27,29,31,34,36,37,</text:p>
          </table:table-cell>
          <table:table-cell table:number-columns-repeated="1006"/>
        </table:table-row>
        <table:table-row table:style-name="ro3">
          <table:table-cell table:style-name="ce52" office:value-type="date" office:date-value="2025-09-10T17:38:01.5" calcext:value-type="date">
            <text:p>9/10/2025 17:38:02</text:p>
          </table:table-cell>
          <table:table-cell table:style-name="ce56" office:value-type="string" calcext:value-type="string">
            <text:p>2, 6, 11, 12, 16, 21, 27, 28, 31, 32, 36, 41, 46</text:p>
          </table:table-cell>
          <table:table-cell table:style-name="ce56" office:value-type="string" calcext:value-type="string">
            <text:p>1, 3, 4, 8, 13, 17, 26</text:p>
          </table:table-cell>
          <table:table-cell table:style-name="ce56"/>
          <table:table-cell table:style-name="ce56" office:value-type="string" calcext:value-type="string">
            <text:p>33, 44</text:p>
          </table:table-cell>
          <table:table-cell table:style-name="ce56" office:value-type="string" calcext:value-type="string">
            <text:p>38</text:p>
          </table:table-cell>
          <table:table-cell table:style-name="ce56" office:value-type="string" calcext:value-type="string">
            <text:p>5, 9, 10, 14, 15, 18, 19, 20, 22, 23, 24, 29, 30, 35, 39, 40, 42, 45, 47, 48</text:p>
          </table:table-cell>
          <table:table-cell table:style-name="ce56" office:value-type="string" calcext:value-type="string">
            <text:p>25, 43, 50</text:p>
          </table:table-cell>
          <table:table-cell table:style-name="ce61" office:value-type="string" calcext:value-type="string">
            <text:p>34, 37, 40</text:p>
          </table:table-cell>
          <table:table-cell table:style-name="ce63"/>
          <table:table-cell table:style-name="ce65" table:formula="of:=IFERROR(__xludf.dummyfunction(&quot;CONCATENATE(&quot;&quot;,&quot;&quot;,REGEXREPLACE(B5, &quot;&quot;[^0-9,]&quot;&quot;, &quot;&quot;&quot;&quot;),&quot;&quot;,&quot;&quot;)&quot;);&quot;,2,6,11,12,16,21,27,28,31,32,36,41,46,&quot;)" office:value-type="string" office:string-value=",2,6,11,12,16,21,27,28,31,32,36,41,46," calcext:value-type="string">
            <text:p>,2,6,11,12,16,21,27,28,31,32,36,41,46,</text:p>
          </table:table-cell>
          <table:table-cell table:style-name="ce65" table:formula="of:=IFERROR(__xludf.dummyfunction(&quot;CONCATENATE(&quot;&quot;,&quot;&quot;,REGEXREPLACE(C5, &quot;&quot;[^0-9,]&quot;&quot;, &quot;&quot;&quot;&quot;),&quot;&quot;,&quot;&quot;)&quot;);&quot;,1,3,4,8,13,17,26,&quot;)" office:value-type="string" office:string-value=",1,3,4,8,13,17,26," calcext:value-type="string">
            <text:p>,1,3,4,8,13,17,26,</text:p>
          </table:table-cell>
          <table:table-cell table:style-name="ce65" table:formula="of:=IFERROR(__xludf.dummyfunction(&quot;CONCATENATE(&quot;&quot;,&quot;&quot;,REGEXREPLACE(D5, &quot;&quot;[^0-9,]&quot;&quot;, &quot;&quot;&quot;&quot;),&quot;&quot;,&quot;&quot;)&quot;);&quot;,,&quot;)" office:value-type="string" office:string-value=",," calcext:value-type="string">
            <text:p>,,</text:p>
          </table:table-cell>
          <table:table-cell table:style-name="ce65" table:formula="of:=IFERROR(__xludf.dummyfunction(&quot;CONCATENATE(&quot;&quot;,&quot;&quot;,REGEXREPLACE(E5, &quot;&quot;[^0-9,]&quot;&quot;, &quot;&quot;&quot;&quot;),&quot;&quot;,&quot;&quot;)&quot;);&quot;,33,44,&quot;)" office:value-type="string" office:string-value=",33,44," calcext:value-type="string">
            <text:p>,33,44,</text:p>
          </table:table-cell>
          <table:table-cell table:style-name="ce65" table:formula="of:=IFERROR(__xludf.dummyfunction(&quot;CONCATENATE(&quot;&quot;,&quot;&quot;,REGEXREPLACE(F5, &quot;&quot;[^0-9,]&quot;&quot;, &quot;&quot;&quot;&quot;),&quot;&quot;,&quot;&quot;)&quot;);&quot;,38,&quot;)" office:value-type="string" office:string-value=",38," calcext:value-type="string">
            <text:p>,38,</text:p>
          </table:table-cell>
          <table:table-cell table:style-name="ce65" table:formula="of:=IFERROR(__xludf.dummyfunction(&quot;CONCATENATE(&quot;&quot;,&quot;&quot;,REGEXREPLACE(G5, &quot;&quot;[^0-9,]&quot;&quot;, &quot;&quot;&quot;&quot;),&quot;&quot;,&quot;&quot;)&quot;);&quot;,5,9,10,14,15,18,19,20,22,23,24,29,30,35,39,40,42,45,47,48,&quot;)" office:value-type="string" office:string-value=",5,9,10,14,15,18,19,20,22,23,24,29,30,35,39,40,42,45,47,48," calcext:value-type="string">
            <text:p>,5,9,10,14,15,18,19,20,22,23,24,29,30,35,39,40,42,45,47,48,</text:p>
          </table:table-cell>
          <table:table-cell table:style-name="ce65" table:formula="of:=IFERROR(__xludf.dummyfunction(&quot;CONCATENATE(&quot;&quot;,&quot;&quot;,REGEXREPLACE(H5, &quot;&quot;[^0-9,]&quot;&quot;, &quot;&quot;&quot;&quot;),&quot;&quot;,&quot;&quot;)&quot;);&quot;,25,43,50,&quot;)" office:value-type="string" office:string-value=",25,43,50," calcext:value-type="string">
            <text:p>,25,43,50,</text:p>
          </table:table-cell>
          <table:table-cell table:style-name="ce65" table:formula="of:=IFERROR(__xludf.dummyfunction(&quot;CONCATENATE(&quot;&quot;,&quot;&quot;,REGEXREPLACE(I5, &quot;&quot;[^0-9,]&quot;&quot;, &quot;&quot;&quot;&quot;),&quot;&quot;,&quot;&quot;)&quot;);&quot;,34,37,40,&quot;)" office:value-type="string" office:string-value=",34,37,40," calcext:value-type="string">
            <text:p>,34,37,40,</text:p>
          </table:table-cell>
          <table:table-cell table:number-columns-repeated="1006"/>
        </table:table-row>
        <table:table-row table:style-name="ro3">
          <table:table-cell table:style-name="ce53" office:value-type="date" office:date-value="2025-09-10T21:49:28.608" calcext:value-type="date">
            <text:p>9/10/2025 21:49:29</text:p>
          </table:table-cell>
          <table:table-cell table:style-name="ce57" office:value-type="string" calcext:value-type="string">
            <text:p>2, 6, 7, 11, 12, 16, 21, 27, 28, 31, 32, 35, 36, 41, 46, 47</text:p>
          </table:table-cell>
          <table:table-cell table:style-name="ce57" office:value-type="string" calcext:value-type="string">
            <text:p>1, 3, 4, 8, 13, 17, 26</text:p>
          </table:table-cell>
          <table:table-cell table:style-name="ce57" office:value-type="string" calcext:value-type="string">
            <text:p>30, 42, 44</text:p>
          </table:table-cell>
          <table:table-cell table:style-name="ce57" office:value-type="string" calcext:value-type="string">
            <text:p>33, 49</text:p>
          </table:table-cell>
          <table:table-cell table:style-name="ce57" office:value-type="string" calcext:value-type="string">
            <text:p>38</text:p>
          </table:table-cell>
          <table:table-cell table:style-name="ce57" office:value-type="string" calcext:value-type="string">
            <text:p>5, 9, 10, 14, 15, 18, 19, 20, 24, 39, 45</text:p>
          </table:table-cell>
          <table:table-cell table:style-name="ce57" office:value-type="string" calcext:value-type="string">
            <text:p>22, 25, 43, 50</text:p>
          </table:table-cell>
          <table:table-cell table:style-name="ce62" office:value-type="string" calcext:value-type="string">
            <text:p>29, 34, 37, 40</text:p>
          </table:table-cell>
          <table:table-cell/>
          <table:table-cell table:style-name="ce65" table:formula="of:=IFERROR(__xludf.dummyfunction(&quot;CONCATENATE(&quot;&quot;,&quot;&quot;,REGEXREPLACE(B6, &quot;&quot;[^0-9,]&quot;&quot;, &quot;&quot;&quot;&quot;),&quot;&quot;,&quot;&quot;)&quot;);&quot;,2,6,7,11,12,16,21,27,28,31,32,35,36,41,46,47,&quot;)" office:value-type="string" office:string-value=",2,6,7,11,12,16,21,27,28,31,32,35,36,41,46,47," calcext:value-type="string">
            <text:p>,2,6,7,11,12,16,21,27,28,31,32,35,36,41,46,47,</text:p>
          </table:table-cell>
          <table:table-cell table:style-name="ce65" table:formula="of:=IFERROR(__xludf.dummyfunction(&quot;CONCATENATE(&quot;&quot;,&quot;&quot;,REGEXREPLACE(C6, &quot;&quot;[^0-9,]&quot;&quot;, &quot;&quot;&quot;&quot;),&quot;&quot;,&quot;&quot;)&quot;);&quot;,1,3,4,8,13,17,26,&quot;)" office:value-type="string" office:string-value=",1,3,4,8,13,17,26," calcext:value-type="string">
            <text:p>,1,3,4,8,13,17,26,</text:p>
          </table:table-cell>
          <table:table-cell table:style-name="ce65" table:formula="of:=IFERROR(__xludf.dummyfunction(&quot;CONCATENATE(&quot;&quot;,&quot;&quot;,REGEXREPLACE(D6, &quot;&quot;[^0-9,]&quot;&quot;, &quot;&quot;&quot;&quot;),&quot;&quot;,&quot;&quot;)&quot;);&quot;,30,42,44,&quot;)" office:value-type="string" office:string-value=",30,42,44," calcext:value-type="string">
            <text:p>,30,42,44,</text:p>
          </table:table-cell>
          <table:table-cell table:style-name="ce65" table:formula="of:=IFERROR(__xludf.dummyfunction(&quot;CONCATENATE(&quot;&quot;,&quot;&quot;,REGEXREPLACE(E6, &quot;&quot;[^0-9,]&quot;&quot;, &quot;&quot;&quot;&quot;),&quot;&quot;,&quot;&quot;)&quot;);&quot;,33,49,&quot;)" office:value-type="string" office:string-value=",33,49," calcext:value-type="string">
            <text:p>,33,49,</text:p>
          </table:table-cell>
          <table:table-cell table:style-name="ce65" table:formula="of:=IFERROR(__xludf.dummyfunction(&quot;CONCATENATE(&quot;&quot;,&quot;&quot;,REGEXREPLACE(F6, &quot;&quot;[^0-9,]&quot;&quot;, &quot;&quot;&quot;&quot;),&quot;&quot;,&quot;&quot;)&quot;);&quot;,38,&quot;)" office:value-type="string" office:string-value=",38," calcext:value-type="string">
            <text:p>,38,</text:p>
          </table:table-cell>
          <table:table-cell table:style-name="ce65" table:formula="of:=IFERROR(__xludf.dummyfunction(&quot;CONCATENATE(&quot;&quot;,&quot;&quot;,REGEXREPLACE(G6, &quot;&quot;[^0-9,]&quot;&quot;, &quot;&quot;&quot;&quot;),&quot;&quot;,&quot;&quot;)&quot;);&quot;,5,9,10,14,15,18,19,20,24,39,45,&quot;)" office:value-type="string" office:string-value=",5,9,10,14,15,18,19,20,24,39,45," calcext:value-type="string">
            <text:p>,5,9,10,14,15,18,19,20,24,39,45,</text:p>
          </table:table-cell>
          <table:table-cell table:style-name="ce65" table:formula="of:=IFERROR(__xludf.dummyfunction(&quot;CONCATENATE(&quot;&quot;,&quot;&quot;,REGEXREPLACE(H6, &quot;&quot;[^0-9,]&quot;&quot;, &quot;&quot;&quot;&quot;),&quot;&quot;,&quot;&quot;)&quot;);&quot;,22,25,43,50,&quot;)" office:value-type="string" office:string-value=",22,25,43,50," calcext:value-type="string">
            <text:p>,22,25,43,50,</text:p>
          </table:table-cell>
          <table:table-cell table:style-name="ce65" table:formula="of:=IFERROR(__xludf.dummyfunction(&quot;CONCATENATE(&quot;&quot;,&quot;&quot;,REGEXREPLACE(I6, &quot;&quot;[^0-9,]&quot;&quot;, &quot;&quot;&quot;&quot;),&quot;&quot;,&quot;&quot;)&quot;);&quot;,29,34,37,40,&quot;)" office:value-type="string" office:string-value=",29,34,37,40," calcext:value-type="string">
            <text:p>,29,34,37,40,</text:p>
          </table:table-cell>
          <table:table-cell table:number-columns-repeated="1006"/>
        </table:table-row>
        <table:table-row table:style-name="ro3">
          <table:table-cell/>
          <table:table-cell table:style-name="ce58" table:number-columns-repeated="8"/>
          <table:table-cell table:style-name="ce63"/>
          <table:table-cell table:style-name="ce65" table:formula="of:=IFERROR(__xludf.dummyfunction(&quot;CONCATENATE(&quot;&quot;,&quot;&quot;,REGEXREPLACE(B7, &quot;&quot;[^0-9,]&quot;&quot;, &quot;&quot;&quot;&quot;),&quot;&quot;,&quot;&quot;)&quot;);&quot;,,&quot;)" office:value-type="string" office:string-value=",," calcext:value-type="string">
            <text:p>,,</text:p>
          </table:table-cell>
          <table:table-cell table:style-name="ce65" table:formula="of:=IFERROR(__xludf.dummyfunction(&quot;CONCATENATE(&quot;&quot;,&quot;&quot;,REGEXREPLACE(C7, &quot;&quot;[^0-9,]&quot;&quot;, &quot;&quot;&quot;&quot;),&quot;&quot;,&quot;&quot;)&quot;);&quot;,,&quot;)" office:value-type="string" office:string-value=",," calcext:value-type="string">
            <text:p>,,</text:p>
          </table:table-cell>
          <table:table-cell table:style-name="ce65" table:formula="of:=IFERROR(__xludf.dummyfunction(&quot;CONCATENATE(&quot;&quot;,&quot;&quot;,REGEXREPLACE(D7, &quot;&quot;[^0-9,]&quot;&quot;, &quot;&quot;&quot;&quot;),&quot;&quot;,&quot;&quot;)&quot;);&quot;,,&quot;)" office:value-type="string" office:string-value=",," calcext:value-type="string">
            <text:p>,,</text:p>
          </table:table-cell>
          <table:table-cell table:style-name="ce65" table:formula="of:=IFERROR(__xludf.dummyfunction(&quot;CONCATENATE(&quot;&quot;,&quot;&quot;,REGEXREPLACE(E7, &quot;&quot;[^0-9,]&quot;&quot;, &quot;&quot;&quot;&quot;),&quot;&quot;,&quot;&quot;)&quot;);&quot;,,&quot;)" office:value-type="string" office:string-value=",," calcext:value-type="string">
            <text:p>,,</text:p>
          </table:table-cell>
          <table:table-cell table:style-name="ce65" table:formula="of:=IFERROR(__xludf.dummyfunction(&quot;CONCATENATE(&quot;&quot;,&quot;&quot;,REGEXREPLACE(F7, &quot;&quot;[^0-9,]&quot;&quot;, &quot;&quot;&quot;&quot;),&quot;&quot;,&quot;&quot;)&quot;);&quot;,,&quot;)" office:value-type="string" office:string-value=",," calcext:value-type="string">
            <text:p>,,</text:p>
          </table:table-cell>
          <table:table-cell table:style-name="ce65" table:formula="of:=IFERROR(__xludf.dummyfunction(&quot;CONCATENATE(&quot;&quot;,&quot;&quot;,REGEXREPLACE(G7, &quot;&quot;[^0-9,]&quot;&quot;, &quot;&quot;&quot;&quot;),&quot;&quot;,&quot;&quot;)&quot;);&quot;,,&quot;)" office:value-type="string" office:string-value=",," calcext:value-type="string">
            <text:p>,,</text:p>
          </table:table-cell>
          <table:table-cell table:style-name="ce65" table:formula="of:=IFERROR(__xludf.dummyfunction(&quot;CONCATENATE(&quot;&quot;,&quot;&quot;,REGEXREPLACE(H7, &quot;&quot;[^0-9,]&quot;&quot;, &quot;&quot;&quot;&quot;),&quot;&quot;,&quot;&quot;)&quot;);&quot;,,&quot;)" office:value-type="string" office:string-value=",," calcext:value-type="string">
            <text:p>,,</text:p>
          </table:table-cell>
          <table:table-cell table:style-name="ce65" table:formula="of:=IFERROR(__xludf.dummyfunction(&quot;CONCATENATE(&quot;&quot;,&quot;&quot;,REGEXREPLACE(I7, &quot;&quot;[^0-9,]&quot;&quot;, &quot;&quot;&quot;&quot;),&quot;&quot;,&quot;&quot;)&quot;);&quot;,,&quot;)" office:value-type="string" office:string-value=",," calcext:value-type="string">
            <text:p>,,</text:p>
          </table:table-cell>
          <table:table-cell table:number-columns-repeated="1006"/>
        </table:table-row>
        <table:table-row table:style-name="ro3" table:number-rows-repeated="98">
          <table:table-cell/>
          <table:table-cell table:style-name="ce58" table:number-columns-repeated="8"/>
          <table:table-cell table:style-name="ce63"/>
          <table:table-cell table:number-columns-repeated="1014"/>
        </table:table-row>
        <table:table-row table:style-name="ro4" table:number-rows-repeated="1048470">
          <table:table-cell table:number-columns-repeated="1024"/>
        </table:table-row>
        <table:table-row table:style-name="ro4">
          <table:table-cell table:number-columns-repeated="1024"/>
        </table:table-row>
      </table:table>
      <table:table table:name="DataNormalized" table:style-name="ta6">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6" table:default-cell-style-name="Default"/>
        <table:table-column table:style-name="co26" table:default-cell-style-name="Default"/>
        <table:table-column table:style-name="co7" table:number-columns-repeated="1013" table:default-cell-style-name="Default"/>
        <table:table-row table:style-name="ro3">
          <table:table-cell table:style-name="ce67" office:value-type="string" calcext:value-type="string">
            <text:p>Opción</text:p>
          </table:table-cell>
          <table:table-cell table:style-name="ce71" office:value-type="string" calcext:value-type="string">
            <text:p>1 Entorno Social</text:p>
          </table:table-cell>
          <table:table-cell table:style-name="ce75" office:value-type="string" calcext:value-type="string">
            <text:p>2 Matemáticas</text:p>
          </table:table-cell>
          <table:table-cell table:style-name="ce75" office:value-type="string" calcext:value-type="string">
            <text:p>3 Arquitectura de Computadoras</text:p>
          </table:table-cell>
          <table:table-cell table:style-name="ce79" office:value-type="string" calcext:value-type="string">
            <text:p>4 Redes</text:p>
          </table:table-cell>
          <table:table-cell table:style-name="ce79" office:value-type="string" calcext:value-type="string">
            <text:p>5 Software de Base</text:p>
          </table:table-cell>
          <table:table-cell table:style-name="ce79" office:value-type="string" calcext:value-type="string">
            <text:p>6 Programación e Ingeniería de Software</text:p>
          </table:table-cell>
          <table:table-cell table:style-name="ce79" office:value-type="string" calcext:value-type="string">
            <text:p>7 Tratamiento de Información</text:p>
          </table:table-cell>
          <table:table-cell table:style-name="ce79" office:value-type="string" calcext:value-type="string">
            <text:p>8 Interacción Hombre-Máquina</text:p>
          </table:table-cell>
          <table:table-cell table:style-name="ce83"/>
          <table:table-cell table:style-name="ce84" office:value-type="string" calcext:value-type="string">
            <text:p>Categoría</text:p>
          </table:table-cell>
          <table:table-cell table:number-columns-repeated="1013"/>
        </table:table-row>
        <table:table-row table:style-name="ro3">
          <table:table-cell table:style-name="ce68" table:number-matrix-columns-spanned="1" table:number-matrix-rows-spanned="56" table:formula="of:=sequence(56;1)" office:value-type="string" office:string-value="" calcext:value-type="error">
            <text:p>#NAME?</text:p>
          </table:table-cell>
          <table:table-cell table:style-name="ce72" table:formula="of:=COUNTIF([$Data.K$2:.K57]; &quot;*,&quot; &amp; [.$A2] &amp; &quot;,*&quot;)" office:value-type="float" office:value="0" calcext:value-type="float">
            <text:p>0</text:p>
          </table:table-cell>
          <table:table-cell table:style-name="ce76" table:formula="of:=COUNTIF([$Data.L$2:.L57]; &quot;*,&quot; &amp; [.$A2] &amp; &quot;,*&quot;)" office:value-type="float" office:value="5" calcext:value-type="float">
            <text:p>5</text:p>
          </table:table-cell>
          <table:table-cell table:style-name="ce76" table:formula="of:=COUNTIF([$Data.M$2:.M57]; &quot;*,&quot; &amp; [.$A2] &amp; &quot;,*&quot;)" office:value-type="float" office:value="0" calcext:value-type="float">
            <text:p>0</text:p>
          </table:table-cell>
          <table:table-cell table:style-name="ce76" table:formula="of:=COUNTIF([$Data.N$2:.N57]; &quot;*,&quot; &amp; [.$A2] &amp; &quot;,*&quot;)" office:value-type="float" office:value="0" calcext:value-type="float">
            <text:p>0</text:p>
          </table:table-cell>
          <table:table-cell table:style-name="ce76" table:formula="of:=COUNTIF([$Data.O$2:.O57]; &quot;*,&quot; &amp; [.$A2] &amp; &quot;,*&quot;)" office:value-type="float" office:value="0" calcext:value-type="float">
            <text:p>0</text:p>
          </table:table-cell>
          <table:table-cell table:style-name="ce76" table:formula="of:=COUNTIF([$Data.P$2:.P57]; &quot;*,&quot; &amp; [.$A2] &amp; &quot;,*&quot;)" office:value-type="float" office:value="0" calcext:value-type="float">
            <text:p>0</text:p>
          </table:table-cell>
          <table:table-cell table:style-name="ce76" table:formula="of:=COUNTIF([$Data.Q$2:.Q57]; &quot;*,&quot; &amp; [.$A2] &amp; &quot;,*&quot;)" office:value-type="float" office:value="0" calcext:value-type="float">
            <text:p>0</text:p>
          </table:table-cell>
          <table:table-cell table:style-name="ce80" table:formula="of:=COUNTIF([$Data.R$2:.R57]; &quot;*,&quot; &amp; [.$A2] &amp; &quot;,*&quot;)" office:value-type="float" office:value="0" calcext:value-type="float">
            <text:p>0</text:p>
          </table:table-cell>
          <table:table-cell table:style-name="ce63"/>
          <table:table-cell table:style-name="ce85" table:formula="of:=INDEX([.$B$1:.$I$1];MATCH(MAX([.$B2:.$I2]);[.$B2:.$I2];0))" office:value-type="string" office:string-value="2 Matemáticas" calcext:value-type="string">
            <text:p>2 Matemáticas</text:p>
          </table:table-cell>
          <table:table-cell table:number-columns-repeated="1013"/>
        </table:table-row>
        <table:table-row table:style-name="ro3">
          <table:table-cell table:style-name="ce69" office:value-type="string" office:string-value="" calcext:value-type="error">
            <text:p>#NAME?</text:p>
          </table:table-cell>
          <table:table-cell table:style-name="ce73" table:formula="of:=COUNTIF([$Data.K$2:.K57]; &quot;*,&quot; &amp; [.$A3] &amp; &quot;,*&quot;)" office:value-type="float" office:value="5" calcext:value-type="float">
            <text:p>5</text:p>
          </table:table-cell>
          <table:table-cell table:style-name="ce77" table:formula="of:=COUNTIF([$Data.L$2:.L57]; &quot;*,&quot; &amp; [.$A3] &amp; &quot;,*&quot;)" office:value-type="float" office:value="0" calcext:value-type="float">
            <text:p>0</text:p>
          </table:table-cell>
          <table:table-cell table:style-name="ce77" table:formula="of:=COUNTIF([$Data.M$2:.M57]; &quot;*,&quot; &amp; [.$A3] &amp; &quot;,*&quot;)" office:value-type="float" office:value="0" calcext:value-type="float">
            <text:p>0</text:p>
          </table:table-cell>
          <table:table-cell table:style-name="ce77" table:formula="of:=COUNTIF([$Data.N$2:.N57]; &quot;*,&quot; &amp; [.$A3] &amp; &quot;,*&quot;)" office:value-type="float" office:value="0" calcext:value-type="float">
            <text:p>0</text:p>
          </table:table-cell>
          <table:table-cell table:style-name="ce77" table:formula="of:=COUNTIF([$Data.O$2:.O57]; &quot;*,&quot; &amp; [.$A3] &amp; &quot;,*&quot;)" office:value-type="float" office:value="0" calcext:value-type="float">
            <text:p>0</text:p>
          </table:table-cell>
          <table:table-cell table:style-name="ce77" table:formula="of:=COUNTIF([$Data.P$2:.P57]; &quot;*,&quot; &amp; [.$A3] &amp; &quot;,*&quot;)" office:value-type="float" office:value="0" calcext:value-type="float">
            <text:p>0</text:p>
          </table:table-cell>
          <table:table-cell table:style-name="ce77" table:formula="of:=COUNTIF([$Data.Q$2:.Q57]; &quot;*,&quot; &amp; [.$A3] &amp; &quot;,*&quot;)" office:value-type="float" office:value="0" calcext:value-type="float">
            <text:p>0</text:p>
          </table:table-cell>
          <table:table-cell table:style-name="ce81" table:formula="of:=COUNTIF([$Data.R$2:.R57]; &quot;*,&quot; &amp; [.$A3] &amp; &quot;,*&quot;)" office:value-type="float" office:value="0" calcext:value-type="float">
            <text:p>0</text:p>
          </table:table-cell>
          <table:table-cell table:style-name="ce63"/>
          <table:table-cell table:style-name="ce86" table:formula="of:=INDEX([.$B$1:.$I$1];MATCH(MAX([.$B3:.$I3]);[.$B3:.$I3];0))" office:value-type="string" office:string-value="1 Entorno Social" calcext:value-type="string">
            <text:p>1 Entorno Social</text:p>
          </table:table-cell>
          <table:table-cell table:number-columns-repeated="1013"/>
        </table:table-row>
        <table:table-row table:style-name="ro3">
          <table:table-cell table:style-name="ce69" office:value-type="string" office:string-value="" calcext:value-type="error">
            <text:p>#NAME?</text:p>
          </table:table-cell>
          <table:table-cell table:style-name="ce73" table:formula="of:=COUNTIF([$Data.K$2:.K57]; &quot;*,&quot; &amp; [.$A4] &amp; &quot;,*&quot;)" office:value-type="float" office:value="0" calcext:value-type="float">
            <text:p>0</text:p>
          </table:table-cell>
          <table:table-cell table:style-name="ce77" table:formula="of:=COUNTIF([$Data.L$2:.L57]; &quot;*,&quot; &amp; [.$A4] &amp; &quot;,*&quot;)" office:value-type="float" office:value="5" calcext:value-type="float">
            <text:p>5</text:p>
          </table:table-cell>
          <table:table-cell table:style-name="ce77" table:formula="of:=COUNTIF([$Data.M$2:.M57]; &quot;*,&quot; &amp; [.$A4] &amp; &quot;,*&quot;)" office:value-type="float" office:value="0" calcext:value-type="float">
            <text:p>0</text:p>
          </table:table-cell>
          <table:table-cell table:style-name="ce77" table:formula="of:=COUNTIF([$Data.N$2:.N57]; &quot;*,&quot; &amp; [.$A4] &amp; &quot;,*&quot;)" office:value-type="float" office:value="0" calcext:value-type="float">
            <text:p>0</text:p>
          </table:table-cell>
          <table:table-cell table:style-name="ce77" table:formula="of:=COUNTIF([$Data.O$2:.O57]; &quot;*,&quot; &amp; [.$A4] &amp; &quot;,*&quot;)" office:value-type="float" office:value="0" calcext:value-type="float">
            <text:p>0</text:p>
          </table:table-cell>
          <table:table-cell table:style-name="ce77" table:formula="of:=COUNTIF([$Data.P$2:.P57]; &quot;*,&quot; &amp; [.$A4] &amp; &quot;,*&quot;)" office:value-type="float" office:value="0" calcext:value-type="float">
            <text:p>0</text:p>
          </table:table-cell>
          <table:table-cell table:style-name="ce77" table:formula="of:=COUNTIF([$Data.Q$2:.Q57]; &quot;*,&quot; &amp; [.$A4] &amp; &quot;,*&quot;)" office:value-type="float" office:value="0" calcext:value-type="float">
            <text:p>0</text:p>
          </table:table-cell>
          <table:table-cell table:style-name="ce81" table:formula="of:=COUNTIF([$Data.R$2:.R57]; &quot;*,&quot; &amp; [.$A4] &amp; &quot;,*&quot;)" office:value-type="float" office:value="0" calcext:value-type="float">
            <text:p>0</text:p>
          </table:table-cell>
          <table:table-cell table:style-name="ce63"/>
          <table:table-cell table:style-name="ce86" table:formula="of:=INDEX([.$B$1:.$I$1];MATCH(MAX([.$B4:.$I4]);[.$B4:.$I4];0))" office:value-type="string" office:string-value="2 Matemáticas" calcext:value-type="string">
            <text:p>2 Matemáticas</text:p>
          </table:table-cell>
          <table:table-cell table:number-columns-repeated="1013"/>
        </table:table-row>
        <table:table-row table:style-name="ro3">
          <table:table-cell table:style-name="ce69" office:value-type="string" office:string-value="" calcext:value-type="error">
            <text:p>#NAME?</text:p>
          </table:table-cell>
          <table:table-cell table:style-name="ce73" table:formula="of:=COUNTIF([$Data.K$2:.K57]; &quot;*,&quot; &amp; [.$A5] &amp; &quot;,*&quot;)" office:value-type="float" office:value="0" calcext:value-type="float">
            <text:p>0</text:p>
          </table:table-cell>
          <table:table-cell table:style-name="ce77" table:formula="of:=COUNTIF([$Data.L$2:.L57]; &quot;*,&quot; &amp; [.$A5] &amp; &quot;,*&quot;)" office:value-type="float" office:value="5" calcext:value-type="float">
            <text:p>5</text:p>
          </table:table-cell>
          <table:table-cell table:style-name="ce77" table:formula="of:=COUNTIF([$Data.M$2:.M57]; &quot;*,&quot; &amp; [.$A5] &amp; &quot;,*&quot;)" office:value-type="float" office:value="0" calcext:value-type="float">
            <text:p>0</text:p>
          </table:table-cell>
          <table:table-cell table:style-name="ce77" table:formula="of:=COUNTIF([$Data.N$2:.N57]; &quot;*,&quot; &amp; [.$A5] &amp; &quot;,*&quot;)" office:value-type="float" office:value="0" calcext:value-type="float">
            <text:p>0</text:p>
          </table:table-cell>
          <table:table-cell table:style-name="ce77" table:formula="of:=COUNTIF([$Data.O$2:.O57]; &quot;*,&quot; &amp; [.$A5] &amp; &quot;,*&quot;)" office:value-type="float" office:value="0" calcext:value-type="float">
            <text:p>0</text:p>
          </table:table-cell>
          <table:table-cell table:style-name="ce77" table:formula="of:=COUNTIF([$Data.P$2:.P57]; &quot;*,&quot; &amp; [.$A5] &amp; &quot;,*&quot;)" office:value-type="float" office:value="0" calcext:value-type="float">
            <text:p>0</text:p>
          </table:table-cell>
          <table:table-cell table:style-name="ce77" table:formula="of:=COUNTIF([$Data.Q$2:.Q57]; &quot;*,&quot; &amp; [.$A5] &amp; &quot;,*&quot;)" office:value-type="float" office:value="0" calcext:value-type="float">
            <text:p>0</text:p>
          </table:table-cell>
          <table:table-cell table:style-name="ce81" table:formula="of:=COUNTIF([$Data.R$2:.R57]; &quot;*,&quot; &amp; [.$A5] &amp; &quot;,*&quot;)" office:value-type="float" office:value="0" calcext:value-type="float">
            <text:p>0</text:p>
          </table:table-cell>
          <table:table-cell table:style-name="ce63"/>
          <table:table-cell table:style-name="ce86" table:formula="of:=INDEX([.$B$1:.$I$1];MATCH(MAX([.$B5:.$I5]);[.$B5:.$I5];0))" office:value-type="string" office:string-value="2 Matemáticas" calcext:value-type="string">
            <text:p>2 Matemáticas</text:p>
          </table:table-cell>
          <table:table-cell table:number-columns-repeated="1013"/>
        </table:table-row>
        <table:table-row table:style-name="ro3">
          <table:table-cell table:style-name="ce69" office:value-type="string" office:string-value="" calcext:value-type="error">
            <text:p>#NAME?</text:p>
          </table:table-cell>
          <table:table-cell table:style-name="ce73" table:formula="of:=COUNTIF([$Data.K$2:.K57]; &quot;*,&quot; &amp; [.$A6] &amp; &quot;,*&quot;)" office:value-type="float" office:value="0" calcext:value-type="float">
            <text:p>0</text:p>
          </table:table-cell>
          <table:table-cell table:style-name="ce77" table:formula="of:=COUNTIF([$Data.L$2:.L57]; &quot;*,&quot; &amp; [.$A6] &amp; &quot;,*&quot;)" office:value-type="float" office:value="0" calcext:value-type="float">
            <text:p>0</text:p>
          </table:table-cell>
          <table:table-cell table:style-name="ce77" table:formula="of:=COUNTIF([$Data.M$2:.M57]; &quot;*,&quot; &amp; [.$A6] &amp; &quot;,*&quot;)" office:value-type="float" office:value="0" calcext:value-type="float">
            <text:p>0</text:p>
          </table:table-cell>
          <table:table-cell table:style-name="ce77" table:formula="of:=COUNTIF([$Data.N$2:.N57]; &quot;*,&quot; &amp; [.$A6] &amp; &quot;,*&quot;)" office:value-type="float" office:value="0" calcext:value-type="float">
            <text:p>0</text:p>
          </table:table-cell>
          <table:table-cell table:style-name="ce77" table:formula="of:=COUNTIF([$Data.O$2:.O57]; &quot;*,&quot; &amp; [.$A6] &amp; &quot;,*&quot;)" office:value-type="float" office:value="0" calcext:value-type="float">
            <text:p>0</text:p>
          </table:table-cell>
          <table:table-cell table:style-name="ce77" table:formula="of:=COUNTIF([$Data.P$2:.P57]; &quot;*,&quot; &amp; [.$A6] &amp; &quot;,*&quot;)" office:value-type="float" office:value="5" calcext:value-type="float">
            <text:p>5</text:p>
          </table:table-cell>
          <table:table-cell table:style-name="ce77" table:formula="of:=COUNTIF([$Data.Q$2:.Q57]; &quot;*,&quot; &amp; [.$A6] &amp; &quot;,*&quot;)" office:value-type="float" office:value="0" calcext:value-type="float">
            <text:p>0</text:p>
          </table:table-cell>
          <table:table-cell table:style-name="ce81" table:formula="of:=COUNTIF([$Data.R$2:.R57]; &quot;*,&quot; &amp; [.$A6] &amp; &quot;,*&quot;)" office:value-type="float" office:value="0" calcext:value-type="float">
            <text:p>0</text:p>
          </table:table-cell>
          <table:table-cell table:style-name="ce63"/>
          <table:table-cell table:style-name="ce86" table:formula="of:=INDEX([.$B$1:.$I$1];MATCH(MAX([.$B6:.$I6]);[.$B6:.$I6];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69" office:value-type="string" office:string-value="" calcext:value-type="error">
            <text:p>#NAME?</text:p>
          </table:table-cell>
          <table:table-cell table:style-name="ce73" table:formula="of:=COUNTIF([$Data.K$2:.K57]; &quot;*,&quot; &amp; [.$A7] &amp; &quot;,*&quot;)" office:value-type="float" office:value="5" calcext:value-type="float">
            <text:p>5</text:p>
          </table:table-cell>
          <table:table-cell table:style-name="ce77" table:formula="of:=COUNTIF([$Data.L$2:.L57]; &quot;*,&quot; &amp; [.$A7] &amp; &quot;,*&quot;)" office:value-type="float" office:value="0" calcext:value-type="float">
            <text:p>0</text:p>
          </table:table-cell>
          <table:table-cell table:style-name="ce77" table:formula="of:=COUNTIF([$Data.M$2:.M57]; &quot;*,&quot; &amp; [.$A7] &amp; &quot;,*&quot;)" office:value-type="float" office:value="0" calcext:value-type="float">
            <text:p>0</text:p>
          </table:table-cell>
          <table:table-cell table:style-name="ce77" table:formula="of:=COUNTIF([$Data.N$2:.N57]; &quot;*,&quot; &amp; [.$A7] &amp; &quot;,*&quot;)" office:value-type="float" office:value="0" calcext:value-type="float">
            <text:p>0</text:p>
          </table:table-cell>
          <table:table-cell table:style-name="ce77" table:formula="of:=COUNTIF([$Data.O$2:.O57]; &quot;*,&quot; &amp; [.$A7] &amp; &quot;,*&quot;)" office:value-type="float" office:value="0" calcext:value-type="float">
            <text:p>0</text:p>
          </table:table-cell>
          <table:table-cell table:style-name="ce77" table:formula="of:=COUNTIF([$Data.P$2:.P57]; &quot;*,&quot; &amp; [.$A7] &amp; &quot;,*&quot;)" office:value-type="float" office:value="0" calcext:value-type="float">
            <text:p>0</text:p>
          </table:table-cell>
          <table:table-cell table:style-name="ce77" table:formula="of:=COUNTIF([$Data.Q$2:.Q57]; &quot;*,&quot; &amp; [.$A7] &amp; &quot;,*&quot;)" office:value-type="float" office:value="0" calcext:value-type="float">
            <text:p>0</text:p>
          </table:table-cell>
          <table:table-cell table:style-name="ce81" table:formula="of:=COUNTIF([$Data.R$2:.R57]; &quot;*,&quot; &amp; [.$A7] &amp; &quot;,*&quot;)" office:value-type="float" office:value="0" calcext:value-type="float">
            <text:p>0</text:p>
          </table:table-cell>
          <table:table-cell table:style-name="ce63"/>
          <table:table-cell table:style-name="ce86" table:formula="of:=INDEX([.$B$1:.$I$1];MATCH(MAX([.$B7:.$I7]);[.$B7:.$I7];0))" office:value-type="string" office:string-value="1 Entorno Social" calcext:value-type="string">
            <text:p>1 Entorno Social</text:p>
          </table:table-cell>
          <table:table-cell table:number-columns-repeated="1013"/>
        </table:table-row>
        <table:table-row table:style-name="ro3">
          <table:table-cell table:style-name="ce69" office:value-type="string" office:string-value="" calcext:value-type="error">
            <text:p>#NAME?</text:p>
          </table:table-cell>
          <table:table-cell table:style-name="ce73" table:formula="of:=COUNTIF([$Data.K$2:.K57]; &quot;*,&quot; &amp; [.$A8] &amp; &quot;,*&quot;)" office:value-type="float" office:value="4" calcext:value-type="float">
            <text:p>4</text:p>
          </table:table-cell>
          <table:table-cell table:style-name="ce77" table:formula="of:=COUNTIF([$Data.L$2:.L57]; &quot;*,&quot; &amp; [.$A8] &amp; &quot;,*&quot;)" office:value-type="float" office:value="0" calcext:value-type="float">
            <text:p>0</text:p>
          </table:table-cell>
          <table:table-cell table:style-name="ce77" table:formula="of:=COUNTIF([$Data.M$2:.M57]; &quot;*,&quot; &amp; [.$A8] &amp; &quot;,*&quot;)" office:value-type="float" office:value="0" calcext:value-type="float">
            <text:p>0</text:p>
          </table:table-cell>
          <table:table-cell table:style-name="ce77" table:formula="of:=COUNTIF([$Data.N$2:.N57]; &quot;*,&quot; &amp; [.$A8] &amp; &quot;,*&quot;)" office:value-type="float" office:value="0" calcext:value-type="float">
            <text:p>0</text:p>
          </table:table-cell>
          <table:table-cell table:style-name="ce77" table:formula="of:=COUNTIF([$Data.O$2:.O57]; &quot;*,&quot; &amp; [.$A8] &amp; &quot;,*&quot;)" office:value-type="float" office:value="0" calcext:value-type="float">
            <text:p>0</text:p>
          </table:table-cell>
          <table:table-cell table:style-name="ce77" table:formula="of:=COUNTIF([$Data.P$2:.P57]; &quot;*,&quot; &amp; [.$A8] &amp; &quot;,*&quot;)" office:value-type="float" office:value="0" calcext:value-type="float">
            <text:p>0</text:p>
          </table:table-cell>
          <table:table-cell table:style-name="ce77" table:formula="of:=COUNTIF([$Data.Q$2:.Q57]; &quot;*,&quot; &amp; [.$A8] &amp; &quot;,*&quot;)" office:value-type="float" office:value="0" calcext:value-type="float">
            <text:p>0</text:p>
          </table:table-cell>
          <table:table-cell table:style-name="ce81" table:formula="of:=COUNTIF([$Data.R$2:.R57]; &quot;*,&quot; &amp; [.$A8] &amp; &quot;,*&quot;)" office:value-type="float" office:value="0" calcext:value-type="float">
            <text:p>0</text:p>
          </table:table-cell>
          <table:table-cell table:style-name="ce63"/>
          <table:table-cell table:style-name="ce86" table:formula="of:=INDEX([.$B$1:.$I$1];MATCH(MAX([.$B8:.$I8]);[.$B8:.$I8];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9] &amp; &quot;,*&quot;)" office:value-type="float" office:value="0" calcext:value-type="float">
            <text:p>0</text:p>
          </table:table-cell>
          <table:table-cell table:style-name="ce77" table:formula="of:=COUNTIF([$Data.L$2:.L57]; &quot;*,&quot; &amp; [.$A9] &amp; &quot;,*&quot;)" office:value-type="float" office:value="5" calcext:value-type="float">
            <text:p>5</text:p>
          </table:table-cell>
          <table:table-cell table:style-name="ce77" table:formula="of:=COUNTIF([$Data.M$2:.M57]; &quot;*,&quot; &amp; [.$A9] &amp; &quot;,*&quot;)" office:value-type="float" office:value="0" calcext:value-type="float">
            <text:p>0</text:p>
          </table:table-cell>
          <table:table-cell table:style-name="ce77" table:formula="of:=COUNTIF([$Data.N$2:.N57]; &quot;*,&quot; &amp; [.$A9] &amp; &quot;,*&quot;)" office:value-type="float" office:value="0" calcext:value-type="float">
            <text:p>0</text:p>
          </table:table-cell>
          <table:table-cell table:style-name="ce77" table:formula="of:=COUNTIF([$Data.O$2:.O57]; &quot;*,&quot; &amp; [.$A9] &amp; &quot;,*&quot;)" office:value-type="float" office:value="0" calcext:value-type="float">
            <text:p>0</text:p>
          </table:table-cell>
          <table:table-cell table:style-name="ce77" table:formula="of:=COUNTIF([$Data.P$2:.P57]; &quot;*,&quot; &amp; [.$A9] &amp; &quot;,*&quot;)" office:value-type="float" office:value="0" calcext:value-type="float">
            <text:p>0</text:p>
          </table:table-cell>
          <table:table-cell table:style-name="ce77" table:formula="of:=COUNTIF([$Data.Q$2:.Q57]; &quot;*,&quot; &amp; [.$A9] &amp; &quot;,*&quot;)" office:value-type="float" office:value="0" calcext:value-type="float">
            <text:p>0</text:p>
          </table:table-cell>
          <table:table-cell table:style-name="ce81" table:formula="of:=COUNTIF([$Data.R$2:.R57]; &quot;*,&quot; &amp; [.$A9] &amp; &quot;,*&quot;)" office:value-type="float" office:value="0" calcext:value-type="float">
            <text:p>0</text:p>
          </table:table-cell>
          <table:table-cell table:style-name="ce63"/>
          <table:table-cell table:style-name="ce86" table:formula="of:=INDEX([.$B$1:.$I$1];MATCH(MAX([.$B9:.$I9]);[.$B9:.$I9];0))" office:value-type="string" office:string-value="2 Matemáticas" calcext:value-type="string">
            <text:p>2 Matemática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0] &amp; &quot;,*&quot;)" office:value-type="float" office:value="0" calcext:value-type="float">
            <text:p>0</text:p>
          </table:table-cell>
          <table:table-cell table:style-name="ce77" table:formula="of:=COUNTIF([$Data.L$2:.L57]; &quot;*,&quot; &amp; [.$A10] &amp; &quot;,*&quot;)" office:value-type="float" office:value="0" calcext:value-type="float">
            <text:p>0</text:p>
          </table:table-cell>
          <table:table-cell table:style-name="ce77" table:formula="of:=COUNTIF([$Data.M$2:.M57]; &quot;*,&quot; &amp; [.$A10] &amp; &quot;,*&quot;)" office:value-type="float" office:value="0" calcext:value-type="float">
            <text:p>0</text:p>
          </table:table-cell>
          <table:table-cell table:style-name="ce77" table:formula="of:=COUNTIF([$Data.N$2:.N57]; &quot;*,&quot; &amp; [.$A10] &amp; &quot;,*&quot;)" office:value-type="float" office:value="0" calcext:value-type="float">
            <text:p>0</text:p>
          </table:table-cell>
          <table:table-cell table:style-name="ce77" table:formula="of:=COUNTIF([$Data.O$2:.O57]; &quot;*,&quot; &amp; [.$A10] &amp; &quot;,*&quot;)" office:value-type="float" office:value="0" calcext:value-type="float">
            <text:p>0</text:p>
          </table:table-cell>
          <table:table-cell table:style-name="ce77" table:formula="of:=COUNTIF([$Data.P$2:.P57]; &quot;*,&quot; &amp; [.$A10] &amp; &quot;,*&quot;)" office:value-type="float" office:value="5" calcext:value-type="float">
            <text:p>5</text:p>
          </table:table-cell>
          <table:table-cell table:style-name="ce77" table:formula="of:=COUNTIF([$Data.Q$2:.Q57]; &quot;*,&quot; &amp; [.$A10] &amp; &quot;,*&quot;)" office:value-type="float" office:value="0" calcext:value-type="float">
            <text:p>0</text:p>
          </table:table-cell>
          <table:table-cell table:style-name="ce81" table:formula="of:=COUNTIF([$Data.R$2:.R57]; &quot;*,&quot; &amp; [.$A10] &amp; &quot;,*&quot;)" office:value-type="float" office:value="0" calcext:value-type="float">
            <text:p>0</text:p>
          </table:table-cell>
          <table:table-cell table:style-name="ce63"/>
          <table:table-cell table:style-name="ce86" table:formula="of:=INDEX([.$B$1:.$I$1];MATCH(MAX([.$B10:.$I10]);[.$B10:.$I10];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1] &amp; &quot;,*&quot;)" office:value-type="float" office:value="0" calcext:value-type="float">
            <text:p>0</text:p>
          </table:table-cell>
          <table:table-cell table:style-name="ce77" table:formula="of:=COUNTIF([$Data.L$2:.L57]; &quot;*,&quot; &amp; [.$A11] &amp; &quot;,*&quot;)" office:value-type="float" office:value="0" calcext:value-type="float">
            <text:p>0</text:p>
          </table:table-cell>
          <table:table-cell table:style-name="ce77" table:formula="of:=COUNTIF([$Data.M$2:.M57]; &quot;*,&quot; &amp; [.$A11] &amp; &quot;,*&quot;)" office:value-type="float" office:value="0" calcext:value-type="float">
            <text:p>0</text:p>
          </table:table-cell>
          <table:table-cell table:style-name="ce77" table:formula="of:=COUNTIF([$Data.N$2:.N57]; &quot;*,&quot; &amp; [.$A11] &amp; &quot;,*&quot;)" office:value-type="float" office:value="0" calcext:value-type="float">
            <text:p>0</text:p>
          </table:table-cell>
          <table:table-cell table:style-name="ce77" table:formula="of:=COUNTIF([$Data.O$2:.O57]; &quot;*,&quot; &amp; [.$A11] &amp; &quot;,*&quot;)" office:value-type="float" office:value="0" calcext:value-type="float">
            <text:p>0</text:p>
          </table:table-cell>
          <table:table-cell table:style-name="ce77" table:formula="of:=COUNTIF([$Data.P$2:.P57]; &quot;*,&quot; &amp; [.$A11] &amp; &quot;,*&quot;)" office:value-type="float" office:value="4" calcext:value-type="float">
            <text:p>4</text:p>
          </table:table-cell>
          <table:table-cell table:style-name="ce77" table:formula="of:=COUNTIF([$Data.Q$2:.Q57]; &quot;*,&quot; &amp; [.$A11] &amp; &quot;,*&quot;)" office:value-type="float" office:value="0" calcext:value-type="float">
            <text:p>0</text:p>
          </table:table-cell>
          <table:table-cell table:style-name="ce81" table:formula="of:=COUNTIF([$Data.R$2:.R57]; &quot;*,&quot; &amp; [.$A11] &amp; &quot;,*&quot;)" office:value-type="float" office:value="0" calcext:value-type="float">
            <text:p>0</text:p>
          </table:table-cell>
          <table:table-cell table:style-name="ce63"/>
          <table:table-cell table:style-name="ce86" table:formula="of:=INDEX([.$B$1:.$I$1];MATCH(MAX([.$B11:.$I11]);[.$B11:.$I11];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2] &amp; &quot;,*&quot;)" office:value-type="float" office:value="5" calcext:value-type="float">
            <text:p>5</text:p>
          </table:table-cell>
          <table:table-cell table:style-name="ce77" table:formula="of:=COUNTIF([$Data.L$2:.L57]; &quot;*,&quot; &amp; [.$A12] &amp; &quot;,*&quot;)" office:value-type="float" office:value="0" calcext:value-type="float">
            <text:p>0</text:p>
          </table:table-cell>
          <table:table-cell table:style-name="ce77" table:formula="of:=COUNTIF([$Data.M$2:.M57]; &quot;*,&quot; &amp; [.$A12] &amp; &quot;,*&quot;)" office:value-type="float" office:value="0" calcext:value-type="float">
            <text:p>0</text:p>
          </table:table-cell>
          <table:table-cell table:style-name="ce77" table:formula="of:=COUNTIF([$Data.N$2:.N57]; &quot;*,&quot; &amp; [.$A12] &amp; &quot;,*&quot;)" office:value-type="float" office:value="0" calcext:value-type="float">
            <text:p>0</text:p>
          </table:table-cell>
          <table:table-cell table:style-name="ce77" table:formula="of:=COUNTIF([$Data.O$2:.O57]; &quot;*,&quot; &amp; [.$A12] &amp; &quot;,*&quot;)" office:value-type="float" office:value="0" calcext:value-type="float">
            <text:p>0</text:p>
          </table:table-cell>
          <table:table-cell table:style-name="ce77" table:formula="of:=COUNTIF([$Data.P$2:.P57]; &quot;*,&quot; &amp; [.$A12] &amp; &quot;,*&quot;)" office:value-type="float" office:value="0" calcext:value-type="float">
            <text:p>0</text:p>
          </table:table-cell>
          <table:table-cell table:style-name="ce77" table:formula="of:=COUNTIF([$Data.Q$2:.Q57]; &quot;*,&quot; &amp; [.$A12] &amp; &quot;,*&quot;)" office:value-type="float" office:value="0" calcext:value-type="float">
            <text:p>0</text:p>
          </table:table-cell>
          <table:table-cell table:style-name="ce81" table:formula="of:=COUNTIF([$Data.R$2:.R57]; &quot;*,&quot; &amp; [.$A12] &amp; &quot;,*&quot;)" office:value-type="float" office:value="0" calcext:value-type="float">
            <text:p>0</text:p>
          </table:table-cell>
          <table:table-cell table:style-name="ce63"/>
          <table:table-cell table:style-name="ce86" table:formula="of:=INDEX([.$B$1:.$I$1];MATCH(MAX([.$B12:.$I12]);[.$B12:.$I12];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3] &amp; &quot;,*&quot;)" office:value-type="float" office:value="4" calcext:value-type="float">
            <text:p>4</text:p>
          </table:table-cell>
          <table:table-cell table:style-name="ce77" table:formula="of:=COUNTIF([$Data.L$2:.L57]; &quot;*,&quot; &amp; [.$A13] &amp; &quot;,*&quot;)" office:value-type="float" office:value="0" calcext:value-type="float">
            <text:p>0</text:p>
          </table:table-cell>
          <table:table-cell table:style-name="ce77" table:formula="of:=COUNTIF([$Data.M$2:.M57]; &quot;*,&quot; &amp; [.$A13] &amp; &quot;,*&quot;)" office:value-type="float" office:value="0" calcext:value-type="float">
            <text:p>0</text:p>
          </table:table-cell>
          <table:table-cell table:style-name="ce77" table:formula="of:=COUNTIF([$Data.N$2:.N57]; &quot;*,&quot; &amp; [.$A13] &amp; &quot;,*&quot;)" office:value-type="float" office:value="0" calcext:value-type="float">
            <text:p>0</text:p>
          </table:table-cell>
          <table:table-cell table:style-name="ce77" table:formula="of:=COUNTIF([$Data.O$2:.O57]; &quot;*,&quot; &amp; [.$A13] &amp; &quot;,*&quot;)" office:value-type="float" office:value="0" calcext:value-type="float">
            <text:p>0</text:p>
          </table:table-cell>
          <table:table-cell table:style-name="ce77" table:formula="of:=COUNTIF([$Data.P$2:.P57]; &quot;*,&quot; &amp; [.$A13] &amp; &quot;,*&quot;)" office:value-type="float" office:value="0" calcext:value-type="float">
            <text:p>0</text:p>
          </table:table-cell>
          <table:table-cell table:style-name="ce77" table:formula="of:=COUNTIF([$Data.Q$2:.Q57]; &quot;*,&quot; &amp; [.$A13] &amp; &quot;,*&quot;)" office:value-type="float" office:value="0" calcext:value-type="float">
            <text:p>0</text:p>
          </table:table-cell>
          <table:table-cell table:style-name="ce81" table:formula="of:=COUNTIF([$Data.R$2:.R57]; &quot;*,&quot; &amp; [.$A13] &amp; &quot;,*&quot;)" office:value-type="float" office:value="1" calcext:value-type="float">
            <text:p>1</text:p>
          </table:table-cell>
          <table:table-cell table:style-name="ce63"/>
          <table:table-cell table:style-name="ce86" table:formula="of:=INDEX([.$B$1:.$I$1];MATCH(MAX([.$B13:.$I13]);[.$B13:.$I13];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4] &amp; &quot;,*&quot;)" office:value-type="float" office:value="0" calcext:value-type="float">
            <text:p>0</text:p>
          </table:table-cell>
          <table:table-cell table:style-name="ce77" table:formula="of:=COUNTIF([$Data.L$2:.L57]; &quot;*,&quot; &amp; [.$A14] &amp; &quot;,*&quot;)" office:value-type="float" office:value="5" calcext:value-type="float">
            <text:p>5</text:p>
          </table:table-cell>
          <table:table-cell table:style-name="ce77" table:formula="of:=COUNTIF([$Data.M$2:.M57]; &quot;*,&quot; &amp; [.$A14] &amp; &quot;,*&quot;)" office:value-type="float" office:value="0" calcext:value-type="float">
            <text:p>0</text:p>
          </table:table-cell>
          <table:table-cell table:style-name="ce77" table:formula="of:=COUNTIF([$Data.N$2:.N57]; &quot;*,&quot; &amp; [.$A14] &amp; &quot;,*&quot;)" office:value-type="float" office:value="0" calcext:value-type="float">
            <text:p>0</text:p>
          </table:table-cell>
          <table:table-cell table:style-name="ce77" table:formula="of:=COUNTIF([$Data.O$2:.O57]; &quot;*,&quot; &amp; [.$A14] &amp; &quot;,*&quot;)" office:value-type="float" office:value="0" calcext:value-type="float">
            <text:p>0</text:p>
          </table:table-cell>
          <table:table-cell table:style-name="ce77" table:formula="of:=COUNTIF([$Data.P$2:.P57]; &quot;*,&quot; &amp; [.$A14] &amp; &quot;,*&quot;)" office:value-type="float" office:value="0" calcext:value-type="float">
            <text:p>0</text:p>
          </table:table-cell>
          <table:table-cell table:style-name="ce77" table:formula="of:=COUNTIF([$Data.Q$2:.Q57]; &quot;*,&quot; &amp; [.$A14] &amp; &quot;,*&quot;)" office:value-type="float" office:value="0" calcext:value-type="float">
            <text:p>0</text:p>
          </table:table-cell>
          <table:table-cell table:style-name="ce81" table:formula="of:=COUNTIF([$Data.R$2:.R57]; &quot;*,&quot; &amp; [.$A14] &amp; &quot;,*&quot;)" office:value-type="float" office:value="0" calcext:value-type="float">
            <text:p>0</text:p>
          </table:table-cell>
          <table:table-cell table:style-name="ce63"/>
          <table:table-cell table:style-name="ce86" table:formula="of:=INDEX([.$B$1:.$I$1];MATCH(MAX([.$B14:.$I14]);[.$B14:.$I14];0))" office:value-type="string" office:string-value="2 Matemáticas" calcext:value-type="string">
            <text:p>2 Matemática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5] &amp; &quot;,*&quot;)" office:value-type="float" office:value="0" calcext:value-type="float">
            <text:p>0</text:p>
          </table:table-cell>
          <table:table-cell table:style-name="ce77" table:formula="of:=COUNTIF([$Data.L$2:.L57]; &quot;*,&quot; &amp; [.$A15] &amp; &quot;,*&quot;)" office:value-type="float" office:value="0" calcext:value-type="float">
            <text:p>0</text:p>
          </table:table-cell>
          <table:table-cell table:style-name="ce77" table:formula="of:=COUNTIF([$Data.M$2:.M57]; &quot;*,&quot; &amp; [.$A15] &amp; &quot;,*&quot;)" office:value-type="float" office:value="0" calcext:value-type="float">
            <text:p>0</text:p>
          </table:table-cell>
          <table:table-cell table:style-name="ce77" table:formula="of:=COUNTIF([$Data.N$2:.N57]; &quot;*,&quot; &amp; [.$A15] &amp; &quot;,*&quot;)" office:value-type="float" office:value="0" calcext:value-type="float">
            <text:p>0</text:p>
          </table:table-cell>
          <table:table-cell table:style-name="ce77" table:formula="of:=COUNTIF([$Data.O$2:.O57]; &quot;*,&quot; &amp; [.$A15] &amp; &quot;,*&quot;)" office:value-type="float" office:value="0" calcext:value-type="float">
            <text:p>0</text:p>
          </table:table-cell>
          <table:table-cell table:style-name="ce77" table:formula="of:=COUNTIF([$Data.P$2:.P57]; &quot;*,&quot; &amp; [.$A15] &amp; &quot;,*&quot;)" office:value-type="float" office:value="5" calcext:value-type="float">
            <text:p>5</text:p>
          </table:table-cell>
          <table:table-cell table:style-name="ce77" table:formula="of:=COUNTIF([$Data.Q$2:.Q57]; &quot;*,&quot; &amp; [.$A15] &amp; &quot;,*&quot;)" office:value-type="float" office:value="0" calcext:value-type="float">
            <text:p>0</text:p>
          </table:table-cell>
          <table:table-cell table:style-name="ce81" table:formula="of:=COUNTIF([$Data.R$2:.R57]; &quot;*,&quot; &amp; [.$A15] &amp; &quot;,*&quot;)" office:value-type="float" office:value="0" calcext:value-type="float">
            <text:p>0</text:p>
          </table:table-cell>
          <table:table-cell table:style-name="ce63"/>
          <table:table-cell table:style-name="ce86" table:formula="of:=INDEX([.$B$1:.$I$1];MATCH(MAX([.$B15:.$I15]);[.$B15:.$I15];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6] &amp; &quot;,*&quot;)" office:value-type="float" office:value="0" calcext:value-type="float">
            <text:p>0</text:p>
          </table:table-cell>
          <table:table-cell table:style-name="ce77" table:formula="of:=COUNTIF([$Data.L$2:.L57]; &quot;*,&quot; &amp; [.$A16] &amp; &quot;,*&quot;)" office:value-type="float" office:value="0" calcext:value-type="float">
            <text:p>0</text:p>
          </table:table-cell>
          <table:table-cell table:style-name="ce77" table:formula="of:=COUNTIF([$Data.M$2:.M57]; &quot;*,&quot; &amp; [.$A16] &amp; &quot;,*&quot;)" office:value-type="float" office:value="0" calcext:value-type="float">
            <text:p>0</text:p>
          </table:table-cell>
          <table:table-cell table:style-name="ce77" table:formula="of:=COUNTIF([$Data.N$2:.N57]; &quot;*,&quot; &amp; [.$A16] &amp; &quot;,*&quot;)" office:value-type="float" office:value="0" calcext:value-type="float">
            <text:p>0</text:p>
          </table:table-cell>
          <table:table-cell table:style-name="ce77" table:formula="of:=COUNTIF([$Data.O$2:.O57]; &quot;*,&quot; &amp; [.$A16] &amp; &quot;,*&quot;)" office:value-type="float" office:value="0" calcext:value-type="float">
            <text:p>0</text:p>
          </table:table-cell>
          <table:table-cell table:style-name="ce77" table:formula="of:=COUNTIF([$Data.P$2:.P57]; &quot;*,&quot; &amp; [.$A16] &amp; &quot;,*&quot;)" office:value-type="float" office:value="5" calcext:value-type="float">
            <text:p>5</text:p>
          </table:table-cell>
          <table:table-cell table:style-name="ce77" table:formula="of:=COUNTIF([$Data.Q$2:.Q57]; &quot;*,&quot; &amp; [.$A16] &amp; &quot;,*&quot;)" office:value-type="float" office:value="0" calcext:value-type="float">
            <text:p>0</text:p>
          </table:table-cell>
          <table:table-cell table:style-name="ce81" table:formula="of:=COUNTIF([$Data.R$2:.R57]; &quot;*,&quot; &amp; [.$A16] &amp; &quot;,*&quot;)" office:value-type="float" office:value="0" calcext:value-type="float">
            <text:p>0</text:p>
          </table:table-cell>
          <table:table-cell table:style-name="ce63"/>
          <table:table-cell table:style-name="ce86" table:formula="of:=INDEX([.$B$1:.$I$1];MATCH(MAX([.$B16:.$I16]);[.$B16:.$I16];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7] &amp; &quot;,*&quot;)" office:value-type="float" office:value="4" calcext:value-type="float">
            <text:p>4</text:p>
          </table:table-cell>
          <table:table-cell table:style-name="ce77" table:formula="of:=COUNTIF([$Data.L$2:.L57]; &quot;*,&quot; &amp; [.$A17] &amp; &quot;,*&quot;)" office:value-type="float" office:value="0" calcext:value-type="float">
            <text:p>0</text:p>
          </table:table-cell>
          <table:table-cell table:style-name="ce77" table:formula="of:=COUNTIF([$Data.M$2:.M57]; &quot;*,&quot; &amp; [.$A17] &amp; &quot;,*&quot;)" office:value-type="float" office:value="0" calcext:value-type="float">
            <text:p>0</text:p>
          </table:table-cell>
          <table:table-cell table:style-name="ce77" table:formula="of:=COUNTIF([$Data.N$2:.N57]; &quot;*,&quot; &amp; [.$A17] &amp; &quot;,*&quot;)" office:value-type="float" office:value="0" calcext:value-type="float">
            <text:p>0</text:p>
          </table:table-cell>
          <table:table-cell table:style-name="ce77" table:formula="of:=COUNTIF([$Data.O$2:.O57]; &quot;*,&quot; &amp; [.$A17] &amp; &quot;,*&quot;)" office:value-type="float" office:value="0" calcext:value-type="float">
            <text:p>0</text:p>
          </table:table-cell>
          <table:table-cell table:style-name="ce77" table:formula="of:=COUNTIF([$Data.P$2:.P57]; &quot;*,&quot; &amp; [.$A17] &amp; &quot;,*&quot;)" office:value-type="float" office:value="0" calcext:value-type="float">
            <text:p>0</text:p>
          </table:table-cell>
          <table:table-cell table:style-name="ce77" table:formula="of:=COUNTIF([$Data.Q$2:.Q57]; &quot;*,&quot; &amp; [.$A17] &amp; &quot;,*&quot;)" office:value-type="float" office:value="0" calcext:value-type="float">
            <text:p>0</text:p>
          </table:table-cell>
          <table:table-cell table:style-name="ce81" table:formula="of:=COUNTIF([$Data.R$2:.R57]; &quot;*,&quot; &amp; [.$A17] &amp; &quot;,*&quot;)" office:value-type="float" office:value="1" calcext:value-type="float">
            <text:p>1</text:p>
          </table:table-cell>
          <table:table-cell table:style-name="ce63"/>
          <table:table-cell table:style-name="ce86" table:formula="of:=INDEX([.$B$1:.$I$1];MATCH(MAX([.$B17:.$I17]);[.$B17:.$I17];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8] &amp; &quot;,*&quot;)" office:value-type="float" office:value="0" calcext:value-type="float">
            <text:p>0</text:p>
          </table:table-cell>
          <table:table-cell table:style-name="ce77" table:formula="of:=COUNTIF([$Data.L$2:.L57]; &quot;*,&quot; &amp; [.$A18] &amp; &quot;,*&quot;)" office:value-type="float" office:value="5" calcext:value-type="float">
            <text:p>5</text:p>
          </table:table-cell>
          <table:table-cell table:style-name="ce77" table:formula="of:=COUNTIF([$Data.M$2:.M57]; &quot;*,&quot; &amp; [.$A18] &amp; &quot;,*&quot;)" office:value-type="float" office:value="0" calcext:value-type="float">
            <text:p>0</text:p>
          </table:table-cell>
          <table:table-cell table:style-name="ce77" table:formula="of:=COUNTIF([$Data.N$2:.N57]; &quot;*,&quot; &amp; [.$A18] &amp; &quot;,*&quot;)" office:value-type="float" office:value="0" calcext:value-type="float">
            <text:p>0</text:p>
          </table:table-cell>
          <table:table-cell table:style-name="ce77" table:formula="of:=COUNTIF([$Data.O$2:.O57]; &quot;*,&quot; &amp; [.$A18] &amp; &quot;,*&quot;)" office:value-type="float" office:value="0" calcext:value-type="float">
            <text:p>0</text:p>
          </table:table-cell>
          <table:table-cell table:style-name="ce77" table:formula="of:=COUNTIF([$Data.P$2:.P57]; &quot;*,&quot; &amp; [.$A18] &amp; &quot;,*&quot;)" office:value-type="float" office:value="0" calcext:value-type="float">
            <text:p>0</text:p>
          </table:table-cell>
          <table:table-cell table:style-name="ce77" table:formula="of:=COUNTIF([$Data.Q$2:.Q57]; &quot;*,&quot; &amp; [.$A18] &amp; &quot;,*&quot;)" office:value-type="float" office:value="0" calcext:value-type="float">
            <text:p>0</text:p>
          </table:table-cell>
          <table:table-cell table:style-name="ce81" table:formula="of:=COUNTIF([$Data.R$2:.R57]; &quot;*,&quot; &amp; [.$A18] &amp; &quot;,*&quot;)" office:value-type="float" office:value="0" calcext:value-type="float">
            <text:p>0</text:p>
          </table:table-cell>
          <table:table-cell table:style-name="ce63"/>
          <table:table-cell table:style-name="ce86" table:formula="of:=INDEX([.$B$1:.$I$1];MATCH(MAX([.$B18:.$I18]);[.$B18:.$I18];0))" office:value-type="string" office:string-value="2 Matemáticas" calcext:value-type="string">
            <text:p>2 Matemática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19] &amp; &quot;,*&quot;)" office:value-type="float" office:value="0" calcext:value-type="float">
            <text:p>0</text:p>
          </table:table-cell>
          <table:table-cell table:style-name="ce77" table:formula="of:=COUNTIF([$Data.L$2:.L57]; &quot;*,&quot; &amp; [.$A19] &amp; &quot;,*&quot;)" office:value-type="float" office:value="0" calcext:value-type="float">
            <text:p>0</text:p>
          </table:table-cell>
          <table:table-cell table:style-name="ce77" table:formula="of:=COUNTIF([$Data.M$2:.M57]; &quot;*,&quot; &amp; [.$A19] &amp; &quot;,*&quot;)" office:value-type="float" office:value="0" calcext:value-type="float">
            <text:p>0</text:p>
          </table:table-cell>
          <table:table-cell table:style-name="ce77" table:formula="of:=COUNTIF([$Data.N$2:.N57]; &quot;*,&quot; &amp; [.$A19] &amp; &quot;,*&quot;)" office:value-type="float" office:value="0" calcext:value-type="float">
            <text:p>0</text:p>
          </table:table-cell>
          <table:table-cell table:style-name="ce77" table:formula="of:=COUNTIF([$Data.O$2:.O57]; &quot;*,&quot; &amp; [.$A19] &amp; &quot;,*&quot;)" office:value-type="float" office:value="0" calcext:value-type="float">
            <text:p>0</text:p>
          </table:table-cell>
          <table:table-cell table:style-name="ce77" table:formula="of:=COUNTIF([$Data.P$2:.P57]; &quot;*,&quot; &amp; [.$A19] &amp; &quot;,*&quot;)" office:value-type="float" office:value="5" calcext:value-type="float">
            <text:p>5</text:p>
          </table:table-cell>
          <table:table-cell table:style-name="ce77" table:formula="of:=COUNTIF([$Data.Q$2:.Q57]; &quot;*,&quot; &amp; [.$A19] &amp; &quot;,*&quot;)" office:value-type="float" office:value="0" calcext:value-type="float">
            <text:p>0</text:p>
          </table:table-cell>
          <table:table-cell table:style-name="ce81" table:formula="of:=COUNTIF([$Data.R$2:.R57]; &quot;*,&quot; &amp; [.$A19] &amp; &quot;,*&quot;)" office:value-type="float" office:value="0" calcext:value-type="float">
            <text:p>0</text:p>
          </table:table-cell>
          <table:table-cell table:style-name="ce63"/>
          <table:table-cell table:style-name="ce86" table:formula="of:=INDEX([.$B$1:.$I$1];MATCH(MAX([.$B19:.$I19]);[.$B19:.$I19];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0] &amp; &quot;,*&quot;)" office:value-type="float" office:value="0" calcext:value-type="float">
            <text:p>0</text:p>
          </table:table-cell>
          <table:table-cell table:style-name="ce77" table:formula="of:=COUNTIF([$Data.L$2:.L57]; &quot;*,&quot; &amp; [.$A20] &amp; &quot;,*&quot;)" office:value-type="float" office:value="0" calcext:value-type="float">
            <text:p>0</text:p>
          </table:table-cell>
          <table:table-cell table:style-name="ce77" table:formula="of:=COUNTIF([$Data.M$2:.M57]; &quot;*,&quot; &amp; [.$A20] &amp; &quot;,*&quot;)" office:value-type="float" office:value="0" calcext:value-type="float">
            <text:p>0</text:p>
          </table:table-cell>
          <table:table-cell table:style-name="ce77" table:formula="of:=COUNTIF([$Data.N$2:.N57]; &quot;*,&quot; &amp; [.$A20] &amp; &quot;,*&quot;)" office:value-type="float" office:value="0" calcext:value-type="float">
            <text:p>0</text:p>
          </table:table-cell>
          <table:table-cell table:style-name="ce77" table:formula="of:=COUNTIF([$Data.O$2:.O57]; &quot;*,&quot; &amp; [.$A20] &amp; &quot;,*&quot;)" office:value-type="float" office:value="0" calcext:value-type="float">
            <text:p>0</text:p>
          </table:table-cell>
          <table:table-cell table:style-name="ce77" table:formula="of:=COUNTIF([$Data.P$2:.P57]; &quot;*,&quot; &amp; [.$A20] &amp; &quot;,*&quot;)" office:value-type="float" office:value="5" calcext:value-type="float">
            <text:p>5</text:p>
          </table:table-cell>
          <table:table-cell table:style-name="ce77" table:formula="of:=COUNTIF([$Data.Q$2:.Q57]; &quot;*,&quot; &amp; [.$A20] &amp; &quot;,*&quot;)" office:value-type="float" office:value="0" calcext:value-type="float">
            <text:p>0</text:p>
          </table:table-cell>
          <table:table-cell table:style-name="ce81" table:formula="of:=COUNTIF([$Data.R$2:.R57]; &quot;*,&quot; &amp; [.$A20] &amp; &quot;,*&quot;)" office:value-type="float" office:value="0" calcext:value-type="float">
            <text:p>0</text:p>
          </table:table-cell>
          <table:table-cell table:style-name="ce63"/>
          <table:table-cell table:style-name="ce86" table:formula="of:=INDEX([.$B$1:.$I$1];MATCH(MAX([.$B20:.$I20]);[.$B20:.$I20];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1] &amp; &quot;,*&quot;)" office:value-type="float" office:value="0" calcext:value-type="float">
            <text:p>0</text:p>
          </table:table-cell>
          <table:table-cell table:style-name="ce77" table:formula="of:=COUNTIF([$Data.L$2:.L57]; &quot;*,&quot; &amp; [.$A21] &amp; &quot;,*&quot;)" office:value-type="float" office:value="0" calcext:value-type="float">
            <text:p>0</text:p>
          </table:table-cell>
          <table:table-cell table:style-name="ce77" table:formula="of:=COUNTIF([$Data.M$2:.M57]; &quot;*,&quot; &amp; [.$A21] &amp; &quot;,*&quot;)" office:value-type="float" office:value="0" calcext:value-type="float">
            <text:p>0</text:p>
          </table:table-cell>
          <table:table-cell table:style-name="ce77" table:formula="of:=COUNTIF([$Data.N$2:.N57]; &quot;*,&quot; &amp; [.$A21] &amp; &quot;,*&quot;)" office:value-type="float" office:value="0" calcext:value-type="float">
            <text:p>0</text:p>
          </table:table-cell>
          <table:table-cell table:style-name="ce77" table:formula="of:=COUNTIF([$Data.O$2:.O57]; &quot;*,&quot; &amp; [.$A21] &amp; &quot;,*&quot;)" office:value-type="float" office:value="0" calcext:value-type="float">
            <text:p>0</text:p>
          </table:table-cell>
          <table:table-cell table:style-name="ce77" table:formula="of:=COUNTIF([$Data.P$2:.P57]; &quot;*,&quot; &amp; [.$A21] &amp; &quot;,*&quot;)" office:value-type="float" office:value="5" calcext:value-type="float">
            <text:p>5</text:p>
          </table:table-cell>
          <table:table-cell table:style-name="ce77" table:formula="of:=COUNTIF([$Data.Q$2:.Q57]; &quot;*,&quot; &amp; [.$A21] &amp; &quot;,*&quot;)" office:value-type="float" office:value="0" calcext:value-type="float">
            <text:p>0</text:p>
          </table:table-cell>
          <table:table-cell table:style-name="ce81" table:formula="of:=COUNTIF([$Data.R$2:.R57]; &quot;*,&quot; &amp; [.$A21] &amp; &quot;,*&quot;)" office:value-type="float" office:value="0" calcext:value-type="float">
            <text:p>0</text:p>
          </table:table-cell>
          <table:table-cell table:style-name="ce63"/>
          <table:table-cell table:style-name="ce86" table:formula="of:=INDEX([.$B$1:.$I$1];MATCH(MAX([.$B21:.$I21]);[.$B21:.$I21];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2] &amp; &quot;,*&quot;)" office:value-type="float" office:value="4" calcext:value-type="float">
            <text:p>4</text:p>
          </table:table-cell>
          <table:table-cell table:style-name="ce77" table:formula="of:=COUNTIF([$Data.L$2:.L57]; &quot;*,&quot; &amp; [.$A22] &amp; &quot;,*&quot;)" office:value-type="float" office:value="0" calcext:value-type="float">
            <text:p>0</text:p>
          </table:table-cell>
          <table:table-cell table:style-name="ce77" table:formula="of:=COUNTIF([$Data.M$2:.M57]; &quot;*,&quot; &amp; [.$A22] &amp; &quot;,*&quot;)" office:value-type="float" office:value="0" calcext:value-type="float">
            <text:p>0</text:p>
          </table:table-cell>
          <table:table-cell table:style-name="ce77" table:formula="of:=COUNTIF([$Data.N$2:.N57]; &quot;*,&quot; &amp; [.$A22] &amp; &quot;,*&quot;)" office:value-type="float" office:value="0" calcext:value-type="float">
            <text:p>0</text:p>
          </table:table-cell>
          <table:table-cell table:style-name="ce77" table:formula="of:=COUNTIF([$Data.O$2:.O57]; &quot;*,&quot; &amp; [.$A22] &amp; &quot;,*&quot;)" office:value-type="float" office:value="0" calcext:value-type="float">
            <text:p>0</text:p>
          </table:table-cell>
          <table:table-cell table:style-name="ce77" table:formula="of:=COUNTIF([$Data.P$2:.P57]; &quot;*,&quot; &amp; [.$A22] &amp; &quot;,*&quot;)" office:value-type="float" office:value="0" calcext:value-type="float">
            <text:p>0</text:p>
          </table:table-cell>
          <table:table-cell table:style-name="ce77" table:formula="of:=COUNTIF([$Data.Q$2:.Q57]; &quot;*,&quot; &amp; [.$A22] &amp; &quot;,*&quot;)" office:value-type="float" office:value="0" calcext:value-type="float">
            <text:p>0</text:p>
          </table:table-cell>
          <table:table-cell table:style-name="ce81" table:formula="of:=COUNTIF([$Data.R$2:.R57]; &quot;*,&quot; &amp; [.$A22] &amp; &quot;,*&quot;)" office:value-type="float" office:value="1" calcext:value-type="float">
            <text:p>1</text:p>
          </table:table-cell>
          <table:table-cell table:style-name="ce63"/>
          <table:table-cell table:style-name="ce86" table:formula="of:=INDEX([.$B$1:.$I$1];MATCH(MAX([.$B22:.$I22]);[.$B22:.$I22];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3] &amp; &quot;,*&quot;)" office:value-type="float" office:value="0" calcext:value-type="float">
            <text:p>0</text:p>
          </table:table-cell>
          <table:table-cell table:style-name="ce77" table:formula="of:=COUNTIF([$Data.L$2:.L57]; &quot;*,&quot; &amp; [.$A23] &amp; &quot;,*&quot;)" office:value-type="float" office:value="0" calcext:value-type="float">
            <text:p>0</text:p>
          </table:table-cell>
          <table:table-cell table:style-name="ce77" table:formula="of:=COUNTIF([$Data.M$2:.M57]; &quot;*,&quot; &amp; [.$A23] &amp; &quot;,*&quot;)" office:value-type="float" office:value="0" calcext:value-type="float">
            <text:p>0</text:p>
          </table:table-cell>
          <table:table-cell table:style-name="ce77" table:formula="of:=COUNTIF([$Data.N$2:.N57]; &quot;*,&quot; &amp; [.$A23] &amp; &quot;,*&quot;)" office:value-type="float" office:value="0" calcext:value-type="float">
            <text:p>0</text:p>
          </table:table-cell>
          <table:table-cell table:style-name="ce77" table:formula="of:=COUNTIF([$Data.O$2:.O57]; &quot;*,&quot; &amp; [.$A23] &amp; &quot;,*&quot;)" office:value-type="float" office:value="0" calcext:value-type="float">
            <text:p>0</text:p>
          </table:table-cell>
          <table:table-cell table:style-name="ce77" table:formula="of:=COUNTIF([$Data.P$2:.P57]; &quot;*,&quot; &amp; [.$A23] &amp; &quot;,*&quot;)" office:value-type="float" office:value="2" calcext:value-type="float">
            <text:p>2</text:p>
          </table:table-cell>
          <table:table-cell table:style-name="ce77" table:formula="of:=COUNTIF([$Data.Q$2:.Q57]; &quot;*,&quot; &amp; [.$A23] &amp; &quot;,*&quot;)" office:value-type="float" office:value="3" calcext:value-type="float">
            <text:p>3</text:p>
          </table:table-cell>
          <table:table-cell table:style-name="ce81" table:formula="of:=COUNTIF([$Data.R$2:.R57]; &quot;*,&quot; &amp; [.$A23] &amp; &quot;,*&quot;)" office:value-type="float" office:value="0" calcext:value-type="float">
            <text:p>0</text:p>
          </table:table-cell>
          <table:table-cell table:style-name="ce63"/>
          <table:table-cell table:style-name="ce86" table:formula="of:=INDEX([.$B$1:.$I$1];MATCH(MAX([.$B23:.$I23]);[.$B23:.$I23];0))" office:value-type="string" office:string-value="7 Tratamiento de Información" calcext:value-type="string">
            <text:p>7 Tratamiento de Información</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4] &amp; &quot;,*&quot;)" office:value-type="float" office:value="0" calcext:value-type="float">
            <text:p>0</text:p>
          </table:table-cell>
          <table:table-cell table:style-name="ce77" table:formula="of:=COUNTIF([$Data.L$2:.L57]; &quot;*,&quot; &amp; [.$A24] &amp; &quot;,*&quot;)" office:value-type="float" office:value="0" calcext:value-type="float">
            <text:p>0</text:p>
          </table:table-cell>
          <table:table-cell table:style-name="ce77" table:formula="of:=COUNTIF([$Data.M$2:.M57]; &quot;*,&quot; &amp; [.$A24] &amp; &quot;,*&quot;)" office:value-type="float" office:value="0" calcext:value-type="float">
            <text:p>0</text:p>
          </table:table-cell>
          <table:table-cell table:style-name="ce77" table:formula="of:=COUNTIF([$Data.N$2:.N57]; &quot;*,&quot; &amp; [.$A24] &amp; &quot;,*&quot;)" office:value-type="float" office:value="0" calcext:value-type="float">
            <text:p>0</text:p>
          </table:table-cell>
          <table:table-cell table:style-name="ce77" table:formula="of:=COUNTIF([$Data.O$2:.O57]; &quot;*,&quot; &amp; [.$A24] &amp; &quot;,*&quot;)" office:value-type="float" office:value="0" calcext:value-type="float">
            <text:p>0</text:p>
          </table:table-cell>
          <table:table-cell table:style-name="ce77" table:formula="of:=COUNTIF([$Data.P$2:.P57]; &quot;*,&quot; &amp; [.$A24] &amp; &quot;,*&quot;)" office:value-type="float" office:value="3" calcext:value-type="float">
            <text:p>3</text:p>
          </table:table-cell>
          <table:table-cell table:style-name="ce77" table:formula="of:=COUNTIF([$Data.Q$2:.Q57]; &quot;*,&quot; &amp; [.$A24] &amp; &quot;,*&quot;)" office:value-type="float" office:value="0" calcext:value-type="float">
            <text:p>0</text:p>
          </table:table-cell>
          <table:table-cell table:style-name="ce81" table:formula="of:=COUNTIF([$Data.R$2:.R57]; &quot;*,&quot; &amp; [.$A24] &amp; &quot;,*&quot;)" office:value-type="float" office:value="1" calcext:value-type="float">
            <text:p>1</text:p>
          </table:table-cell>
          <table:table-cell table:style-name="ce63"/>
          <table:table-cell table:style-name="ce86" table:formula="of:=INDEX([.$B$1:.$I$1];MATCH(MAX([.$B24:.$I24]);[.$B24:.$I24];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5] &amp; &quot;,*&quot;)" office:value-type="float" office:value="0" calcext:value-type="float">
            <text:p>0</text:p>
          </table:table-cell>
          <table:table-cell table:style-name="ce77" table:formula="of:=COUNTIF([$Data.L$2:.L57]; &quot;*,&quot; &amp; [.$A25] &amp; &quot;,*&quot;)" office:value-type="float" office:value="0" calcext:value-type="float">
            <text:p>0</text:p>
          </table:table-cell>
          <table:table-cell table:style-name="ce77" table:formula="of:=COUNTIF([$Data.M$2:.M57]; &quot;*,&quot; &amp; [.$A25] &amp; &quot;,*&quot;)" office:value-type="float" office:value="0" calcext:value-type="float">
            <text:p>0</text:p>
          </table:table-cell>
          <table:table-cell table:style-name="ce77" table:formula="of:=COUNTIF([$Data.N$2:.N57]; &quot;*,&quot; &amp; [.$A25] &amp; &quot;,*&quot;)" office:value-type="float" office:value="0" calcext:value-type="float">
            <text:p>0</text:p>
          </table:table-cell>
          <table:table-cell table:style-name="ce77" table:formula="of:=COUNTIF([$Data.O$2:.O57]; &quot;*,&quot; &amp; [.$A25] &amp; &quot;,*&quot;)" office:value-type="float" office:value="0" calcext:value-type="float">
            <text:p>0</text:p>
          </table:table-cell>
          <table:table-cell table:style-name="ce77" table:formula="of:=COUNTIF([$Data.P$2:.P57]; &quot;*,&quot; &amp; [.$A25] &amp; &quot;,*&quot;)" office:value-type="float" office:value="4" calcext:value-type="float">
            <text:p>4</text:p>
          </table:table-cell>
          <table:table-cell table:style-name="ce77" table:formula="of:=COUNTIF([$Data.Q$2:.Q57]; &quot;*,&quot; &amp; [.$A25] &amp; &quot;,*&quot;)" office:value-type="float" office:value="0" calcext:value-type="float">
            <text:p>0</text:p>
          </table:table-cell>
          <table:table-cell table:style-name="ce81" table:formula="of:=COUNTIF([$Data.R$2:.R57]; &quot;*,&quot; &amp; [.$A25] &amp; &quot;,*&quot;)" office:value-type="float" office:value="1" calcext:value-type="float">
            <text:p>1</text:p>
          </table:table-cell>
          <table:table-cell table:style-name="ce63"/>
          <table:table-cell table:style-name="ce86" table:formula="of:=INDEX([.$B$1:.$I$1];MATCH(MAX([.$B25:.$I25]);[.$B25:.$I25];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6] &amp; &quot;,*&quot;)" office:value-type="float" office:value="0" calcext:value-type="float">
            <text:p>0</text:p>
          </table:table-cell>
          <table:table-cell table:style-name="ce77" table:formula="of:=COUNTIF([$Data.L$2:.L57]; &quot;*,&quot; &amp; [.$A26] &amp; &quot;,*&quot;)" office:value-type="float" office:value="0" calcext:value-type="float">
            <text:p>0</text:p>
          </table:table-cell>
          <table:table-cell table:style-name="ce77" table:formula="of:=COUNTIF([$Data.M$2:.M57]; &quot;*,&quot; &amp; [.$A26] &amp; &quot;,*&quot;)" office:value-type="float" office:value="0" calcext:value-type="float">
            <text:p>0</text:p>
          </table:table-cell>
          <table:table-cell table:style-name="ce77" table:formula="of:=COUNTIF([$Data.N$2:.N57]; &quot;*,&quot; &amp; [.$A26] &amp; &quot;,*&quot;)" office:value-type="float" office:value="0" calcext:value-type="float">
            <text:p>0</text:p>
          </table:table-cell>
          <table:table-cell table:style-name="ce77" table:formula="of:=COUNTIF([$Data.O$2:.O57]; &quot;*,&quot; &amp; [.$A26] &amp; &quot;,*&quot;)" office:value-type="float" office:value="0" calcext:value-type="float">
            <text:p>0</text:p>
          </table:table-cell>
          <table:table-cell table:style-name="ce77" table:formula="of:=COUNTIF([$Data.P$2:.P57]; &quot;*,&quot; &amp; [.$A26] &amp; &quot;,*&quot;)" office:value-type="float" office:value="0" calcext:value-type="float">
            <text:p>0</text:p>
          </table:table-cell>
          <table:table-cell table:style-name="ce77" table:formula="of:=COUNTIF([$Data.Q$2:.Q57]; &quot;*,&quot; &amp; [.$A26] &amp; &quot;,*&quot;)" office:value-type="float" office:value="5" calcext:value-type="float">
            <text:p>5</text:p>
          </table:table-cell>
          <table:table-cell table:style-name="ce81" table:formula="of:=COUNTIF([$Data.R$2:.R57]; &quot;*,&quot; &amp; [.$A26] &amp; &quot;,*&quot;)" office:value-type="float" office:value="0" calcext:value-type="float">
            <text:p>0</text:p>
          </table:table-cell>
          <table:table-cell table:style-name="ce63"/>
          <table:table-cell table:style-name="ce86" table:formula="of:=INDEX([.$B$1:.$I$1];MATCH(MAX([.$B26:.$I26]);[.$B26:.$I26];0))" office:value-type="string" office:string-value="7 Tratamiento de Información" calcext:value-type="string">
            <text:p>7 Tratamiento de Información</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7] &amp; &quot;,*&quot;)" office:value-type="float" office:value="0" calcext:value-type="float">
            <text:p>0</text:p>
          </table:table-cell>
          <table:table-cell table:style-name="ce77" table:formula="of:=COUNTIF([$Data.L$2:.L57]; &quot;*,&quot; &amp; [.$A27] &amp; &quot;,*&quot;)" office:value-type="float" office:value="5" calcext:value-type="float">
            <text:p>5</text:p>
          </table:table-cell>
          <table:table-cell table:style-name="ce77" table:formula="of:=COUNTIF([$Data.M$2:.M57]; &quot;*,&quot; &amp; [.$A27] &amp; &quot;,*&quot;)" office:value-type="float" office:value="0" calcext:value-type="float">
            <text:p>0</text:p>
          </table:table-cell>
          <table:table-cell table:style-name="ce77" table:formula="of:=COUNTIF([$Data.N$2:.N57]; &quot;*,&quot; &amp; [.$A27] &amp; &quot;,*&quot;)" office:value-type="float" office:value="0" calcext:value-type="float">
            <text:p>0</text:p>
          </table:table-cell>
          <table:table-cell table:style-name="ce77" table:formula="of:=COUNTIF([$Data.O$2:.O57]; &quot;*,&quot; &amp; [.$A27] &amp; &quot;,*&quot;)" office:value-type="float" office:value="0" calcext:value-type="float">
            <text:p>0</text:p>
          </table:table-cell>
          <table:table-cell table:style-name="ce77" table:formula="of:=COUNTIF([$Data.P$2:.P57]; &quot;*,&quot; &amp; [.$A27] &amp; &quot;,*&quot;)" office:value-type="float" office:value="0" calcext:value-type="float">
            <text:p>0</text:p>
          </table:table-cell>
          <table:table-cell table:style-name="ce77" table:formula="of:=COUNTIF([$Data.Q$2:.Q57]; &quot;*,&quot; &amp; [.$A27] &amp; &quot;,*&quot;)" office:value-type="float" office:value="0" calcext:value-type="float">
            <text:p>0</text:p>
          </table:table-cell>
          <table:table-cell table:style-name="ce81" table:formula="of:=COUNTIF([$Data.R$2:.R57]; &quot;*,&quot; &amp; [.$A27] &amp; &quot;,*&quot;)" office:value-type="float" office:value="0" calcext:value-type="float">
            <text:p>0</text:p>
          </table:table-cell>
          <table:table-cell table:style-name="ce63"/>
          <table:table-cell table:style-name="ce86" table:formula="of:=INDEX([.$B$1:.$I$1];MATCH(MAX([.$B27:.$I27]);[.$B27:.$I27];0))" office:value-type="string" office:string-value="2 Matemáticas" calcext:value-type="string">
            <text:p>2 Matemática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8] &amp; &quot;,*&quot;)" office:value-type="float" office:value="4" calcext:value-type="float">
            <text:p>4</text:p>
          </table:table-cell>
          <table:table-cell table:style-name="ce77" table:formula="of:=COUNTIF([$Data.L$2:.L57]; &quot;*,&quot; &amp; [.$A28] &amp; &quot;,*&quot;)" office:value-type="float" office:value="0" calcext:value-type="float">
            <text:p>0</text:p>
          </table:table-cell>
          <table:table-cell table:style-name="ce77" table:formula="of:=COUNTIF([$Data.M$2:.M57]; &quot;*,&quot; &amp; [.$A28] &amp; &quot;,*&quot;)" office:value-type="float" office:value="0" calcext:value-type="float">
            <text:p>0</text:p>
          </table:table-cell>
          <table:table-cell table:style-name="ce77" table:formula="of:=COUNTIF([$Data.N$2:.N57]; &quot;*,&quot; &amp; [.$A28] &amp; &quot;,*&quot;)" office:value-type="float" office:value="0" calcext:value-type="float">
            <text:p>0</text:p>
          </table:table-cell>
          <table:table-cell table:style-name="ce77" table:formula="of:=COUNTIF([$Data.O$2:.O57]; &quot;*,&quot; &amp; [.$A28] &amp; &quot;,*&quot;)" office:value-type="float" office:value="0" calcext:value-type="float">
            <text:p>0</text:p>
          </table:table-cell>
          <table:table-cell table:style-name="ce77" table:formula="of:=COUNTIF([$Data.P$2:.P57]; &quot;*,&quot; &amp; [.$A28] &amp; &quot;,*&quot;)" office:value-type="float" office:value="0" calcext:value-type="float">
            <text:p>0</text:p>
          </table:table-cell>
          <table:table-cell table:style-name="ce77" table:formula="of:=COUNTIF([$Data.Q$2:.Q57]; &quot;*,&quot; &amp; [.$A28] &amp; &quot;,*&quot;)" office:value-type="float" office:value="0" calcext:value-type="float">
            <text:p>0</text:p>
          </table:table-cell>
          <table:table-cell table:style-name="ce81" table:formula="of:=COUNTIF([$Data.R$2:.R57]; &quot;*,&quot; &amp; [.$A28] &amp; &quot;,*&quot;)" office:value-type="float" office:value="1" calcext:value-type="float">
            <text:p>1</text:p>
          </table:table-cell>
          <table:table-cell table:style-name="ce63"/>
          <table:table-cell table:style-name="ce86" table:formula="of:=INDEX([.$B$1:.$I$1];MATCH(MAX([.$B28:.$I28]);[.$B28:.$I28];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29] &amp; &quot;,*&quot;)" office:value-type="float" office:value="5" calcext:value-type="float">
            <text:p>5</text:p>
          </table:table-cell>
          <table:table-cell table:style-name="ce77" table:formula="of:=COUNTIF([$Data.L$2:.L57]; &quot;*,&quot; &amp; [.$A29] &amp; &quot;,*&quot;)" office:value-type="float" office:value="0" calcext:value-type="float">
            <text:p>0</text:p>
          </table:table-cell>
          <table:table-cell table:style-name="ce77" table:formula="of:=COUNTIF([$Data.M$2:.M57]; &quot;*,&quot; &amp; [.$A29] &amp; &quot;,*&quot;)" office:value-type="float" office:value="0" calcext:value-type="float">
            <text:p>0</text:p>
          </table:table-cell>
          <table:table-cell table:style-name="ce77" table:formula="of:=COUNTIF([$Data.N$2:.N57]; &quot;*,&quot; &amp; [.$A29] &amp; &quot;,*&quot;)" office:value-type="float" office:value="0" calcext:value-type="float">
            <text:p>0</text:p>
          </table:table-cell>
          <table:table-cell table:style-name="ce77" table:formula="of:=COUNTIF([$Data.O$2:.O57]; &quot;*,&quot; &amp; [.$A29] &amp; &quot;,*&quot;)" office:value-type="float" office:value="0" calcext:value-type="float">
            <text:p>0</text:p>
          </table:table-cell>
          <table:table-cell table:style-name="ce77" table:formula="of:=COUNTIF([$Data.P$2:.P57]; &quot;*,&quot; &amp; [.$A29] &amp; &quot;,*&quot;)" office:value-type="float" office:value="0" calcext:value-type="float">
            <text:p>0</text:p>
          </table:table-cell>
          <table:table-cell table:style-name="ce77" table:formula="of:=COUNTIF([$Data.Q$2:.Q57]; &quot;*,&quot; &amp; [.$A29] &amp; &quot;,*&quot;)" office:value-type="float" office:value="0" calcext:value-type="float">
            <text:p>0</text:p>
          </table:table-cell>
          <table:table-cell table:style-name="ce81" table:formula="of:=COUNTIF([$Data.R$2:.R57]; &quot;*,&quot; &amp; [.$A29] &amp; &quot;,*&quot;)" office:value-type="float" office:value="0" calcext:value-type="float">
            <text:p>0</text:p>
          </table:table-cell>
          <table:table-cell table:style-name="ce63"/>
          <table:table-cell table:style-name="ce86" table:formula="of:=INDEX([.$B$1:.$I$1];MATCH(MAX([.$B29:.$I29]);[.$B29:.$I29];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0] &amp; &quot;,*&quot;)" office:value-type="float" office:value="0" calcext:value-type="float">
            <text:p>0</text:p>
          </table:table-cell>
          <table:table-cell table:style-name="ce77" table:formula="of:=COUNTIF([$Data.L$2:.L57]; &quot;*,&quot; &amp; [.$A30] &amp; &quot;,*&quot;)" office:value-type="float" office:value="0" calcext:value-type="float">
            <text:p>0</text:p>
          </table:table-cell>
          <table:table-cell table:style-name="ce77" table:formula="of:=COUNTIF([$Data.M$2:.M57]; &quot;*,&quot; &amp; [.$A30] &amp; &quot;,*&quot;)" office:value-type="float" office:value="0" calcext:value-type="float">
            <text:p>0</text:p>
          </table:table-cell>
          <table:table-cell table:style-name="ce77" table:formula="of:=COUNTIF([$Data.N$2:.N57]; &quot;*,&quot; &amp; [.$A30] &amp; &quot;,*&quot;)" office:value-type="float" office:value="0" calcext:value-type="float">
            <text:p>0</text:p>
          </table:table-cell>
          <table:table-cell table:style-name="ce77" table:formula="of:=COUNTIF([$Data.O$2:.O57]; &quot;*,&quot; &amp; [.$A30] &amp; &quot;,*&quot;)" office:value-type="float" office:value="0" calcext:value-type="float">
            <text:p>0</text:p>
          </table:table-cell>
          <table:table-cell table:style-name="ce77" table:formula="of:=COUNTIF([$Data.P$2:.P57]; &quot;*,&quot; &amp; [.$A30] &amp; &quot;,*&quot;)" office:value-type="float" office:value="2" calcext:value-type="float">
            <text:p>2</text:p>
          </table:table-cell>
          <table:table-cell table:style-name="ce77" table:formula="of:=COUNTIF([$Data.Q$2:.Q57]; &quot;*,&quot; &amp; [.$A30] &amp; &quot;,*&quot;)" office:value-type="float" office:value="0" calcext:value-type="float">
            <text:p>0</text:p>
          </table:table-cell>
          <table:table-cell table:style-name="ce81" table:formula="of:=COUNTIF([$Data.R$2:.R57]; &quot;*,&quot; &amp; [.$A30] &amp; &quot;,*&quot;)" office:value-type="float" office:value="3" calcext:value-type="float">
            <text:p>3</text:p>
          </table:table-cell>
          <table:table-cell table:style-name="ce63"/>
          <table:table-cell table:style-name="ce86" table:formula="of:=INDEX([.$B$1:.$I$1];MATCH(MAX([.$B30:.$I30]);[.$B30:.$I30];0))" office:value-type="string" office:string-value="8 Interacción Hombre-Máquina" calcext:value-type="string">
            <text:p>8 Interacción Hombre-Máquina</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1] &amp; &quot;,*&quot;)" office:value-type="float" office:value="0" calcext:value-type="float">
            <text:p>0</text:p>
          </table:table-cell>
          <table:table-cell table:style-name="ce77" table:formula="of:=COUNTIF([$Data.L$2:.L57]; &quot;*,&quot; &amp; [.$A31] &amp; &quot;,*&quot;)" office:value-type="float" office:value="0" calcext:value-type="float">
            <text:p>0</text:p>
          </table:table-cell>
          <table:table-cell table:style-name="ce77" table:formula="of:=COUNTIF([$Data.M$2:.M57]; &quot;*,&quot; &amp; [.$A31] &amp; &quot;,*&quot;)" office:value-type="float" office:value="4" calcext:value-type="float">
            <text:p>4</text:p>
          </table:table-cell>
          <table:table-cell table:style-name="ce77" table:formula="of:=COUNTIF([$Data.N$2:.N57]; &quot;*,&quot; &amp; [.$A31] &amp; &quot;,*&quot;)" office:value-type="float" office:value="0" calcext:value-type="float">
            <text:p>0</text:p>
          </table:table-cell>
          <table:table-cell table:style-name="ce77" table:formula="of:=COUNTIF([$Data.O$2:.O57]; &quot;*,&quot; &amp; [.$A31] &amp; &quot;,*&quot;)" office:value-type="float" office:value="0" calcext:value-type="float">
            <text:p>0</text:p>
          </table:table-cell>
          <table:table-cell table:style-name="ce77" table:formula="of:=COUNTIF([$Data.P$2:.P57]; &quot;*,&quot; &amp; [.$A31] &amp; &quot;,*&quot;)" office:value-type="float" office:value="1" calcext:value-type="float">
            <text:p>1</text:p>
          </table:table-cell>
          <table:table-cell table:style-name="ce77" table:formula="of:=COUNTIF([$Data.Q$2:.Q57]; &quot;*,&quot; &amp; [.$A31] &amp; &quot;,*&quot;)" office:value-type="float" office:value="0" calcext:value-type="float">
            <text:p>0</text:p>
          </table:table-cell>
          <table:table-cell table:style-name="ce81" table:formula="of:=COUNTIF([$Data.R$2:.R57]; &quot;*,&quot; &amp; [.$A31] &amp; &quot;,*&quot;)" office:value-type="float" office:value="0" calcext:value-type="float">
            <text:p>0</text:p>
          </table:table-cell>
          <table:table-cell table:style-name="ce63"/>
          <table:table-cell table:style-name="ce86" table:formula="of:=INDEX([.$B$1:.$I$1];MATCH(MAX([.$B31:.$I31]);[.$B31:.$I31];0))" office:value-type="string" office:string-value="3 Arquitectura de Computadoras" calcext:value-type="string">
            <text:p>3 Arquitectura de Computadora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2] &amp; &quot;,*&quot;)" office:value-type="float" office:value="4" calcext:value-type="float">
            <text:p>4</text:p>
          </table:table-cell>
          <table:table-cell table:style-name="ce77" table:formula="of:=COUNTIF([$Data.L$2:.L57]; &quot;*,&quot; &amp; [.$A32] &amp; &quot;,*&quot;)" office:value-type="float" office:value="0" calcext:value-type="float">
            <text:p>0</text:p>
          </table:table-cell>
          <table:table-cell table:style-name="ce77" table:formula="of:=COUNTIF([$Data.M$2:.M57]; &quot;*,&quot; &amp; [.$A32] &amp; &quot;,*&quot;)" office:value-type="float" office:value="0" calcext:value-type="float">
            <text:p>0</text:p>
          </table:table-cell>
          <table:table-cell table:style-name="ce77" table:formula="of:=COUNTIF([$Data.N$2:.N57]; &quot;*,&quot; &amp; [.$A32] &amp; &quot;,*&quot;)" office:value-type="float" office:value="0" calcext:value-type="float">
            <text:p>0</text:p>
          </table:table-cell>
          <table:table-cell table:style-name="ce77" table:formula="of:=COUNTIF([$Data.O$2:.O57]; &quot;*,&quot; &amp; [.$A32] &amp; &quot;,*&quot;)" office:value-type="float" office:value="0" calcext:value-type="float">
            <text:p>0</text:p>
          </table:table-cell>
          <table:table-cell table:style-name="ce77" table:formula="of:=COUNTIF([$Data.P$2:.P57]; &quot;*,&quot; &amp; [.$A32] &amp; &quot;,*&quot;)" office:value-type="float" office:value="0" calcext:value-type="float">
            <text:p>0</text:p>
          </table:table-cell>
          <table:table-cell table:style-name="ce77" table:formula="of:=COUNTIF([$Data.Q$2:.Q57]; &quot;*,&quot; &amp; [.$A32] &amp; &quot;,*&quot;)" office:value-type="float" office:value="0" calcext:value-type="float">
            <text:p>0</text:p>
          </table:table-cell>
          <table:table-cell table:style-name="ce81" table:formula="of:=COUNTIF([$Data.R$2:.R57]; &quot;*,&quot; &amp; [.$A32] &amp; &quot;,*&quot;)" office:value-type="float" office:value="1" calcext:value-type="float">
            <text:p>1</text:p>
          </table:table-cell>
          <table:table-cell table:style-name="ce63"/>
          <table:table-cell table:style-name="ce86" table:formula="of:=INDEX([.$B$1:.$I$1];MATCH(MAX([.$B32:.$I32]);[.$B32:.$I32];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3] &amp; &quot;,*&quot;)" office:value-type="float" office:value="5" calcext:value-type="float">
            <text:p>5</text:p>
          </table:table-cell>
          <table:table-cell table:style-name="ce77" table:formula="of:=COUNTIF([$Data.L$2:.L57]; &quot;*,&quot; &amp; [.$A33] &amp; &quot;,*&quot;)" office:value-type="float" office:value="0" calcext:value-type="float">
            <text:p>0</text:p>
          </table:table-cell>
          <table:table-cell table:style-name="ce77" table:formula="of:=COUNTIF([$Data.M$2:.M57]; &quot;*,&quot; &amp; [.$A33] &amp; &quot;,*&quot;)" office:value-type="float" office:value="0" calcext:value-type="float">
            <text:p>0</text:p>
          </table:table-cell>
          <table:table-cell table:style-name="ce77" table:formula="of:=COUNTIF([$Data.N$2:.N57]; &quot;*,&quot; &amp; [.$A33] &amp; &quot;,*&quot;)" office:value-type="float" office:value="0" calcext:value-type="float">
            <text:p>0</text:p>
          </table:table-cell>
          <table:table-cell table:style-name="ce77" table:formula="of:=COUNTIF([$Data.O$2:.O57]; &quot;*,&quot; &amp; [.$A33] &amp; &quot;,*&quot;)" office:value-type="float" office:value="0" calcext:value-type="float">
            <text:p>0</text:p>
          </table:table-cell>
          <table:table-cell table:style-name="ce77" table:formula="of:=COUNTIF([$Data.P$2:.P57]; &quot;*,&quot; &amp; [.$A33] &amp; &quot;,*&quot;)" office:value-type="float" office:value="0" calcext:value-type="float">
            <text:p>0</text:p>
          </table:table-cell>
          <table:table-cell table:style-name="ce77" table:formula="of:=COUNTIF([$Data.Q$2:.Q57]; &quot;*,&quot; &amp; [.$A33] &amp; &quot;,*&quot;)" office:value-type="float" office:value="0" calcext:value-type="float">
            <text:p>0</text:p>
          </table:table-cell>
          <table:table-cell table:style-name="ce81" table:formula="of:=COUNTIF([$Data.R$2:.R57]; &quot;*,&quot; &amp; [.$A33] &amp; &quot;,*&quot;)" office:value-type="float" office:value="0" calcext:value-type="float">
            <text:p>0</text:p>
          </table:table-cell>
          <table:table-cell table:style-name="ce63"/>
          <table:table-cell table:style-name="ce86" table:formula="of:=INDEX([.$B$1:.$I$1];MATCH(MAX([.$B33:.$I33]);[.$B33:.$I33];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4] &amp; &quot;,*&quot;)" office:value-type="float" office:value="0" calcext:value-type="float">
            <text:p>0</text:p>
          </table:table-cell>
          <table:table-cell table:style-name="ce77" table:formula="of:=COUNTIF([$Data.L$2:.L57]; &quot;*,&quot; &amp; [.$A34] &amp; &quot;,*&quot;)" office:value-type="float" office:value="0" calcext:value-type="float">
            <text:p>0</text:p>
          </table:table-cell>
          <table:table-cell table:style-name="ce77" table:formula="of:=COUNTIF([$Data.M$2:.M57]; &quot;*,&quot; &amp; [.$A34] &amp; &quot;,*&quot;)" office:value-type="float" office:value="0" calcext:value-type="float">
            <text:p>0</text:p>
          </table:table-cell>
          <table:table-cell table:style-name="ce77" table:formula="of:=COUNTIF([$Data.N$2:.N57]; &quot;*,&quot; &amp; [.$A34] &amp; &quot;,*&quot;)" office:value-type="float" office:value="5" calcext:value-type="float">
            <text:p>5</text:p>
          </table:table-cell>
          <table:table-cell table:style-name="ce77" table:formula="of:=COUNTIF([$Data.O$2:.O57]; &quot;*,&quot; &amp; [.$A34] &amp; &quot;,*&quot;)" office:value-type="float" office:value="0" calcext:value-type="float">
            <text:p>0</text:p>
          </table:table-cell>
          <table:table-cell table:style-name="ce77" table:formula="of:=COUNTIF([$Data.P$2:.P57]; &quot;*,&quot; &amp; [.$A34] &amp; &quot;,*&quot;)" office:value-type="float" office:value="0" calcext:value-type="float">
            <text:p>0</text:p>
          </table:table-cell>
          <table:table-cell table:style-name="ce77" table:formula="of:=COUNTIF([$Data.Q$2:.Q57]; &quot;*,&quot; &amp; [.$A34] &amp; &quot;,*&quot;)" office:value-type="float" office:value="0" calcext:value-type="float">
            <text:p>0</text:p>
          </table:table-cell>
          <table:table-cell table:style-name="ce81" table:formula="of:=COUNTIF([$Data.R$2:.R57]; &quot;*,&quot; &amp; [.$A34] &amp; &quot;,*&quot;)" office:value-type="float" office:value="0" calcext:value-type="float">
            <text:p>0</text:p>
          </table:table-cell>
          <table:table-cell table:style-name="ce63"/>
          <table:table-cell table:style-name="ce86" table:formula="of:=INDEX([.$B$1:.$I$1];MATCH(MAX([.$B34:.$I34]);[.$B34:.$I34];0))" office:value-type="string" office:string-value="4 Redes" calcext:value-type="string">
            <text:p>4 Rede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5] &amp; &quot;,*&quot;)" office:value-type="float" office:value="0" calcext:value-type="float">
            <text:p>0</text:p>
          </table:table-cell>
          <table:table-cell table:style-name="ce77" table:formula="of:=COUNTIF([$Data.L$2:.L57]; &quot;*,&quot; &amp; [.$A35] &amp; &quot;,*&quot;)" office:value-type="float" office:value="0" calcext:value-type="float">
            <text:p>0</text:p>
          </table:table-cell>
          <table:table-cell table:style-name="ce77" table:formula="of:=COUNTIF([$Data.M$2:.M57]; &quot;*,&quot; &amp; [.$A35] &amp; &quot;,*&quot;)" office:value-type="float" office:value="0" calcext:value-type="float">
            <text:p>0</text:p>
          </table:table-cell>
          <table:table-cell table:style-name="ce77" table:formula="of:=COUNTIF([$Data.N$2:.N57]; &quot;*,&quot; &amp; [.$A35] &amp; &quot;,*&quot;)" office:value-type="float" office:value="0" calcext:value-type="float">
            <text:p>0</text:p>
          </table:table-cell>
          <table:table-cell table:style-name="ce77" table:formula="of:=COUNTIF([$Data.O$2:.O57]; &quot;*,&quot; &amp; [.$A35] &amp; &quot;,*&quot;)" office:value-type="float" office:value="0" calcext:value-type="float">
            <text:p>0</text:p>
          </table:table-cell>
          <table:table-cell table:style-name="ce77" table:formula="of:=COUNTIF([$Data.P$2:.P57]; &quot;*,&quot; &amp; [.$A35] &amp; &quot;,*&quot;)" office:value-type="float" office:value="2" calcext:value-type="float">
            <text:p>2</text:p>
          </table:table-cell>
          <table:table-cell table:style-name="ce77" table:formula="of:=COUNTIF([$Data.Q$2:.Q57]; &quot;*,&quot; &amp; [.$A35] &amp; &quot;,*&quot;)" office:value-type="float" office:value="0" calcext:value-type="float">
            <text:p>0</text:p>
          </table:table-cell>
          <table:table-cell table:style-name="ce81" table:formula="of:=COUNTIF([$Data.R$2:.R57]; &quot;*,&quot; &amp; [.$A35] &amp; &quot;,*&quot;)" office:value-type="float" office:value="3" calcext:value-type="float">
            <text:p>3</text:p>
          </table:table-cell>
          <table:table-cell table:style-name="ce63"/>
          <table:table-cell table:style-name="ce86" table:formula="of:=INDEX([.$B$1:.$I$1];MATCH(MAX([.$B35:.$I35]);[.$B35:.$I35];0))" office:value-type="string" office:string-value="8 Interacción Hombre-Máquina" calcext:value-type="string">
            <text:p>8 Interacción Hombre-Máquina</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6] &amp; &quot;,*&quot;)" office:value-type="float" office:value="1" calcext:value-type="float">
            <text:p>1</text:p>
          </table:table-cell>
          <table:table-cell table:style-name="ce77" table:formula="of:=COUNTIF([$Data.L$2:.L57]; &quot;*,&quot; &amp; [.$A36] &amp; &quot;,*&quot;)" office:value-type="float" office:value="0" calcext:value-type="float">
            <text:p>0</text:p>
          </table:table-cell>
          <table:table-cell table:style-name="ce77" table:formula="of:=COUNTIF([$Data.M$2:.M57]; &quot;*,&quot; &amp; [.$A36] &amp; &quot;,*&quot;)" office:value-type="float" office:value="0" calcext:value-type="float">
            <text:p>0</text:p>
          </table:table-cell>
          <table:table-cell table:style-name="ce77" table:formula="of:=COUNTIF([$Data.N$2:.N57]; &quot;*,&quot; &amp; [.$A36] &amp; &quot;,*&quot;)" office:value-type="float" office:value="0" calcext:value-type="float">
            <text:p>0</text:p>
          </table:table-cell>
          <table:table-cell table:style-name="ce77" table:formula="of:=COUNTIF([$Data.O$2:.O57]; &quot;*,&quot; &amp; [.$A36] &amp; &quot;,*&quot;)" office:value-type="float" office:value="0" calcext:value-type="float">
            <text:p>0</text:p>
          </table:table-cell>
          <table:table-cell table:style-name="ce77" table:formula="of:=COUNTIF([$Data.P$2:.P57]; &quot;*,&quot; &amp; [.$A36] &amp; &quot;,*&quot;)" office:value-type="float" office:value="4" calcext:value-type="float">
            <text:p>4</text:p>
          </table:table-cell>
          <table:table-cell table:style-name="ce77" table:formula="of:=COUNTIF([$Data.Q$2:.Q57]; &quot;*,&quot; &amp; [.$A36] &amp; &quot;,*&quot;)" office:value-type="float" office:value="0" calcext:value-type="float">
            <text:p>0</text:p>
          </table:table-cell>
          <table:table-cell table:style-name="ce81" table:formula="of:=COUNTIF([$Data.R$2:.R57]; &quot;*,&quot; &amp; [.$A36] &amp; &quot;,*&quot;)" office:value-type="float" office:value="0" calcext:value-type="float">
            <text:p>0</text:p>
          </table:table-cell>
          <table:table-cell table:style-name="ce63"/>
          <table:table-cell table:style-name="ce86" table:formula="of:=INDEX([.$B$1:.$I$1];MATCH(MAX([.$B36:.$I36]);[.$B36:.$I36];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7] &amp; &quot;,*&quot;)" office:value-type="float" office:value="4" calcext:value-type="float">
            <text:p>4</text:p>
          </table:table-cell>
          <table:table-cell table:style-name="ce77" table:formula="of:=COUNTIF([$Data.L$2:.L57]; &quot;*,&quot; &amp; [.$A37] &amp; &quot;,*&quot;)" office:value-type="float" office:value="0" calcext:value-type="float">
            <text:p>0</text:p>
          </table:table-cell>
          <table:table-cell table:style-name="ce77" table:formula="of:=COUNTIF([$Data.M$2:.M57]; &quot;*,&quot; &amp; [.$A37] &amp; &quot;,*&quot;)" office:value-type="float" office:value="0" calcext:value-type="float">
            <text:p>0</text:p>
          </table:table-cell>
          <table:table-cell table:style-name="ce77" table:formula="of:=COUNTIF([$Data.N$2:.N57]; &quot;*,&quot; &amp; [.$A37] &amp; &quot;,*&quot;)" office:value-type="float" office:value="0" calcext:value-type="float">
            <text:p>0</text:p>
          </table:table-cell>
          <table:table-cell table:style-name="ce77" table:formula="of:=COUNTIF([$Data.O$2:.O57]; &quot;*,&quot; &amp; [.$A37] &amp; &quot;,*&quot;)" office:value-type="float" office:value="0" calcext:value-type="float">
            <text:p>0</text:p>
          </table:table-cell>
          <table:table-cell table:style-name="ce77" table:formula="of:=COUNTIF([$Data.P$2:.P57]; &quot;*,&quot; &amp; [.$A37] &amp; &quot;,*&quot;)" office:value-type="float" office:value="0" calcext:value-type="float">
            <text:p>0</text:p>
          </table:table-cell>
          <table:table-cell table:style-name="ce77" table:formula="of:=COUNTIF([$Data.Q$2:.Q57]; &quot;*,&quot; &amp; [.$A37] &amp; &quot;,*&quot;)" office:value-type="float" office:value="0" calcext:value-type="float">
            <text:p>0</text:p>
          </table:table-cell>
          <table:table-cell table:style-name="ce81" table:formula="of:=COUNTIF([$Data.R$2:.R57]; &quot;*,&quot; &amp; [.$A37] &amp; &quot;,*&quot;)" office:value-type="float" office:value="1" calcext:value-type="float">
            <text:p>1</text:p>
          </table:table-cell>
          <table:table-cell table:style-name="ce63"/>
          <table:table-cell table:style-name="ce86" table:formula="of:=INDEX([.$B$1:.$I$1];MATCH(MAX([.$B37:.$I37]);[.$B37:.$I37];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8] &amp; &quot;,*&quot;)" office:value-type="float" office:value="0" calcext:value-type="float">
            <text:p>0</text:p>
          </table:table-cell>
          <table:table-cell table:style-name="ce77" table:formula="of:=COUNTIF([$Data.L$2:.L57]; &quot;*,&quot; &amp; [.$A38] &amp; &quot;,*&quot;)" office:value-type="float" office:value="0" calcext:value-type="float">
            <text:p>0</text:p>
          </table:table-cell>
          <table:table-cell table:style-name="ce77" table:formula="of:=COUNTIF([$Data.M$2:.M57]; &quot;*,&quot; &amp; [.$A38] &amp; &quot;,*&quot;)" office:value-type="float" office:value="0" calcext:value-type="float">
            <text:p>0</text:p>
          </table:table-cell>
          <table:table-cell table:style-name="ce77" table:formula="of:=COUNTIF([$Data.N$2:.N57]; &quot;*,&quot; &amp; [.$A38] &amp; &quot;,*&quot;)" office:value-type="float" office:value="0" calcext:value-type="float">
            <text:p>0</text:p>
          </table:table-cell>
          <table:table-cell table:style-name="ce77" table:formula="of:=COUNTIF([$Data.O$2:.O57]; &quot;*,&quot; &amp; [.$A38] &amp; &quot;,*&quot;)" office:value-type="float" office:value="0" calcext:value-type="float">
            <text:p>0</text:p>
          </table:table-cell>
          <table:table-cell table:style-name="ce77" table:formula="of:=COUNTIF([$Data.P$2:.P57]; &quot;*,&quot; &amp; [.$A38] &amp; &quot;,*&quot;)" office:value-type="float" office:value="2" calcext:value-type="float">
            <text:p>2</text:p>
          </table:table-cell>
          <table:table-cell table:style-name="ce77" table:formula="of:=COUNTIF([$Data.Q$2:.Q57]; &quot;*,&quot; &amp; [.$A38] &amp; &quot;,*&quot;)" office:value-type="float" office:value="0" calcext:value-type="float">
            <text:p>0</text:p>
          </table:table-cell>
          <table:table-cell table:style-name="ce81" table:formula="of:=COUNTIF([$Data.R$2:.R57]; &quot;*,&quot; &amp; [.$A38] &amp; &quot;,*&quot;)" office:value-type="float" office:value="3" calcext:value-type="float">
            <text:p>3</text:p>
          </table:table-cell>
          <table:table-cell table:style-name="ce63"/>
          <table:table-cell table:style-name="ce86" table:formula="of:=INDEX([.$B$1:.$I$1];MATCH(MAX([.$B38:.$I38]);[.$B38:.$I38];0))" office:value-type="string" office:string-value="8 Interacción Hombre-Máquina" calcext:value-type="string">
            <text:p>8 Interacción Hombre-Máquina</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39] &amp; &quot;,*&quot;)" office:value-type="float" office:value="0" calcext:value-type="float">
            <text:p>0</text:p>
          </table:table-cell>
          <table:table-cell table:style-name="ce77" table:formula="of:=COUNTIF([$Data.L$2:.L57]; &quot;*,&quot; &amp; [.$A39] &amp; &quot;,*&quot;)" office:value-type="float" office:value="0" calcext:value-type="float">
            <text:p>0</text:p>
          </table:table-cell>
          <table:table-cell table:style-name="ce77" table:formula="of:=COUNTIF([$Data.M$2:.M57]; &quot;*,&quot; &amp; [.$A39] &amp; &quot;,*&quot;)" office:value-type="float" office:value="1" calcext:value-type="float">
            <text:p>1</text:p>
          </table:table-cell>
          <table:table-cell table:style-name="ce77" table:formula="of:=COUNTIF([$Data.N$2:.N57]; &quot;*,&quot; &amp; [.$A39] &amp; &quot;,*&quot;)" office:value-type="float" office:value="0" calcext:value-type="float">
            <text:p>0</text:p>
          </table:table-cell>
          <table:table-cell table:style-name="ce77" table:formula="of:=COUNTIF([$Data.O$2:.O57]; &quot;*,&quot; &amp; [.$A39] &amp; &quot;,*&quot;)" office:value-type="float" office:value="4" calcext:value-type="float">
            <text:p>4</text:p>
          </table:table-cell>
          <table:table-cell table:style-name="ce77" table:formula="of:=COUNTIF([$Data.P$2:.P57]; &quot;*,&quot; &amp; [.$A39] &amp; &quot;,*&quot;)" office:value-type="float" office:value="0" calcext:value-type="float">
            <text:p>0</text:p>
          </table:table-cell>
          <table:table-cell table:style-name="ce77" table:formula="of:=COUNTIF([$Data.Q$2:.Q57]; &quot;*,&quot; &amp; [.$A39] &amp; &quot;,*&quot;)" office:value-type="float" office:value="0" calcext:value-type="float">
            <text:p>0</text:p>
          </table:table-cell>
          <table:table-cell table:style-name="ce81" table:formula="of:=COUNTIF([$Data.R$2:.R57]; &quot;*,&quot; &amp; [.$A39] &amp; &quot;,*&quot;)" office:value-type="float" office:value="0" calcext:value-type="float">
            <text:p>0</text:p>
          </table:table-cell>
          <table:table-cell table:style-name="ce63"/>
          <table:table-cell table:style-name="ce86" table:formula="of:=INDEX([.$B$1:.$I$1];MATCH(MAX([.$B39:.$I39]);[.$B39:.$I39];0))" office:value-type="string" office:string-value="5 Software de Base" calcext:value-type="string">
            <text:p>5 Software de Bas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0] &amp; &quot;,*&quot;)" office:value-type="float" office:value="0" calcext:value-type="float">
            <text:p>0</text:p>
          </table:table-cell>
          <table:table-cell table:style-name="ce77" table:formula="of:=COUNTIF([$Data.L$2:.L57]; &quot;*,&quot; &amp; [.$A40] &amp; &quot;,*&quot;)" office:value-type="float" office:value="0" calcext:value-type="float">
            <text:p>0</text:p>
          </table:table-cell>
          <table:table-cell table:style-name="ce77" table:formula="of:=COUNTIF([$Data.M$2:.M57]; &quot;*,&quot; &amp; [.$A40] &amp; &quot;,*&quot;)" office:value-type="float" office:value="0" calcext:value-type="float">
            <text:p>0</text:p>
          </table:table-cell>
          <table:table-cell table:style-name="ce77" table:formula="of:=COUNTIF([$Data.N$2:.N57]; &quot;*,&quot; &amp; [.$A40] &amp; &quot;,*&quot;)" office:value-type="float" office:value="0" calcext:value-type="float">
            <text:p>0</text:p>
          </table:table-cell>
          <table:table-cell table:style-name="ce77" table:formula="of:=COUNTIF([$Data.O$2:.O57]; &quot;*,&quot; &amp; [.$A40] &amp; &quot;,*&quot;)" office:value-type="float" office:value="1" calcext:value-type="float">
            <text:p>1</text:p>
          </table:table-cell>
          <table:table-cell table:style-name="ce77" table:formula="of:=COUNTIF([$Data.P$2:.P57]; &quot;*,&quot; &amp; [.$A40] &amp; &quot;,*&quot;)" office:value-type="float" office:value="3" calcext:value-type="float">
            <text:p>3</text:p>
          </table:table-cell>
          <table:table-cell table:style-name="ce77" table:formula="of:=COUNTIF([$Data.Q$2:.Q57]; &quot;*,&quot; &amp; [.$A40] &amp; &quot;,*&quot;)" office:value-type="float" office:value="0" calcext:value-type="float">
            <text:p>0</text:p>
          </table:table-cell>
          <table:table-cell table:style-name="ce81" table:formula="of:=COUNTIF([$Data.R$2:.R57]; &quot;*,&quot; &amp; [.$A40] &amp; &quot;,*&quot;)" office:value-type="float" office:value="0" calcext:value-type="float">
            <text:p>0</text:p>
          </table:table-cell>
          <table:table-cell table:style-name="ce63"/>
          <table:table-cell table:style-name="ce86" table:formula="of:=INDEX([.$B$1:.$I$1];MATCH(MAX([.$B40:.$I40]);[.$B40:.$I40];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1] &amp; &quot;,*&quot;)" office:value-type="float" office:value="0" calcext:value-type="float">
            <text:p>0</text:p>
          </table:table-cell>
          <table:table-cell table:style-name="ce77" table:formula="of:=COUNTIF([$Data.L$2:.L57]; &quot;*,&quot; &amp; [.$A41] &amp; &quot;,*&quot;)" office:value-type="float" office:value="0" calcext:value-type="float">
            <text:p>0</text:p>
          </table:table-cell>
          <table:table-cell table:style-name="ce77" table:formula="of:=COUNTIF([$Data.M$2:.M57]; &quot;*,&quot; &amp; [.$A41] &amp; &quot;,*&quot;)" office:value-type="float" office:value="0" calcext:value-type="float">
            <text:p>0</text:p>
          </table:table-cell>
          <table:table-cell table:style-name="ce77" table:formula="of:=COUNTIF([$Data.N$2:.N57]; &quot;*,&quot; &amp; [.$A41] &amp; &quot;,*&quot;)" office:value-type="float" office:value="0" calcext:value-type="float">
            <text:p>0</text:p>
          </table:table-cell>
          <table:table-cell table:style-name="ce77" table:formula="of:=COUNTIF([$Data.O$2:.O57]; &quot;*,&quot; &amp; [.$A41] &amp; &quot;,*&quot;)" office:value-type="float" office:value="0" calcext:value-type="float">
            <text:p>0</text:p>
          </table:table-cell>
          <table:table-cell table:style-name="ce77" table:formula="of:=COUNTIF([$Data.P$2:.P57]; &quot;*,&quot; &amp; [.$A41] &amp; &quot;,*&quot;)" office:value-type="float" office:value="2" calcext:value-type="float">
            <text:p>2</text:p>
          </table:table-cell>
          <table:table-cell table:style-name="ce77" table:formula="of:=COUNTIF([$Data.Q$2:.Q57]; &quot;*,&quot; &amp; [.$A41] &amp; &quot;,*&quot;)" office:value-type="float" office:value="0" calcext:value-type="float">
            <text:p>0</text:p>
          </table:table-cell>
          <table:table-cell table:style-name="ce81" table:formula="of:=COUNTIF([$Data.R$2:.R57]; &quot;*,&quot; &amp; [.$A41] &amp; &quot;,*&quot;)" office:value-type="float" office:value="2" calcext:value-type="float">
            <text:p>2</text:p>
          </table:table-cell>
          <table:table-cell table:style-name="ce63"/>
          <table:table-cell table:style-name="ce86" table:formula="of:=INDEX([.$B$1:.$I$1];MATCH(MAX([.$B41:.$I41]);[.$B41:.$I41];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2] &amp; &quot;,*&quot;)" office:value-type="float" office:value="4" calcext:value-type="float">
            <text:p>4</text:p>
          </table:table-cell>
          <table:table-cell table:style-name="ce77" table:formula="of:=COUNTIF([$Data.L$2:.L57]; &quot;*,&quot; &amp; [.$A42] &amp; &quot;,*&quot;)" office:value-type="float" office:value="0" calcext:value-type="float">
            <text:p>0</text:p>
          </table:table-cell>
          <table:table-cell table:style-name="ce77" table:formula="of:=COUNTIF([$Data.M$2:.M57]; &quot;*,&quot; &amp; [.$A42] &amp; &quot;,*&quot;)" office:value-type="float" office:value="0" calcext:value-type="float">
            <text:p>0</text:p>
          </table:table-cell>
          <table:table-cell table:style-name="ce77" table:formula="of:=COUNTIF([$Data.N$2:.N57]; &quot;*,&quot; &amp; [.$A42] &amp; &quot;,*&quot;)" office:value-type="float" office:value="0" calcext:value-type="float">
            <text:p>0</text:p>
          </table:table-cell>
          <table:table-cell table:style-name="ce77" table:formula="of:=COUNTIF([$Data.O$2:.O57]; &quot;*,&quot; &amp; [.$A42] &amp; &quot;,*&quot;)" office:value-type="float" office:value="0" calcext:value-type="float">
            <text:p>0</text:p>
          </table:table-cell>
          <table:table-cell table:style-name="ce77" table:formula="of:=COUNTIF([$Data.P$2:.P57]; &quot;*,&quot; &amp; [.$A42] &amp; &quot;,*&quot;)" office:value-type="float" office:value="1" calcext:value-type="float">
            <text:p>1</text:p>
          </table:table-cell>
          <table:table-cell table:style-name="ce77" table:formula="of:=COUNTIF([$Data.Q$2:.Q57]; &quot;*,&quot; &amp; [.$A42] &amp; &quot;,*&quot;)" office:value-type="float" office:value="0" calcext:value-type="float">
            <text:p>0</text:p>
          </table:table-cell>
          <table:table-cell table:style-name="ce81" table:formula="of:=COUNTIF([$Data.R$2:.R57]; &quot;*,&quot; &amp; [.$A42] &amp; &quot;,*&quot;)" office:value-type="float" office:value="0" calcext:value-type="float">
            <text:p>0</text:p>
          </table:table-cell>
          <table:table-cell table:style-name="ce63"/>
          <table:table-cell table:style-name="ce86" table:formula="of:=INDEX([.$B$1:.$I$1];MATCH(MAX([.$B42:.$I42]);[.$B42:.$I42];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3] &amp; &quot;,*&quot;)" office:value-type="float" office:value="0" calcext:value-type="float">
            <text:p>0</text:p>
          </table:table-cell>
          <table:table-cell table:style-name="ce77" table:formula="of:=COUNTIF([$Data.L$2:.L57]; &quot;*,&quot; &amp; [.$A43] &amp; &quot;,*&quot;)" office:value-type="float" office:value="3" calcext:value-type="float">
            <text:p>3</text:p>
          </table:table-cell>
          <table:table-cell table:style-name="ce77" table:formula="of:=COUNTIF([$Data.M$2:.M57]; &quot;*,&quot; &amp; [.$A43] &amp; &quot;,*&quot;)" office:value-type="float" office:value="1" calcext:value-type="float">
            <text:p>1</text:p>
          </table:table-cell>
          <table:table-cell table:style-name="ce77" table:formula="of:=COUNTIF([$Data.N$2:.N57]; &quot;*,&quot; &amp; [.$A43] &amp; &quot;,*&quot;)" office:value-type="float" office:value="0" calcext:value-type="float">
            <text:p>0</text:p>
          </table:table-cell>
          <table:table-cell table:style-name="ce77" table:formula="of:=COUNTIF([$Data.O$2:.O57]; &quot;*,&quot; &amp; [.$A43] &amp; &quot;,*&quot;)" office:value-type="float" office:value="0" calcext:value-type="float">
            <text:p>0</text:p>
          </table:table-cell>
          <table:table-cell table:style-name="ce77" table:formula="of:=COUNTIF([$Data.P$2:.P57]; &quot;*,&quot; &amp; [.$A43] &amp; &quot;,*&quot;)" office:value-type="float" office:value="1" calcext:value-type="float">
            <text:p>1</text:p>
          </table:table-cell>
          <table:table-cell table:style-name="ce77" table:formula="of:=COUNTIF([$Data.Q$2:.Q57]; &quot;*,&quot; &amp; [.$A43] &amp; &quot;,*&quot;)" office:value-type="float" office:value="0" calcext:value-type="float">
            <text:p>0</text:p>
          </table:table-cell>
          <table:table-cell table:style-name="ce81" table:formula="of:=COUNTIF([$Data.R$2:.R57]; &quot;*,&quot; &amp; [.$A43] &amp; &quot;,*&quot;)" office:value-type="float" office:value="0" calcext:value-type="float">
            <text:p>0</text:p>
          </table:table-cell>
          <table:table-cell table:style-name="ce63"/>
          <table:table-cell table:style-name="ce86" table:formula="of:=INDEX([.$B$1:.$I$1];MATCH(MAX([.$B43:.$I43]);[.$B43:.$I43];0))" office:value-type="string" office:string-value="2 Matemáticas" calcext:value-type="string">
            <text:p>2 Matemática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4] &amp; &quot;,*&quot;)" office:value-type="float" office:value="1" calcext:value-type="float">
            <text:p>1</text:p>
          </table:table-cell>
          <table:table-cell table:style-name="ce77" table:formula="of:=COUNTIF([$Data.L$2:.L57]; &quot;*,&quot; &amp; [.$A44] &amp; &quot;,*&quot;)" office:value-type="float" office:value="0" calcext:value-type="float">
            <text:p>0</text:p>
          </table:table-cell>
          <table:table-cell table:style-name="ce77" table:formula="of:=COUNTIF([$Data.M$2:.M57]; &quot;*,&quot; &amp; [.$A44] &amp; &quot;,*&quot;)" office:value-type="float" office:value="0" calcext:value-type="float">
            <text:p>0</text:p>
          </table:table-cell>
          <table:table-cell table:style-name="ce77" table:formula="of:=COUNTIF([$Data.N$2:.N57]; &quot;*,&quot; &amp; [.$A44] &amp; &quot;,*&quot;)" office:value-type="float" office:value="0" calcext:value-type="float">
            <text:p>0</text:p>
          </table:table-cell>
          <table:table-cell table:style-name="ce77" table:formula="of:=COUNTIF([$Data.O$2:.O57]; &quot;*,&quot; &amp; [.$A44] &amp; &quot;,*&quot;)" office:value-type="float" office:value="0" calcext:value-type="float">
            <text:p>0</text:p>
          </table:table-cell>
          <table:table-cell table:style-name="ce77" table:formula="of:=COUNTIF([$Data.P$2:.P57]; &quot;*,&quot; &amp; [.$A44] &amp; &quot;,*&quot;)" office:value-type="float" office:value="0" calcext:value-type="float">
            <text:p>0</text:p>
          </table:table-cell>
          <table:table-cell table:style-name="ce77" table:formula="of:=COUNTIF([$Data.Q$2:.Q57]; &quot;*,&quot; &amp; [.$A44] &amp; &quot;,*&quot;)" office:value-type="float" office:value="3" calcext:value-type="float">
            <text:p>3</text:p>
          </table:table-cell>
          <table:table-cell table:style-name="ce81" table:formula="of:=COUNTIF([$Data.R$2:.R57]; &quot;*,&quot; &amp; [.$A44] &amp; &quot;,*&quot;)" office:value-type="float" office:value="1" calcext:value-type="float">
            <text:p>1</text:p>
          </table:table-cell>
          <table:table-cell table:style-name="ce63"/>
          <table:table-cell table:style-name="ce86" table:formula="of:=INDEX([.$B$1:.$I$1];MATCH(MAX([.$B44:.$I44]);[.$B44:.$I44];0))" office:value-type="string" office:string-value="7 Tratamiento de Información" calcext:value-type="string">
            <text:p>7 Tratamiento de Información</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5] &amp; &quot;,*&quot;)" office:value-type="float" office:value="0" calcext:value-type="float">
            <text:p>0</text:p>
          </table:table-cell>
          <table:table-cell table:style-name="ce77" table:formula="of:=COUNTIF([$Data.L$2:.L57]; &quot;*,&quot; &amp; [.$A45] &amp; &quot;,*&quot;)" office:value-type="float" office:value="0" calcext:value-type="float">
            <text:p>0</text:p>
          </table:table-cell>
          <table:table-cell table:style-name="ce77" table:formula="of:=COUNTIF([$Data.M$2:.M57]; &quot;*,&quot; &amp; [.$A45] &amp; &quot;,*&quot;)" office:value-type="float" office:value="1" calcext:value-type="float">
            <text:p>1</text:p>
          </table:table-cell>
          <table:table-cell table:style-name="ce77" table:formula="of:=COUNTIF([$Data.N$2:.N57]; &quot;*,&quot; &amp; [.$A45] &amp; &quot;,*&quot;)" office:value-type="float" office:value="3" calcext:value-type="float">
            <text:p>3</text:p>
          </table:table-cell>
          <table:table-cell table:style-name="ce77" table:formula="of:=COUNTIF([$Data.O$2:.O57]; &quot;*,&quot; &amp; [.$A45] &amp; &quot;,*&quot;)" office:value-type="float" office:value="1" calcext:value-type="float">
            <text:p>1</text:p>
          </table:table-cell>
          <table:table-cell table:style-name="ce77" table:formula="of:=COUNTIF([$Data.P$2:.P57]; &quot;*,&quot; &amp; [.$A45] &amp; &quot;,*&quot;)" office:value-type="float" office:value="0" calcext:value-type="float">
            <text:p>0</text:p>
          </table:table-cell>
          <table:table-cell table:style-name="ce77" table:formula="of:=COUNTIF([$Data.Q$2:.Q57]; &quot;*,&quot; &amp; [.$A45] &amp; &quot;,*&quot;)" office:value-type="float" office:value="0" calcext:value-type="float">
            <text:p>0</text:p>
          </table:table-cell>
          <table:table-cell table:style-name="ce81" table:formula="of:=COUNTIF([$Data.R$2:.R57]; &quot;*,&quot; &amp; [.$A45] &amp; &quot;,*&quot;)" office:value-type="float" office:value="0" calcext:value-type="float">
            <text:p>0</text:p>
          </table:table-cell>
          <table:table-cell table:style-name="ce63"/>
          <table:table-cell table:style-name="ce86" table:formula="of:=INDEX([.$B$1:.$I$1];MATCH(MAX([.$B45:.$I45]);[.$B45:.$I45];0))" office:value-type="string" office:string-value="4 Redes" calcext:value-type="string">
            <text:p>4 Rede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6] &amp; &quot;,*&quot;)" office:value-type="float" office:value="0" calcext:value-type="float">
            <text:p>0</text:p>
          </table:table-cell>
          <table:table-cell table:style-name="ce77" table:formula="of:=COUNTIF([$Data.L$2:.L57]; &quot;*,&quot; &amp; [.$A46] &amp; &quot;,*&quot;)" office:value-type="float" office:value="0" calcext:value-type="float">
            <text:p>0</text:p>
          </table:table-cell>
          <table:table-cell table:style-name="ce77" table:formula="of:=COUNTIF([$Data.M$2:.M57]; &quot;*,&quot; &amp; [.$A46] &amp; &quot;,*&quot;)" office:value-type="float" office:value="0" calcext:value-type="float">
            <text:p>0</text:p>
          </table:table-cell>
          <table:table-cell table:style-name="ce77" table:formula="of:=COUNTIF([$Data.N$2:.N57]; &quot;*,&quot; &amp; [.$A46] &amp; &quot;,*&quot;)" office:value-type="float" office:value="0" calcext:value-type="float">
            <text:p>0</text:p>
          </table:table-cell>
          <table:table-cell table:style-name="ce77" table:formula="of:=COUNTIF([$Data.O$2:.O57]; &quot;*,&quot; &amp; [.$A46] &amp; &quot;,*&quot;)" office:value-type="float" office:value="0" calcext:value-type="float">
            <text:p>0</text:p>
          </table:table-cell>
          <table:table-cell table:style-name="ce77" table:formula="of:=COUNTIF([$Data.P$2:.P57]; &quot;*,&quot; &amp; [.$A46] &amp; &quot;,*&quot;)" office:value-type="float" office:value="5" calcext:value-type="float">
            <text:p>5</text:p>
          </table:table-cell>
          <table:table-cell table:style-name="ce77" table:formula="of:=COUNTIF([$Data.Q$2:.Q57]; &quot;*,&quot; &amp; [.$A46] &amp; &quot;,*&quot;)" office:value-type="float" office:value="0" calcext:value-type="float">
            <text:p>0</text:p>
          </table:table-cell>
          <table:table-cell table:style-name="ce81" table:formula="of:=COUNTIF([$Data.R$2:.R57]; &quot;*,&quot; &amp; [.$A46] &amp; &quot;,*&quot;)" office:value-type="float" office:value="0" calcext:value-type="float">
            <text:p>0</text:p>
          </table:table-cell>
          <table:table-cell table:style-name="ce63"/>
          <table:table-cell table:style-name="ce86" table:formula="of:=INDEX([.$B$1:.$I$1];MATCH(MAX([.$B46:.$I46]);[.$B46:.$I46];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7] &amp; &quot;,*&quot;)" office:value-type="float" office:value="4" calcext:value-type="float">
            <text:p>4</text:p>
          </table:table-cell>
          <table:table-cell table:style-name="ce77" table:formula="of:=COUNTIF([$Data.L$2:.L57]; &quot;*,&quot; &amp; [.$A47] &amp; &quot;,*&quot;)" office:value-type="float" office:value="0" calcext:value-type="float">
            <text:p>0</text:p>
          </table:table-cell>
          <table:table-cell table:style-name="ce77" table:formula="of:=COUNTIF([$Data.M$2:.M57]; &quot;*,&quot; &amp; [.$A47] &amp; &quot;,*&quot;)" office:value-type="float" office:value="0" calcext:value-type="float">
            <text:p>0</text:p>
          </table:table-cell>
          <table:table-cell table:style-name="ce77" table:formula="of:=COUNTIF([$Data.N$2:.N57]; &quot;*,&quot; &amp; [.$A47] &amp; &quot;,*&quot;)" office:value-type="float" office:value="0" calcext:value-type="float">
            <text:p>0</text:p>
          </table:table-cell>
          <table:table-cell table:style-name="ce77" table:formula="of:=COUNTIF([$Data.O$2:.O57]; &quot;*,&quot; &amp; [.$A47] &amp; &quot;,*&quot;)" office:value-type="float" office:value="0" calcext:value-type="float">
            <text:p>0</text:p>
          </table:table-cell>
          <table:table-cell table:style-name="ce77" table:formula="of:=COUNTIF([$Data.P$2:.P57]; &quot;*,&quot; &amp; [.$A47] &amp; &quot;,*&quot;)" office:value-type="float" office:value="1" calcext:value-type="float">
            <text:p>1</text:p>
          </table:table-cell>
          <table:table-cell table:style-name="ce77" table:formula="of:=COUNTIF([$Data.Q$2:.Q57]; &quot;*,&quot; &amp; [.$A47] &amp; &quot;,*&quot;)" office:value-type="float" office:value="0" calcext:value-type="float">
            <text:p>0</text:p>
          </table:table-cell>
          <table:table-cell table:style-name="ce81" table:formula="of:=COUNTIF([$Data.R$2:.R57]; &quot;*,&quot; &amp; [.$A47] &amp; &quot;,*&quot;)" office:value-type="float" office:value="0" calcext:value-type="float">
            <text:p>0</text:p>
          </table:table-cell>
          <table:table-cell table:style-name="ce63"/>
          <table:table-cell table:style-name="ce86" table:formula="of:=INDEX([.$B$1:.$I$1];MATCH(MAX([.$B47:.$I47]);[.$B47:.$I47];0))" office:value-type="string" office:string-value="1 Entorno Social" calcext:value-type="string">
            <text:p>1 Entorno Social</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8] &amp; &quot;,*&quot;)" office:value-type="float" office:value="1" calcext:value-type="float">
            <text:p>1</text:p>
          </table:table-cell>
          <table:table-cell table:style-name="ce77" table:formula="of:=COUNTIF([$Data.L$2:.L57]; &quot;*,&quot; &amp; [.$A48] &amp; &quot;,*&quot;)" office:value-type="float" office:value="0" calcext:value-type="float">
            <text:p>0</text:p>
          </table:table-cell>
          <table:table-cell table:style-name="ce77" table:formula="of:=COUNTIF([$Data.M$2:.M57]; &quot;*,&quot; &amp; [.$A48] &amp; &quot;,*&quot;)" office:value-type="float" office:value="0" calcext:value-type="float">
            <text:p>0</text:p>
          </table:table-cell>
          <table:table-cell table:style-name="ce77" table:formula="of:=COUNTIF([$Data.N$2:.N57]; &quot;*,&quot; &amp; [.$A48] &amp; &quot;,*&quot;)" office:value-type="float" office:value="0" calcext:value-type="float">
            <text:p>0</text:p>
          </table:table-cell>
          <table:table-cell table:style-name="ce77" table:formula="of:=COUNTIF([$Data.O$2:.O57]; &quot;*,&quot; &amp; [.$A48] &amp; &quot;,*&quot;)" office:value-type="float" office:value="0" calcext:value-type="float">
            <text:p>0</text:p>
          </table:table-cell>
          <table:table-cell table:style-name="ce77" table:formula="of:=COUNTIF([$Data.P$2:.P57]; &quot;*,&quot; &amp; [.$A48] &amp; &quot;,*&quot;)" office:value-type="float" office:value="4" calcext:value-type="float">
            <text:p>4</text:p>
          </table:table-cell>
          <table:table-cell table:style-name="ce77" table:formula="of:=COUNTIF([$Data.Q$2:.Q57]; &quot;*,&quot; &amp; [.$A48] &amp; &quot;,*&quot;)" office:value-type="float" office:value="0" calcext:value-type="float">
            <text:p>0</text:p>
          </table:table-cell>
          <table:table-cell table:style-name="ce81" table:formula="of:=COUNTIF([$Data.R$2:.R57]; &quot;*,&quot; &amp; [.$A48] &amp; &quot;,*&quot;)" office:value-type="float" office:value="0" calcext:value-type="float">
            <text:p>0</text:p>
          </table:table-cell>
          <table:table-cell table:style-name="ce63"/>
          <table:table-cell table:style-name="ce86" table:formula="of:=INDEX([.$B$1:.$I$1];MATCH(MAX([.$B48:.$I48]);[.$B48:.$I48];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49] &amp; &quot;,*&quot;)" office:value-type="float" office:value="0" calcext:value-type="float">
            <text:p>0</text:p>
          </table:table-cell>
          <table:table-cell table:style-name="ce77" table:formula="of:=COUNTIF([$Data.L$2:.L57]; &quot;*,&quot; &amp; [.$A49] &amp; &quot;,*&quot;)" office:value-type="float" office:value="0" calcext:value-type="float">
            <text:p>0</text:p>
          </table:table-cell>
          <table:table-cell table:style-name="ce77" table:formula="of:=COUNTIF([$Data.M$2:.M57]; &quot;*,&quot; &amp; [.$A49] &amp; &quot;,*&quot;)" office:value-type="float" office:value="0" calcext:value-type="float">
            <text:p>0</text:p>
          </table:table-cell>
          <table:table-cell table:style-name="ce77" table:formula="of:=COUNTIF([$Data.N$2:.N57]; &quot;*,&quot; &amp; [.$A49] &amp; &quot;,*&quot;)" office:value-type="float" office:value="0" calcext:value-type="float">
            <text:p>0</text:p>
          </table:table-cell>
          <table:table-cell table:style-name="ce77" table:formula="of:=COUNTIF([$Data.O$2:.O57]; &quot;*,&quot; &amp; [.$A49] &amp; &quot;,*&quot;)" office:value-type="float" office:value="0" calcext:value-type="float">
            <text:p>0</text:p>
          </table:table-cell>
          <table:table-cell table:style-name="ce77" table:formula="of:=COUNTIF([$Data.P$2:.P57]; &quot;*,&quot; &amp; [.$A49] &amp; &quot;,*&quot;)" office:value-type="float" office:value="4" calcext:value-type="float">
            <text:p>4</text:p>
          </table:table-cell>
          <table:table-cell table:style-name="ce77" table:formula="of:=COUNTIF([$Data.Q$2:.Q57]; &quot;*,&quot; &amp; [.$A49] &amp; &quot;,*&quot;)" office:value-type="float" office:value="0" calcext:value-type="float">
            <text:p>0</text:p>
          </table:table-cell>
          <table:table-cell table:style-name="ce81" table:formula="of:=COUNTIF([$Data.R$2:.R57]; &quot;*,&quot; &amp; [.$A49] &amp; &quot;,*&quot;)" office:value-type="float" office:value="0" calcext:value-type="float">
            <text:p>0</text:p>
          </table:table-cell>
          <table:table-cell table:style-name="ce63"/>
          <table:table-cell table:style-name="ce86" table:formula="of:=INDEX([.$B$1:.$I$1];MATCH(MAX([.$B49:.$I49]);[.$B49:.$I49];0))" office:value-type="string" office:string-value="6 Programación e Ingeniería de Software" calcext:value-type="string">
            <text:p>6 Programación e Ingeniería de Software</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50] &amp; &quot;,*&quot;)" office:value-type="float" office:value="0" calcext:value-type="float">
            <text:p>0</text:p>
          </table:table-cell>
          <table:table-cell table:style-name="ce77" table:formula="of:=COUNTIF([$Data.L$2:.L57]; &quot;*,&quot; &amp; [.$A50] &amp; &quot;,*&quot;)" office:value-type="float" office:value="0" calcext:value-type="float">
            <text:p>0</text:p>
          </table:table-cell>
          <table:table-cell table:style-name="ce77" table:formula="of:=COUNTIF([$Data.M$2:.M57]; &quot;*,&quot; &amp; [.$A50] &amp; &quot;,*&quot;)" office:value-type="float" office:value="0" calcext:value-type="float">
            <text:p>0</text:p>
          </table:table-cell>
          <table:table-cell table:style-name="ce77" table:formula="of:=COUNTIF([$Data.N$2:.N57]; &quot;*,&quot; &amp; [.$A50] &amp; &quot;,*&quot;)" office:value-type="float" office:value="2" calcext:value-type="float">
            <text:p>2</text:p>
          </table:table-cell>
          <table:table-cell table:style-name="ce77" table:formula="of:=COUNTIF([$Data.O$2:.O57]; &quot;*,&quot; &amp; [.$A50] &amp; &quot;,*&quot;)" office:value-type="float" office:value="2" calcext:value-type="float">
            <text:p>2</text:p>
          </table:table-cell>
          <table:table-cell table:style-name="ce77" table:formula="of:=COUNTIF([$Data.P$2:.P57]; &quot;*,&quot; &amp; [.$A50] &amp; &quot;,*&quot;)" office:value-type="float" office:value="0" calcext:value-type="float">
            <text:p>0</text:p>
          </table:table-cell>
          <table:table-cell table:style-name="ce77" table:formula="of:=COUNTIF([$Data.Q$2:.Q57]; &quot;*,&quot; &amp; [.$A50] &amp; &quot;,*&quot;)" office:value-type="float" office:value="0" calcext:value-type="float">
            <text:p>0</text:p>
          </table:table-cell>
          <table:table-cell table:style-name="ce81" table:formula="of:=COUNTIF([$Data.R$2:.R57]; &quot;*,&quot; &amp; [.$A50] &amp; &quot;,*&quot;)" office:value-type="float" office:value="0" calcext:value-type="float">
            <text:p>0</text:p>
          </table:table-cell>
          <table:table-cell table:style-name="ce63"/>
          <table:table-cell table:style-name="ce86" table:formula="of:=INDEX([.$B$1:.$I$1];MATCH(MAX([.$B50:.$I50]);[.$B50:.$I50];0))" office:value-type="string" office:string-value="4 Redes" calcext:value-type="string">
            <text:p>4 Redes</text:p>
          </table:table-cell>
          <table:table-cell table:number-columns-repeated="1013"/>
        </table:table-row>
        <table:table-row table:style-name="ro3">
          <table:table-cell table:style-name="ce70" office:value-type="string" office:string-value="" calcext:value-type="error">
            <text:p>#NAME?</text:p>
          </table:table-cell>
          <table:table-cell table:style-name="ce73" table:formula="of:=COUNTIF([$Data.K$2:.K57]; &quot;*,&quot; &amp; [.$A51] &amp; &quot;,*&quot;)" office:value-type="float" office:value="0" calcext:value-type="float">
            <text:p>0</text:p>
          </table:table-cell>
          <table:table-cell table:style-name="ce77" table:formula="of:=COUNTIF([$Data.L$2:.L57]; &quot;*,&quot; &amp; [.$A51] &amp; &quot;,*&quot;)" office:value-type="float" office:value="0" calcext:value-type="float">
            <text:p>0</text:p>
          </table:table-cell>
          <table:table-cell table:style-name="ce77" table:formula="of:=COUNTIF([$Data.M$2:.M57]; &quot;*,&quot; &amp; [.$A51] &amp; &quot;,*&quot;)" office:value-type="float" office:value="0" calcext:value-type="float">
            <text:p>0</text:p>
          </table:table-cell>
          <table:table-cell table:style-name="ce77" table:formula="of:=COUNTIF([$Data.N$2:.N57]; &quot;*,&quot; &amp; [.$A51] &amp; &quot;,*&quot;)" office:value-type="float" office:value="0" calcext:value-type="float">
            <text:p>0</text:p>
          </table:table-cell>
          <table:table-cell table:style-name="ce77" table:formula="of:=COUNTIF([$Data.O$2:.O57]; &quot;*,&quot; &amp; [.$A51] &amp; &quot;,*&quot;)" office:value-type="float" office:value="1" calcext:value-type="float">
            <text:p>1</text:p>
          </table:table-cell>
          <table:table-cell table:style-name="ce77" table:formula="of:=COUNTIF([$Data.P$2:.P57]; &quot;*,&quot; &amp; [.$A51] &amp; &quot;,*&quot;)" office:value-type="float" office:value="0" calcext:value-type="float">
            <text:p>0</text:p>
          </table:table-cell>
          <table:table-cell table:style-name="ce77" table:formula="of:=COUNTIF([$Data.Q$2:.Q57]; &quot;*,&quot; &amp; [.$A51] &amp; &quot;,*&quot;)" office:value-type="float" office:value="4" calcext:value-type="float">
            <text:p>4</text:p>
          </table:table-cell>
          <table:table-cell table:style-name="ce81" table:formula="of:=COUNTIF([$Data.R$2:.R57]; &quot;*,&quot; &amp; [.$A51] &amp; &quot;,*&quot;)" office:value-type="float" office:value="0" calcext:value-type="float">
            <text:p>0</text:p>
          </table:table-cell>
          <table:table-cell table:style-name="ce63"/>
          <table:table-cell table:style-name="ce86" table:formula="of:=INDEX([.$B$1:.$I$1];MATCH(MAX([.$B51:.$I51]);[.$B51:.$I51];0))" office:value-type="string" office:string-value="7 Tratamiento de Información" calcext:value-type="string">
            <text:p>7 Tratamiento de Información</text:p>
          </table:table-cell>
          <table:table-cell table:number-columns-repeated="1013"/>
        </table:table-row>
        <table:table-row table:style-name="ro3" table:visibility="collapse">
          <table:table-cell table:style-name="ce70" office:value-type="string" office:string-value="" calcext:value-type="error">
            <text:p>#NAME?</text:p>
          </table:table-cell>
          <table:table-cell table:style-name="ce73" table:formula="of:=COUNTIF([$Data.K$2:.K57]; &quot;*,&quot; &amp; [.$A52] &amp; &quot;,*&quot;)" office:value-type="string" office:string-value="" calcext:value-type="error">
            <text:p>#NAME?</text:p>
          </table:table-cell>
          <table:table-cell table:style-name="ce77" table:formula="of:=COUNTIF([$Data.L$2:.L57]; &quot;*,&quot; &amp; [.$A52] &amp; &quot;,*&quot;)" office:value-type="string" office:string-value="" calcext:value-type="error">
            <text:p>#NAME?</text:p>
          </table:table-cell>
          <table:table-cell table:style-name="ce77" table:formula="of:=COUNTIF([$Data.M$2:.M57]; &quot;*,&quot; &amp; [.$A52] &amp; &quot;,*&quot;)" office:value-type="string" office:string-value="" calcext:value-type="error">
            <text:p>#NAME?</text:p>
          </table:table-cell>
          <table:table-cell table:style-name="ce77" table:formula="of:=COUNTIF([$Data.N$2:.N57]; &quot;*,&quot; &amp; [.$A52] &amp; &quot;,*&quot;)" office:value-type="string" office:string-value="" calcext:value-type="error">
            <text:p>#NAME?</text:p>
          </table:table-cell>
          <table:table-cell table:style-name="ce77" table:formula="of:=COUNTIF([$Data.O$2:.O57]; &quot;*,&quot; &amp; [.$A52] &amp; &quot;,*&quot;)" office:value-type="string" office:string-value="" calcext:value-type="error">
            <text:p>#NAME?</text:p>
          </table:table-cell>
          <table:table-cell table:style-name="ce77" table:formula="of:=COUNTIF([$Data.P$2:.P57]; &quot;*,&quot; &amp; [.$A52] &amp; &quot;,*&quot;)" office:value-type="string" office:string-value="" calcext:value-type="error">
            <text:p>#NAME?</text:p>
          </table:table-cell>
          <table:table-cell table:style-name="ce77" table:formula="of:=COUNTIF([$Data.Q$2:.Q57]; &quot;*,&quot; &amp; [.$A52] &amp; &quot;,*&quot;)" office:value-type="string" office:string-value="" calcext:value-type="error">
            <text:p>#NAME?</text:p>
          </table:table-cell>
          <table:table-cell table:style-name="ce81" table:formula="of:=COUNTIF([$Data.R$2:.R57]; &quot;*,&quot; &amp; [.$A52] &amp; &quot;,*&quot;)" office:value-type="string" office:string-value="" calcext:value-type="error">
            <text:p>#NAME?</text:p>
          </table:table-cell>
          <table:table-cell table:style-name="ce63"/>
          <table:table-cell table:style-name="ce86" table:formula="of:=INDEX([.$B$1:.$I$1];MATCH(MAX([.$B52:.$I52]);[.$B52:.$I52];0))" office:value-type="string" office:string-value="" calcext:value-type="error">
            <text:p>#NAME?</text:p>
          </table:table-cell>
          <table:table-cell table:number-columns-repeated="1013"/>
        </table:table-row>
        <table:table-row table:style-name="ro3" table:visibility="collapse">
          <table:table-cell table:style-name="ce70" office:value-type="string" office:string-value="" calcext:value-type="error">
            <text:p>#NAME?</text:p>
          </table:table-cell>
          <table:table-cell table:style-name="ce73" table:formula="of:=COUNTIF([$Data.K$2:.K57]; &quot;*,&quot; &amp; [.$A53] &amp; &quot;,*&quot;)" office:value-type="string" office:string-value="" calcext:value-type="error">
            <text:p>#NAME?</text:p>
          </table:table-cell>
          <table:table-cell table:style-name="ce77" table:formula="of:=COUNTIF([$Data.L$2:.L57]; &quot;*,&quot; &amp; [.$A53] &amp; &quot;,*&quot;)" office:value-type="string" office:string-value="" calcext:value-type="error">
            <text:p>#NAME?</text:p>
          </table:table-cell>
          <table:table-cell table:style-name="ce77" table:formula="of:=COUNTIF([$Data.M$2:.M57]; &quot;*,&quot; &amp; [.$A53] &amp; &quot;,*&quot;)" office:value-type="string" office:string-value="" calcext:value-type="error">
            <text:p>#NAME?</text:p>
          </table:table-cell>
          <table:table-cell table:style-name="ce77" table:formula="of:=COUNTIF([$Data.N$2:.N57]; &quot;*,&quot; &amp; [.$A53] &amp; &quot;,*&quot;)" office:value-type="string" office:string-value="" calcext:value-type="error">
            <text:p>#NAME?</text:p>
          </table:table-cell>
          <table:table-cell table:style-name="ce77" table:formula="of:=COUNTIF([$Data.O$2:.O57]; &quot;*,&quot; &amp; [.$A53] &amp; &quot;,*&quot;)" office:value-type="string" office:string-value="" calcext:value-type="error">
            <text:p>#NAME?</text:p>
          </table:table-cell>
          <table:table-cell table:style-name="ce77" table:formula="of:=COUNTIF([$Data.P$2:.P57]; &quot;*,&quot; &amp; [.$A53] &amp; &quot;,*&quot;)" office:value-type="string" office:string-value="" calcext:value-type="error">
            <text:p>#NAME?</text:p>
          </table:table-cell>
          <table:table-cell table:style-name="ce77" table:formula="of:=COUNTIF([$Data.Q$2:.Q57]; &quot;*,&quot; &amp; [.$A53] &amp; &quot;,*&quot;)" office:value-type="string" office:string-value="" calcext:value-type="error">
            <text:p>#NAME?</text:p>
          </table:table-cell>
          <table:table-cell table:style-name="ce81" table:formula="of:=COUNTIF([$Data.R$2:.R57]; &quot;*,&quot; &amp; [.$A53] &amp; &quot;,*&quot;)" office:value-type="string" office:string-value="" calcext:value-type="error">
            <text:p>#NAME?</text:p>
          </table:table-cell>
          <table:table-cell table:style-name="ce63"/>
          <table:table-cell table:style-name="ce86" table:formula="of:=INDEX([.$B$1:.$I$1];MATCH(MAX([.$B53:.$I53]);[.$B53:.$I53];0))" office:value-type="string" office:string-value="" calcext:value-type="error">
            <text:p>#NAME?</text:p>
          </table:table-cell>
          <table:table-cell table:number-columns-repeated="1013"/>
        </table:table-row>
        <table:table-row table:style-name="ro3" table:visibility="collapse">
          <table:table-cell table:style-name="ce70" office:value-type="string" office:string-value="" calcext:value-type="error">
            <text:p>#NAME?</text:p>
          </table:table-cell>
          <table:table-cell table:style-name="ce73" table:formula="of:=COUNTIF([$Data.K$2:.K57]; &quot;*,&quot; &amp; [.$A54] &amp; &quot;,*&quot;)" office:value-type="string" office:string-value="" calcext:value-type="error">
            <text:p>#NAME?</text:p>
          </table:table-cell>
          <table:table-cell table:style-name="ce77" table:formula="of:=COUNTIF([$Data.L$2:.L57]; &quot;*,&quot; &amp; [.$A54] &amp; &quot;,*&quot;)" office:value-type="string" office:string-value="" calcext:value-type="error">
            <text:p>#NAME?</text:p>
          </table:table-cell>
          <table:table-cell table:style-name="ce77" table:formula="of:=COUNTIF([$Data.M$2:.M57]; &quot;*,&quot; &amp; [.$A54] &amp; &quot;,*&quot;)" office:value-type="string" office:string-value="" calcext:value-type="error">
            <text:p>#NAME?</text:p>
          </table:table-cell>
          <table:table-cell table:style-name="ce77" table:formula="of:=COUNTIF([$Data.N$2:.N57]; &quot;*,&quot; &amp; [.$A54] &amp; &quot;,*&quot;)" office:value-type="string" office:string-value="" calcext:value-type="error">
            <text:p>#NAME?</text:p>
          </table:table-cell>
          <table:table-cell table:style-name="ce77" table:formula="of:=COUNTIF([$Data.O$2:.O57]; &quot;*,&quot; &amp; [.$A54] &amp; &quot;,*&quot;)" office:value-type="string" office:string-value="" calcext:value-type="error">
            <text:p>#NAME?</text:p>
          </table:table-cell>
          <table:table-cell table:style-name="ce77" table:formula="of:=COUNTIF([$Data.P$2:.P57]; &quot;*,&quot; &amp; [.$A54] &amp; &quot;,*&quot;)" office:value-type="string" office:string-value="" calcext:value-type="error">
            <text:p>#NAME?</text:p>
          </table:table-cell>
          <table:table-cell table:style-name="ce77" table:formula="of:=COUNTIF([$Data.Q$2:.Q57]; &quot;*,&quot; &amp; [.$A54] &amp; &quot;,*&quot;)" office:value-type="string" office:string-value="" calcext:value-type="error">
            <text:p>#NAME?</text:p>
          </table:table-cell>
          <table:table-cell table:style-name="ce81" table:formula="of:=COUNTIF([$Data.R$2:.R57]; &quot;*,&quot; &amp; [.$A54] &amp; &quot;,*&quot;)" office:value-type="string" office:string-value="" calcext:value-type="error">
            <text:p>#NAME?</text:p>
          </table:table-cell>
          <table:table-cell table:style-name="ce63"/>
          <table:table-cell table:style-name="ce86" table:formula="of:=INDEX([.$B$1:.$I$1];MATCH(MAX([.$B54:.$I54]);[.$B54:.$I54];0))" office:value-type="string" office:string-value="" calcext:value-type="error">
            <text:p>#NAME?</text:p>
          </table:table-cell>
          <table:table-cell table:number-columns-repeated="1013"/>
        </table:table-row>
        <table:table-row table:style-name="ro3" table:visibility="collapse">
          <table:table-cell table:style-name="ce70" office:value-type="string" office:string-value="" calcext:value-type="error">
            <text:p>#NAME?</text:p>
          </table:table-cell>
          <table:table-cell table:style-name="ce73" table:formula="of:=COUNTIF([$Data.K$2:.K57]; &quot;*,&quot; &amp; [.$A55] &amp; &quot;,*&quot;)" office:value-type="string" office:string-value="" calcext:value-type="error">
            <text:p>#NAME?</text:p>
          </table:table-cell>
          <table:table-cell table:style-name="ce77" table:formula="of:=COUNTIF([$Data.L$2:.L57]; &quot;*,&quot; &amp; [.$A55] &amp; &quot;,*&quot;)" office:value-type="string" office:string-value="" calcext:value-type="error">
            <text:p>#NAME?</text:p>
          </table:table-cell>
          <table:table-cell table:style-name="ce77" table:formula="of:=COUNTIF([$Data.M$2:.M57]; &quot;*,&quot; &amp; [.$A55] &amp; &quot;,*&quot;)" office:value-type="string" office:string-value="" calcext:value-type="error">
            <text:p>#NAME?</text:p>
          </table:table-cell>
          <table:table-cell table:style-name="ce77" table:formula="of:=COUNTIF([$Data.N$2:.N57]; &quot;*,&quot; &amp; [.$A55] &amp; &quot;,*&quot;)" office:value-type="string" office:string-value="" calcext:value-type="error">
            <text:p>#NAME?</text:p>
          </table:table-cell>
          <table:table-cell table:style-name="ce77" table:formula="of:=COUNTIF([$Data.O$2:.O57]; &quot;*,&quot; &amp; [.$A55] &amp; &quot;,*&quot;)" office:value-type="string" office:string-value="" calcext:value-type="error">
            <text:p>#NAME?</text:p>
          </table:table-cell>
          <table:table-cell table:style-name="ce77" table:formula="of:=COUNTIF([$Data.P$2:.P57]; &quot;*,&quot; &amp; [.$A55] &amp; &quot;,*&quot;)" office:value-type="string" office:string-value="" calcext:value-type="error">
            <text:p>#NAME?</text:p>
          </table:table-cell>
          <table:table-cell table:style-name="ce77" table:formula="of:=COUNTIF([$Data.Q$2:.Q57]; &quot;*,&quot; &amp; [.$A55] &amp; &quot;,*&quot;)" office:value-type="string" office:string-value="" calcext:value-type="error">
            <text:p>#NAME?</text:p>
          </table:table-cell>
          <table:table-cell table:style-name="ce81" table:formula="of:=COUNTIF([$Data.R$2:.R57]; &quot;*,&quot; &amp; [.$A55] &amp; &quot;,*&quot;)" office:value-type="string" office:string-value="" calcext:value-type="error">
            <text:p>#NAME?</text:p>
          </table:table-cell>
          <table:table-cell table:style-name="ce63"/>
          <table:table-cell table:style-name="ce86" table:formula="of:=INDEX([.$B$1:.$I$1];MATCH(MAX([.$B55:.$I55]);[.$B55:.$I55];0))" office:value-type="string" office:string-value="" calcext:value-type="error">
            <text:p>#NAME?</text:p>
          </table:table-cell>
          <table:table-cell table:number-columns-repeated="1013"/>
        </table:table-row>
        <table:table-row table:style-name="ro3" table:visibility="collapse">
          <table:table-cell table:style-name="ce70" office:value-type="string" office:string-value="" calcext:value-type="error">
            <text:p>#NAME?</text:p>
          </table:table-cell>
          <table:table-cell table:style-name="ce73" table:formula="of:=COUNTIF([$Data.K$2:.K57]; &quot;*,&quot; &amp; [.$A56] &amp; &quot;,*&quot;)" office:value-type="string" office:string-value="" calcext:value-type="error">
            <text:p>#NAME?</text:p>
          </table:table-cell>
          <table:table-cell table:style-name="ce77" table:formula="of:=COUNTIF([$Data.L$2:.L57]; &quot;*,&quot; &amp; [.$A56] &amp; &quot;,*&quot;)" office:value-type="string" office:string-value="" calcext:value-type="error">
            <text:p>#NAME?</text:p>
          </table:table-cell>
          <table:table-cell table:style-name="ce77" table:formula="of:=COUNTIF([$Data.M$2:.M57]; &quot;*,&quot; &amp; [.$A56] &amp; &quot;,*&quot;)" office:value-type="string" office:string-value="" calcext:value-type="error">
            <text:p>#NAME?</text:p>
          </table:table-cell>
          <table:table-cell table:style-name="ce77" table:formula="of:=COUNTIF([$Data.N$2:.N57]; &quot;*,&quot; &amp; [.$A56] &amp; &quot;,*&quot;)" office:value-type="string" office:string-value="" calcext:value-type="error">
            <text:p>#NAME?</text:p>
          </table:table-cell>
          <table:table-cell table:style-name="ce77" table:formula="of:=COUNTIF([$Data.O$2:.O57]; &quot;*,&quot; &amp; [.$A56] &amp; &quot;,*&quot;)" office:value-type="string" office:string-value="" calcext:value-type="error">
            <text:p>#NAME?</text:p>
          </table:table-cell>
          <table:table-cell table:style-name="ce77" table:formula="of:=COUNTIF([$Data.P$2:.P57]; &quot;*,&quot; &amp; [.$A56] &amp; &quot;,*&quot;)" office:value-type="string" office:string-value="" calcext:value-type="error">
            <text:p>#NAME?</text:p>
          </table:table-cell>
          <table:table-cell table:style-name="ce77" table:formula="of:=COUNTIF([$Data.Q$2:.Q57]; &quot;*,&quot; &amp; [.$A56] &amp; &quot;,*&quot;)" office:value-type="string" office:string-value="" calcext:value-type="error">
            <text:p>#NAME?</text:p>
          </table:table-cell>
          <table:table-cell table:style-name="ce81" table:formula="of:=COUNTIF([$Data.R$2:.R57]; &quot;*,&quot; &amp; [.$A56] &amp; &quot;,*&quot;)" office:value-type="string" office:string-value="" calcext:value-type="error">
            <text:p>#NAME?</text:p>
          </table:table-cell>
          <table:table-cell table:style-name="ce63"/>
          <table:table-cell table:style-name="ce86" table:formula="of:=INDEX([.$B$1:.$I$1];MATCH(MAX([.$B56:.$I56]);[.$B56:.$I56];0))" office:value-type="string" office:string-value="" calcext:value-type="error">
            <text:p>#NAME?</text:p>
          </table:table-cell>
          <table:table-cell table:number-columns-repeated="1013"/>
        </table:table-row>
        <table:table-row table:style-name="ro3" table:visibility="collapse">
          <table:table-cell table:style-name="ce70" office:value-type="string" office:string-value="" calcext:value-type="error">
            <text:p>#NAME?</text:p>
          </table:table-cell>
          <table:table-cell table:style-name="ce74" table:formula="of:=COUNTIF([$Data.K$2:.K57]; &quot;*,&quot; &amp; [.$A57] &amp; &quot;,*&quot;)" office:value-type="string" office:string-value="" calcext:value-type="error">
            <text:p>#NAME?</text:p>
          </table:table-cell>
          <table:table-cell table:style-name="ce78" table:formula="of:=COUNTIF([$Data.L$2:.L57]; &quot;*,&quot; &amp; [.$A57] &amp; &quot;,*&quot;)" office:value-type="string" office:string-value="" calcext:value-type="error">
            <text:p>#NAME?</text:p>
          </table:table-cell>
          <table:table-cell table:style-name="ce78" table:formula="of:=COUNTIF([$Data.M$2:.M57]; &quot;*,&quot; &amp; [.$A57] &amp; &quot;,*&quot;)" office:value-type="string" office:string-value="" calcext:value-type="error">
            <text:p>#NAME?</text:p>
          </table:table-cell>
          <table:table-cell table:style-name="ce78" table:formula="of:=COUNTIF([$Data.N$2:.N57]; &quot;*,&quot; &amp; [.$A57] &amp; &quot;,*&quot;)" office:value-type="string" office:string-value="" calcext:value-type="error">
            <text:p>#NAME?</text:p>
          </table:table-cell>
          <table:table-cell table:style-name="ce78" table:formula="of:=COUNTIF([$Data.O$2:.O57]; &quot;*,&quot; &amp; [.$A57] &amp; &quot;,*&quot;)" office:value-type="string" office:string-value="" calcext:value-type="error">
            <text:p>#NAME?</text:p>
          </table:table-cell>
          <table:table-cell table:style-name="ce78" table:formula="of:=COUNTIF([$Data.P$2:.P57]; &quot;*,&quot; &amp; [.$A57] &amp; &quot;,*&quot;)" office:value-type="string" office:string-value="" calcext:value-type="error">
            <text:p>#NAME?</text:p>
          </table:table-cell>
          <table:table-cell table:style-name="ce78" table:formula="of:=COUNTIF([$Data.Q$2:.Q57]; &quot;*,&quot; &amp; [.$A57] &amp; &quot;,*&quot;)" office:value-type="string" office:string-value="" calcext:value-type="error">
            <text:p>#NAME?</text:p>
          </table:table-cell>
          <table:table-cell table:style-name="ce82" table:formula="of:=COUNTIF([$Data.R$2:.R57]; &quot;*,&quot; &amp; [.$A57] &amp; &quot;,*&quot;)" office:value-type="string" office:string-value="" calcext:value-type="error">
            <text:p>#NAME?</text:p>
          </table:table-cell>
          <table:table-cell table:style-name="ce63"/>
          <table:table-cell table:style-name="ce86" table:formula="of:=INDEX([.$B$1:.$I$1];MATCH(MAX([.$B57:.$I57]);[.$B57:.$I57];0))" office:value-type="string" office:string-value="" calcext:value-type="error">
            <text:p>#NAME?</text:p>
          </table:table-cell>
          <table:table-cell table:number-columns-repeated="1013"/>
        </table:table-row>
        <table:table-row table:style-name="ro4" table:number-rows-repeated="1048518">
          <table:table-cell table:number-columns-repeated="1024"/>
        </table:table-row>
        <table:table-row table:style-name="ro4">
          <table:table-cell table:number-columns-repeated="1024"/>
        </table:table-row>
        <calcext:conditional-formats>
          <calcext:conditional-format calcext:target-range-address="DataNormalized.B2:DataNormalized.I57">
            <calcext:color-scale>
              <calcext:color-scale-entry calcext:value="0" calcext:type="minimum" calcext:color="#ffffff"/>
              <calcext:color-scale-entry calcext:value="0" calcext:type="maximum" calcext:color="#57bb8a"/>
            </calcext:color-scale>
          </calcext:conditional-format>
        </calcext:conditional-formats>
      </table:table>
      <table:table table:name="UNIDEH" table:style-name="ta7">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3" table:default-cell-style-name="Default"/>
        <table:table-column table:style-name="co34" table:default-cell-style-name="Default"/>
        <table:table-column table:style-name="co35" table:default-cell-style-name="Default"/>
        <table:table-column table:style-name="co7" table:number-columns-repeated="1013" table:default-cell-style-name="Default"/>
        <table:table-row table:style-name="ro3">
          <table:table-cell table:style-name="ce1" office:value-type="string" calcext:value-type="string" table:number-columns-spanned="1" table:number-rows-spanned="2">
            <text:p>Definición</text:p>
          </table:table-cell>
          <table:table-cell table:style-name="ce1" office:value-type="string" calcext:value-type="string" table:number-columns-spanned="1" table:number-rows-spanned="2">
            <text:p>Tipo</text:p>
          </table:table-cell>
          <table:table-cell table:style-name="ce22" office:value-type="string" calcext:value-type="string" table:number-columns-spanned="2" table:number-rows-spanned="1">
            <text:p>Proporción</text:p>
          </table:table-cell>
          <table:covered-table-cell table:style-name="ce26"/>
          <table:table-cell table:style-name="ce33" office:value-type="string" calcext:value-type="string" table:number-columns-spanned="2" table:number-rows-spanned="1">
            <text:p>Porcentaje</text:p>
          </table:table-cell>
          <table:covered-table-cell table:style-name="ce43"/>
          <table:table-cell table:style-name="ce1" office:value-type="string" calcext:value-type="string" table:number-columns-spanned="2" table:number-rows-spanned="1">
            <text:p>Créditos</text:p>
          </table:table-cell>
          <table:covered-table-cell table:style-name="ce26"/>
          <table:table-cell table:style-name="ce1" office:value-type="string" calcext:value-type="string" table:number-columns-spanned="2" table:number-rows-spanned="1">
            <text:p>Horas</text:p>
          </table:table-cell>
          <table:covered-table-cell table:style-name="ce26"/>
          <table:table-cell table:style-name="ce1" office:value-type="string" calcext:value-type="string" table:number-columns-spanned="1" table:number-rows-spanned="2">
            <text:p>Materias</text:p>
          </table:table-cell>
          <table:table-cell table:number-columns-repeated="1013"/>
        </table:table-row>
        <table:table-row table:style-name="ro3">
          <table:covered-table-cell table:number-columns-repeated="2" table:style-name="ce2"/>
          <table:table-cell table:style-name="ce23" office:value-type="string" calcext:value-type="string">
            <text:p>Esperada</text:p>
          </table:table-cell>
          <table:table-cell table:style-name="ce23" office:value-type="string" calcext:value-type="string">
            <text:p>Actual</text:p>
          </table:table-cell>
          <table:table-cell table:style-name="ce23" office:value-type="string" calcext:value-type="string">
            <text:p>Esperado</text:p>
          </table:table-cell>
          <table:table-cell table:style-name="ce23" office:value-type="string" calcext:value-type="string">
            <text:p>Actual</text:p>
          </table:table-cell>
          <table:table-cell table:style-name="ce23" office:value-type="string" calcext:value-type="string">
            <text:p>Esperadas</text:p>
          </table:table-cell>
          <table:table-cell table:style-name="ce23" office:value-type="string" calcext:value-type="string">
            <text:p>Actuales</text:p>
          </table:table-cell>
          <table:table-cell table:style-name="ce23" office:value-type="string" calcext:value-type="string">
            <text:p>Esperadas</text:p>
          </table:table-cell>
          <table:table-cell table:style-name="ce23" office:value-type="string" calcext:value-type="string">
            <text:p>Actuales</text:p>
          </table:table-cell>
          <table:covered-table-cell table:style-name="ce2"/>
          <table:table-cell table:number-columns-repeated="1013"/>
        </table:table-row>
        <table:table-row table:style-name="ro3">
          <table:table-cell table:style-name="ce3" office:value-type="string" calcext:value-type="string">
            <text:p>Comprende conocimientos, normas, experiencias y motivaciones que hacen posible la buena integración de las unidades de informática y su personal en las organizaciones y en la sociedad en general. Se incluyen tópicos de administración, economía, contabilidad, derecho, sociología y psicología.</text:p>
          </table:table-cell>
          <table:table-cell table:style-name="ce12" office:value-type="string" calcext:value-type="string">
            <text:p>1 Entorno Social</text:p>
          </table:table-cell>
          <table:table-cell table:style-name="ce24" table:formula="of:=ROUND(SUM([.$D$3:.$D$10])*[.$E3];1)" office:value-type="float" office:value="6.3" calcext:value-type="float">
            <text:p>6.3</text:p>
          </table:table-cell>
          <table:table-cell table:style-name="ce87" table:formula="of:=COUNTIF([.$C$13:.$C$62];[.$B3])" office:value-type="float" office:value="14" calcext:value-type="float">
            <text:p>14</text:p>
          </table:table-cell>
          <table:table-cell table:style-name="ce34" office:value-type="percentage" office:value="0.125" calcext:value-type="percentage">
            <text:p>12.5%</text:p>
          </table:table-cell>
          <table:table-cell table:style-name="ce97" table:formula="of:=[.$D3]/SUM([.$D$3:.$D$10])" office:value-type="percentage" office:value="0.28" calcext:value-type="percentage">
            <text:p>28%</text:p>
          </table:table-cell>
          <table:table-cell table:style-name="ce47" table:formula="of:=SUM([$UNIDEH.$D$13:.$D$62])*[.$E3]" office:value-type="float" office:value="722.75" calcext:value-type="float">
            <text:p>722.8</text:p>
          </table:table-cell>
          <table:table-cell table:style-name="ce12" table:formula="of:=SUMIF([$UNIDEH.$C$13:.$C$62];[.$B3];[$UNIDEH.$D$13:.$D$62])" office:value-type="float" office:value="1400" calcext:value-type="float">
            <text:p>1400</text:p>
          </table:table-cell>
          <table:table-cell table:style-name="ce47" table:formula="of:=SUM([$UNIDEH.$E$13:.$E$62])*[.$E3]" office:value-type="float" office:value="45.125" calcext:value-type="float">
            <text:p>45.1</text:p>
          </table:table-cell>
          <table:table-cell table:style-name="ce12" table:formula="of:=SUMIF([$UNIDEH.$C$13:.$C$62];[.$B3];[$UNIDEH.$E$13:.$E$62])" office:value-type="float" office:value="85" calcext:value-type="float">
            <text:p>85</text:p>
          </table:table-cell>
          <table:table-cell table:style-name="ce48" table:formula="of:=IFERROR(__xludf.dummyfunction(&quot;TEXTJOIN(&quot;&quot;, &quot;&quot;, TRUE, FILTER($B$13:$B$62, $C$13:$C$62=$B3))&#10;&quot;);&quot;2. Taller de Lectura Analítica y Redacción de Textos, 6. Liderazgo Emprendedor, 7. Ética Profesional, 11. Emprendedurismo y Creación de Empresas, 12. Lengua Extranjera 1, 16. Lengua Extranjera 2, 21. Lengua Extranjera 3, 27. Lengua Extranjera 4, 28. Estud&quot;&amp;&quot;io de Mercado Potencial para Proyectos, 31. Lengua Extranjera 5, 32. Técnicas de Negociación Empresarial, 36. Lengua Extranjera 6, 41. Metodología de la Investigación, 46. Incubación de Proyectos PyMEs&quot;)" office:value-type="string" office:string-value="2. Taller de Lectura Analítica y Redacción de Textos, 6. Liderazgo Emprendedor, 7. Ética Profesional, 11. Emprendedurismo y Creación de Empresas, 12. Lengua Extranjera 1, 16. Lengua Extranjera 2, 21. Lengua Extranjera 3, 27. Lengua Extranjera 4, 28. Estudio de Mercado Potencial para Proyectos, 31. Lengua Extranjera 5, 32. Técnicas de Negociación Empresarial, 36. Lengua Extranjera 6, 41. Metodología de la Investigación, 46. Incubación de Proyectos PyMEs" calcext:value-type="string">
            <text:p>2. Taller de Lectura Analítica y Redacción de Textos, 6. Liderazgo Emprendedor, 7. Ética Profesional, 11. Emprendedurismo y Creación de Empresas, 12. Lengua Extranjera 1, 16. Lengua Extranjera 2, 21. Lengua Extranjera 3, 27. Lengua Extranjera 4, 28. Estudio de Mercado Potencial para Proyectos, 31. Lengua Extranjera 5, 32. Técnicas de Negociación Empresarial, 36. Lengua Extranjera 6, 41. Metodología de la Investigación, 46. Incubación de Proyectos PyMEs</text:p>
          </table:table-cell>
          <table:table-cell table:number-columns-repeated="1013"/>
        </table:table-row>
        <table:table-row table:style-name="ro3">
          <table:table-cell table:style-name="ce4" office:value-type="string" calcext:value-type="string">
            <text:p>Las matemáticas brindan una excelente e imprescindible base de tipo formativo para el desarrollo de habilidades de abstracción y la expresión de formalismos, además de proporcionar conocimientos específicos fundamentales para la informática y la computación.</text:p>
          </table:table-cell>
          <table:table-cell table:style-name="ce15" office:value-type="string" calcext:value-type="string">
            <text:p>2 Matemáticas</text:p>
          </table:table-cell>
          <table:table-cell table:style-name="ce25" table:formula="of:=ROUND(SUM([.$D$3:.$D$10])*[.$E4];1)" office:value-type="float" office:value="6.3" calcext:value-type="float">
            <text:p>6.3</text:p>
          </table:table-cell>
          <table:table-cell table:style-name="ce88" table:formula="of:=COUNTIF([.$C$13:.$C$62];[.$B4])" office:value-type="float" office:value="8" calcext:value-type="float">
            <text:p>8</text:p>
          </table:table-cell>
          <table:table-cell table:style-name="ce35" office:value-type="percentage" office:value="0.125" calcext:value-type="percentage">
            <text:p>12.5%</text:p>
          </table:table-cell>
          <table:table-cell table:style-name="ce45" table:formula="of:=[.$D4]/SUM([.$D$3:.$D$10])" office:value-type="percentage" office:value="0.16" calcext:value-type="percentage">
            <text:p>16%</text:p>
          </table:table-cell>
          <table:table-cell table:style-name="ce47" table:formula="of:=SUM([$UNIDEH.$D$13:.$D$62])*[.$E4]" office:value-type="float" office:value="722.75" calcext:value-type="float">
            <text:p>722.8</text:p>
          </table:table-cell>
          <table:table-cell table:style-name="ce12" table:formula="of:=SUMIF([$UNIDEH.$C$13:.$C$62];[.$B4];[$UNIDEH.$D$13:.$D$62])" office:value-type="float" office:value="1022" calcext:value-type="float">
            <text:p>1022</text:p>
          </table:table-cell>
          <table:table-cell table:style-name="ce47" table:formula="of:=SUM([$UNIDEH.$E$13:.$E$62])*[.$E4]" office:value-type="float" office:value="45.125" calcext:value-type="float">
            <text:p>45.1</text:p>
          </table:table-cell>
          <table:table-cell table:style-name="ce12" table:formula="of:=SUMIF([$UNIDEH.$C$13:.$C$62];[.$B4];[$UNIDEH.$E$13:.$E$62])" office:value-type="float" office:value="65" calcext:value-type="float">
            <text:p>65</text:p>
          </table:table-cell>
          <table:table-cell table:style-name="ce49" table:formula="of:=IFERROR(__xludf.dummyfunction(&quot;TEXTJOIN(&quot;&quot;, &quot;&quot;, TRUE, FILTER($B$13:$B$62, $C$13:$C$62=$B4))&#10;&quot;);&quot;1. Álgebra Lineal, 3. Temas Selectos de Aritmética, Probabilidad y Estadística, 4. Matemáticas Discretas, 8. Cálculo Diferencial, 13. Cálculo Integral, 17. Métodos Numéricos, 26. Estadística, 42. Teoría de Autómatas&quot;)" office:value-type="string" office:string-value="1. Álgebra Lineal, 3. Temas Selectos de Aritmética, Probabilidad y Estadística, 4. Matemáticas Discretas, 8. Cálculo Diferencial, 13. Cálculo Integral, 17. Métodos Numéricos, 26. Estadística, 42. Teoría de Autómatas" calcext:value-type="string">
            <text:p>1. Álgebra Lineal, 3. Temas Selectos de Aritmética, Probabilidad y Estadística, 4. Matemáticas Discretas, 8. Cálculo Diferencial, 13. Cálculo Integral, 17. Métodos Numéricos, 26. Estadística, 42. Teoría de Autómatas</text:p>
          </table:table-cell>
          <table:table-cell table:number-columns-repeated="1013"/>
        </table:table-row>
        <table:table-row table:style-name="ro3">
          <table:table-cell table:style-name="ce3" office:value-type="string" calcext:value-type="string">
            <text:p>Estudio de la teoría, técnicas, tecnologías y métodos para comprender el funcionamiento de los sistemas digitales y las computadoras, así como de los principios físicos que los sustentan, con el objeto de formular algunas de sus especificaciones y saber integrar equipos diversos para fines particulares.</text:p>
          </table:table-cell>
          <table:table-cell table:style-name="ce12" office:value-type="string" calcext:value-type="string">
            <text:p>3 Arquitectura de Computadoras</text:p>
          </table:table-cell>
          <table:table-cell table:style-name="ce24" table:formula="of:=ROUND(SUM([.$D$3:.$D$10])*[.$E5];1)" office:value-type="float" office:value="3.8" calcext:value-type="float">
            <text:p>3.8</text:p>
          </table:table-cell>
          <table:table-cell table:style-name="ce89" table:formula="of:=COUNTIF([.$C$13:.$C$62];[.$B5])" office:value-type="float" office:value="1" calcext:value-type="float">
            <text:p>1</text:p>
          </table:table-cell>
          <table:table-cell table:style-name="ce34" office:value-type="percentage" office:value="0.075" calcext:value-type="percentage">
            <text:p>7.5%</text:p>
          </table:table-cell>
          <table:table-cell table:style-name="ce98" table:formula="of:=[.$D5]/SUM([.$D$3:.$D$10])" office:value-type="percentage" office:value="0.02" calcext:value-type="percentage">
            <text:p>2%</text:p>
          </table:table-cell>
          <table:table-cell table:style-name="ce47" table:formula="of:=SUM([$UNIDEH.$D$13:.$D$62])*[.$E5]" office:value-type="float" office:value="433.65" calcext:value-type="float">
            <text:p>433.7</text:p>
          </table:table-cell>
          <table:table-cell table:style-name="ce12" table:formula="of:=SUMIF([$UNIDEH.$C$13:.$C$62];[.$B5];[$UNIDEH.$D$13:.$D$62])" office:value-type="float" office:value="112" calcext:value-type="float">
            <text:p>112</text:p>
          </table:table-cell>
          <table:table-cell table:style-name="ce47" table:formula="of:=SUM([$UNIDEH.$E$13:.$E$62])*[.$E5]" office:value-type="float" office:value="27.075" calcext:value-type="float">
            <text:p>27.1</text:p>
          </table:table-cell>
          <table:table-cell table:style-name="ce12" table:formula="of:=SUMIF([$UNIDEH.$C$13:.$C$62];[.$B5];[$UNIDEH.$E$13:.$E$62])" office:value-type="float" office:value="7" calcext:value-type="float">
            <text:p>7</text:p>
          </table:table-cell>
          <table:table-cell table:style-name="ce48" table:formula="of:=IFERROR(__xludf.dummyfunction(&quot;TEXTJOIN(&quot;&quot;, &quot;&quot;, TRUE, FILTER($B$13:$B$62, $C$13:$C$62=$B5))&#10;&quot;);&quot;30. Arquitectura Cliente-Servidor&quot;)" office:value-type="string" office:string-value="30. Arquitectura Cliente-Servidor" calcext:value-type="string">
            <text:p>30. Arquitectura Cliente-Servidor</text:p>
          </table:table-cell>
          <table:table-cell table:number-columns-repeated="1013"/>
        </table:table-row>
        <table:table-row table:style-name="ro3">
          <table:table-cell table:style-name="ce4" office:value-type="string" calcext:value-type="string">
            <text:p>Estudio de la fusión de los dominios tradicionalmente considerados como hardware y software, y formas de distribuir y compartir recursos computacionales, procesos e información.</text:p>
          </table:table-cell>
          <table:table-cell table:style-name="ce15" office:value-type="string" calcext:value-type="string">
            <text:p>4 Redes</text:p>
          </table:table-cell>
          <table:table-cell table:style-name="ce25" table:formula="of:=ROUND(SUM([.$D$3:.$D$10])*[.$E6];1)" office:value-type="float" office:value="3.8" calcext:value-type="float">
            <text:p>3.8</text:p>
          </table:table-cell>
          <table:table-cell table:style-name="ce89" table:formula="of:=COUNTIF([.$C$13:.$C$62];[.$B6])" office:value-type="float" office:value="3" calcext:value-type="float">
            <text:p>3</text:p>
          </table:table-cell>
          <table:table-cell table:style-name="ce35" office:value-type="percentage" office:value="0.075" calcext:value-type="percentage">
            <text:p>7.5%</text:p>
          </table:table-cell>
          <table:table-cell table:style-name="ce45" table:formula="of:=[.$D6]/SUM([.$D$3:.$D$10])" office:value-type="percentage" office:value="0.06" calcext:value-type="percentage">
            <text:p>6%</text:p>
          </table:table-cell>
          <table:table-cell table:style-name="ce47" table:formula="of:=SUM([$UNIDEH.$D$13:.$D$62])*[.$E6]" office:value-type="float" office:value="433.65" calcext:value-type="float">
            <text:p>433.7</text:p>
          </table:table-cell>
          <table:table-cell table:style-name="ce12" table:formula="of:=SUMIF([$UNIDEH.$C$13:.$C$62];[.$B6];[$UNIDEH.$D$13:.$D$62])" office:value-type="float" office:value="350" calcext:value-type="float">
            <text:p>350</text:p>
          </table:table-cell>
          <table:table-cell table:style-name="ce47" table:formula="of:=SUM([$UNIDEH.$E$13:.$E$62])*[.$E6]" office:value-type="float" office:value="27.075" calcext:value-type="float">
            <text:p>27.1</text:p>
          </table:table-cell>
          <table:table-cell table:style-name="ce12" table:formula="of:=SUMIF([$UNIDEH.$C$13:.$C$62];[.$B6];[$UNIDEH.$E$13:.$E$62])" office:value-type="float" office:value="22" calcext:value-type="float">
            <text:p>22</text:p>
          </table:table-cell>
          <table:table-cell table:style-name="ce49" table:formula="of:=IFERROR(__xludf.dummyfunction(&quot;TEXTJOIN(&quot;&quot;, &quot;&quot;, TRUE, FILTER($B$13:$B$62, $C$13:$C$62=$B6))&#10;&quot;);&quot;33. Redes de Computadoras, 44. Sistemas Distribuidos, 49. Seguridad Informática&quot;)" office:value-type="string" office:string-value="33. Redes de Computadoras, 44. Sistemas Distribuidos, 49. Seguridad Informática" calcext:value-type="string">
            <text:p>33. Redes de Computadoras, 44. Sistemas Distribuidos, 49. Seguridad Informática</text:p>
          </table:table-cell>
          <table:table-cell table:number-columns-repeated="1013"/>
        </table:table-row>
        <table:table-row table:style-name="ro3">
          <table:table-cell table:style-name="ce3" office:value-type="string" calcext:value-type="string">
            <text:p>Estudio, definición y construcción de las piezas de software que hacen posible el funcionamiento de las computadoras en diferentes niveles operativos. Por su importancia formativa y metodológica, esta área de conocimiento resulta fundamental para los desarrollos de la industria de los programas para computadoras.</text:p>
          </table:table-cell>
          <table:table-cell table:style-name="ce12" office:value-type="string" calcext:value-type="string">
            <text:p>5 Software de Base</text:p>
          </table:table-cell>
          <table:table-cell table:style-name="ce24" table:formula="of:=ROUND(SUM([.$D$3:.$D$10])*[.$E7];1)" office:value-type="float" office:value="3.8" calcext:value-type="float">
            <text:p>3.8</text:p>
          </table:table-cell>
          <table:table-cell table:style-name="ce89" table:formula="of:=COUNTIF([.$C$13:.$C$62];[.$B7])" office:value-type="float" office:value="1" calcext:value-type="float">
            <text:p>1</text:p>
          </table:table-cell>
          <table:table-cell table:style-name="ce34" office:value-type="percentage" office:value="0.075" calcext:value-type="percentage">
            <text:p>7.5%</text:p>
          </table:table-cell>
          <table:table-cell table:style-name="ce98" table:formula="of:=[.$D7]/SUM([.$D$3:.$D$10])" office:value-type="percentage" office:value="0.02" calcext:value-type="percentage">
            <text:p>2%</text:p>
          </table:table-cell>
          <table:table-cell table:style-name="ce47" table:formula="of:=SUM([$UNIDEH.$D$13:.$D$62])*[.$E7]" office:value-type="float" office:value="433.65" calcext:value-type="float">
            <text:p>433.7</text:p>
          </table:table-cell>
          <table:table-cell table:style-name="ce12" table:formula="of:=SUMIF([$UNIDEH.$C$13:.$C$62];[.$B7];[$UNIDEH.$D$13:.$D$62])" office:value-type="float" office:value="140" calcext:value-type="float">
            <text:p>140</text:p>
          </table:table-cell>
          <table:table-cell table:style-name="ce47" table:formula="of:=SUM([$UNIDEH.$E$13:.$E$62])*[.$E7]" office:value-type="float" office:value="27.075" calcext:value-type="float">
            <text:p>27.1</text:p>
          </table:table-cell>
          <table:table-cell table:style-name="ce12" table:formula="of:=SUMIF([$UNIDEH.$C$13:.$C$62];[.$B7];[$UNIDEH.$E$13:.$E$62])" office:value-type="float" office:value="8" calcext:value-type="float">
            <text:p>8</text:p>
          </table:table-cell>
          <table:table-cell table:style-name="ce48" table:formula="of:=IFERROR(__xludf.dummyfunction(&quot;TEXTJOIN(&quot;&quot;, &quot;&quot;, TRUE, FILTER($B$13:$B$62, $C$13:$C$62=$B7))&#10;&quot;);&quot;38. Sistemas Operativos&quot;)" office:value-type="string" office:string-value="38. Sistemas Operativos" calcext:value-type="string">
            <text:p>38. Sistemas Operativos</text:p>
          </table:table-cell>
          <table:table-cell table:number-columns-repeated="1013"/>
        </table:table-row>
        <table:table-row table:style-name="ro3">
          <table:table-cell table:style-name="ce4" office:value-type="string" calcext:value-type="string">
            <text:p>Cuerpo de conocimientos teóricos y prácticos, y conjunto de metodologías para la buena construcción de programas y sistemas de software, considerando su análisis y diseño, confiabilidad, funcionalidad, costo, seguridad, facilidades de mantenimiento y otros aspectos relacionados.</text:p>
          </table:table-cell>
          <table:table-cell table:style-name="ce15" office:value-type="string" calcext:value-type="string">
            <text:p>6 Programación e Ingeniería de Software</text:p>
          </table:table-cell>
          <table:table-cell table:style-name="ce25" table:formula="of:=ROUND(SUM([.$D$3:.$D$10])*[.$E8];1)" office:value-type="float" office:value="11.3" calcext:value-type="float">
            <text:p>11.3</text:p>
          </table:table-cell>
          <table:table-cell table:style-name="ce88" table:formula="of:=COUNTIF([.$C$13:.$C$62];[.$B8])" office:value-type="float" office:value="16" calcext:value-type="float">
            <text:p>16</text:p>
          </table:table-cell>
          <table:table-cell table:style-name="ce35" office:value-type="percentage" office:value="0.225" calcext:value-type="percentage">
            <text:p>22.5%</text:p>
          </table:table-cell>
          <table:table-cell table:style-name="ce98" table:formula="of:=[.$D8]/SUM([.$D$3:.$D$10])" office:value-type="percentage" office:value="0.32" calcext:value-type="percentage">
            <text:p>32%</text:p>
          </table:table-cell>
          <table:table-cell table:style-name="ce47" table:formula="of:=SUM([$UNIDEH.$D$13:.$D$62])*[.$E8]" office:value-type="float" office:value="1300.95" calcext:value-type="float">
            <text:p>1301.0</text:p>
          </table:table-cell>
          <table:table-cell table:style-name="ce12" table:formula="of:=SUMIF([$UNIDEH.$C$13:.$C$62];[.$B8];[$UNIDEH.$D$13:.$D$62])" office:value-type="float" office:value="1848" calcext:value-type="float">
            <text:p>1848</text:p>
          </table:table-cell>
          <table:table-cell table:style-name="ce47" table:formula="of:=SUM([$UNIDEH.$E$13:.$E$62])*[.$E8]" office:value-type="float" office:value="81.225" calcext:value-type="float">
            <text:p>81.2</text:p>
          </table:table-cell>
          <table:table-cell table:style-name="ce12" table:formula="of:=SUMIF([$UNIDEH.$C$13:.$C$62];[.$B8];[$UNIDEH.$E$13:.$E$62])" office:value-type="float" office:value="117" calcext:value-type="float">
            <text:p>117</text:p>
          </table:table-cell>
          <table:table-cell table:style-name="ce49" table:formula="of:=IFERROR(__xludf.dummyfunction(&quot;TEXTJOIN(&quot;&quot;, &quot;&quot;, TRUE, FILTER($B$13:$B$62, $C$13:$C$62=$B8))&#10;&quot;);&quot;5. Introducción a la Ingeniería de Software, 9. Fundamentos de Programación, 10. Ingeniería de Requerimientos, 14. Programación Estructurada, 15. Análisis y Diseño Orientado a Objetos, 18. Programación Orientada a Objetos, 19. Análisis de Software, 20. As&quot;&amp;&quot;eguramiento de la Calidad de Software, 23. Diseño de Software, 24. Técnicas de Pruebas de Software, 35. Proyectos Profesionales de Software, 39. Construcción del Software, 40. Programación Avanzada en Dispositivos Móviles, 45. Mantenimiento de Software, 4&quot;&amp;&quot;7. Desarrollo del Proyecto de Titulación, 48. Métricas de Software&quot;)" office:value-type="string" office:string-value="5. Introducción a la Ingeniería de Software, 9. Fundamentos de Programación, 10. Ingeniería de Requerimientos, 14. Programación Estructurada, 15. Análisis y Diseño Orientado a Objetos, 18. Programación Orientada a Objetos, 19. Análisis de Software, 20. Aseguramiento de la Calidad de Software, 23. Diseño de Software, 24. Técnicas de Pruebas de Software, 35. Proyectos Profesionales de Software, 39. Construcción del Software, 40. Programación Avanzada en Dispositivos Móviles, 45. Mantenimiento de Software, 47. Desarrollo del Proyecto de Titulación, 48. Métricas de Software" calcext:value-type="string">
            <text:p>5. Introducción a la Ingeniería de Software, 9. Fundamentos de Programación, 10. Ingeniería de Requerimientos, 14. Programación Estructurada, 15. Análisis y Diseño Orientado a Objetos, 18. Programación Orientada a Objetos, 19. Análisis de Software, 20. Aseguramiento de la Calidad de Software, 23. Diseño de Software, 24. Técnicas de Pruebas de Software, 35. Proyectos Profesionales de Software, 39. Construcción del Software, 40. Programación Avanzada en Dispositivos Móviles, 45. Mantenimiento de Software, 47. Desarrollo del Proyecto de Titulación, 48. Métricas de Software</text:p>
          </table:table-cell>
          <table:table-cell table:number-columns-repeated="1013"/>
        </table:table-row>
        <table:table-row table:style-name="ro3">
          <table:table-cell table:style-name="ce3" office:value-type="string" calcext:value-type="string">
            <text:p>Area de conocimientos en la cual se conjuga una multiplicidad de tópicos computacionales de teoría, técnica y metodología, requeridos para la construcción de una amplia gama de soluciones de información, imprescindibles para el adecuado funcionamiento de todo tipo de organizaciones.</text:p>
          </table:table-cell>
          <table:table-cell table:style-name="ce12" office:value-type="string" calcext:value-type="string">
            <text:p>7 Tratamiento de Información</text:p>
          </table:table-cell>
          <table:table-cell table:style-name="ce24" table:formula="of:=ROUND(SUM([.$D$3:.$D$10])*[.$E9];1)" office:value-type="float" office:value="10" calcext:value-type="float">
            <text:p>10</text:p>
          </table:table-cell>
          <table:table-cell table:style-name="ce89" table:formula="of:=COUNTIF([.$C$13:.$C$62];[.$B9])" office:value-type="float" office:value="4" calcext:value-type="float">
            <text:p>4</text:p>
          </table:table-cell>
          <table:table-cell table:style-name="ce36" office:value-type="percentage" office:value="0.2" calcext:value-type="percentage">
            <text:p>20%</text:p>
          </table:table-cell>
          <table:table-cell table:style-name="ce98" table:formula="of:=[.$D9]/SUM([.$D$3:.$D$10])" office:value-type="percentage" office:value="0.08" calcext:value-type="percentage">
            <text:p>8%</text:p>
          </table:table-cell>
          <table:table-cell table:style-name="ce47" table:formula="of:=SUM([$UNIDEH.$D$13:.$D$62])*[.$E9]" office:value-type="float" office:value="1156.4" calcext:value-type="float">
            <text:p>1156.4</text:p>
          </table:table-cell>
          <table:table-cell table:style-name="ce12" table:formula="of:=SUMIF([$UNIDEH.$C$13:.$C$62];[.$B9];[$UNIDEH.$D$13:.$D$62])" office:value-type="float" office:value="490" calcext:value-type="float">
            <text:p>490</text:p>
          </table:table-cell>
          <table:table-cell table:style-name="ce47" table:formula="of:=SUM([$UNIDEH.$E$13:.$E$62])*[.$E9]" office:value-type="float" office:value="72.2" calcext:value-type="float">
            <text:p>72.2</text:p>
          </table:table-cell>
          <table:table-cell table:style-name="ce12" table:formula="of:=SUMIF([$UNIDEH.$C$13:.$C$62];[.$B9];[$UNIDEH.$E$13:.$E$62])" office:value-type="float" office:value="31" calcext:value-type="float">
            <text:p>31</text:p>
          </table:table-cell>
          <table:table-cell table:style-name="ce48" table:formula="of:=IFERROR(__xludf.dummyfunction(&quot;TEXTJOIN(&quot;&quot;, &quot;&quot;, TRUE, FILTER($B$13:$B$62, $C$13:$C$62=$B9))&#10;&quot;);&quot;22. Estructura de Datos, 25. Diseño y Administración de Bases de Datos, 43. Multimedia y Comercio Electrónico, 50. Administración de la Función Informática&quot;)" office:value-type="string" office:string-value="22. Estructura de Datos, 25. Diseño y Administración de Bases de Datos, 43. Multimedia y Comercio Electrónico, 50. Administración de la Función Informática" calcext:value-type="string">
            <text:p>22. Estructura de Datos, 25. Diseño y Administración de Bases de Datos, 43. Multimedia y Comercio Electrónico, 50. Administración de la Función Informática</text:p>
          </table:table-cell>
          <table:table-cell table:number-columns-repeated="1013"/>
        </table:table-row>
        <table:table-row table:style-name="ro3">
          <table:table-cell table:style-name="ce4" office:value-type="string" calcext:value-type="string">
            <text:p>Estudio de los dominios de aplicación conducentes a lograr formas superiores de expresión e interacción entre el hombre y la computadora, con el fin de buscar mejores y novedosas maneras de integración de la tecnología en la sociedad.</text:p>
          </table:table-cell>
          <table:table-cell table:style-name="ce15" office:value-type="string" calcext:value-type="string">
            <text:p>8 Interacción Hombre-Máquina</text:p>
          </table:table-cell>
          <table:table-cell table:style-name="ce25" table:formula="of:=ROUND(SUM([.$D$3:.$D$10])*[.$E10];1)" office:value-type="float" office:value="5" calcext:value-type="float">
            <text:p>5</text:p>
          </table:table-cell>
          <table:table-cell table:style-name="ce89" table:formula="of:=COUNTIF([.$C$13:.$C$62];[.$B10])" office:value-type="float" office:value="3" calcext:value-type="float">
            <text:p>3</text:p>
          </table:table-cell>
          <table:table-cell table:style-name="ce37" office:value-type="percentage" office:value="0.1" calcext:value-type="percentage">
            <text:p>10%</text:p>
          </table:table-cell>
          <table:table-cell table:style-name="ce98" table:formula="of:=[.$D10]/SUM([.$D$3:.$D$10])" office:value-type="percentage" office:value="0.06" calcext:value-type="percentage">
            <text:p>6%</text:p>
          </table:table-cell>
          <table:table-cell table:style-name="ce47" table:formula="of:=SUM([$UNIDEH.$D$13:.$D$62])*[.$E10]" office:value-type="float" office:value="578.2" calcext:value-type="float">
            <text:p>578.2</text:p>
          </table:table-cell>
          <table:table-cell table:style-name="ce12" table:formula="of:=SUMIF([$UNIDEH.$C$13:.$C$62];[.$B10];[$UNIDEH.$D$13:.$D$62])" office:value-type="float" office:value="420" calcext:value-type="float">
            <text:p>420</text:p>
          </table:table-cell>
          <table:table-cell table:style-name="ce47" table:formula="of:=SUM([$UNIDEH.$E$13:.$E$62])*[.$E10]" office:value-type="float" office:value="36.1" calcext:value-type="float">
            <text:p>36.1</text:p>
          </table:table-cell>
          <table:table-cell table:style-name="ce12" table:formula="of:=SUMIF([$UNIDEH.$C$13:.$C$62];[.$B10];[$UNIDEH.$E$13:.$E$62])" office:value-type="float" office:value="26" calcext:value-type="float">
            <text:p>26</text:p>
          </table:table-cell>
          <table:table-cell table:style-name="ce49" table:formula="of:=IFERROR(__xludf.dummyfunction(&quot;TEXTJOIN(&quot;&quot;, &quot;&quot;, TRUE, FILTER($B$13:$B$62, $C$13:$C$62=$B10))&#10;&quot;);&quot;29. Programación Visual, 34. Programación en Dispositivos Móviles, 37. Programación Web&quot;)" office:value-type="string" office:string-value="29. Programación Visual, 34. Programación en Dispositivos Móviles, 37. Programación Web" calcext:value-type="string">
            <text:p>29. Programación Visual, 34. Programación en Dispositivos Móviles, 37. Programación Web</text:p>
          </table:table-cell>
          <table:table-cell table:number-columns-repeated="1013"/>
        </table:table-row>
        <table:table-row table:style-name="ro3">
          <table:table-cell table:number-columns-repeated="6"/>
          <table:table-cell table:style-name="ce99" table:formula="of:=SUM([.G$3:.G$10])" office:value-type="float" office:value="5782" calcext:value-type="float">
            <text:p>5782</text:p>
          </table:table-cell>
          <table:table-cell table:style-name="ce5" table:formula="of:=SUM([.H$3:.H$10])" office:value-type="float" office:value="5782" calcext:value-type="float">
            <text:p>5782</text:p>
          </table:table-cell>
          <table:table-cell table:style-name="ce99" table:formula="of:=SUM([.I$3:.I$10])" office:value-type="float" office:value="361" calcext:value-type="float">
            <text:p>361</text:p>
          </table:table-cell>
          <table:table-cell table:style-name="ce5" table:formula="of:=SUM([.J$3:.J$10])" office:value-type="float" office:value="361" calcext:value-type="float">
            <text:p>361</text:p>
          </table:table-cell>
          <table:table-cell table:number-columns-repeated="1014"/>
        </table:table-row>
        <table:table-row table:style-name="ro3">
          <table:table-cell table:style-name="ce6" office:value-type="string" calcext:value-type="string">
            <text:p>Descripción</text:p>
          </table:table-cell>
          <table:table-cell table:style-name="ce16" office:value-type="string" calcext:value-type="string">
            <text:p>Materia</text:p>
          </table:table-cell>
          <table:table-cell table:style-name="ce16" office:value-type="string" calcext:value-type="string">
            <text:p>Área</text:p>
          </table:table-cell>
          <table:table-cell table:style-name="ce16" office:value-type="string" calcext:value-type="string">
            <text:p>Créditos</text:p>
          </table:table-cell>
          <table:table-cell table:style-name="ce93" office:value-type="string" calcext:value-type="string">
            <text:p>Horas</text:p>
          </table:table-cell>
          <table:table-cell table:number-columns-repeated="1019"/>
        </table:table-row>
        <table:table-row table:style-name="ro3">
          <table:table-cell table:style-name="ce7" office:value-type="string" calcext:value-type="string">
            <text:p>Estudia vectores, matrices y transformaciones lineales para modelar sistemas matemáticos.</text:p>
          </table:table-cell>
          <table:table-cell table:style-name="ce17" office:value-type="string" calcext:value-type="string">
            <text:p>1. Álgebra Lineal</text:p>
          </table:table-cell>
          <table:table-cell table:style-name="ce17" table:formula="of:=[$DataNormalized.K2]" office:value-type="string" office:string-value="2 Matemáticas" calcext:value-type="string">
            <text:p>2 Matemáticas</text:p>
          </table:table-cell>
          <table:table-cell table:style-name="ce90" office:value-type="float" office:value="140" calcext:value-type="float">
            <text:p>140</text:p>
          </table:table-cell>
          <table:table-cell table:style-name="ce94" office:value-type="float" office:value="9" calcext:value-type="float">
            <text:p>9</text:p>
          </table:table-cell>
          <table:table-cell table:number-columns-repeated="1019"/>
        </table:table-row>
        <table:table-row table:style-name="ro3">
          <table:table-cell table:style-name="ce8" office:value-type="string" calcext:value-type="string">
            <text:p>Desarrolla habilidades de comprensión, análisis y redacción académica.</text:p>
          </table:table-cell>
          <table:table-cell table:style-name="ce18" office:value-type="string" calcext:value-type="string">
            <text:p>2. Taller de Lectura Analítica y Redacción de Textos</text:p>
          </table:table-cell>
          <table:table-cell table:style-name="ce18" table:formula="of:=[$DataNormalized.K3]" office:value-type="string" office:string-value="1 Entorno Social" calcext:value-type="string">
            <text:p>1 Entorno Social</text:p>
          </table:table-cell>
          <table:table-cell table:style-name="ce91" office:value-type="float" office:value="70" calcext:value-type="float">
            <text:p>70</text:p>
          </table:table-cell>
          <table:table-cell table:style-name="ce95" office:value-type="float" office:value="4" calcext:value-type="float">
            <text:p>4</text:p>
          </table:table-cell>
          <table:table-cell table:number-columns-repeated="1019"/>
        </table:table-row>
        <table:table-row table:style-name="ro3">
          <table:table-cell table:style-name="ce9" office:value-type="string" calcext:value-type="string">
            <text:p>Aplica conceptos básicos de cálculo numérico, azar y análisis de datos.</text:p>
          </table:table-cell>
          <table:table-cell table:style-name="ce19" office:value-type="string" calcext:value-type="string">
            <text:p>3. Temas Selectos de Aritmética, Probabilidad y Estadística</text:p>
          </table:table-cell>
          <table:table-cell table:style-name="ce19" table:formula="of:=[$DataNormalized.K4]" office:value-type="string" office:string-value="2 Matemáticas" calcext:value-type="string">
            <text:p>2 Matemáticas</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Analiza estructuras matemáticas finitas como grafos, conjuntos y lógica.</text:p>
          </table:table-cell>
          <table:table-cell table:style-name="ce18" office:value-type="string" calcext:value-type="string">
            <text:p>4. Matemáticas Discretas</text:p>
          </table:table-cell>
          <table:table-cell table:style-name="ce18" table:formula="of:=[$DataNormalized.K5]" office:value-type="string" office:string-value="2 Matemáticas" calcext:value-type="string">
            <text:p>2 Matemáticas</text:p>
          </table:table-cell>
          <table:table-cell table:style-name="ce91" office:value-type="float" office:value="126" calcext:value-type="float">
            <text:p>126</text:p>
          </table:table-cell>
          <table:table-cell table:style-name="ce95" office:value-type="float" office:value="8" calcext:value-type="float">
            <text:p>8</text:p>
          </table:table-cell>
          <table:table-cell table:number-columns-repeated="1019"/>
        </table:table-row>
        <table:table-row table:style-name="ro3">
          <table:table-cell table:style-name="ce9" office:value-type="string" calcext:value-type="string">
            <text:p>Presenta fundamentos, procesos y principios de la disciplina del software.</text:p>
          </table:table-cell>
          <table:table-cell table:style-name="ce19" office:value-type="string" calcext:value-type="string">
            <text:p>5. Introducción a la Ingeniería de Software</text:p>
          </table:table-cell>
          <table:table-cell table:style-name="ce19" table:formula="of:=[$DataNormalized.K6]"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Fomenta habilidades de liderazgo, innovación y gestión de proyectos.</text:p>
          </table:table-cell>
          <table:table-cell table:style-name="ce18" office:value-type="string" calcext:value-type="string">
            <text:p>6. Liderazgo Emprendedor</text:p>
          </table:table-cell>
          <table:table-cell table:style-name="ce18" table:formula="of:=[$DataNormalized.K7]" office:value-type="string" office:string-value="1 Entorno Social" calcext:value-type="string">
            <text:p>1 Entorno Social</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Estudia principios éticos aplicados al ejercicio profesional.</text:p>
          </table:table-cell>
          <table:table-cell table:style-name="ce19" office:value-type="string" calcext:value-type="string">
            <text:p>7. Ética Profesional</text:p>
          </table:table-cell>
          <table:table-cell table:style-name="ce19" table:formula="of:=[$DataNormalized.K8]" office:value-type="string" office:string-value="1 Entorno Social" calcext:value-type="string">
            <text:p>1 Entorno Social</text:p>
          </table:table-cell>
          <table:table-cell table:style-name="ce90" office:value-type="float" office:value="70" calcext:value-type="float">
            <text:p>70</text:p>
          </table:table-cell>
          <table:table-cell table:style-name="ce94" office:value-type="float" office:value="4" calcext:value-type="float">
            <text:p>4</text:p>
          </table:table-cell>
          <table:table-cell table:number-columns-repeated="1019"/>
        </table:table-row>
        <table:table-row table:style-name="ro3">
          <table:table-cell table:style-name="ce10" office:value-type="string" calcext:value-type="string">
            <text:p>Analiza límites, derivadas y sus aplicaciones en problemas reales.</text:p>
          </table:table-cell>
          <table:table-cell table:style-name="ce20" office:value-type="string" calcext:value-type="string">
            <text:p>8. Cálculo Diferencial</text:p>
          </table:table-cell>
          <table:table-cell table:style-name="ce20" table:formula="of:=[$DataNormalized.K9]" office:value-type="string" office:string-value="2 Matemáticas" calcext:value-type="string">
            <text:p>2 Matemáticas</text:p>
          </table:table-cell>
          <table:table-cell table:style-name="ce91" office:value-type="float" office:value="140" calcext:value-type="float">
            <text:p>140</text:p>
          </table:table-cell>
          <table:table-cell table:style-name="ce95" office:value-type="float" office:value="9" calcext:value-type="float">
            <text:p>9</text:p>
          </table:table-cell>
          <table:table-cell table:number-columns-repeated="1019"/>
        </table:table-row>
        <table:table-row table:style-name="ro3">
          <table:table-cell table:style-name="ce7" office:value-type="string" calcext:value-type="string">
            <text:p>Introduce la lógica, algoritmos y estructuras básicas de programación.</text:p>
          </table:table-cell>
          <table:table-cell table:style-name="ce17" office:value-type="string" calcext:value-type="string">
            <text:p>9. Fundamentos de Programación</text:p>
          </table:table-cell>
          <table:table-cell table:style-name="ce17" table:formula="of:=[$DataNormalized.K10]"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Enseña técnicas para identificar, analizar y documentar necesidades de software.</text:p>
          </table:table-cell>
          <table:table-cell table:style-name="ce18" office:value-type="string" calcext:value-type="string">
            <text:p>10. Ingeniería de Requerimientos</text:p>
          </table:table-cell>
          <table:table-cell table:style-name="ce18" table:formula="of:=[$DataNormalized.K11]" office:value-type="string" office:string-value="6 Programación e Ingeniería de Software" calcext:value-type="string">
            <text:p>6 Programación e Ingeniería de Software</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Desarrolla competencias para generar y gestionar nuevos negocios.</text:p>
          </table:table-cell>
          <table:table-cell table:style-name="ce19" office:value-type="string" calcext:value-type="string">
            <text:p>11. Emprendedurismo y Creación de Empresas</text:p>
          </table:table-cell>
          <table:table-cell table:style-name="ce19" table:formula="of:=[$DataNormalized.K12]" office:value-type="string" office:string-value="1 Entorno Social" calcext:value-type="string">
            <text:p>1 Entorno Social</text:p>
          </table:table-cell>
          <table:table-cell table:style-name="ce90" office:value-type="float" office:value="98" calcext:value-type="float">
            <text:p>98</text:p>
          </table:table-cell>
          <table:table-cell table:style-name="ce94" office:value-type="float" office:value="6" calcext:value-type="float">
            <text:p>6</text:p>
          </table:table-cell>
          <table:table-cell table:number-columns-repeated="1019"/>
        </table:table-row>
        <table:table-row table:style-name="ro3">
          <table:table-cell table:style-name="ce8" office:value-type="string" calcext:value-type="string">
            <text:p>Desarrolla habilidades básicas de comunicación en un idioma extranjero.</text:p>
          </table:table-cell>
          <table:table-cell table:style-name="ce18" office:value-type="string" calcext:value-type="string">
            <text:p>12. Lengua Extranjera 1</text:p>
          </table:table-cell>
          <table:table-cell table:style-name="ce18" table:formula="of:=[$DataNormalized.K13]" office:value-type="string" office:string-value="1 Entorno Social" calcext:value-type="string">
            <text:p>1 Entorno Social</text:p>
          </table:table-cell>
          <table:table-cell table:style-name="ce91" office:value-type="float" office:value="98" calcext:value-type="float">
            <text:p>98</text:p>
          </table:table-cell>
          <table:table-cell table:style-name="ce95" office:value-type="float" office:value="6" calcext:value-type="float">
            <text:p>6</text:p>
          </table:table-cell>
          <table:table-cell table:number-columns-repeated="1019"/>
        </table:table-row>
        <table:table-row table:style-name="ro3">
          <table:table-cell table:style-name="ce9" office:value-type="string" calcext:value-type="string">
            <text:p>Estudia integrales y sus aplicaciones en áreas, volúmenes y modelos.</text:p>
          </table:table-cell>
          <table:table-cell table:style-name="ce19" office:value-type="string" calcext:value-type="string">
            <text:p>13. Cálculo Integral</text:p>
          </table:table-cell>
          <table:table-cell table:style-name="ce19" table:formula="of:=[$DataNormalized.K14]" office:value-type="string" office:string-value="2 Matemáticas" calcext:value-type="string">
            <text:p>2 Matemáticas</text:p>
          </table:table-cell>
          <table:table-cell table:style-name="ce90" office:value-type="float" office:value="140" calcext:value-type="float">
            <text:p>140</text:p>
          </table:table-cell>
          <table:table-cell table:style-name="ce94" office:value-type="float" office:value="9" calcext:value-type="float">
            <text:p>9</text:p>
          </table:table-cell>
          <table:table-cell table:number-columns-repeated="1019"/>
        </table:table-row>
        <table:table-row table:style-name="ro3">
          <table:table-cell table:style-name="ce8" office:value-type="string" calcext:value-type="string">
            <text:p>Aplica metodologías estructuradas para resolver problemas con código eficiente.</text:p>
          </table:table-cell>
          <table:table-cell table:style-name="ce18" office:value-type="string" calcext:value-type="string">
            <text:p>14. Programación Estructurada</text:p>
          </table:table-cell>
          <table:table-cell table:style-name="ce18" table:formula="of:=[$DataNormalized.K15]" office:value-type="string" office:string-value="6 Programación e Ingeniería de Software" calcext:value-type="string">
            <text:p>6 Programación e Ingeniería de Software</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Enseña modelado y diseño de sistemas con el paradigma orientado a objetos.</text:p>
          </table:table-cell>
          <table:table-cell table:style-name="ce19" office:value-type="string" calcext:value-type="string">
            <text:p>15. Análisis y Diseño Orientado a Objetos</text:p>
          </table:table-cell>
          <table:table-cell table:style-name="ce19" table:formula="of:=[$DataNormalized.K16]"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10" office:value-type="string" calcext:value-type="string">
            <text:p>Fortalece la comprensión y expresión en un idioma extranjero a nivel intermedio.</text:p>
          </table:table-cell>
          <table:table-cell table:style-name="ce20" office:value-type="string" calcext:value-type="string">
            <text:p>16. Lengua Extranjera 2</text:p>
          </table:table-cell>
          <table:table-cell table:style-name="ce20" table:formula="of:=[$DataNormalized.K17]" office:value-type="string" office:string-value="1 Entorno Social" calcext:value-type="string">
            <text:p>1 Entorno Social</text:p>
          </table:table-cell>
          <table:table-cell table:style-name="ce91" office:value-type="float" office:value="98" calcext:value-type="float">
            <text:p>98</text:p>
          </table:table-cell>
          <table:table-cell table:style-name="ce95" office:value-type="float" office:value="6" calcext:value-type="float">
            <text:p>6</text:p>
          </table:table-cell>
          <table:table-cell table:number-columns-repeated="1019"/>
        </table:table-row>
        <table:table-row table:style-name="ro3">
          <table:table-cell table:style-name="ce7" office:value-type="string" calcext:value-type="string">
            <text:p>Aplica algoritmos para resolver problemas matemáticos mediante aproximaciones.</text:p>
          </table:table-cell>
          <table:table-cell table:style-name="ce17" office:value-type="string" calcext:value-type="string">
            <text:p>17. Métodos Numéricos</text:p>
          </table:table-cell>
          <table:table-cell table:style-name="ce17" table:formula="of:=[$DataNormalized.K18]" office:value-type="string" office:string-value="2 Matemáticas" calcext:value-type="string">
            <text:p>2 Matemáticas</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Desarrolla software usando clases, objetos, herencia y polimorfismo.</text:p>
          </table:table-cell>
          <table:table-cell table:style-name="ce18" office:value-type="string" calcext:value-type="string">
            <text:p>18. Programación Orientada a Objetos</text:p>
          </table:table-cell>
          <table:table-cell table:style-name="ce18" table:formula="of:=[$DataNormalized.K19]" office:value-type="string" office:string-value="6 Programación e Ingeniería de Software" calcext:value-type="string">
            <text:p>6 Programación e Ingeniería de Software</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Examina el comportamiento y requerimientos de sistemas para su desarrollo.</text:p>
          </table:table-cell>
          <table:table-cell table:style-name="ce19" office:value-type="string" calcext:value-type="string">
            <text:p>19. Análisis de Software</text:p>
          </table:table-cell>
          <table:table-cell table:style-name="ce19" table:formula="of:=[$DataNormalized.K20]"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Estudia procesos y métricas para garantizar software confiable.</text:p>
          </table:table-cell>
          <table:table-cell table:style-name="ce18" office:value-type="string" calcext:value-type="string">
            <text:p>20. Aseguramiento de la Calidad de Software</text:p>
          </table:table-cell>
          <table:table-cell table:style-name="ce18" table:formula="of:=[$DataNormalized.K21]" office:value-type="string" office:string-value="6 Programación e Ingeniería de Software" calcext:value-type="string">
            <text:p>6 Programación e Ingeniería de Software</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Amplía competencias comunicativas en un idioma extranjero intermedio-avanzado.</text:p>
          </table:table-cell>
          <table:table-cell table:style-name="ce19" office:value-type="string" calcext:value-type="string">
            <text:p>21. Lengua Extranjera 3</text:p>
          </table:table-cell>
          <table:table-cell table:style-name="ce19" table:formula="of:=[$DataNormalized.K22]" office:value-type="string" office:string-value="1 Entorno Social" calcext:value-type="string">
            <text:p>1 Entorno Social</text:p>
          </table:table-cell>
          <table:table-cell table:style-name="ce90" office:value-type="float" office:value="98" calcext:value-type="float">
            <text:p>98</text:p>
          </table:table-cell>
          <table:table-cell table:style-name="ce94" office:value-type="float" office:value="6" calcext:value-type="float">
            <text:p>6</text:p>
          </table:table-cell>
          <table:table-cell table:number-columns-repeated="1019"/>
        </table:table-row>
        <table:table-row table:style-name="ro3">
          <table:table-cell table:style-name="ce8" office:value-type="string" calcext:value-type="string">
            <text:p>Organiza información mediante listas, pilas, colas, árboles y grafos.</text:p>
          </table:table-cell>
          <table:table-cell table:style-name="ce18" office:value-type="string" calcext:value-type="string">
            <text:p>22. Estructura de Datos</text:p>
          </table:table-cell>
          <table:table-cell table:style-name="ce18" table:formula="of:=[$DataNormalized.K23]" office:value-type="string" office:string-value="7 Tratamiento de Información" calcext:value-type="string">
            <text:p>7 Tratamiento de Información</text:p>
          </table:table-cell>
          <table:table-cell table:style-name="ce91" office:value-type="float" office:value="140" calcext:value-type="float">
            <text:p>140</text:p>
          </table:table-cell>
          <table:table-cell table:style-name="ce95" office:value-type="float" office:value="9" calcext:value-type="float">
            <text:p>9</text:p>
          </table:table-cell>
          <table:table-cell table:number-columns-repeated="1019"/>
        </table:table-row>
        <table:table-row table:style-name="ro3">
          <table:table-cell table:style-name="ce9" office:value-type="string" calcext:value-type="string">
            <text:p>Aplica patrones, arquitecturas y modelos para estructurar sistemas robustos.</text:p>
          </table:table-cell>
          <table:table-cell table:style-name="ce19" office:value-type="string" calcext:value-type="string">
            <text:p>23. Diseño de Software</text:p>
          </table:table-cell>
          <table:table-cell table:style-name="ce19" table:formula="of:=[$DataNormalized.K24]"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10" office:value-type="string" calcext:value-type="string">
            <text:p>Implementa pruebas para verificar y validar la funcionalidad del software.</text:p>
          </table:table-cell>
          <table:table-cell table:style-name="ce20" office:value-type="string" calcext:value-type="string">
            <text:p>24. Técnicas de Pruebas de Software</text:p>
          </table:table-cell>
          <table:table-cell table:style-name="ce20" table:formula="of:=[$DataNormalized.K25]" office:value-type="string" office:string-value="6 Programación e Ingeniería de Software" calcext:value-type="string">
            <text:p>6 Programación e Ingeniería de Software</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7" office:value-type="string" calcext:value-type="string">
            <text:p>Modela, implementa y gestiona bases de datos relacionales.</text:p>
          </table:table-cell>
          <table:table-cell table:style-name="ce17" office:value-type="string" calcext:value-type="string">
            <text:p>25. Diseño y Administración de Bases de Datos</text:p>
          </table:table-cell>
          <table:table-cell table:style-name="ce17" table:formula="of:=[$DataNormalized.K26]" office:value-type="string" office:string-value="7 Tratamiento de Información" calcext:value-type="string">
            <text:p>7 Tratamiento de Información</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Analiza, organiza e interpreta datos para la toma de decisiones.</text:p>
          </table:table-cell>
          <table:table-cell table:style-name="ce18" office:value-type="string" calcext:value-type="string">
            <text:p>26. Estadística</text:p>
          </table:table-cell>
          <table:table-cell table:style-name="ce18" table:formula="of:=[$DataNormalized.K27]" office:value-type="string" office:string-value="2 Matemáticas" calcext:value-type="string">
            <text:p>2 Matemáticas</text:p>
          </table:table-cell>
          <table:table-cell table:style-name="ce91" office:value-type="float" office:value="140" calcext:value-type="float">
            <text:p>140</text:p>
          </table:table-cell>
          <table:table-cell table:style-name="ce95" office:value-type="float" office:value="9" calcext:value-type="float">
            <text:p>9</text:p>
          </table:table-cell>
          <table:table-cell table:number-columns-repeated="1019"/>
        </table:table-row>
        <table:table-row table:style-name="ro3">
          <table:table-cell table:style-name="ce9" office:value-type="string" calcext:value-type="string">
            <text:p>Desarrolla fluidez avanzada en comunicación escrita y oral en otro idioma.</text:p>
          </table:table-cell>
          <table:table-cell table:style-name="ce19" office:value-type="string" calcext:value-type="string">
            <text:p>27. Lengua Extranjera 4</text:p>
          </table:table-cell>
          <table:table-cell table:style-name="ce19" table:formula="of:=[$DataNormalized.K28]" office:value-type="string" office:string-value="1 Entorno Social" calcext:value-type="string">
            <text:p>1 Entorno Social</text:p>
          </table:table-cell>
          <table:table-cell table:style-name="ce90" office:value-type="float" office:value="98" calcext:value-type="float">
            <text:p>98</text:p>
          </table:table-cell>
          <table:table-cell table:style-name="ce94" office:value-type="float" office:value="6" calcext:value-type="float">
            <text:p>6</text:p>
          </table:table-cell>
          <table:table-cell table:number-columns-repeated="1019"/>
        </table:table-row>
        <table:table-row table:style-name="ro3">
          <table:table-cell table:style-name="ce8" office:value-type="string" calcext:value-type="string">
            <text:p>Evalúa la viabilidad comercial de ideas o productos.</text:p>
          </table:table-cell>
          <table:table-cell table:style-name="ce18" office:value-type="string" calcext:value-type="string">
            <text:p>28. Estudio de Mercado Potencial para Proyectos</text:p>
          </table:table-cell>
          <table:table-cell table:style-name="ce18" table:formula="of:=[$DataNormalized.K29]" office:value-type="string" office:string-value="1 Entorno Social" calcext:value-type="string">
            <text:p>1 Entorno Social</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Diseña interfaces gráficas y programas con entornos visuales.</text:p>
          </table:table-cell>
          <table:table-cell table:style-name="ce19" office:value-type="string" calcext:value-type="string">
            <text:p>29. Programación Visual</text:p>
          </table:table-cell>
          <table:table-cell table:style-name="ce19" table:formula="of:=[$DataNormalized.K30]" office:value-type="string" office:string-value="8 Interacción Hombre-Máquina" calcext:value-type="string">
            <text:p>8 Interacción Hombre-Máquina</text:p>
          </table:table-cell>
          <table:table-cell table:style-name="ce90" office:value-type="float" office:value="140" calcext:value-type="float">
            <text:p>140</text:p>
          </table:table-cell>
          <table:table-cell table:style-name="ce94" office:value-type="float" office:value="8" calcext:value-type="float">
            <text:p>8</text:p>
          </table:table-cell>
          <table:table-cell table:number-columns-repeated="1019"/>
        </table:table-row>
        <table:table-row table:style-name="ro3">
          <table:table-cell table:style-name="ce8" office:value-type="string" calcext:value-type="string">
            <text:p>Implementa sistemas distribuidos bajo el modelo cliente-servidor.</text:p>
          </table:table-cell>
          <table:table-cell table:style-name="ce18" office:value-type="string" calcext:value-type="string">
            <text:p>30. Arquitectura Cliente-Servidor</text:p>
          </table:table-cell>
          <table:table-cell table:style-name="ce18" table:formula="of:=[$DataNormalized.K31]" office:value-type="string" office:string-value="3 Arquitectura de Computadoras" calcext:value-type="string">
            <text:p>3 Arquitectura de Computadoras</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Perfecciona la competencia comunicativa en un idioma extranjero.</text:p>
          </table:table-cell>
          <table:table-cell table:style-name="ce19" office:value-type="string" calcext:value-type="string">
            <text:p>31. Lengua Extranjera 5</text:p>
          </table:table-cell>
          <table:table-cell table:style-name="ce19" table:formula="of:=[$DataNormalized.K32]" office:value-type="string" office:string-value="1 Entorno Social" calcext:value-type="string">
            <text:p>1 Entorno Social</text:p>
          </table:table-cell>
          <table:table-cell table:style-name="ce90" office:value-type="float" office:value="98" calcext:value-type="float">
            <text:p>98</text:p>
          </table:table-cell>
          <table:table-cell table:style-name="ce94" office:value-type="float" office:value="6" calcext:value-type="float">
            <text:p>6</text:p>
          </table:table-cell>
          <table:table-cell table:number-columns-repeated="1019"/>
        </table:table-row>
        <table:table-row table:style-name="ro3">
          <table:table-cell table:style-name="ce10" office:value-type="string" calcext:value-type="string">
            <text:p>Desarrolla estrategias efectivas de negociación y resolución de conflictos.</text:p>
          </table:table-cell>
          <table:table-cell table:style-name="ce20" office:value-type="string" calcext:value-type="string">
            <text:p>32. Técnicas de Negociación Empresarial</text:p>
          </table:table-cell>
          <table:table-cell table:style-name="ce20" table:formula="of:=[$DataNormalized.K33]" office:value-type="string" office:string-value="1 Entorno Social" calcext:value-type="string">
            <text:p>1 Entorno Social</text:p>
          </table:table-cell>
          <table:table-cell table:style-name="ce91" office:value-type="float" office:value="98" calcext:value-type="float">
            <text:p>98</text:p>
          </table:table-cell>
          <table:table-cell table:style-name="ce95" office:value-type="float" office:value="6" calcext:value-type="float">
            <text:p>6</text:p>
          </table:table-cell>
          <table:table-cell table:number-columns-repeated="1019"/>
        </table:table-row>
        <table:table-row table:style-name="ro3">
          <table:table-cell table:style-name="ce7" office:value-type="string" calcext:value-type="string">
            <text:p>Estudia protocolos, topologías y administración de redes de comunicación.</text:p>
          </table:table-cell>
          <table:table-cell table:style-name="ce17" office:value-type="string" calcext:value-type="string">
            <text:p>33. Redes de Computadoras</text:p>
          </table:table-cell>
          <table:table-cell table:style-name="ce17" table:formula="of:=[$DataNormalized.K34]" office:value-type="string" office:string-value="4 Redes" calcext:value-type="string">
            <text:p>4 Redes</text:p>
          </table:table-cell>
          <table:table-cell table:style-name="ce90" office:value-type="float" office:value="126" calcext:value-type="float">
            <text:p>126</text:p>
          </table:table-cell>
          <table:table-cell table:style-name="ce94" office:value-type="float" office:value="8" calcext:value-type="float">
            <text:p>8</text:p>
          </table:table-cell>
          <table:table-cell table:number-columns-repeated="1019"/>
        </table:table-row>
        <table:table-row table:style-name="ro3">
          <table:table-cell table:style-name="ce8" office:value-type="string" calcext:value-type="string">
            <text:p>Desarrolla aplicaciones para smartphones y tablets.</text:p>
          </table:table-cell>
          <table:table-cell table:style-name="ce18" office:value-type="string" calcext:value-type="string">
            <text:p>34. Programación en Dispositivos Móviles</text:p>
          </table:table-cell>
          <table:table-cell table:style-name="ce18" table:formula="of:=[$DataNormalized.K35]" office:value-type="string" office:string-value="8 Interacción Hombre-Máquina" calcext:value-type="string">
            <text:p>8 Interacción Hombre-Máquina</text:p>
          </table:table-cell>
          <table:table-cell table:style-name="ce91" office:value-type="float" office:value="140" calcext:value-type="float">
            <text:p>140</text:p>
          </table:table-cell>
          <table:table-cell table:style-name="ce95" office:value-type="float" office:value="9" calcext:value-type="float">
            <text:p>9</text:p>
          </table:table-cell>
          <table:table-cell table:number-columns-repeated="1019"/>
        </table:table-row>
        <table:table-row table:style-name="ro3">
          <table:table-cell table:style-name="ce9" office:value-type="string" calcext:value-type="string">
            <text:p>Aplica conocimientos en un proyecto real de desarrollo de software.</text:p>
          </table:table-cell>
          <table:table-cell table:style-name="ce19" office:value-type="string" calcext:value-type="string">
            <text:p>35. Proyectos Profesionales de Software</text:p>
          </table:table-cell>
          <table:table-cell table:style-name="ce19" table:formula="of:=[$DataNormalized.K36]"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8" calcext:value-type="float">
            <text:p>8</text:p>
          </table:table-cell>
          <table:table-cell table:number-columns-repeated="1019"/>
        </table:table-row>
        <table:table-row table:style-name="ro3">
          <table:table-cell table:style-name="ce8" office:value-type="string" calcext:value-type="string">
            <text:p>Alcanza un dominio avanzado en un idioma extranjero.</text:p>
          </table:table-cell>
          <table:table-cell table:style-name="ce18" office:value-type="string" calcext:value-type="string">
            <text:p>36. Lengua Extranjera 6</text:p>
          </table:table-cell>
          <table:table-cell table:style-name="ce18" table:formula="of:=[$DataNormalized.K37]" office:value-type="string" office:string-value="1 Entorno Social" calcext:value-type="string">
            <text:p>1 Entorno Social</text:p>
          </table:table-cell>
          <table:table-cell table:style-name="ce91" office:value-type="float" office:value="98" calcext:value-type="float">
            <text:p>98</text:p>
          </table:table-cell>
          <table:table-cell table:style-name="ce95" office:value-type="float" office:value="6" calcext:value-type="float">
            <text:p>6</text:p>
          </table:table-cell>
          <table:table-cell table:number-columns-repeated="1019"/>
        </table:table-row>
        <table:table-row table:style-name="ro3">
          <table:table-cell table:style-name="ce9" office:value-type="string" calcext:value-type="string">
            <text:p>Diseña y desarrolla aplicaciones dinámicas para la web.</text:p>
          </table:table-cell>
          <table:table-cell table:style-name="ce19" office:value-type="string" calcext:value-type="string">
            <text:p>37. Programación Web</text:p>
          </table:table-cell>
          <table:table-cell table:style-name="ce19" table:formula="of:=[$DataNormalized.K38]" office:value-type="string" office:string-value="8 Interacción Hombre-Máquina" calcext:value-type="string">
            <text:p>8 Interacción Hombre-Máquina</text:p>
          </table:table-cell>
          <table:table-cell table:style-name="ce90" office:value-type="float" office:value="140" calcext:value-type="float">
            <text:p>140</text:p>
          </table:table-cell>
          <table:table-cell table:style-name="ce94" office:value-type="float" office:value="9" calcext:value-type="float">
            <text:p>9</text:p>
          </table:table-cell>
          <table:table-cell table:number-columns-repeated="1019"/>
        </table:table-row>
        <table:table-row table:style-name="ro3">
          <table:table-cell table:style-name="ce8" office:value-type="string" calcext:value-type="string">
            <text:p>Estudia gestión de procesos, memoria, archivos y recursos en computadoras.</text:p>
          </table:table-cell>
          <table:table-cell table:style-name="ce18" office:value-type="string" calcext:value-type="string">
            <text:p>38. Sistemas Operativos</text:p>
          </table:table-cell>
          <table:table-cell table:style-name="ce18" table:formula="of:=[$DataNormalized.K39]" office:value-type="string" office:string-value="5 Software de Base" calcext:value-type="string">
            <text:p>5 Software de Base</text:p>
          </table:table-cell>
          <table:table-cell table:style-name="ce91" office:value-type="float" office:value="140" calcext:value-type="float">
            <text:p>140</text:p>
          </table:table-cell>
          <table:table-cell table:style-name="ce95" office:value-type="float" office:value="8" calcext:value-type="float">
            <text:p>8</text:p>
          </table:table-cell>
          <table:table-cell table:number-columns-repeated="1019"/>
        </table:table-row>
        <table:table-row table:style-name="ro3">
          <table:table-cell table:style-name="ce9" office:value-type="string" calcext:value-type="string">
            <text:p>Implementa código, pruebas y documentación siguiendo estándares.</text:p>
          </table:table-cell>
          <table:table-cell table:style-name="ce19" office:value-type="string" calcext:value-type="string">
            <text:p>39. Construcción del Software</text:p>
          </table:table-cell>
          <table:table-cell table:style-name="ce19" table:formula="of:=[$DataNormalized.K40]"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10" office:value-type="string" calcext:value-type="string">
            <text:p>Desarrolla apps móviles complejas con integración de servicios.</text:p>
          </table:table-cell>
          <table:table-cell table:style-name="ce20" office:value-type="string" calcext:value-type="string">
            <text:p>40. Programación Avanzada en Dispositivos Móviles</text:p>
          </table:table-cell>
          <table:table-cell table:style-name="ce20" table:formula="of:=[$DataNormalized.K41]" office:value-type="string" office:string-value="6 Programación e Ingeniería de Software" calcext:value-type="string">
            <text:p>6 Programación e Ingeniería de Software</text:p>
          </table:table-cell>
          <table:table-cell table:style-name="ce91" office:value-type="float" office:value="140" calcext:value-type="float">
            <text:p>140</text:p>
          </table:table-cell>
          <table:table-cell table:style-name="ce95" office:value-type="float" office:value="9" calcext:value-type="float">
            <text:p>9</text:p>
          </table:table-cell>
          <table:table-cell table:number-columns-repeated="1019"/>
        </table:table-row>
        <table:table-row table:style-name="ro3">
          <table:table-cell table:style-name="ce7" office:value-type="string" calcext:value-type="string">
            <text:p>Aplica métodos científicos para proyectos académicos o profesionales.</text:p>
          </table:table-cell>
          <table:table-cell table:style-name="ce17" office:value-type="string" calcext:value-type="string">
            <text:p>41. Metodología de la Investigación</text:p>
          </table:table-cell>
          <table:table-cell table:style-name="ce17" table:formula="of:=[$DataNormalized.K42]" office:value-type="string" office:string-value="1 Entorno Social" calcext:value-type="string">
            <text:p>1 Entorno Social</text:p>
          </table:table-cell>
          <table:table-cell table:style-name="ce90" office:value-type="float" office:value="126" calcext:value-type="float">
            <text:p>126</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Analiza máquinas abstractas y lenguajes formales en computación.</text:p>
          </table:table-cell>
          <table:table-cell table:style-name="ce18" office:value-type="string" calcext:value-type="string">
            <text:p>42. Teoría de Autómatas</text:p>
          </table:table-cell>
          <table:table-cell table:style-name="ce18" table:formula="of:=[$DataNormalized.K43]" office:value-type="string" office:string-value="2 Matemáticas" calcext:value-type="string">
            <text:p>2 Matemáticas</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Diseña soluciones digitales interactivas aplicadas al e-commerce.</text:p>
          </table:table-cell>
          <table:table-cell table:style-name="ce19" office:value-type="string" calcext:value-type="string">
            <text:p>43. Multimedia y Comercio Electrónico</text:p>
          </table:table-cell>
          <table:table-cell table:style-name="ce19" table:formula="of:=[$DataNormalized.K44]" office:value-type="string" office:string-value="7 Tratamiento de Información" calcext:value-type="string">
            <text:p>7 Tratamiento de Información</text:p>
          </table:table-cell>
          <table:table-cell table:style-name="ce90" office:value-type="float" office:value="140" calcext:value-type="float">
            <text:p>140</text:p>
          </table:table-cell>
          <table:table-cell table:style-name="ce94" office:value-type="float" office:value="9" calcext:value-type="float">
            <text:p>9</text:p>
          </table:table-cell>
          <table:table-cell table:number-columns-repeated="1019"/>
        </table:table-row>
        <table:table-row table:style-name="ro3">
          <table:table-cell table:style-name="ce8" office:value-type="string" calcext:value-type="string">
            <text:p>Estudia coordinación, comunicación y concurrencia en sistemas múltiples.</text:p>
          </table:table-cell>
          <table:table-cell table:style-name="ce18" office:value-type="string" calcext:value-type="string">
            <text:p>44. Sistemas Distribuidos</text:p>
          </table:table-cell>
          <table:table-cell table:style-name="ce18" table:formula="of:=[$DataNormalized.K45]" office:value-type="string" office:string-value="4 Redes" calcext:value-type="string">
            <text:p>4 Redes</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9" office:value-type="string" calcext:value-type="string">
            <text:p>Optimiza y corrige software existente para extender su vida útil.</text:p>
          </table:table-cell>
          <table:table-cell table:style-name="ce19" office:value-type="string" calcext:value-type="string">
            <text:p>45. Mantenimiento de Software</text:p>
          </table:table-cell>
          <table:table-cell table:style-name="ce19" table:formula="of:=[$DataNormalized.K46]" office:value-type="string" office:string-value="6 Programación e Ingeniería de Software" calcext:value-type="string">
            <text:p>6 Programación e Ingeniería de Software</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Apoya la creación y consolidación de pequeñas y medianas empresas.</text:p>
          </table:table-cell>
          <table:table-cell table:style-name="ce18" office:value-type="string" calcext:value-type="string">
            <text:p>46. Incubación de Proyectos PyMEs</text:p>
          </table:table-cell>
          <table:table-cell table:style-name="ce18" table:formula="of:=[$DataNormalized.K47]" office:value-type="string" office:string-value="1 Entorno Social" calcext:value-type="string">
            <text:p>1 Entorno Social</text:p>
          </table:table-cell>
          <table:table-cell table:style-name="ce91" office:value-type="float" office:value="126" calcext:value-type="float">
            <text:p>126</text:p>
          </table:table-cell>
          <table:table-cell table:style-name="ce95" office:value-type="float" office:value="8" calcext:value-type="float">
            <text:p>8</text:p>
          </table:table-cell>
          <table:table-cell table:number-columns-repeated="1019"/>
        </table:table-row>
        <table:table-row table:style-name="ro3">
          <table:table-cell table:style-name="ce9" office:value-type="string" calcext:value-type="string">
            <text:p>Ejecuta un proyecto integrador para la obtención del título.</text:p>
          </table:table-cell>
          <table:table-cell table:style-name="ce19" office:value-type="string" calcext:value-type="string">
            <text:p>47. Desarrollo del Proyecto de Titulación</text:p>
          </table:table-cell>
          <table:table-cell table:style-name="ce19" table:formula="of:=[$DataNormalized.K48]" office:value-type="string" office:string-value="6 Programación e Ingeniería de Software" calcext:value-type="string">
            <text:p>6 Programación e Ingeniería de Software</text:p>
          </table:table-cell>
          <table:table-cell table:style-name="ce90" office:value-type="float" office:value="140" calcext:value-type="float">
            <text:p>140</text:p>
          </table:table-cell>
          <table:table-cell table:style-name="ce94" office:value-type="float" office:value="9" calcext:value-type="float">
            <text:p>9</text:p>
          </table:table-cell>
          <table:table-cell table:number-columns-repeated="1019"/>
        </table:table-row>
        <table:table-row table:style-name="ro3">
          <table:table-cell table:style-name="ce10" office:value-type="string" calcext:value-type="string">
            <text:p>Define indicadores para medir desempeño, calidad y productividad del software.</text:p>
          </table:table-cell>
          <table:table-cell table:style-name="ce20" office:value-type="string" calcext:value-type="string">
            <text:p>48. Métricas de Software</text:p>
          </table:table-cell>
          <table:table-cell table:style-name="ce20" table:formula="of:=[$DataNormalized.K49]" office:value-type="string" office:string-value="6 Programación e Ingeniería de Software" calcext:value-type="string">
            <text:p>6 Programación e Ingeniería de Software</text:p>
          </table:table-cell>
          <table:table-cell table:style-name="ce91" office:value-type="float" office:value="112" calcext:value-type="float">
            <text:p>112</text:p>
          </table:table-cell>
          <table:table-cell table:style-name="ce95" office:value-type="float" office:value="7" calcext:value-type="float">
            <text:p>7</text:p>
          </table:table-cell>
          <table:table-cell table:number-columns-repeated="1019"/>
        </table:table-row>
        <table:table-row table:style-name="ro3">
          <table:table-cell table:style-name="ce7" office:value-type="string" calcext:value-type="string">
            <text:p>Protege información y sistemas contra accesos y ataques no autorizados.</text:p>
          </table:table-cell>
          <table:table-cell table:style-name="ce17" office:value-type="string" calcext:value-type="string">
            <text:p>49. Seguridad Informática</text:p>
          </table:table-cell>
          <table:table-cell table:style-name="ce17" table:formula="of:=[$DataNormalized.K50]" office:value-type="string" office:string-value="4 Redes" calcext:value-type="string">
            <text:p>4 Redes</text:p>
          </table:table-cell>
          <table:table-cell table:style-name="ce90" office:value-type="float" office:value="112" calcext:value-type="float">
            <text:p>112</text:p>
          </table:table-cell>
          <table:table-cell table:style-name="ce94" office:value-type="float" office:value="7" calcext:value-type="float">
            <text:p>7</text:p>
          </table:table-cell>
          <table:table-cell table:number-columns-repeated="1019"/>
        </table:table-row>
        <table:table-row table:style-name="ro3">
          <table:table-cell table:style-name="ce8" office:value-type="string" calcext:value-type="string">
            <text:p>Gestiona recursos, procesos y personal en áreas de TI.</text:p>
          </table:table-cell>
          <table:table-cell table:style-name="ce18" office:value-type="string" calcext:value-type="string">
            <text:p>50. Administración de la Función Informática</text:p>
          </table:table-cell>
          <table:table-cell table:style-name="ce18" table:formula="of:=[$DataNormalized.K51]" office:value-type="string" office:string-value="7 Tratamiento de Información" calcext:value-type="string">
            <text:p>7 Tratamiento de Información</text:p>
          </table:table-cell>
          <table:table-cell table:style-name="ce92" office:value-type="float" office:value="98" calcext:value-type="float">
            <text:p>98</text:p>
          </table:table-cell>
          <table:table-cell table:style-name="ce96" office:value-type="float" office:value="6" calcext:value-type="float">
            <text:p>6</text:p>
          </table:table-cell>
          <table:table-cell table:number-columns-repeated="1019"/>
        </table:table-row>
        <table:table-row table:style-name="ro3" table:number-rows-repeated="932">
          <table:table-cell table:number-columns-repeated="1024"/>
        </table:table-row>
        <table:table-row table:style-name="ro4" table:number-rows-repeated="1047581">
          <table:table-cell table:number-columns-repeated="1024"/>
        </table:table-row>
        <table:table-row table:style-name="ro4">
          <table:table-cell table:number-columns-repeated="1024"/>
        </table:table-row>
        <table:named-expressions>
          <table:named-range table:name="_xlnm._FilterDatabase" table:base-cell-address="$'Distribución Ideal (ANIEI)'.$A$1" table:cell-range-address="$UNIDEH.$A$12:.$E$62"/>
        </table:named-expressions>
      </table:table>
      <table:table table:name="# de Materias (UNIDEH)" table:style-name="ta8">
        <table:table-column table:style-name="co1" table:number-columns-repeated="1024" table:default-cell-style-name="Default"/>
        <table:table-row table:style-name="ro1">
          <table:table-cell>
            <draw:frame table:end-cell-address="'# de Materias (UNIDEH)'.R39" table:end-x="6.46pt" table:end-y="7.82pt" draw:z-index="0" draw:name="Chart 4" draw:style-name="gr1" draw:text-style-name="P1" svg:width="677.96pt" svg:height="494.22pt" svg:x="0pt" svg:y="0pt">
              <draw:object draw:notify-on-update-of-ranges="UNIDEH.B1:UNIDEH.B10 UNIDEH.F1:UNIDEH.F10" xlink:href="./Object 4" xlink:type="simple" xlink:show="embed" xlink:actuate="onLoad">
                <loext:p/>
              </draw:object>
              <draw:image xlink:href="./ObjectReplacements/Object 4" xlink:type="simple" xlink:show="embed" xlink:actuate="onLoad"/>
            </draw:frame>
          </table:table-cell>
          <table:table-cell table:number-columns-repeated="1023"/>
        </table:table-row>
      </table:table>
      <table:table table:name="Créditos (UNIDEH)" table:style-name="ta9">
        <table:table-column table:style-name="co1" table:number-columns-repeated="1024" table:default-cell-style-name="Default"/>
        <table:table-row table:style-name="ro1">
          <table:table-cell>
            <draw:frame table:end-cell-address="'Créditos (UNIDEH)'.R39" table:end-x="6.46pt" table:end-y="7.82pt" draw:z-index="0" draw:name="Chart 5" draw:style-name="gr1" draw:text-style-name="P1" svg:width="677.96pt" svg:height="494.22pt" svg:x="0pt" svg:y="0pt">
              <draw:object draw:notify-on-update-of-ranges="UNIDEH.B1:UNIDEH.B10 UNIDEH.H1:UNIDEH.H10" xlink:href="./Object 5" xlink:type="simple" xlink:show="embed" xlink:actuate="onLoad">
                <loext:p/>
              </draw:object>
              <draw:image xlink:href="./ObjectReplacements/Object 5" xlink:type="simple" xlink:show="embed" xlink:actuate="onLoad"/>
            </draw:frame>
          </table:table-cell>
          <table:table-cell table:number-columns-repeated="1023"/>
        </table:table-row>
      </table:table>
      <table:table table:name="Horas (UNIDEH)" table:style-name="ta10">
        <table:table-column table:style-name="co1" table:number-columns-repeated="1024" table:default-cell-style-name="Default"/>
        <table:table-row table:style-name="ro1">
          <table:table-cell>
            <draw:frame table:end-cell-address="'Horas (UNIDEH)'.R39" table:end-x="6.46pt" table:end-y="7.82pt" draw:z-index="0" draw:name="Chart 6" draw:style-name="gr1" draw:text-style-name="P1" svg:width="677.96pt" svg:height="494.22pt" svg:x="0pt" svg:y="0pt">
              <draw:object draw:notify-on-update-of-ranges="UNIDEH.B1:UNIDEH.B10 UNIDEH.J1:UNIDEH.J10" xlink:href="./Object 6" xlink:type="simple" xlink:show="embed" xlink:actuate="onLoad">
                <loext:p/>
              </draw:object>
              <draw:image xlink:href="./ObjectReplacements/Object 6" xlink:type="simple" xlink:show="embed" xlink:actuate="onLoad"/>
            </draw:frame>
          </table:table-cell>
          <table:table-cell table:number-columns-repeated="1023"/>
        </table:table-row>
      </table:table>
      <table:named-expressions/>
      <table:database-ranges>
        <table:database-range table:name="Form_Responses2" table:target-range-address="Data.A1:Data.I6"/>
        <table:database-range table:name="UADY" table:target-range-address="UADY.A12:UADY.E49"/>
        <table:database-range table:name="UNIDEH" table:target-range-address="UNIDEH.A12:UNIDEH.E62" table:display-filter-buttons="true"/>
        <table:database-range table:name="__Anonymous_Sheet_DB__6" table:target-range-address="UNIDEH.A12:UNIDEH.E6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tos Narrow" svg:font-family="'Aptos Narrow'"/>
    <style:font-face style:name="Arial" svg:font-family="Arial"/>
    <style:font-face style:name="Arial Rounded" svg:font-family="'Arial Rounded'"/>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percentage-style style:name="N125">
      <number:number number:decimal-places="1" loext:min-decimal-places="1" number:min-integer-digits="1"/>
      <number:text>%</number:text>
    </number:percentage-style>
    <number:number-style style:name="N126">
      <number:number number:decimal-places="1" loext:min-decimal-places="1" number:min-integer-digits="1"/>
    </number:number-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ptos Narrow" fo:font-family="'Aptos Narrow'" style:font-name-asian="Linux Libertine G" style:font-family-asian="'Linux Libertine G'" style:font-family-generic-asian="system" style:font-pitch-asian="variable" style:font-name-complex="Aptos Narrow" style:font-family-complex="'Aptos Narrow'"/>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landscape" fo:margin-top="70.84pt" fo:margin-bottom="70.84pt" fo:margin-left="53.86pt" fo:margin-right="53.86pt" style:print-page-order="ttb" style:first-page-number="continue" style:scale-to-pages="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istribución_20_Ideal_20__28_ANIEI_29_" style:display-name="PageStyle_Distribución Ideal (ANIEI)" style:page-layout-name="Mpm3">
      <style:header style:display="false"/>
      <style:header-left style:display="false"/>
      <style:footer style:display="false"/>
      <style:footer-left style:display="false"/>
    </style:master-page>
    <style:master-page style:name="PageStyle_5f_UADY" style:display-name="PageStyle_UADY" style:page-layout-name="Mpm4">
      <style:header style:display="false"/>
      <style:header-left style:display="false"/>
      <style:footer style:display="false"/>
      <style:footer-left style:display="false"/>
    </style:master-page>
    <style:master-page style:name="PageStyle_5f__23__20_de_20_Materias_20__28_UADY_29_" style:display-name="PageStyle_# de Materias (UADY)" style:page-layout-name="Mpm3">
      <style:header style:display="false"/>
      <style:header-left style:display="false"/>
      <style:footer style:display="false"/>
      <style:footer-left style:display="false"/>
    </style:master-page>
    <style:master-page style:name="PageStyle_5f_CréditosHoras_20__28_UADY_29_" style:display-name="PageStyle_CréditosHoras (UADY)" style:page-layout-name="Mpm3">
      <style:header style:display="false"/>
      <style:header-left style:display="false"/>
      <style:footer style:display="false"/>
      <style:footer-left style:display="false"/>
    </style:master-page>
    <style:master-page style:name="PageStyle_5f_Data" style:display-name="PageStyle_Data" style:page-layout-name="Mpm4">
      <style:header style:display="false"/>
      <style:header-left style:display="false"/>
      <style:footer style:display="false"/>
      <style:footer-left style:display="false"/>
    </style:master-page>
    <style:master-page style:name="PageStyle_5f_DataNormalized" style:display-name="PageStyle_DataNormalized" style:page-layout-name="Mpm4">
      <style:header style:display="false"/>
      <style:header-left style:display="false"/>
      <style:footer style:display="false"/>
      <style:footer-left style:display="false"/>
    </style:master-page>
    <style:master-page style:name="PageStyle_5f_UNIDEH" style:display-name="PageStyle_UNIDEH" style:page-layout-name="Mpm5">
      <style:header style:display="false"/>
      <style:header-left style:display="false"/>
      <style:footer style:display="false"/>
      <style:footer-left style:display="false"/>
    </style:master-page>
    <style:master-page style:name="PageStyle_5f__23__20_de_20_Materias_20__28_UNIDEH_29_" style:display-name="PageStyle_# de Materias (UNIDEH)" style:page-layout-name="Mpm3">
      <style:header style:display="false"/>
      <style:header-left style:display="false"/>
      <style:footer style:display="false"/>
      <style:footer-left style:display="false"/>
    </style:master-page>
    <style:master-page style:name="PageStyle_5f_Créditos_20__28_UNIDEH_29_" style:display-name="PageStyle_Créditos (UNIDEH)" style:page-layout-name="Mpm3">
      <style:header style:display="false"/>
      <style:header-left style:display="false"/>
      <style:footer style:display="false"/>
      <style:footer-left style:display="false"/>
    </style:master-page>
    <style:master-page style:name="PageStyle_5f_Horas_20__28_UNIDEH_29_" style:display-name="PageStyle_Horas (UNIDE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1334" meta:object-count="6"/>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Arial Narrow'" fo:font-size="16pt" fo:font-style="italic" style:font-family-asian="'Aptos Narrow'" style:font-size-asian="16pt" style:font-style-asian="italic" style:font-family-complex="'Aptos Narrow'" style:font-size-complex="16pt" style:font-style-complex="italic"/>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45f82"/>
      <style:text-properties fo:color="#000000" style:text-position="0% 100%" fo:font-family="'Aptos Narrow'" fo:font-size="10pt" style:font-family-asian="'Aptos Narrow'" style:font-size-asian="10pt" style:font-family-complex="'Aptos Narrow'" style:font-size-complex="10pt"/>
    </style:style>
    <style:style style:name="ch7" style:family="chart">
      <style:chart-properties chart:solid-type="cuboid"/>
      <style:graphic-properties draw:fill-color="#990000"/>
    </style:style>
    <style:style style:name="ch8" style:family="chart">
      <style:chart-properties chart:solid-type="cuboid"/>
      <style:graphic-properties draw:fill-color="#cc4125"/>
    </style:style>
    <style:style style:name="ch9" style:family="chart">
      <style:chart-properties chart:solid-type="cuboid"/>
      <style:graphic-properties draw:fill-color="#e06666"/>
    </style:style>
    <style:style style:name="ch10" style:family="chart">
      <style:chart-properties chart:solid-type="cuboid"/>
      <style:graphic-properties draw:fill-color="#f9cb9c"/>
    </style:style>
    <style:style style:name="ch11" style:family="chart">
      <style:chart-properties chart:solid-type="cuboid"/>
      <style:graphic-properties draw:fill-color="#b6d7a8"/>
    </style:style>
    <style:style style:name="ch12" style:family="chart">
      <style:chart-properties chart:solid-type="cuboid"/>
      <style:graphic-properties draw:fill-color="#a4c2f4"/>
    </style:style>
    <style:style style:name="ch13" style:family="chart">
      <style:chart-properties chart:solid-type="cuboid"/>
      <style:graphic-properties draw:fill-color="#6d9eeb"/>
    </style:style>
    <style:style style:name="ch14" style:family="chart">
      <style:chart-properties chart:solid-type="cuboid"/>
      <style:graphic-properties draw:fill-color="#8e7cc3"/>
    </style:style>
    <style:style style:name="ch15" style:family="chart">
      <style:chart-properties chart:solid-type="cuboid"/>
      <style:graphic-properties draw:fill-color="#a64d79"/>
    </style:style>
    <style:style style:name="ch16" style:family="chart">
      <style:chart-properties chart:solid-type="cuboid"/>
      <style:graphic-properties draw:fill-color="#87badf"/>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3.918cm" svg:height="17.436cm" xlink:href=".." xlink:type="simple" chart:class="chart:ring" chart:style-name="ch1">
        <chart:legend chart:legend-position="end" svg:x="15.336cm" svg:y="2.584cm" style:legend-expansion="high" chart:style-name="ch2"/>
        <chart:plot-area chart:style-name="ch3" table:cell-range-address="UNIDEH.B1:UNIDEH.B10 UNIDEH.E1:UNIDEH.E10" chart:data-source-has-labels="column" svg:x="0.478cm" svg:y="0.348cm" svg:width="15.116cm" svg:height="16.74cm">
          <chartooo:coordinate-region svg:x="0.478cm" svg:y="1.16cm" svg:width="15.116cm" svg:height="15.116cm"/>
          <chart:axis chart:dimension="x" chart:name="primary-x" chart:style-name="ch4" chartooo:axis-type="text">
            <chart:categories table:cell-range-address="UNIDEH.B1:UNIDEH.B10"/>
          </chart:axis>
          <chart:axis chart:dimension="y" chart:name="primary-y" chart:style-name="ch5"/>
          <chart:series chart:style-name="ch6" chart:values-cell-range-address="UNIDEH.E1:UNIDEH.E10"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ipo</text:p>
                <draw:g>
                  <svg:desc>UNIDEH.B1:UNIDEH.B10</svg:desc>
                </draw:g>
              </table:table-cell>
              <table:table-cell office:value-type="float" office:value="NaN">
                <text:p>NaN</text:p>
                <draw:g>
                  <svg:desc>UNIDEH.E1:UNIDEH.E10</svg:desc>
                </draw:g>
              </table:table-cell>
            </table:table-row>
            <table:table-row>
              <table:table-cell office:value-type="string">
                <text:p/>
              </table:table-cell>
              <table:table-cell office:value-type="float" office:value="NaN">
                <text:p>NaN</text:p>
              </table:table-cell>
            </table:table-row>
            <table:table-row>
              <table:table-cell office:value-type="string">
                <text:p>1 Entorno Social</text:p>
              </table:table-cell>
              <table:table-cell office:value-type="float" office:value="0.125">
                <text:p>0.125</text:p>
              </table:table-cell>
            </table:table-row>
            <table:table-row>
              <table:table-cell office:value-type="string">
                <text:p>2 Matemáticas</text:p>
              </table:table-cell>
              <table:table-cell office:value-type="float" office:value="0.125">
                <text:p>0.125</text:p>
              </table:table-cell>
            </table:table-row>
            <table:table-row>
              <table:table-cell office:value-type="string">
                <text:p>3 Arquitectura de Computadoras</text:p>
              </table:table-cell>
              <table:table-cell office:value-type="float" office:value="0.075">
                <text:p>0.075</text:p>
              </table:table-cell>
            </table:table-row>
            <table:table-row>
              <table:table-cell office:value-type="string">
                <text:p>4 Redes</text:p>
              </table:table-cell>
              <table:table-cell office:value-type="float" office:value="0.075">
                <text:p>0.075</text:p>
              </table:table-cell>
            </table:table-row>
            <table:table-row>
              <table:table-cell office:value-type="string">
                <text:p>5 Software de Base</text:p>
              </table:table-cell>
              <table:table-cell office:value-type="float" office:value="0.075">
                <text:p>0.075</text:p>
              </table:table-cell>
            </table:table-row>
            <table:table-row>
              <table:table-cell office:value-type="string">
                <text:p>6 Programación e Ingeniería de Software</text:p>
              </table:table-cell>
              <table:table-cell office:value-type="float" office:value="0.225">
                <text:p>0.225</text:p>
              </table:table-cell>
            </table:table-row>
            <table:table-row>
              <table:table-cell office:value-type="string">
                <text:p>7 Tratamiento de Información</text:p>
              </table:table-cell>
              <table:table-cell office:value-type="float" office:value="0.2">
                <text:p>0.2</text:p>
              </table:table-cell>
            </table:table-row>
            <table:table-row>
              <table:table-cell office:value-type="string">
                <text:p>8 Interacción Hombre-Máquina</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Arial Narrow'" fo:font-size="16pt" fo:font-style="italic" style:font-family-asian="'Aptos Narrow'" style:font-size-asian="16pt" style:font-style-asian="italic" style:font-family-complex="'Aptos Narrow'" style:font-size-complex="16pt" style:font-style-complex="italic"/>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45f82"/>
      <style:text-properties fo:color="#000000" style:text-position="0% 100%" fo:font-family="'Aptos Narrow'" fo:font-size="10pt" style:font-family-asian="'Aptos Narrow'" style:font-size-asian="10pt" style:font-family-complex="'Aptos Narrow'" style:font-size-complex="10pt"/>
    </style:style>
    <style:style style:name="ch7" style:family="chart">
      <style:chart-properties chart:solid-type="cuboid"/>
      <style:graphic-properties draw:fill-color="#990000"/>
    </style:style>
    <style:style style:name="ch8" style:family="chart">
      <style:chart-properties chart:solid-type="cuboid"/>
      <style:graphic-properties draw:fill-color="#cc4125"/>
    </style:style>
    <style:style style:name="ch9" style:family="chart">
      <style:chart-properties chart:solid-type="cuboid"/>
      <style:graphic-properties draw:fill-color="#e06666"/>
    </style:style>
    <style:style style:name="ch10" style:family="chart">
      <style:chart-properties chart:solid-type="cuboid"/>
      <style:graphic-properties draw:fill-color="#f9cb9c"/>
    </style:style>
    <style:style style:name="ch11" style:family="chart">
      <style:chart-properties chart:solid-type="cuboid"/>
      <style:graphic-properties draw:fill-color="#b6d7a8"/>
    </style:style>
    <style:style style:name="ch12" style:family="chart">
      <style:chart-properties chart:solid-type="cuboid"/>
      <style:graphic-properties draw:fill-color="#a4c2f4"/>
    </style:style>
    <style:style style:name="ch13" style:family="chart">
      <style:chart-properties chart:solid-type="cuboid"/>
      <style:graphic-properties draw:fill-color="#6d9eeb"/>
    </style:style>
    <style:style style:name="ch14" style:family="chart">
      <style:chart-properties chart:solid-type="cuboid"/>
      <style:graphic-properties draw:fill-color="#8e7cc3"/>
    </style:style>
    <style:style style:name="ch15" style:family="chart">
      <style:chart-properties chart:solid-type="cuboid"/>
      <style:graphic-properties draw:fill-color="#a64d79"/>
    </style:style>
    <style:style style:name="ch16" style:family="chart">
      <style:chart-properties chart:solid-type="cuboid"/>
      <style:graphic-properties draw:fill-color="#87badf"/>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3.918cm" svg:height="17.436cm" xlink:href=".." xlink:type="simple" chart:class="chart:ring" chart:style-name="ch1">
        <chart:legend chart:legend-position="end" svg:x="15.336cm" svg:y="2.584cm" style:legend-expansion="high" chart:style-name="ch2"/>
        <chart:plot-area chart:style-name="ch3" table:cell-range-address="UADY.B1:UADY.B10 UADY.F1:UADY.F10" chart:data-source-has-labels="column" svg:x="0.478cm" svg:y="0.348cm" svg:width="15.116cm" svg:height="16.74cm">
          <chartooo:coordinate-region svg:x="0.478cm" svg:y="1.16cm" svg:width="15.116cm" svg:height="15.116cm"/>
          <chart:axis chart:dimension="x" chart:name="primary-x" chart:style-name="ch4" chartooo:axis-type="text">
            <chart:categories table:cell-range-address="UADY.B1:UADY.B10"/>
          </chart:axis>
          <chart:axis chart:dimension="y" chart:name="primary-y" chart:style-name="ch5"/>
          <chart:series chart:style-name="ch6" chart:values-cell-range-address="UADY.F1:UADY.F10"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Tipo</text:p>
                <draw:g>
                  <svg:desc>UADY.B1:UADY.B10</svg:desc>
                </draw:g>
              </table:table-cell>
              <table:table-cell office:value-type="float" office:value="NaN">
                <text:p>NaN</text:p>
                <draw:g>
                  <svg:desc>UADY.F1:UADY.F10</svg:desc>
                </draw:g>
              </table:table-cell>
            </table:table-row>
            <table:table-row>
              <table:table-cell office:value-type="string">
                <text:p/>
              </table:table-cell>
              <table:table-cell office:value-type="float" office:value="NaN">
                <text:p>NaN</text:p>
              </table:table-cell>
            </table:table-row>
            <table:table-row>
              <table:table-cell office:value-type="string">
                <text:p>1 Entorno Social</text:p>
              </table:table-cell>
              <table:table-cell office:value-type="float" office:value="0.108108108108108">
                <text:p>0.108108108108108</text:p>
              </table:table-cell>
            </table:table-row>
            <table:table-row>
              <table:table-cell office:value-type="string">
                <text:p>2 Matemáticas</text:p>
              </table:table-cell>
              <table:table-cell office:value-type="float" office:value="0.27027027027027">
                <text:p>0.27027027027027</text:p>
              </table:table-cell>
            </table:table-row>
            <table:table-row>
              <table:table-cell office:value-type="string">
                <text:p>3 Arquitectura de Computadoras</text:p>
              </table:table-cell>
              <table:table-cell office:value-type="float" office:value="0.027027027027027">
                <text:p>0.027027027027027</text:p>
              </table:table-cell>
            </table:table-row>
            <table:table-row>
              <table:table-cell office:value-type="string">
                <text:p>4 Redes</text:p>
              </table:table-cell>
              <table:table-cell office:value-type="float" office:value="0.027027027027027">
                <text:p>0.027027027027027</text:p>
              </table:table-cell>
            </table:table-row>
            <table:table-row>
              <table:table-cell office:value-type="string">
                <text:p>5 Software de Base</text:p>
              </table:table-cell>
              <table:table-cell office:value-type="float" office:value="0.0810810810810811">
                <text:p>0.0810810810810811</text:p>
              </table:table-cell>
            </table:table-row>
            <table:table-row>
              <table:table-cell office:value-type="string">
                <text:p>6 Programación e Ingeniería de Software</text:p>
              </table:table-cell>
              <table:table-cell office:value-type="float" office:value="0.405405405405405">
                <text:p>0.405405405405405</text:p>
              </table:table-cell>
            </table:table-row>
            <table:table-row>
              <table:table-cell office:value-type="string">
                <text:p>7 Tratamiento de Información</text:p>
              </table:table-cell>
              <table:table-cell office:value-type="float" office:value="0.0540540540540541">
                <text:p>0.0540540540540541</text:p>
              </table:table-cell>
            </table:table-row>
            <table:table-row>
              <table:table-cell office:value-type="string">
                <text:p>8 Interacción Hombre-Máquina</text:p>
              </table:table-cell>
              <table:table-cell office:value-type="float" office:value="0.027027027027027">
                <text:p>0.0270270270270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Arial Narrow'" fo:font-size="16pt" fo:font-style="italic" style:font-family-asian="'Aptos Narrow'" style:font-size-asian="16pt" style:font-style-asian="italic" style:font-family-complex="'Aptos Narrow'" style:font-size-complex="16pt" style:font-style-complex="italic"/>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45f82"/>
      <style:text-properties fo:color="#000000" style:text-position="0% 100%" fo:font-family="'Aptos Narrow'" fo:font-size="10pt" style:font-family-asian="'Aptos Narrow'" style:font-size-asian="10pt" style:font-family-complex="'Aptos Narrow'" style:font-size-complex="10pt"/>
    </style:style>
    <style:style style:name="ch7" style:family="chart">
      <style:chart-properties chart:solid-type="cuboid"/>
      <style:graphic-properties draw:fill-color="#990000"/>
    </style:style>
    <style:style style:name="ch8" style:family="chart">
      <style:chart-properties chart:solid-type="cuboid"/>
      <style:graphic-properties draw:fill-color="#cc4125"/>
    </style:style>
    <style:style style:name="ch9" style:family="chart">
      <style:chart-properties chart:solid-type="cuboid"/>
      <style:graphic-properties draw:fill-color="#e06666"/>
    </style:style>
    <style:style style:name="ch10" style:family="chart">
      <style:chart-properties chart:solid-type="cuboid"/>
      <style:graphic-properties draw:fill-color="#f9cb9c"/>
    </style:style>
    <style:style style:name="ch11" style:family="chart">
      <style:chart-properties chart:solid-type="cuboid"/>
      <style:graphic-properties draw:fill-color="#b6d7a8"/>
    </style:style>
    <style:style style:name="ch12" style:family="chart">
      <style:chart-properties chart:solid-type="cuboid"/>
      <style:graphic-properties draw:fill-color="#a4c2f4"/>
    </style:style>
    <style:style style:name="ch13" style:family="chart">
      <style:chart-properties chart:solid-type="cuboid"/>
      <style:graphic-properties draw:fill-color="#6d9eeb"/>
    </style:style>
    <style:style style:name="ch14" style:family="chart">
      <style:chart-properties chart:solid-type="cuboid"/>
      <style:graphic-properties draw:fill-color="#8e7cc3"/>
    </style:style>
    <style:style style:name="ch15" style:family="chart">
      <style:chart-properties chart:solid-type="cuboid"/>
      <style:graphic-properties draw:fill-color="#a64d79"/>
    </style:style>
    <style:style style:name="ch16" style:family="chart">
      <style:chart-properties chart:solid-type="cuboid"/>
      <style:graphic-properties draw:fill-color="#87badf"/>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3.918cm" svg:height="17.436cm" xlink:href=".." xlink:type="simple" chart:class="chart:ring" chart:style-name="ch1">
        <chart:legend chart:legend-position="end" svg:x="15.336cm" svg:y="2.584cm" style:legend-expansion="high" chart:style-name="ch2"/>
        <chart:plot-area chart:style-name="ch3" table:cell-range-address="UADY.B1:UADY.B10 UADY.H1:UADY.H10" chart:data-source-has-labels="column" svg:x="0.478cm" svg:y="0.348cm" svg:width="15.116cm" svg:height="16.74cm">
          <chartooo:coordinate-region svg:x="0.478cm" svg:y="1.161cm" svg:width="15.116cm" svg:height="15.116cm"/>
          <chart:axis chart:dimension="x" chart:name="primary-x" chart:style-name="ch4" chartooo:axis-type="text">
            <chart:categories table:cell-range-address="UADY.B1:UADY.B10"/>
          </chart:axis>
          <chart:axis chart:dimension="y" chart:name="primary-y" chart:style-name="ch5"/>
          <chart:series chart:style-name="ch6" chart:values-cell-range-address="UADY.H1:UADY.H10"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Tipo</text:p>
                <draw:g>
                  <svg:desc>UADY.B1:UADY.B10</svg:desc>
                </draw:g>
              </table:table-cell>
              <table:table-cell office:value-type="float" office:value="NaN">
                <text:p>NaN</text:p>
                <draw:g>
                  <svg:desc>UADY.H1:UADY.H10</svg:desc>
                </draw:g>
              </table:table-cell>
            </table:table-row>
            <table:table-row>
              <table:table-cell office:value-type="string">
                <text:p/>
              </table:table-cell>
              <table:table-cell office:value-type="float" office:value="NaN">
                <text:p>NaN</text:p>
              </table:table-cell>
            </table:table-row>
            <table:table-row>
              <table:table-cell office:value-type="string">
                <text:p>1 Entorno Social</text:p>
              </table:table-cell>
              <table:table-cell office:value-type="float" office:value="24">
                <text:p>24</text:p>
              </table:table-cell>
            </table:table-row>
            <table:table-row>
              <table:table-cell office:value-type="string">
                <text:p>2 Matemáticas</text:p>
              </table:table-cell>
              <table:table-cell office:value-type="float" office:value="80">
                <text:p>80</text:p>
              </table:table-cell>
            </table:table-row>
            <table:table-row>
              <table:table-cell office:value-type="string">
                <text:p>3 Arquitectura de Computadoras</text:p>
              </table:table-cell>
              <table:table-cell office:value-type="float" office:value="8">
                <text:p>8</text:p>
              </table:table-cell>
            </table:table-row>
            <table:table-row>
              <table:table-cell office:value-type="string">
                <text:p>4 Redes</text:p>
              </table:table-cell>
              <table:table-cell office:value-type="float" office:value="7">
                <text:p>7</text:p>
              </table:table-cell>
            </table:table-row>
            <table:table-row>
              <table:table-cell office:value-type="string">
                <text:p>5 Software de Base</text:p>
              </table:table-cell>
              <table:table-cell office:value-type="float" office:value="24">
                <text:p>24</text:p>
              </table:table-cell>
            </table:table-row>
            <table:table-row>
              <table:table-cell office:value-type="string">
                <text:p>6 Programación e Ingeniería de Software</text:p>
              </table:table-cell>
              <table:table-cell office:value-type="float" office:value="107">
                <text:p>107</text:p>
              </table:table-cell>
            </table:table-row>
            <table:table-row>
              <table:table-cell office:value-type="string">
                <text:p>7 Tratamiento de Información</text:p>
              </table:table-cell>
              <table:table-cell office:value-type="float" office:value="16">
                <text:p>16</text:p>
              </table:table-cell>
            </table:table-row>
            <table:table-row>
              <table:table-cell office:value-type="string">
                <text:p>8 Interacción Hombre-Máquina</text:p>
              </table:table-cell>
              <table:table-cell office:value-type="float" office:value="7">
                <text:p>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Arial Narrow'" fo:font-size="16pt" fo:font-style="italic" style:font-family-asian="'Aptos Narrow'" style:font-size-asian="16pt" style:font-style-asian="italic" style:font-family-complex="'Aptos Narrow'" style:font-size-complex="16pt" style:font-style-complex="italic"/>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45f82"/>
      <style:text-properties fo:color="#000000" style:text-position="0% 100%" fo:font-family="'Aptos Narrow'" fo:font-size="10pt" style:font-family-asian="'Aptos Narrow'" style:font-size-asian="10pt" style:font-family-complex="'Aptos Narrow'" style:font-size-complex="10pt"/>
    </style:style>
    <style:style style:name="ch7" style:family="chart">
      <style:chart-properties chart:solid-type="cuboid"/>
      <style:graphic-properties draw:fill-color="#990000"/>
    </style:style>
    <style:style style:name="ch8" style:family="chart">
      <style:chart-properties chart:solid-type="cuboid"/>
      <style:graphic-properties draw:fill-color="#cc4125"/>
    </style:style>
    <style:style style:name="ch9" style:family="chart">
      <style:chart-properties chart:solid-type="cuboid"/>
      <style:graphic-properties draw:fill-color="#e06666"/>
    </style:style>
    <style:style style:name="ch10" style:family="chart">
      <style:chart-properties chart:solid-type="cuboid"/>
      <style:graphic-properties draw:fill-color="#f9cb9c"/>
    </style:style>
    <style:style style:name="ch11" style:family="chart">
      <style:chart-properties chart:solid-type="cuboid"/>
      <style:graphic-properties draw:fill-color="#b6d7a8"/>
    </style:style>
    <style:style style:name="ch12" style:family="chart">
      <style:chart-properties chart:solid-type="cuboid"/>
      <style:graphic-properties draw:fill-color="#a4c2f4"/>
    </style:style>
    <style:style style:name="ch13" style:family="chart">
      <style:chart-properties chart:solid-type="cuboid"/>
      <style:graphic-properties draw:fill-color="#6d9eeb"/>
    </style:style>
    <style:style style:name="ch14" style:family="chart">
      <style:chart-properties chart:solid-type="cuboid"/>
      <style:graphic-properties draw:fill-color="#8e7cc3"/>
    </style:style>
    <style:style style:name="ch15" style:family="chart">
      <style:chart-properties chart:solid-type="cuboid"/>
      <style:graphic-properties draw:fill-color="#a64d79"/>
    </style:style>
    <style:style style:name="ch16" style:family="chart">
      <style:chart-properties chart:solid-type="cuboid"/>
      <style:graphic-properties draw:fill-color="#87badf"/>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3.918cm" svg:height="17.436cm" xlink:href=".." xlink:type="simple" chart:class="chart:ring" chart:style-name="ch1">
        <chart:legend chart:legend-position="end" svg:x="15.336cm" svg:y="2.584cm" style:legend-expansion="high" chart:style-name="ch2"/>
        <chart:plot-area chart:style-name="ch3" table:cell-range-address="UNIDEH.B1:UNIDEH.B10 UNIDEH.F1:UNIDEH.F10" chart:data-source-has-labels="column" svg:x="0.478cm" svg:y="0.348cm" svg:width="15.116cm" svg:height="16.74cm">
          <chartooo:coordinate-region svg:x="0.478cm" svg:y="1.16cm" svg:width="15.116cm" svg:height="15.116cm"/>
          <chart:axis chart:dimension="x" chart:name="primary-x" chart:style-name="ch4" chartooo:axis-type="text">
            <chart:categories table:cell-range-address="UNIDEH.B1:UNIDEH.B10"/>
          </chart:axis>
          <chart:axis chart:dimension="y" chart:name="primary-y" chart:style-name="ch5"/>
          <chart:series chart:style-name="ch6" chart:values-cell-range-address="UNIDEH.F1:UNIDEH.F10"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Tipo</text:p>
                <draw:g>
                  <svg:desc>UNIDEH.B1:UNIDEH.B10</svg:desc>
                </draw:g>
              </table:table-cell>
              <table:table-cell office:value-type="float" office:value="NaN">
                <text:p>NaN</text:p>
                <draw:g>
                  <svg:desc>UNIDEH.F1:UNIDEH.F10</svg:desc>
                </draw:g>
              </table:table-cell>
            </table:table-row>
            <table:table-row>
              <table:table-cell office:value-type="string">
                <text:p/>
              </table:table-cell>
              <table:table-cell office:value-type="float" office:value="NaN">
                <text:p>NaN</text:p>
              </table:table-cell>
            </table:table-row>
            <table:table-row>
              <table:table-cell office:value-type="string">
                <text:p>1 Entorno Social</text:p>
              </table:table-cell>
              <table:table-cell office:value-type="float" office:value="0.28">
                <text:p>0.28</text:p>
              </table:table-cell>
            </table:table-row>
            <table:table-row>
              <table:table-cell office:value-type="string">
                <text:p>2 Matemáticas</text:p>
              </table:table-cell>
              <table:table-cell office:value-type="float" office:value="0.16">
                <text:p>0.16</text:p>
              </table:table-cell>
            </table:table-row>
            <table:table-row>
              <table:table-cell office:value-type="string">
                <text:p>3 Arquitectura de Computadoras</text:p>
              </table:table-cell>
              <table:table-cell office:value-type="float" office:value="0.02">
                <text:p>0.02</text:p>
              </table:table-cell>
            </table:table-row>
            <table:table-row>
              <table:table-cell office:value-type="string">
                <text:p>4 Redes</text:p>
              </table:table-cell>
              <table:table-cell office:value-type="float" office:value="0.06">
                <text:p>0.06</text:p>
              </table:table-cell>
            </table:table-row>
            <table:table-row>
              <table:table-cell office:value-type="string">
                <text:p>5 Software de Base</text:p>
              </table:table-cell>
              <table:table-cell office:value-type="float" office:value="0.02">
                <text:p>0.02</text:p>
              </table:table-cell>
            </table:table-row>
            <table:table-row>
              <table:table-cell office:value-type="string">
                <text:p>6 Programación e Ingeniería de Software</text:p>
              </table:table-cell>
              <table:table-cell office:value-type="float" office:value="0.32">
                <text:p>0.32</text:p>
              </table:table-cell>
            </table:table-row>
            <table:table-row>
              <table:table-cell office:value-type="string">
                <text:p>7 Tratamiento de Información</text:p>
              </table:table-cell>
              <table:table-cell office:value-type="float" office:value="0.08">
                <text:p>0.08</text:p>
              </table:table-cell>
            </table:table-row>
            <table:table-row>
              <table:table-cell office:value-type="string">
                <text:p>8 Interacción Hombre-Máquina</text:p>
              </table:table-cell>
              <table:table-cell office:value-type="float" office:value="0.06">
                <text:p>0.0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Arial Narrow'" fo:font-size="16pt" fo:font-style="italic" style:font-family-asian="'Aptos Narrow'" style:font-size-asian="16pt" style:font-style-asian="italic" style:font-family-complex="'Aptos Narrow'" style:font-size-complex="16pt" style:font-style-complex="italic"/>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45f82"/>
      <style:text-properties fo:color="#000000" style:text-position="0% 100%" fo:font-family="'Aptos Narrow'" fo:font-size="10pt" style:font-family-asian="'Aptos Narrow'" style:font-size-asian="10pt" style:font-family-complex="'Aptos Narrow'" style:font-size-complex="10pt"/>
    </style:style>
    <style:style style:name="ch7" style:family="chart">
      <style:chart-properties chart:solid-type="cuboid"/>
      <style:graphic-properties draw:fill-color="#990000"/>
    </style:style>
    <style:style style:name="ch8" style:family="chart">
      <style:chart-properties chart:solid-type="cuboid"/>
      <style:graphic-properties draw:fill-color="#cc4125"/>
    </style:style>
    <style:style style:name="ch9" style:family="chart">
      <style:chart-properties chart:solid-type="cuboid"/>
      <style:graphic-properties draw:fill-color="#e06666"/>
    </style:style>
    <style:style style:name="ch10" style:family="chart">
      <style:chart-properties chart:solid-type="cuboid"/>
      <style:graphic-properties draw:fill-color="#f9cb9c"/>
    </style:style>
    <style:style style:name="ch11" style:family="chart">
      <style:chart-properties chart:solid-type="cuboid"/>
      <style:graphic-properties draw:fill-color="#b6d7a8"/>
    </style:style>
    <style:style style:name="ch12" style:family="chart">
      <style:chart-properties chart:solid-type="cuboid"/>
      <style:graphic-properties draw:fill-color="#a4c2f4"/>
    </style:style>
    <style:style style:name="ch13" style:family="chart">
      <style:chart-properties chart:solid-type="cuboid"/>
      <style:graphic-properties draw:fill-color="#6d9eeb"/>
    </style:style>
    <style:style style:name="ch14" style:family="chart">
      <style:chart-properties chart:solid-type="cuboid"/>
      <style:graphic-properties draw:fill-color="#8e7cc3"/>
    </style:style>
    <style:style style:name="ch15" style:family="chart">
      <style:chart-properties chart:solid-type="cuboid"/>
      <style:graphic-properties draw:fill-color="#a64d79"/>
    </style:style>
    <style:style style:name="ch16" style:family="chart">
      <style:chart-properties chart:solid-type="cuboid"/>
      <style:graphic-properties draw:fill-color="#87badf"/>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3.918cm" svg:height="17.436cm" xlink:href=".." xlink:type="simple" chart:class="chart:ring" chart:style-name="ch1">
        <chart:legend chart:legend-position="end" svg:x="15.336cm" svg:y="2.584cm" style:legend-expansion="high" chart:style-name="ch2"/>
        <chart:plot-area chart:style-name="ch3" table:cell-range-address="UNIDEH.B1:UNIDEH.B10 UNIDEH.H1:UNIDEH.H10" chart:data-source-has-labels="column" svg:x="0.478cm" svg:y="0.348cm" svg:width="15.116cm" svg:height="16.74cm">
          <chartooo:coordinate-region svg:x="0.478cm" svg:y="1.16cm" svg:width="15.116cm" svg:height="15.116cm"/>
          <chart:axis chart:dimension="x" chart:name="primary-x" chart:style-name="ch4" chartooo:axis-type="text">
            <chart:categories table:cell-range-address="UNIDEH.B1:UNIDEH.B10"/>
          </chart:axis>
          <chart:axis chart:dimension="y" chart:name="primary-y" chart:style-name="ch5"/>
          <chart:series chart:style-name="ch6" chart:values-cell-range-address="UNIDEH.H1:UNIDEH.H10"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Tipo</text:p>
                <draw:g>
                  <svg:desc>UNIDEH.B1:UNIDEH.B10</svg:desc>
                </draw:g>
              </table:table-cell>
              <table:table-cell office:value-type="float" office:value="NaN">
                <text:p>NaN</text:p>
                <draw:g>
                  <svg:desc>UNIDEH.H1:UNIDEH.H10</svg:desc>
                </draw:g>
              </table:table-cell>
            </table:table-row>
            <table:table-row>
              <table:table-cell office:value-type="string">
                <text:p/>
              </table:table-cell>
              <table:table-cell office:value-type="float" office:value="NaN">
                <text:p>NaN</text:p>
              </table:table-cell>
            </table:table-row>
            <table:table-row>
              <table:table-cell office:value-type="string">
                <text:p>1 Entorno Social</text:p>
              </table:table-cell>
              <table:table-cell office:value-type="float" office:value="1400">
                <text:p>1400</text:p>
              </table:table-cell>
            </table:table-row>
            <table:table-row>
              <table:table-cell office:value-type="string">
                <text:p>2 Matemáticas</text:p>
              </table:table-cell>
              <table:table-cell office:value-type="float" office:value="1022">
                <text:p>1022</text:p>
              </table:table-cell>
            </table:table-row>
            <table:table-row>
              <table:table-cell office:value-type="string">
                <text:p>3 Arquitectura de Computadoras</text:p>
              </table:table-cell>
              <table:table-cell office:value-type="float" office:value="112">
                <text:p>112</text:p>
              </table:table-cell>
            </table:table-row>
            <table:table-row>
              <table:table-cell office:value-type="string">
                <text:p>4 Redes</text:p>
              </table:table-cell>
              <table:table-cell office:value-type="float" office:value="350">
                <text:p>350</text:p>
              </table:table-cell>
            </table:table-row>
            <table:table-row>
              <table:table-cell office:value-type="string">
                <text:p>5 Software de Base</text:p>
              </table:table-cell>
              <table:table-cell office:value-type="float" office:value="140">
                <text:p>140</text:p>
              </table:table-cell>
            </table:table-row>
            <table:table-row>
              <table:table-cell office:value-type="string">
                <text:p>6 Programación e Ingeniería de Software</text:p>
              </table:table-cell>
              <table:table-cell office:value-type="float" office:value="1848">
                <text:p>1848</text:p>
              </table:table-cell>
            </table:table-row>
            <table:table-row>
              <table:table-cell office:value-type="string">
                <text:p>7 Tratamiento de Información</text:p>
              </table:table-cell>
              <table:table-cell office:value-type="float" office:value="490">
                <text:p>490</text:p>
              </table:table-cell>
            </table:table-row>
            <table:table-row>
              <table:table-cell office:value-type="string">
                <text:p>8 Interacción Hombre-Máquina</text:p>
              </table:table-cell>
              <table:table-cell office:value-type="float" office:value="420">
                <text:p>42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Arial Narrow'" fo:font-size="16pt" fo:font-style="italic" style:font-family-asian="'Aptos Narrow'" style:font-size-asian="16pt" style:font-style-asian="italic" style:font-family-complex="'Aptos Narrow'" style:font-size-complex="16pt" style:font-style-complex="italic"/>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ptos Narrow'" fo:font-size="10pt" style:font-family-asian="'Aptos Narrow'" style:font-size-asian="10pt" style:font-family-complex="'Aptos Narrow'"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145f82"/>
      <style:text-properties fo:color="#000000" style:text-position="0% 100%" fo:font-family="'Aptos Narrow'" fo:font-size="10pt" style:font-family-asian="'Aptos Narrow'" style:font-size-asian="10pt" style:font-family-complex="'Aptos Narrow'" style:font-size-complex="10pt"/>
    </style:style>
    <style:style style:name="ch7" style:family="chart">
      <style:chart-properties chart:solid-type="cuboid"/>
      <style:graphic-properties draw:fill-color="#990000"/>
    </style:style>
    <style:style style:name="ch8" style:family="chart">
      <style:chart-properties chart:solid-type="cuboid"/>
      <style:graphic-properties draw:fill-color="#cc4125"/>
    </style:style>
    <style:style style:name="ch9" style:family="chart">
      <style:chart-properties chart:solid-type="cuboid"/>
      <style:graphic-properties draw:fill-color="#e06666"/>
    </style:style>
    <style:style style:name="ch10" style:family="chart">
      <style:chart-properties chart:solid-type="cuboid"/>
      <style:graphic-properties draw:fill-color="#f9cb9c"/>
    </style:style>
    <style:style style:name="ch11" style:family="chart">
      <style:chart-properties chart:solid-type="cuboid"/>
      <style:graphic-properties draw:fill-color="#b6d7a8"/>
    </style:style>
    <style:style style:name="ch12" style:family="chart">
      <style:chart-properties chart:solid-type="cuboid"/>
      <style:graphic-properties draw:fill-color="#a4c2f4"/>
    </style:style>
    <style:style style:name="ch13" style:family="chart">
      <style:chart-properties chart:solid-type="cuboid"/>
      <style:graphic-properties draw:fill-color="#6d9eeb"/>
    </style:style>
    <style:style style:name="ch14" style:family="chart">
      <style:chart-properties chart:solid-type="cuboid"/>
      <style:graphic-properties draw:fill-color="#8e7cc3"/>
    </style:style>
    <style:style style:name="ch15" style:family="chart">
      <style:chart-properties chart:solid-type="cuboid"/>
      <style:graphic-properties draw:fill-color="#a64d79"/>
    </style:style>
    <style:style style:name="ch16" style:family="chart">
      <style:chart-properties chart:solid-type="cuboid"/>
      <style:graphic-properties draw:fill-color="#87badf"/>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3.918cm" svg:height="17.436cm" xlink:href=".." xlink:type="simple" chart:class="chart:ring" chart:style-name="ch1">
        <chart:legend chart:legend-position="end" svg:x="15.336cm" svg:y="2.584cm" style:legend-expansion="high" chart:style-name="ch2"/>
        <chart:plot-area chart:style-name="ch3" table:cell-range-address="UNIDEH.B1:UNIDEH.B10 UNIDEH.J1:UNIDEH.J10" chart:data-source-has-labels="column" svg:x="0.478cm" svg:y="0.348cm" svg:width="15.116cm" svg:height="16.74cm">
          <chartooo:coordinate-region svg:x="0.478cm" svg:y="1.16cm" svg:width="15.116cm" svg:height="15.116cm"/>
          <chart:axis chart:dimension="x" chart:name="primary-x" chart:style-name="ch4" chartooo:axis-type="text">
            <chart:categories table:cell-range-address="UNIDEH.B1:UNIDEH.B10"/>
          </chart:axis>
          <chart:axis chart:dimension="y" chart:name="primary-y" chart:style-name="ch5"/>
          <chart:series chart:style-name="ch6" chart:values-cell-range-address="UNIDEH.J1:UNIDEH.J10"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Tipo</text:p>
                <draw:g>
                  <svg:desc>UNIDEH.B1:UNIDEH.B10</svg:desc>
                </draw:g>
              </table:table-cell>
              <table:table-cell office:value-type="float" office:value="NaN">
                <text:p>NaN</text:p>
                <draw:g>
                  <svg:desc>UNIDEH.J1:UNIDEH.J10</svg:desc>
                </draw:g>
              </table:table-cell>
            </table:table-row>
            <table:table-row>
              <table:table-cell office:value-type="string">
                <text:p/>
              </table:table-cell>
              <table:table-cell office:value-type="float" office:value="NaN">
                <text:p>NaN</text:p>
              </table:table-cell>
            </table:table-row>
            <table:table-row>
              <table:table-cell office:value-type="string">
                <text:p>1 Entorno Social</text:p>
              </table:table-cell>
              <table:table-cell office:value-type="float" office:value="85">
                <text:p>85</text:p>
              </table:table-cell>
            </table:table-row>
            <table:table-row>
              <table:table-cell office:value-type="string">
                <text:p>2 Matemáticas</text:p>
              </table:table-cell>
              <table:table-cell office:value-type="float" office:value="65">
                <text:p>65</text:p>
              </table:table-cell>
            </table:table-row>
            <table:table-row>
              <table:table-cell office:value-type="string">
                <text:p>3 Arquitectura de Computadoras</text:p>
              </table:table-cell>
              <table:table-cell office:value-type="float" office:value="7">
                <text:p>7</text:p>
              </table:table-cell>
            </table:table-row>
            <table:table-row>
              <table:table-cell office:value-type="string">
                <text:p>4 Redes</text:p>
              </table:table-cell>
              <table:table-cell office:value-type="float" office:value="22">
                <text:p>22</text:p>
              </table:table-cell>
            </table:table-row>
            <table:table-row>
              <table:table-cell office:value-type="string">
                <text:p>5 Software de Base</text:p>
              </table:table-cell>
              <table:table-cell office:value-type="float" office:value="8">
                <text:p>8</text:p>
              </table:table-cell>
            </table:table-row>
            <table:table-row>
              <table:table-cell office:value-type="string">
                <text:p>6 Programación e Ingeniería de Software</text:p>
              </table:table-cell>
              <table:table-cell office:value-type="float" office:value="117">
                <text:p>117</text:p>
              </table:table-cell>
            </table:table-row>
            <table:table-row>
              <table:table-cell office:value-type="string">
                <text:p>7 Tratamiento de Información</text:p>
              </table:table-cell>
              <table:table-cell office:value-type="float" office:value="31">
                <text:p>31</text:p>
              </table:table-cell>
            </table:table-row>
            <table:table-row>
              <table:table-cell office:value-type="string">
                <text:p>8 Interacción Hombre-Máquina</text:p>
              </table:table-cell>
              <table:table-cell office:value-type="float" office:value="26">
                <text:p>2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